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07.4" calcext:value-type="float">
            <text:p>107.4</text:p>
          </table:table-cell>
          <table:table-cell office:value-type="float" office:value="2349" calcext:value-type="float">
            <text:p>2349</text:p>
          </table:table-cell>
          <table:table-cell table:style-name="ce1" office:value-type="float" office:value="316.2" calcext:value-type="float">
            <text:p>316.2</text:p>
          </table:table-cell>
          <table:table-cell table:style-name="ce1" office:value-type="float" office:value="190.6" calcext:value-type="float">
            <text:p>190.6</text:p>
          </table:table-cell>
          <table:table-cell table:style-name="ce1" office:value-type="float" office:value="132.1" calcext:value-type="float">
            <text:p>132.1</text:p>
          </table:table-cell>
          <table:table-cell office:value-type="float" office:value="634.5" calcext:value-type="float">
            <text:p>634.5</text:p>
          </table:table-cell>
          <table:table-cell office:value-type="float" office:value="278.1" calcext:value-type="float">
            <text:p>278.1</text:p>
          </table:table-cell>
          <table:table-cell table:style-name="ce1" office:value-type="float" office:value="223.9" calcext:value-type="float">
            <text:p>223.9</text:p>
          </table:table-cell>
          <table:table-cell office:value-type="float" office:value="147" calcext:value-type="float">
            <text:p>147</text:p>
          </table:table-cell>
          <table:table-cell office:value-type="float" office:value="447.1" calcext:value-type="float">
            <text:p>447.1</text:p>
          </table:table-cell>
          <table:table-cell table:style-name="ce1" office:value-type="float" office:value="129" calcext:value-type="float">
            <text:p>129</text:p>
          </table:table-cell>
          <table:table-cell office:value-type="float" office:value="103.7" calcext:value-type="float">
            <text:p>103.7</text:p>
          </table:table-cell>
          <table:table-cell table:style-name="ce1" office:value-type="float" office:value="197.8" calcext:value-type="float">
            <text:p>197.8</text:p>
          </table:table-cell>
          <table:table-cell table:style-name="ce1" office:value-type="float" office:value="100.6" calcext:value-type="float">
            <text:p>100.6</text:p>
          </table:table-cell>
          <table:table-cell table:style-name="ce1"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409.762" calcext:value-type="float">
            <text:p>409.762</text:p>
          </table:table-cell>
          <table:table-cell table:style-name="ce1" office:value-type="float" office:value="475.956" calcext:value-type="float">
            <text:p>475.956</text:p>
          </table:table-cell>
          <table:table-cell table:style-name="ce1" office:value-type="float" office:value="830.368" calcext:value-type="float">
            <text:p>830.368</text:p>
          </table:table-cell>
          <table:table-cell table:style-name="ce1" office:value-type="float" office:value="332.295" calcext:value-type="float">
            <text:p>332.295</text:p>
          </table:table-cell>
          <table:table-cell office:value-type="float" office:value="434.388" calcext:value-type="float">
            <text:p>434.388</text:p>
          </table:table-cell>
          <table:table-cell office:value-type="float" office:value="622.727" calcext:value-type="float">
            <text:p>622.727</text:p>
          </table:table-cell>
          <table:table-cell table:style-name="ce1" office:value-type="float" office:value="427.729" calcext:value-type="float">
            <text:p>427.729</text:p>
          </table:table-cell>
          <table:table-cell office:value-type="float" office:value="228.215" calcext:value-type="float">
            <text:p>228.215</text:p>
          </table:table-cell>
          <table:table-cell office:value-type="float" office:value="637.406" calcext:value-type="float">
            <text:p>637.406</text:p>
          </table:table-cell>
          <table:table-cell table:style-name="ce1" office:value-type="float" office:value="296.787" calcext:value-type="float">
            <text:p>296.787</text:p>
          </table:table-cell>
          <table:table-cell office:value-type="float" office:value="309.539" calcext:value-type="float">
            <text:p>309.539</text:p>
          </table:table-cell>
          <table:table-cell table:style-name="ce1" office:value-type="float" office:value="225.168" calcext:value-type="float">
            <text:p>225.168</text:p>
          </table:table-cell>
          <table:table-cell table:style-name="ce1" office:value-type="float" office:value="298.057" calcext:value-type="float">
            <text:p>298.057</text:p>
          </table:table-cell>
          <table:table-cell table:style-name="ce1" office:value-type="float" office:value="218.968" calcext:value-type="float">
            <text:p>218.968</text:p>
          </table:table-cell>
          <table:table-cell table:style-name="ce1" office:value-type="float" office:value="230.801" calcext:value-type="float">
            <text:p>230.8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316.2" calcext:value-type="float">
            <text:p>316.2</text:p>
          </table:table-cell>
          <table:table-cell office:value-type="float" office:value="190.6" calcext:value-type="float">
            <text:p>190.6</text:p>
          </table:table-cell>
          <table:table-cell office:value-type="float" office:value="132.1" calcext:value-type="float">
            <text:p>132.1</text:p>
          </table:table-cell>
          <table:table-cell office:value-type="float" office:value="223.9" calcext:value-type="float">
            <text:p>223.9</text:p>
          </table:table-cell>
          <table:table-cell office:value-type="float" office:value="129" calcext:value-type="float">
            <text:p>129</text:p>
          </table:table-cell>
          <table:table-cell office:value-type="float" office:value="197.8" calcext:value-type="float">
            <text:p>197.8</text:p>
          </table:table-cell>
          <table:table-cell office:value-type="float" office:value="100.6" calcext:value-type="float">
            <text:p>100.6</text:p>
          </table:table-cell>
          <table:table-cell office:value-type="float" office:value="1083" calcext:value-type="float">
            <text:p>108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_CV</text:p>
          </table:table-cell>
          <table:table-cell office:value-type="float" office:value="9" calcext:value-type="float">
            <text:p>9</text:p>
          </table:table-cell>
          <table:table-cell office:value-type="float" office:value="475.956" calcext:value-type="float">
            <text:p>475.956</text:p>
          </table:table-cell>
          <table:table-cell office:value-type="float" office:value="830.368" calcext:value-type="float">
            <text:p>830.368</text:p>
          </table:table-cell>
          <table:table-cell office:value-type="float" office:value="332.295" calcext:value-type="float">
            <text:p>332.295</text:p>
          </table:table-cell>
          <table:table-cell office:value-type="float" office:value="427.729" calcext:value-type="float">
            <text:p>427.729</text:p>
          </table:table-cell>
          <table:table-cell office:value-type="float" office:value="296.787" calcext:value-type="float">
            <text:p>296.787</text:p>
          </table:table-cell>
          <table:table-cell office:value-type="float" office:value="225.168" calcext:value-type="float">
            <text:p>225.168</text:p>
          </table:table-cell>
          <table:table-cell office:value-type="float" office:value="298.057" calcext:value-type="float">
            <text:p>298.057</text:p>
          </table:table-cell>
          <table:table-cell office:value-type="float" office:value="218.968" calcext:value-type="float">
            <text:p>218.968</text:p>
          </table:table-cell>
          <table:table-cell office:value-type="float" office:value="230.801" calcext:value-type="float">
            <text:p>230.801</text:p>
          </table:table-cell>
          <table:table-cell table:number-columns-repeated="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07.4" calcext:value-type="float">
            <text:p>107.4</text:p>
          </table:table-cell>
          <table:table-cell office:value-type="float" office:value="2349" calcext:value-type="float">
            <text:p>2349</text:p>
          </table:table-cell>
          <table:table-cell table:style-name="ce1" office:value-type="float" office:value="316.2" calcext:value-type="float">
            <text:p>316.2</text:p>
          </table:table-cell>
          <table:table-cell table:style-name="ce1" office:value-type="float" office:value="190.6" calcext:value-type="float">
            <text:p>190.6</text:p>
          </table:table-cell>
          <table:table-cell table:style-name="ce1" office:value-type="float" office:value="132.1" calcext:value-type="float">
            <text:p>132.1</text:p>
          </table:table-cell>
          <table:table-cell office:value-type="float" office:value="634.5" calcext:value-type="float">
            <text:p>634.5</text:p>
          </table:table-cell>
          <table:table-cell office:value-type="float" office:value="278.1" calcext:value-type="float">
            <text:p>278.1</text:p>
          </table:table-cell>
          <table:table-cell table:style-name="ce1" office:value-type="float" office:value="223.9" calcext:value-type="float">
            <text:p>223.9</text:p>
          </table:table-cell>
          <table:table-cell office:value-type="float" office:value="147" calcext:value-type="float">
            <text:p>147</text:p>
          </table:table-cell>
          <table:table-cell office:value-type="float" office:value="447.1" calcext:value-type="float">
            <text:p>447.1</text:p>
          </table:table-cell>
          <table:table-cell table:style-name="ce1" office:value-type="float" office:value="129" calcext:value-type="float">
            <text:p>129</text:p>
          </table:table-cell>
          <table:table-cell office:value-type="float" office:value="103.7" calcext:value-type="float">
            <text:p>103.7</text:p>
          </table:table-cell>
          <table:table-cell table:style-name="ce1" office:value-type="float" office:value="197.8" calcext:value-type="float">
            <text:p>197.8</text:p>
          </table:table-cell>
          <table:table-cell table:style-name="ce1" office:value-type="float" office:value="100.6" calcext:value-type="float">
            <text:p>100.6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222.396" calcext:value-type="float">
            <text:p>222.396</text:p>
          </table:table-cell>
          <table:table-cell office:value-type="float" office:value="434.09" calcext:value-type="float">
            <text:p>434.09</text:p>
          </table:table-cell>
          <table:table-cell table:style-name="ce1" office:value-type="float" office:value="389.421" calcext:value-type="float">
            <text:p>389.421</text:p>
          </table:table-cell>
          <table:table-cell table:style-name="ce1" office:value-type="float" office:value="280.033" calcext:value-type="float">
            <text:p>280.033</text:p>
          </table:table-cell>
          <table:table-cell table:style-name="ce1" office:value-type="float" office:value="186.025" calcext:value-type="float">
            <text:p>186.025</text:p>
          </table:table-cell>
          <table:table-cell office:value-type="float" office:value="890.496" calcext:value-type="float">
            <text:p>890.496</text:p>
          </table:table-cell>
          <table:table-cell office:value-type="float" office:value="1163" calcext:value-type="float">
            <text:p>1163</text:p>
          </table:table-cell>
          <table:table-cell table:style-name="ce1" office:value-type="float" office:value="1855.05" calcext:value-type="float">
            <text:p>1855.05</text:p>
          </table:table-cell>
          <table:table-cell office:value-type="float" office:value="444.057" calcext:value-type="float">
            <text:p>444.057</text:p>
          </table:table-cell>
          <table:table-cell office:value-type="float" office:value="374.537" calcext:value-type="float">
            <text:p>374.537</text:p>
          </table:table-cell>
          <table:table-cell table:style-name="ce1" office:value-type="float" office:value="330.742" calcext:value-type="float">
            <text:p>330.742</text:p>
          </table:table-cell>
          <table:table-cell office:value-type="float" office:value="215.794" calcext:value-type="float">
            <text:p>215.794</text:p>
          </table:table-cell>
          <table:table-cell table:style-name="ce1" office:value-type="float" office:value="57.5941" calcext:value-type="float">
            <text:p>57.5941</text:p>
          </table:table-cell>
          <table:table-cell table:style-name="ce1" office:value-type="float" office:value="518.176" calcext:value-type="float">
            <text:p>518.176</text:p>
          </table:table-cell>
          <table:table-cell table:style-name="ce1" office:value-type="float" office:value="246.515" calcext:value-type="float">
            <text:p>246.51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316.2" calcext:value-type="float">
            <text:p>316.2</text:p>
          </table:table-cell>
          <table:table-cell office:value-type="float" office:value="190.6" calcext:value-type="float">
            <text:p>190.6</text:p>
          </table:table-cell>
          <table:table-cell office:value-type="float" office:value="132.1" calcext:value-type="float">
            <text:p>132.1</text:p>
          </table:table-cell>
          <table:table-cell office:value-type="float" office:value="223.9" calcext:value-type="float">
            <text:p>223.9</text:p>
          </table:table-cell>
          <table:table-cell office:value-type="float" office:value="129" calcext:value-type="float">
            <text:p>129</text:p>
          </table:table-cell>
          <table:table-cell office:value-type="float" office:value="197.8" calcext:value-type="float">
            <text:p>197.8</text:p>
          </table:table-cell>
          <table:table-cell office:value-type="float" office:value="100.6" calcext:value-type="float">
            <text:p>100.6</text:p>
          </table:table-cell>
          <table:table-cell office:value-type="float" office:value="1083" calcext:value-type="float">
            <text:p>108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1_CV</text:p>
          </table:table-cell>
          <table:table-cell office:value-type="float" office:value="8" calcext:value-type="float">
            <text:p>8</text:p>
          </table:table-cell>
          <table:table-cell office:value-type="float" office:value="389.421" calcext:value-type="float">
            <text:p>389.421</text:p>
          </table:table-cell>
          <table:table-cell office:value-type="float" office:value="280.033" calcext:value-type="float">
            <text:p>280.033</text:p>
          </table:table-cell>
          <table:table-cell office:value-type="float" office:value="186.025" calcext:value-type="float">
            <text:p>186.025</text:p>
          </table:table-cell>
          <table:table-cell office:value-type="float" office:value="1855.05" calcext:value-type="float">
            <text:p>1855.05</text:p>
          </table:table-cell>
          <table:table-cell office:value-type="float" office:value="330.742" calcext:value-type="float">
            <text:p>330.742</text:p>
          </table:table-cell>
          <table:table-cell office:value-type="float" office:value="57.5941" calcext:value-type="float">
            <text:p>57.5941</text:p>
          </table:table-cell>
          <table:table-cell office:value-type="float" office:value="518.176" calcext:value-type="float">
            <text:p>518.176</text:p>
          </table:table-cell>
          <table:table-cell office:value-type="float" office:value="246.515" calcext:value-type="float">
            <text:p>246.515</text:p>
          </table:table-cell>
          <table:table-cell table:number-columns-repeated="7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table:style-name="ce1" office:value-type="float" office:value="551.3" calcext:value-type="float">
            <text:p>551.3</text:p>
          </table:table-cell>
          <table:table-cell table:style-name="ce1" office:value-type="float" office:value="78.8" calcext:value-type="float">
            <text:p>78.8</text:p>
          </table:table-cell>
          <table:table-cell table:style-name="ce1" office:value-type="float" office:value="151.6" calcext:value-type="float">
            <text:p>151.6</text:p>
          </table:table-cell>
          <table:table-cell office:value-type="float" office:value="43.2" calcext:value-type="float">
            <text:p>43.2</text:p>
          </table:table-cell>
          <table:table-cell office:value-type="float" office:value="118.5" calcext:value-type="float">
            <text:p>118.5</text:p>
          </table:table-cell>
          <table:table-cell table:style-name="ce1" office:value-type="float" office:value="1069" calcext:value-type="float">
            <text:p>1069</text:p>
          </table:table-cell>
          <table:table-cell office:value-type="float" office:value="87.2" calcext:value-type="float">
            <text:p>87.2</text:p>
          </table:table-cell>
          <table:table-cell table:style-name="ce1"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53.7" calcext:value-type="float">
            <text:p>53.7</text:p>
          </table:table-cell>
          <table:table-cell office:value-type="float" office:value="1748" calcext:value-type="float">
            <text:p>1748</text:p>
          </table:table-cell>
          <table:table-cell office:value-type="float" office:value="76.6" calcext:value-type="float">
            <text:p>76.6</text:p>
          </table:table-cell>
          <table:table-cell table:style-name="ce1" office:value-type="float" office:value="61.5" calcext:value-type="float">
            <text:p>61.5</text:p>
          </table:table-cell>
          <table:table-cell table:style-name="ce1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07.098" calcext:value-type="float">
            <text:p>107.098</text:p>
          </table:table-cell>
          <table:table-cell table:style-name="ce1" office:value-type="float" office:value="131.638" calcext:value-type="float">
            <text:p>131.638</text:p>
          </table:table-cell>
          <table:table-cell table:style-name="ce1" office:value-type="float" office:value="103.265" calcext:value-type="float">
            <text:p>103.265</text:p>
          </table:table-cell>
          <table:table-cell table:style-name="ce1" office:value-type="float" office:value="202.59" calcext:value-type="float">
            <text:p>202.59</text:p>
          </table:table-cell>
          <table:table-cell office:value-type="float" office:value="86.8263" calcext:value-type="float">
            <text:p>86.8263</text:p>
          </table:table-cell>
          <table:table-cell office:value-type="float" office:value="154.346" calcext:value-type="float">
            <text:p>154.346</text:p>
          </table:table-cell>
          <table:table-cell table:style-name="ce1" office:value-type="float" office:value="198.278" calcext:value-type="float">
            <text:p>198.278</text:p>
          </table:table-cell>
          <table:table-cell office:value-type="float" office:value="173.098" calcext:value-type="float">
            <text:p>173.098</text:p>
          </table:table-cell>
          <table:table-cell table:style-name="ce1" office:value-type="float" office:value="48.2118" calcext:value-type="float">
            <text:p>48.2118</text:p>
          </table:table-cell>
          <table:table-cell office:value-type="float" office:value="32.8223" calcext:value-type="float">
            <text:p>32.8223</text:p>
          </table:table-cell>
          <table:table-cell office:value-type="float" office:value="114.928" calcext:value-type="float">
            <text:p>114.928</text:p>
          </table:table-cell>
          <table:table-cell office:value-type="float" office:value="739.915" calcext:value-type="float">
            <text:p>739.915</text:p>
          </table:table-cell>
          <table:table-cell office:value-type="float" office:value="142.978" calcext:value-type="float">
            <text:p>142.978</text:p>
          </table:table-cell>
          <table:table-cell table:style-name="ce1" office:value-type="float" office:value="157.267" calcext:value-type="float">
            <text:p>157.267</text:p>
          </table:table-cell>
          <table:table-cell table:style-name="ce1" office:value-type="float" office:value="77.9572" calcext:value-type="float">
            <text:p>77.95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551.3" calcext:value-type="float">
            <text:p>551.3</text:p>
          </table:table-cell>
          <table:table-cell office:value-type="float" office:value="78.8" calcext:value-type="float">
            <text:p>78.8</text:p>
          </table:table-cell>
          <table:table-cell office:value-type="float" office:value="151.6" calcext:value-type="float">
            <text:p>151.6</text:p>
          </table:table-cell>
          <table:table-cell office:value-type="float" office:value="1069" calcext:value-type="float">
            <text:p>1069</text:p>
          </table:table-cell>
          <table:table-cell office:value-type="float" office:value="194" calcext:value-type="float">
            <text:p>194</text:p>
          </table:table-cell>
          <table:table-cell office:value-type="float" office:value="61.5" calcext:value-type="float">
            <text:p>61.5</text:p>
          </table:table-cell>
          <table:table-cell office:value-type="float" office:value="364" calcext:value-type="float">
            <text:p>36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_CV</text:p>
          </table:table-cell>
          <table:table-cell office:value-type="float" office:value="7" calcext:value-type="float">
            <text:p>7</text:p>
          </table:table-cell>
          <table:table-cell office:value-type="float" office:value="131.638" calcext:value-type="float">
            <text:p>131.638</text:p>
          </table:table-cell>
          <table:table-cell office:value-type="float" office:value="103.265" calcext:value-type="float">
            <text:p>103.265</text:p>
          </table:table-cell>
          <table:table-cell office:value-type="float" office:value="202.59" calcext:value-type="float">
            <text:p>202.59</text:p>
          </table:table-cell>
          <table:table-cell office:value-type="float" office:value="198.278" calcext:value-type="float">
            <text:p>198.278</text:p>
          </table:table-cell>
          <table:table-cell office:value-type="float" office:value="48.2118" calcext:value-type="float">
            <text:p>48.2118</text:p>
          </table:table-cell>
          <table:table-cell office:value-type="float" office:value="157.267" calcext:value-type="float">
            <text:p>157.267</text:p>
          </table:table-cell>
          <table:table-cell office:value-type="float" office:value="77.9572" calcext:value-type="float">
            <text:p>77.9572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50.3" calcext:value-type="float">
            <text:p>50.3</text:p>
          </table:table-cell>
          <table:table-cell table:style-name="ce1" office:value-type="float" office:value="308.9" calcext:value-type="float">
            <text:p>308.9</text:p>
          </table:table-cell>
          <table:table-cell office:value-type="float" office:value="122.3" calcext:value-type="float">
            <text:p>122.3</text:p>
          </table:table-cell>
          <table:table-cell table:style-name="ce1" office:value-type="float" office:value="369.8" calcext:value-type="float">
            <text:p>369.8</text:p>
          </table:table-cell>
          <table:table-cell office:value-type="float" office:value="130.9" calcext:value-type="float">
            <text:p>130.9</text:p>
          </table:table-cell>
          <table:table-cell office:value-type="float" office:value="379.1" calcext:value-type="float">
            <text:p>379.1</text:p>
          </table:table-cell>
          <table:table-cell table:style-name="ce1" office:value-type="float" office:value="105.5" calcext:value-type="float">
            <text:p>105.5</text:p>
          </table:table-cell>
          <table:table-cell office:value-type="float" office:value="100.5" calcext:value-type="float">
            <text:p>100.5</text:p>
          </table:table-cell>
          <table:table-cell table:style-name="ce1" office:value-type="float" office:value="238.4" calcext:value-type="float">
            <text:p>238.4</text:p>
          </table:table-cell>
          <table:table-cell table:style-name="ce1" office:value-type="float" office:value="331.2" calcext:value-type="float">
            <text:p>331.2</text:p>
          </table:table-cell>
          <table:table-cell office:value-type="float" office:value="412.2" calcext:value-type="float">
            <text:p>412.2</text:p>
          </table:table-cell>
          <table:table-cell office:value-type="float" office:value="2108" calcext:value-type="float">
            <text:p>2108</text:p>
          </table:table-cell>
          <table:table-cell office:value-type="float" office:value="233.8" calcext:value-type="float">
            <text:p>233.8</text:p>
          </table:table-cell>
          <table:table-cell table:style-name="ce1" office:value-type="float" office:value="230.8" calcext:value-type="float">
            <text:p>230.8</text:p>
          </table:table-cell>
          <table:table-cell office:value-type="float" office:value="638.4" calcext:value-type="float">
            <text:p>638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89.8629" calcext:value-type="float">
            <text:p>89.8629</text:p>
          </table:table-cell>
          <table:table-cell table:style-name="ce1" office:value-type="float" office:value="256.503" calcext:value-type="float">
            <text:p>256.503</text:p>
          </table:table-cell>
          <table:table-cell office:value-type="float" office:value="584.753" calcext:value-type="float">
            <text:p>584.753</text:p>
          </table:table-cell>
          <table:table-cell table:style-name="ce1" office:value-type="float" office:value="1369.19" calcext:value-type="float">
            <text:p>1369.19</text:p>
          </table:table-cell>
          <table:table-cell office:value-type="float" office:value="316.27" calcext:value-type="float">
            <text:p>316.27</text:p>
          </table:table-cell>
          <table:table-cell office:value-type="float" office:value="316.143" calcext:value-type="float">
            <text:p>316.143</text:p>
          </table:table-cell>
          <table:table-cell table:style-name="ce1" office:value-type="float" office:value="764.632" calcext:value-type="float">
            <text:p>764.632</text:p>
          </table:table-cell>
          <table:table-cell office:value-type="float" office:value="293.485" calcext:value-type="float">
            <text:p>293.485</text:p>
          </table:table-cell>
          <table:table-cell table:style-name="ce1" office:value-type="float" office:value="141.497" calcext:value-type="float">
            <text:p>141.497</text:p>
          </table:table-cell>
          <table:table-cell table:style-name="ce1" office:value-type="float" office:value="183.436" calcext:value-type="float">
            <text:p>183.436</text:p>
          </table:table-cell>
          <table:table-cell office:value-type="float" office:value="218.651" calcext:value-type="float">
            <text:p>218.651</text:p>
          </table:table-cell>
          <table:table-cell office:value-type="float" office:value="249.577" calcext:value-type="float">
            <text:p>249.577</text:p>
          </table:table-cell>
          <table:table-cell office:value-type="float" office:value="368.067" calcext:value-type="float">
            <text:p>368.067</text:p>
          </table:table-cell>
          <table:table-cell table:style-name="ce1" office:value-type="float" office:value="666.906" calcext:value-type="float">
            <text:p>666.906</text:p>
          </table:table-cell>
          <table:table-cell office:value-type="float" office:value="286.947" calcext:value-type="float">
            <text:p>286.9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</text:p>
          </table:table-cell>
          <table:table-cell office:value-type="float" office:value="6" calcext:value-type="float">
            <text:p>6</text:p>
          </table:table-cell>
          <table:table-cell office:value-type="float" office:value="308.9" calcext:value-type="float">
            <text:p>308.9</text:p>
          </table:table-cell>
          <table:table-cell office:value-type="float" office:value="369.8" calcext:value-type="float">
            <text:p>369.8</text:p>
          </table:table-cell>
          <table:table-cell office:value-type="float" office:value="105.5" calcext:value-type="float">
            <text:p>105.5</text:p>
          </table:table-cell>
          <table:table-cell office:value-type="float" office:value="238.4" calcext:value-type="float">
            <text:p>238.4</text:p>
          </table:table-cell>
          <table:table-cell office:value-type="float" office:value="331.2" calcext:value-type="float">
            <text:p>331.2</text:p>
          </table:table-cell>
          <table:table-cell office:value-type="float" office:value="230.8" calcext:value-type="float">
            <text:p>230.8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_CV</text:p>
          </table:table-cell>
          <table:table-cell office:value-type="float" office:value="6" calcext:value-type="float">
            <text:p>6</text:p>
          </table:table-cell>
          <table:table-cell office:value-type="float" office:value="256.503" calcext:value-type="float">
            <text:p>256.503</text:p>
          </table:table-cell>
          <table:table-cell office:value-type="float" office:value="1369.19" calcext:value-type="float">
            <text:p>1369.19</text:p>
          </table:table-cell>
          <table:table-cell office:value-type="float" office:value="764.632" calcext:value-type="float">
            <text:p>764.632</text:p>
          </table:table-cell>
          <table:table-cell office:value-type="float" office:value="141.497" calcext:value-type="float">
            <text:p>141.497</text:p>
          </table:table-cell>
          <table:table-cell office:value-type="float" office:value="183.436" calcext:value-type="float">
            <text:p>183.436</text:p>
          </table:table-cell>
          <table:table-cell office:value-type="float" office:value="666.906" calcext:value-type="float">
            <text:p>666.906</text:p>
          </table:table-cell>
          <table:table-cell table:number-columns-repeated="9"/>
        </table:table-row>
        <table:table-row table:style-name="ro1" table:number-rows-repeated="11"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36.2" calcext:value-type="float">
            <text:p>136.2</text:p>
          </table:table-cell>
          <table:table-cell office:value-type="float" office:value="359.7" calcext:value-type="float">
            <text:p>359.7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313.6" calcext:value-type="float">
            <text:p>313.6</text:p>
          </table:table-cell>
          <table:table-cell office:value-type="float" office:value="230.1" calcext:value-type="float">
            <text:p>230.1</text:p>
          </table:table-cell>
          <table:table-cell office:value-type="float" office:value="157.8" calcext:value-type="float">
            <text:p>157.8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36.2" calcext:value-type="float">
            <text:p>136.2</text:p>
          </table:table-cell>
          <table:table-cell office:value-type="float" office:value="359.7" calcext:value-type="float">
            <text:p>359.7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313.6" calcext:value-type="float">
            <text:p>313.6</text:p>
          </table:table-cell>
          <table:table-cell office:value-type="float" office:value="230.1" calcext:value-type="float">
            <text:p>230.1</text:p>
          </table:table-cell>
          <table:table-cell office:value-type="float" office:value="157.8" calcext:value-type="float">
            <text:p>157.8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1</text:p>
          </table:table-cell>
          <table:table-cell office:value-type="float" office:value="12" calcext:value-type="float">
            <text:p>12</text:p>
          </table:table-cell>
          <table:table-cell office:value-type="float" office:value="136.2" calcext:value-type="float">
            <text:p>136.2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230.1" calcext:value-type="float">
            <text:p>230.1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_CV</text:p>
          </table:table-cell>
          <table:table-cell office:value-type="float" office:value="12" calcext:value-type="float">
            <text:p>12</text:p>
          </table:table-cell>
          <table:table-cell office:value-type="float" office:value="136.2" calcext:value-type="float">
            <text:p>136.2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230.1" calcext:value-type="float">
            <text:p>230.1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36.2" calcext:value-type="float">
            <text:p>136.2</text:p>
          </table:table-cell>
          <table:table-cell office:value-type="float" office:value="359.7" calcext:value-type="float">
            <text:p>359.7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313.6" calcext:value-type="float">
            <text:p>313.6</text:p>
          </table:table-cell>
          <table:table-cell office:value-type="float" office:value="230.1" calcext:value-type="float">
            <text:p>230.1</text:p>
          </table:table-cell>
          <table:table-cell office:value-type="float" office:value="157.8" calcext:value-type="float">
            <text:p>157.8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210.302" calcext:value-type="float">
            <text:p>210.302</text:p>
          </table:table-cell>
          <table:table-cell office:value-type="float" office:value="473.643" calcext:value-type="float">
            <text:p>473.643</text:p>
          </table:table-cell>
          <table:table-cell office:value-type="float" office:value="284.119" calcext:value-type="float">
            <text:p>284.119</text:p>
          </table:table-cell>
          <table:table-cell office:value-type="float" office:value="227.041" calcext:value-type="float">
            <text:p>227.041</text:p>
          </table:table-cell>
          <table:table-cell office:value-type="float" office:value="146.198" calcext:value-type="float">
            <text:p>146.198</text:p>
          </table:table-cell>
          <table:table-cell office:value-type="float" office:value="432.184" calcext:value-type="float">
            <text:p>432.184</text:p>
          </table:table-cell>
          <table:table-cell office:value-type="float" office:value="244.305" calcext:value-type="float">
            <text:p>244.305</text:p>
          </table:table-cell>
          <table:table-cell office:value-type="float" office:value="460.065" calcext:value-type="float">
            <text:p>460.065</text:p>
          </table:table-cell>
          <table:table-cell office:value-type="float" office:value="255.458" calcext:value-type="float">
            <text:p>255.458</text:p>
          </table:table-cell>
          <table:table-cell office:value-type="float" office:value="417.938" calcext:value-type="float">
            <text:p>417.938</text:p>
          </table:table-cell>
          <table:table-cell office:value-type="float" office:value="164.168" calcext:value-type="float">
            <text:p>164.168</text:p>
          </table:table-cell>
          <table:table-cell office:value-type="float" office:value="141.228" calcext:value-type="float">
            <text:p>141.228</text:p>
          </table:table-cell>
          <table:table-cell office:value-type="float" office:value="153.72" calcext:value-type="float">
            <text:p>153.72</text:p>
          </table:table-cell>
          <table:table-cell office:value-type="float" office:value="121.495" calcext:value-type="float">
            <text:p>121.495</text:p>
          </table:table-cell>
          <table:table-cell office:value-type="float" office:value="212.732" calcext:value-type="float">
            <text:p>212.73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float" office:value="12" calcext:value-type="float">
            <text:p>12</text:p>
          </table:table-cell>
          <table:table-cell office:value-type="float" office:value="136.2" calcext:value-type="float">
            <text:p>136.2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230.1" calcext:value-type="float">
            <text:p>230.1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1_CV</text:p>
          </table:table-cell>
          <table:table-cell office:value-type="float" office:value="12" calcext:value-type="float">
            <text:p>12</text:p>
          </table:table-cell>
          <table:table-cell office:value-type="float" office:value="210.302" calcext:value-type="float">
            <text:p>210.302</text:p>
          </table:table-cell>
          <table:table-cell office:value-type="float" office:value="284.119" calcext:value-type="float">
            <text:p>284.119</text:p>
          </table:table-cell>
          <table:table-cell office:value-type="float" office:value="227.041" calcext:value-type="float">
            <text:p>227.041</text:p>
          </table:table-cell>
          <table:table-cell office:value-type="float" office:value="146.198" calcext:value-type="float">
            <text:p>146.198</text:p>
          </table:table-cell>
          <table:table-cell office:value-type="float" office:value="432.184" calcext:value-type="float">
            <text:p>432.184</text:p>
          </table:table-cell>
          <table:table-cell office:value-type="float" office:value="460.065" calcext:value-type="float">
            <text:p>460.065</text:p>
          </table:table-cell>
          <table:table-cell office:value-type="float" office:value="417.938" calcext:value-type="float">
            <text:p>417.938</text:p>
          </table:table-cell>
          <table:table-cell office:value-type="float" office:value="164.168" calcext:value-type="float">
            <text:p>164.168</text:p>
          </table:table-cell>
          <table:table-cell office:value-type="float" office:value="141.228" calcext:value-type="float">
            <text:p>141.228</text:p>
          </table:table-cell>
          <table:table-cell office:value-type="float" office:value="153.72" calcext:value-type="float">
            <text:p>153.72</text:p>
          </table:table-cell>
          <table:table-cell office:value-type="float" office:value="121.495" calcext:value-type="float">
            <text:p>121.495</text:p>
          </table:table-cell>
          <table:table-cell office:value-type="float" office:value="212.732" calcext:value-type="float">
            <text:p>212.7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36.2" calcext:value-type="float">
            <text:p>136.2</text:p>
          </table:table-cell>
          <table:table-cell office:value-type="float" office:value="359.7" calcext:value-type="float">
            <text:p>359.7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313.6" calcext:value-type="float">
            <text:p>313.6</text:p>
          </table:table-cell>
          <table:table-cell office:value-type="float" office:value="230.1" calcext:value-type="float">
            <text:p>230.1</text:p>
          </table:table-cell>
          <table:table-cell office:value-type="float" office:value="157.8" calcext:value-type="float">
            <text:p>157.8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659.526" calcext:value-type="float">
            <text:p>659.526</text:p>
          </table:table-cell>
          <table:table-cell office:value-type="float" office:value="360.255" calcext:value-type="float">
            <text:p>360.255</text:p>
          </table:table-cell>
          <table:table-cell office:value-type="float" office:value="326.866" calcext:value-type="float">
            <text:p>326.866</text:p>
          </table:table-cell>
          <table:table-cell office:value-type="float" office:value="192.962" calcext:value-type="float">
            <text:p>192.962</text:p>
          </table:table-cell>
          <table:table-cell office:value-type="float" office:value="315.06" calcext:value-type="float">
            <text:p>315.06</text:p>
          </table:table-cell>
          <table:table-cell office:value-type="float" office:value="275.938" calcext:value-type="float">
            <text:p>275.938</text:p>
          </table:table-cell>
          <table:table-cell office:value-type="float" office:value="186.033" calcext:value-type="float">
            <text:p>186.033</text:p>
          </table:table-cell>
          <table:table-cell office:value-type="float" office:value="106.44" calcext:value-type="float">
            <text:p>106.44</text:p>
          </table:table-cell>
          <table:table-cell office:value-type="float" office:value="298.499" calcext:value-type="float">
            <text:p>298.499</text:p>
          </table:table-cell>
          <table:table-cell office:value-type="float" office:value="226.445" calcext:value-type="float">
            <text:p>226.445</text:p>
          </table:table-cell>
          <table:table-cell office:value-type="float" office:value="200.081" calcext:value-type="float">
            <text:p>200.081</text:p>
          </table:table-cell>
          <table:table-cell office:value-type="float" office:value="182.806" calcext:value-type="float">
            <text:p>182.806</text:p>
          </table:table-cell>
          <table:table-cell office:value-type="float" office:value="150.962" calcext:value-type="float">
            <text:p>150.962</text:p>
          </table:table-cell>
          <table:table-cell office:value-type="float" office:value="166.501" calcext:value-type="float">
            <text:p>166.501</text:p>
          </table:table-cell>
          <table:table-cell office:value-type="float" office:value="182.93" calcext:value-type="float">
            <text:p>182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float" office:value="12" calcext:value-type="float">
            <text:p>12</text:p>
          </table:table-cell>
          <table:table-cell office:value-type="float" office:value="136.2" calcext:value-type="float">
            <text:p>136.2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230.1" calcext:value-type="float">
            <text:p>230.1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_CV</text:p>
          </table:table-cell>
          <table:table-cell office:value-type="float" office:value="12" calcext:value-type="float">
            <text:p>12</text:p>
          </table:table-cell>
          <table:table-cell office:value-type="float" office:value="360.255" calcext:value-type="float">
            <text:p>360.255</text:p>
          </table:table-cell>
          <table:table-cell office:value-type="float" office:value="326.866" calcext:value-type="float">
            <text:p>326.866</text:p>
          </table:table-cell>
          <table:table-cell office:value-type="float" office:value="192.962" calcext:value-type="float">
            <text:p>192.962</text:p>
          </table:table-cell>
          <table:table-cell office:value-type="float" office:value="315.06" calcext:value-type="float">
            <text:p>315.06</text:p>
          </table:table-cell>
          <table:table-cell office:value-type="float" office:value="186.033" calcext:value-type="float">
            <text:p>186.033</text:p>
          </table:table-cell>
          <table:table-cell office:value-type="float" office:value="298.499" calcext:value-type="float">
            <text:p>298.499</text:p>
          </table:table-cell>
          <table:table-cell office:value-type="float" office:value="226.445" calcext:value-type="float">
            <text:p>226.445</text:p>
          </table:table-cell>
          <table:table-cell office:value-type="float" office:value="200.081" calcext:value-type="float">
            <text:p>200.081</text:p>
          </table:table-cell>
          <table:table-cell office:value-type="float" office:value="182.806" calcext:value-type="float">
            <text:p>182.806</text:p>
          </table:table-cell>
          <table:table-cell office:value-type="float" office:value="150.962" calcext:value-type="float">
            <text:p>150.962</text:p>
          </table:table-cell>
          <table:table-cell office:value-type="float" office:value="166.501" calcext:value-type="float">
            <text:p>166.501</text:p>
          </table:table-cell>
          <table:table-cell office:value-type="float" office:value="182.93" calcext:value-type="float">
            <text:p>182.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36.2" calcext:value-type="float">
            <text:p>136.2</text:p>
          </table:table-cell>
          <table:table-cell office:value-type="float" office:value="359.7" calcext:value-type="float">
            <text:p>359.7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313.6" calcext:value-type="float">
            <text:p>313.6</text:p>
          </table:table-cell>
          <table:table-cell office:value-type="float" office:value="230.1" calcext:value-type="float">
            <text:p>230.1</text:p>
          </table:table-cell>
          <table:table-cell office:value-type="float" office:value="157.8" calcext:value-type="float">
            <text:p>157.8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428.888" calcext:value-type="float">
            <text:p>428.888</text:p>
          </table:table-cell>
          <table:table-cell office:value-type="float" office:value="219.01" calcext:value-type="float">
            <text:p>219.01</text:p>
          </table:table-cell>
          <table:table-cell office:value-type="float" office:value="277.654" calcext:value-type="float">
            <text:p>277.654</text:p>
          </table:table-cell>
          <table:table-cell office:value-type="float" office:value="166.279" calcext:value-type="float">
            <text:p>166.279</text:p>
          </table:table-cell>
          <table:table-cell office:value-type="float" office:value="232.01" calcext:value-type="float">
            <text:p>232.01</text:p>
          </table:table-cell>
          <table:table-cell office:value-type="float" office:value="206.859" calcext:value-type="float">
            <text:p>206.859</text:p>
          </table:table-cell>
          <table:table-cell office:value-type="float" office:value="249.089" calcext:value-type="float">
            <text:p>249.089</text:p>
          </table:table-cell>
          <table:table-cell office:value-type="float" office:value="147.009" calcext:value-type="float">
            <text:p>147.009</text:p>
          </table:table-cell>
          <table:table-cell office:value-type="float" office:value="252.263" calcext:value-type="float">
            <text:p>252.263</text:p>
          </table:table-cell>
          <table:table-cell office:value-type="float" office:value="237.209" calcext:value-type="float">
            <text:p>237.209</text:p>
          </table:table-cell>
          <table:table-cell office:value-type="float" office:value="217.904" calcext:value-type="float">
            <text:p>217.904</text:p>
          </table:table-cell>
          <table:table-cell office:value-type="float" office:value="169.697" calcext:value-type="float">
            <text:p>169.697</text:p>
          </table:table-cell>
          <table:table-cell office:value-type="float" office:value="168.149" calcext:value-type="float">
            <text:p>168.149</text:p>
          </table:table-cell>
          <table:table-cell office:value-type="float" office:value="224.463" calcext:value-type="float">
            <text:p>224.463</text:p>
          </table:table-cell>
          <table:table-cell office:value-type="float" office:value="120.188" calcext:value-type="float">
            <text:p>120.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 office:value-type="float" office:value="12" calcext:value-type="float">
            <text:p>12</text:p>
          </table:table-cell>
          <table:table-cell office:value-type="float" office:value="136.2" calcext:value-type="float">
            <text:p>136.2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230.1" calcext:value-type="float">
            <text:p>230.1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_CV</text:p>
          </table:table-cell>
          <table:table-cell office:value-type="float" office:value="12" calcext:value-type="float">
            <text:p>12</text:p>
          </table:table-cell>
          <table:table-cell office:value-type="float" office:value="219.01" calcext:value-type="float">
            <text:p>219.01</text:p>
          </table:table-cell>
          <table:table-cell office:value-type="float" office:value="277.654" calcext:value-type="float">
            <text:p>277.654</text:p>
          </table:table-cell>
          <table:table-cell office:value-type="float" office:value="166.279" calcext:value-type="float">
            <text:p>166.279</text:p>
          </table:table-cell>
          <table:table-cell office:value-type="float" office:value="232.01" calcext:value-type="float">
            <text:p>232.01</text:p>
          </table:table-cell>
          <table:table-cell office:value-type="float" office:value="249.089" calcext:value-type="float">
            <text:p>249.089</text:p>
          </table:table-cell>
          <table:table-cell office:value-type="float" office:value="252.263" calcext:value-type="float">
            <text:p>252.263</text:p>
          </table:table-cell>
          <table:table-cell office:value-type="float" office:value="237.209" calcext:value-type="float">
            <text:p>237.209</text:p>
          </table:table-cell>
          <table:table-cell office:value-type="float" office:value="217.904" calcext:value-type="float">
            <text:p>217.904</text:p>
          </table:table-cell>
          <table:table-cell office:value-type="float" office:value="169.697" calcext:value-type="float">
            <text:p>169.697</text:p>
          </table:table-cell>
          <table:table-cell office:value-type="float" office:value="168.149" calcext:value-type="float">
            <text:p>168.149</text:p>
          </table:table-cell>
          <table:table-cell office:value-type="float" office:value="224.463" calcext:value-type="float">
            <text:p>224.463</text:p>
          </table:table-cell>
          <table:table-cell office:value-type="float" office:value="120.188" calcext:value-type="float">
            <text:p>120.1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36.2" calcext:value-type="float">
            <text:p>136.2</text:p>
          </table:table-cell>
          <table:table-cell office:value-type="float" office:value="359.7" calcext:value-type="float">
            <text:p>359.7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313.6" calcext:value-type="float">
            <text:p>313.6</text:p>
          </table:table-cell>
          <table:table-cell office:value-type="float" office:value="230.1" calcext:value-type="float">
            <text:p>230.1</text:p>
          </table:table-cell>
          <table:table-cell office:value-type="float" office:value="157.8" calcext:value-type="float">
            <text:p>157.8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350.891" calcext:value-type="float">
            <text:p>350.891</text:p>
          </table:table-cell>
          <table:table-cell office:value-type="float" office:value="304.01" calcext:value-type="float">
            <text:p>304.01</text:p>
          </table:table-cell>
          <table:table-cell office:value-type="float" office:value="483.885" calcext:value-type="float">
            <text:p>483.885</text:p>
          </table:table-cell>
          <table:table-cell office:value-type="float" office:value="346.967" calcext:value-type="float">
            <text:p>346.967</text:p>
          </table:table-cell>
          <table:table-cell office:value-type="float" office:value="221.11" calcext:value-type="float">
            <text:p>221.11</text:p>
          </table:table-cell>
          <table:table-cell office:value-type="float" office:value="162.125" calcext:value-type="float">
            <text:p>162.125</text:p>
          </table:table-cell>
          <table:table-cell office:value-type="float" office:value="195.407" calcext:value-type="float">
            <text:p>195.407</text:p>
          </table:table-cell>
          <table:table-cell office:value-type="float" office:value="248.53" calcext:value-type="float">
            <text:p>248.53</text:p>
          </table:table-cell>
          <table:table-cell office:value-type="float" office:value="285.848" calcext:value-type="float">
            <text:p>285.848</text:p>
          </table:table-cell>
          <table:table-cell office:value-type="float" office:value="195.416" calcext:value-type="float">
            <text:p>195.416</text:p>
          </table:table-cell>
          <table:table-cell office:value-type="float" office:value="224.584" calcext:value-type="float">
            <text:p>224.584</text:p>
          </table:table-cell>
          <table:table-cell office:value-type="float" office:value="235.531" calcext:value-type="float">
            <text:p>235.531</text:p>
          </table:table-cell>
          <table:table-cell office:value-type="float" office:value="155.533" calcext:value-type="float">
            <text:p>155.533</text:p>
          </table:table-cell>
          <table:table-cell office:value-type="float" office:value="185.296" calcext:value-type="float">
            <text:p>185.296</text:p>
          </table:table-cell>
          <table:table-cell office:value-type="float" office:value="201.688" calcext:value-type="float">
            <text:p>201.6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</text:p>
          </table:table-cell>
          <table:table-cell office:value-type="float" office:value="12" calcext:value-type="float">
            <text:p>12</text:p>
          </table:table-cell>
          <table:table-cell office:value-type="float" office:value="136.2" calcext:value-type="float">
            <text:p>136.2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230.1" calcext:value-type="float">
            <text:p>230.1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_CV</text:p>
          </table:table-cell>
          <table:table-cell office:value-type="float" office:value="12" calcext:value-type="float">
            <text:p>12</text:p>
          </table:table-cell>
          <table:table-cell office:value-type="float" office:value="304.01" calcext:value-type="float">
            <text:p>304.01</text:p>
          </table:table-cell>
          <table:table-cell office:value-type="float" office:value="483.885" calcext:value-type="float">
            <text:p>483.885</text:p>
          </table:table-cell>
          <table:table-cell office:value-type="float" office:value="346.967" calcext:value-type="float">
            <text:p>346.967</text:p>
          </table:table-cell>
          <table:table-cell office:value-type="float" office:value="221.11" calcext:value-type="float">
            <text:p>221.11</text:p>
          </table:table-cell>
          <table:table-cell office:value-type="float" office:value="195.407" calcext:value-type="float">
            <text:p>195.407</text:p>
          </table:table-cell>
          <table:table-cell office:value-type="float" office:value="285.848" calcext:value-type="float">
            <text:p>285.848</text:p>
          </table:table-cell>
          <table:table-cell office:value-type="float" office:value="195.416" calcext:value-type="float">
            <text:p>195.416</text:p>
          </table:table-cell>
          <table:table-cell office:value-type="float" office:value="224.584" calcext:value-type="float">
            <text:p>224.584</text:p>
          </table:table-cell>
          <table:table-cell office:value-type="float" office:value="235.531" calcext:value-type="float">
            <text:p>235.531</text:p>
          </table:table-cell>
          <table:table-cell office:value-type="float" office:value="155.533" calcext:value-type="float">
            <text:p>155.533</text:p>
          </table:table-cell>
          <table:table-cell office:value-type="float" office:value="185.296" calcext:value-type="float">
            <text:p>185.296</text:p>
          </table:table-cell>
          <table:table-cell office:value-type="float" office:value="201.688" calcext:value-type="float">
            <text:p>201.688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36.2" calcext:value-type="float">
            <text:p>136.2</text:p>
          </table:table-cell>
          <table:table-cell office:value-type="float" office:value="359.7" calcext:value-type="float">
            <text:p>359.7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313.6" calcext:value-type="float">
            <text:p>313.6</text:p>
          </table:table-cell>
          <table:table-cell office:value-type="float" office:value="230.1" calcext:value-type="float">
            <text:p>230.1</text:p>
          </table:table-cell>
          <table:table-cell office:value-type="float" office:value="157.8" calcext:value-type="float">
            <text:p>157.8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36.2" calcext:value-type="float">
            <text:p>136.2</text:p>
          </table:table-cell>
          <table:table-cell office:value-type="float" office:value="359.7" calcext:value-type="float">
            <text:p>359.7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313.6" calcext:value-type="float">
            <text:p>313.6</text:p>
          </table:table-cell>
          <table:table-cell office:value-type="float" office:value="230.1" calcext:value-type="float">
            <text:p>230.1</text:p>
          </table:table-cell>
          <table:table-cell office:value-type="float" office:value="157.8" calcext:value-type="float">
            <text:p>157.8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1</text:p>
          </table:table-cell>
          <table:table-cell office:value-type="float" office:value="12" calcext:value-type="float">
            <text:p>12</text:p>
          </table:table-cell>
          <table:table-cell office:value-type="float" office:value="136.2" calcext:value-type="float">
            <text:p>136.2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230.1" calcext:value-type="float">
            <text:p>230.1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_CV</text:p>
          </table:table-cell>
          <table:table-cell office:value-type="float" office:value="12" calcext:value-type="float">
            <text:p>12</text:p>
          </table:table-cell>
          <table:table-cell office:value-type="float" office:value="136.2" calcext:value-type="float">
            <text:p>136.2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230.1" calcext:value-type="float">
            <text:p>230.1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36.2" calcext:value-type="float">
            <text:p>136.2</text:p>
          </table:table-cell>
          <table:table-cell office:value-type="float" office:value="359.7" calcext:value-type="float">
            <text:p>359.7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313.6" calcext:value-type="float">
            <text:p>313.6</text:p>
          </table:table-cell>
          <table:table-cell office:value-type="float" office:value="230.1" calcext:value-type="float">
            <text:p>230.1</text:p>
          </table:table-cell>
          <table:table-cell office:value-type="float" office:value="157.8" calcext:value-type="float">
            <text:p>157.8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210.302" calcext:value-type="float">
            <text:p>210.302</text:p>
          </table:table-cell>
          <table:table-cell office:value-type="float" office:value="473.643" calcext:value-type="float">
            <text:p>473.643</text:p>
          </table:table-cell>
          <table:table-cell office:value-type="float" office:value="284.119" calcext:value-type="float">
            <text:p>284.119</text:p>
          </table:table-cell>
          <table:table-cell office:value-type="float" office:value="227.041" calcext:value-type="float">
            <text:p>227.041</text:p>
          </table:table-cell>
          <table:table-cell office:value-type="float" office:value="146.198" calcext:value-type="float">
            <text:p>146.198</text:p>
          </table:table-cell>
          <table:table-cell office:value-type="float" office:value="432.184" calcext:value-type="float">
            <text:p>432.184</text:p>
          </table:table-cell>
          <table:table-cell office:value-type="float" office:value="244.305" calcext:value-type="float">
            <text:p>244.305</text:p>
          </table:table-cell>
          <table:table-cell office:value-type="float" office:value="460.065" calcext:value-type="float">
            <text:p>460.065</text:p>
          </table:table-cell>
          <table:table-cell office:value-type="float" office:value="255.458" calcext:value-type="float">
            <text:p>255.458</text:p>
          </table:table-cell>
          <table:table-cell office:value-type="float" office:value="417.938" calcext:value-type="float">
            <text:p>417.938</text:p>
          </table:table-cell>
          <table:table-cell office:value-type="float" office:value="164.168" calcext:value-type="float">
            <text:p>164.168</text:p>
          </table:table-cell>
          <table:table-cell office:value-type="float" office:value="141.228" calcext:value-type="float">
            <text:p>141.228</text:p>
          </table:table-cell>
          <table:table-cell office:value-type="float" office:value="153.72" calcext:value-type="float">
            <text:p>153.72</text:p>
          </table:table-cell>
          <table:table-cell office:value-type="float" office:value="121.495" calcext:value-type="float">
            <text:p>121.495</text:p>
          </table:table-cell>
          <table:table-cell office:value-type="float" office:value="212.732" calcext:value-type="float">
            <text:p>212.732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float" office:value="12" calcext:value-type="float">
            <text:p>12</text:p>
          </table:table-cell>
          <table:table-cell office:value-type="float" office:value="136.2" calcext:value-type="float">
            <text:p>136.2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230.1" calcext:value-type="float">
            <text:p>230.1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1_CV</text:p>
          </table:table-cell>
          <table:table-cell office:value-type="float" office:value="12" calcext:value-type="float">
            <text:p>12</text:p>
          </table:table-cell>
          <table:table-cell office:value-type="float" office:value="210.302" calcext:value-type="float">
            <text:p>210.302</text:p>
          </table:table-cell>
          <table:table-cell office:value-type="float" office:value="284.119" calcext:value-type="float">
            <text:p>284.119</text:p>
          </table:table-cell>
          <table:table-cell office:value-type="float" office:value="227.041" calcext:value-type="float">
            <text:p>227.041</text:p>
          </table:table-cell>
          <table:table-cell office:value-type="float" office:value="146.198" calcext:value-type="float">
            <text:p>146.198</text:p>
          </table:table-cell>
          <table:table-cell office:value-type="float" office:value="432.184" calcext:value-type="float">
            <text:p>432.184</text:p>
          </table:table-cell>
          <table:table-cell office:value-type="float" office:value="460.065" calcext:value-type="float">
            <text:p>460.065</text:p>
          </table:table-cell>
          <table:table-cell office:value-type="float" office:value="417.938" calcext:value-type="float">
            <text:p>417.938</text:p>
          </table:table-cell>
          <table:table-cell office:value-type="float" office:value="164.168" calcext:value-type="float">
            <text:p>164.168</text:p>
          </table:table-cell>
          <table:table-cell office:value-type="float" office:value="141.228" calcext:value-type="float">
            <text:p>141.228</text:p>
          </table:table-cell>
          <table:table-cell office:value-type="float" office:value="153.72" calcext:value-type="float">
            <text:p>153.72</text:p>
          </table:table-cell>
          <table:table-cell office:value-type="float" office:value="121.495" calcext:value-type="float">
            <text:p>121.495</text:p>
          </table:table-cell>
          <table:table-cell office:value-type="float" office:value="212.732" calcext:value-type="float">
            <text:p>212.73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36.2" calcext:value-type="float">
            <text:p>136.2</text:p>
          </table:table-cell>
          <table:table-cell office:value-type="float" office:value="359.7" calcext:value-type="float">
            <text:p>359.7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313.6" calcext:value-type="float">
            <text:p>313.6</text:p>
          </table:table-cell>
          <table:table-cell office:value-type="float" office:value="230.1" calcext:value-type="float">
            <text:p>230.1</text:p>
          </table:table-cell>
          <table:table-cell office:value-type="float" office:value="157.8" calcext:value-type="float">
            <text:p>157.8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659.526" calcext:value-type="float">
            <text:p>659.526</text:p>
          </table:table-cell>
          <table:table-cell office:value-type="float" office:value="360.255" calcext:value-type="float">
            <text:p>360.255</text:p>
          </table:table-cell>
          <table:table-cell office:value-type="float" office:value="326.866" calcext:value-type="float">
            <text:p>326.866</text:p>
          </table:table-cell>
          <table:table-cell office:value-type="float" office:value="192.962" calcext:value-type="float">
            <text:p>192.962</text:p>
          </table:table-cell>
          <table:table-cell office:value-type="float" office:value="315.06" calcext:value-type="float">
            <text:p>315.06</text:p>
          </table:table-cell>
          <table:table-cell office:value-type="float" office:value="275.938" calcext:value-type="float">
            <text:p>275.938</text:p>
          </table:table-cell>
          <table:table-cell office:value-type="float" office:value="186.033" calcext:value-type="float">
            <text:p>186.033</text:p>
          </table:table-cell>
          <table:table-cell office:value-type="float" office:value="106.44" calcext:value-type="float">
            <text:p>106.44</text:p>
          </table:table-cell>
          <table:table-cell office:value-type="float" office:value="298.499" calcext:value-type="float">
            <text:p>298.499</text:p>
          </table:table-cell>
          <table:table-cell office:value-type="float" office:value="226.445" calcext:value-type="float">
            <text:p>226.445</text:p>
          </table:table-cell>
          <table:table-cell office:value-type="float" office:value="200.081" calcext:value-type="float">
            <text:p>200.081</text:p>
          </table:table-cell>
          <table:table-cell office:value-type="float" office:value="182.806" calcext:value-type="float">
            <text:p>182.806</text:p>
          </table:table-cell>
          <table:table-cell office:value-type="float" office:value="150.962" calcext:value-type="float">
            <text:p>150.962</text:p>
          </table:table-cell>
          <table:table-cell office:value-type="float" office:value="166.501" calcext:value-type="float">
            <text:p>166.501</text:p>
          </table:table-cell>
          <table:table-cell office:value-type="float" office:value="182.93" calcext:value-type="float">
            <text:p>182.9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float" office:value="12" calcext:value-type="float">
            <text:p>12</text:p>
          </table:table-cell>
          <table:table-cell office:value-type="float" office:value="136.2" calcext:value-type="float">
            <text:p>136.2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230.1" calcext:value-type="float">
            <text:p>230.1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_CV</text:p>
          </table:table-cell>
          <table:table-cell office:value-type="float" office:value="12" calcext:value-type="float">
            <text:p>12</text:p>
          </table:table-cell>
          <table:table-cell office:value-type="float" office:value="360.255" calcext:value-type="float">
            <text:p>360.255</text:p>
          </table:table-cell>
          <table:table-cell office:value-type="float" office:value="326.866" calcext:value-type="float">
            <text:p>326.866</text:p>
          </table:table-cell>
          <table:table-cell office:value-type="float" office:value="192.962" calcext:value-type="float">
            <text:p>192.962</text:p>
          </table:table-cell>
          <table:table-cell office:value-type="float" office:value="315.06" calcext:value-type="float">
            <text:p>315.06</text:p>
          </table:table-cell>
          <table:table-cell office:value-type="float" office:value="186.033" calcext:value-type="float">
            <text:p>186.033</text:p>
          </table:table-cell>
          <table:table-cell office:value-type="float" office:value="298.499" calcext:value-type="float">
            <text:p>298.499</text:p>
          </table:table-cell>
          <table:table-cell office:value-type="float" office:value="226.445" calcext:value-type="float">
            <text:p>226.445</text:p>
          </table:table-cell>
          <table:table-cell office:value-type="float" office:value="200.081" calcext:value-type="float">
            <text:p>200.081</text:p>
          </table:table-cell>
          <table:table-cell office:value-type="float" office:value="182.806" calcext:value-type="float">
            <text:p>182.806</text:p>
          </table:table-cell>
          <table:table-cell office:value-type="float" office:value="150.962" calcext:value-type="float">
            <text:p>150.962</text:p>
          </table:table-cell>
          <table:table-cell office:value-type="float" office:value="166.501" calcext:value-type="float">
            <text:p>166.501</text:p>
          </table:table-cell>
          <table:table-cell office:value-type="float" office:value="182.93" calcext:value-type="float">
            <text:p>182.9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36.2" calcext:value-type="float">
            <text:p>136.2</text:p>
          </table:table-cell>
          <table:table-cell office:value-type="float" office:value="359.7" calcext:value-type="float">
            <text:p>359.7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313.6" calcext:value-type="float">
            <text:p>313.6</text:p>
          </table:table-cell>
          <table:table-cell office:value-type="float" office:value="230.1" calcext:value-type="float">
            <text:p>230.1</text:p>
          </table:table-cell>
          <table:table-cell office:value-type="float" office:value="157.8" calcext:value-type="float">
            <text:p>157.8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428.888" calcext:value-type="float">
            <text:p>428.888</text:p>
          </table:table-cell>
          <table:table-cell office:value-type="float" office:value="219.01" calcext:value-type="float">
            <text:p>219.01</text:p>
          </table:table-cell>
          <table:table-cell office:value-type="float" office:value="277.654" calcext:value-type="float">
            <text:p>277.654</text:p>
          </table:table-cell>
          <table:table-cell office:value-type="float" office:value="166.279" calcext:value-type="float">
            <text:p>166.279</text:p>
          </table:table-cell>
          <table:table-cell office:value-type="float" office:value="232.01" calcext:value-type="float">
            <text:p>232.01</text:p>
          </table:table-cell>
          <table:table-cell office:value-type="float" office:value="206.859" calcext:value-type="float">
            <text:p>206.859</text:p>
          </table:table-cell>
          <table:table-cell office:value-type="float" office:value="249.089" calcext:value-type="float">
            <text:p>249.089</text:p>
          </table:table-cell>
          <table:table-cell office:value-type="float" office:value="147.009" calcext:value-type="float">
            <text:p>147.009</text:p>
          </table:table-cell>
          <table:table-cell office:value-type="float" office:value="252.263" calcext:value-type="float">
            <text:p>252.263</text:p>
          </table:table-cell>
          <table:table-cell office:value-type="float" office:value="237.209" calcext:value-type="float">
            <text:p>237.209</text:p>
          </table:table-cell>
          <table:table-cell office:value-type="float" office:value="217.904" calcext:value-type="float">
            <text:p>217.904</text:p>
          </table:table-cell>
          <table:table-cell office:value-type="float" office:value="169.697" calcext:value-type="float">
            <text:p>169.697</text:p>
          </table:table-cell>
          <table:table-cell office:value-type="float" office:value="168.149" calcext:value-type="float">
            <text:p>168.149</text:p>
          </table:table-cell>
          <table:table-cell office:value-type="float" office:value="224.463" calcext:value-type="float">
            <text:p>224.463</text:p>
          </table:table-cell>
          <table:table-cell office:value-type="float" office:value="120.188" calcext:value-type="float">
            <text:p>120.18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 office:value-type="float" office:value="12" calcext:value-type="float">
            <text:p>12</text:p>
          </table:table-cell>
          <table:table-cell office:value-type="float" office:value="136.2" calcext:value-type="float">
            <text:p>136.2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230.1" calcext:value-type="float">
            <text:p>230.1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_CV</text:p>
          </table:table-cell>
          <table:table-cell office:value-type="float" office:value="12" calcext:value-type="float">
            <text:p>12</text:p>
          </table:table-cell>
          <table:table-cell office:value-type="float" office:value="219.01" calcext:value-type="float">
            <text:p>219.01</text:p>
          </table:table-cell>
          <table:table-cell office:value-type="float" office:value="277.654" calcext:value-type="float">
            <text:p>277.654</text:p>
          </table:table-cell>
          <table:table-cell office:value-type="float" office:value="166.279" calcext:value-type="float">
            <text:p>166.279</text:p>
          </table:table-cell>
          <table:table-cell office:value-type="float" office:value="232.01" calcext:value-type="float">
            <text:p>232.01</text:p>
          </table:table-cell>
          <table:table-cell office:value-type="float" office:value="249.089" calcext:value-type="float">
            <text:p>249.089</text:p>
          </table:table-cell>
          <table:table-cell office:value-type="float" office:value="252.263" calcext:value-type="float">
            <text:p>252.263</text:p>
          </table:table-cell>
          <table:table-cell office:value-type="float" office:value="237.209" calcext:value-type="float">
            <text:p>237.209</text:p>
          </table:table-cell>
          <table:table-cell office:value-type="float" office:value="217.904" calcext:value-type="float">
            <text:p>217.904</text:p>
          </table:table-cell>
          <table:table-cell office:value-type="float" office:value="169.697" calcext:value-type="float">
            <text:p>169.697</text:p>
          </table:table-cell>
          <table:table-cell office:value-type="float" office:value="168.149" calcext:value-type="float">
            <text:p>168.149</text:p>
          </table:table-cell>
          <table:table-cell office:value-type="float" office:value="224.463" calcext:value-type="float">
            <text:p>224.463</text:p>
          </table:table-cell>
          <table:table-cell office:value-type="float" office:value="120.188" calcext:value-type="float">
            <text:p>120.18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36.2" calcext:value-type="float">
            <text:p>136.2</text:p>
          </table:table-cell>
          <table:table-cell office:value-type="float" office:value="359.7" calcext:value-type="float">
            <text:p>359.7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313.6" calcext:value-type="float">
            <text:p>313.6</text:p>
          </table:table-cell>
          <table:table-cell office:value-type="float" office:value="230.1" calcext:value-type="float">
            <text:p>230.1</text:p>
          </table:table-cell>
          <table:table-cell office:value-type="float" office:value="157.8" calcext:value-type="float">
            <text:p>157.8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350.891" calcext:value-type="float">
            <text:p>350.891</text:p>
          </table:table-cell>
          <table:table-cell office:value-type="float" office:value="304.01" calcext:value-type="float">
            <text:p>304.01</text:p>
          </table:table-cell>
          <table:table-cell office:value-type="float" office:value="483.885" calcext:value-type="float">
            <text:p>483.885</text:p>
          </table:table-cell>
          <table:table-cell office:value-type="float" office:value="346.967" calcext:value-type="float">
            <text:p>346.967</text:p>
          </table:table-cell>
          <table:table-cell office:value-type="float" office:value="221.11" calcext:value-type="float">
            <text:p>221.11</text:p>
          </table:table-cell>
          <table:table-cell office:value-type="float" office:value="162.125" calcext:value-type="float">
            <text:p>162.125</text:p>
          </table:table-cell>
          <table:table-cell office:value-type="float" office:value="195.407" calcext:value-type="float">
            <text:p>195.407</text:p>
          </table:table-cell>
          <table:table-cell office:value-type="float" office:value="248.53" calcext:value-type="float">
            <text:p>248.53</text:p>
          </table:table-cell>
          <table:table-cell office:value-type="float" office:value="285.848" calcext:value-type="float">
            <text:p>285.848</text:p>
          </table:table-cell>
          <table:table-cell office:value-type="float" office:value="195.416" calcext:value-type="float">
            <text:p>195.416</text:p>
          </table:table-cell>
          <table:table-cell office:value-type="float" office:value="224.584" calcext:value-type="float">
            <text:p>224.584</text:p>
          </table:table-cell>
          <table:table-cell office:value-type="float" office:value="235.531" calcext:value-type="float">
            <text:p>235.531</text:p>
          </table:table-cell>
          <table:table-cell office:value-type="float" office:value="155.533" calcext:value-type="float">
            <text:p>155.533</text:p>
          </table:table-cell>
          <table:table-cell office:value-type="float" office:value="185.296" calcext:value-type="float">
            <text:p>185.296</text:p>
          </table:table-cell>
          <table:table-cell office:value-type="float" office:value="201.688" calcext:value-type="float">
            <text:p>201.68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</text:p>
          </table:table-cell>
          <table:table-cell office:value-type="float" office:value="12" calcext:value-type="float">
            <text:p>12</text:p>
          </table:table-cell>
          <table:table-cell office:value-type="float" office:value="136.2" calcext:value-type="float">
            <text:p>136.2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5" calcext:value-type="float">
            <text:p>270.5</text:p>
          </table:table-cell>
          <table:table-cell office:value-type="float" office:value="141.9" calcext:value-type="float">
            <text:p>141.9</text:p>
          </table:table-cell>
          <table:table-cell office:value-type="float" office:value="549.2" calcext:value-type="float">
            <text:p>549.2</text:p>
          </table:table-cell>
          <table:table-cell office:value-type="float" office:value="230.1" calcext:value-type="float">
            <text:p>230.1</text:p>
          </table:table-cell>
          <table:table-cell office:value-type="float" office:value="429.7" calcext:value-type="float">
            <text:p>429.7</text:p>
          </table:table-cell>
          <table:table-cell office:value-type="float" office:value="132.4" calcext:value-type="float">
            <text:p>132.4</text:p>
          </table:table-cell>
          <table:table-cell office:value-type="float" office:value="99.5" calcext:value-type="float">
            <text:p>99.5</text:p>
          </table:table-cell>
          <table:table-cell office:value-type="float" office:value="227.3" calcext:value-type="float">
            <text:p>227.3</text:p>
          </table:table-cell>
          <table:table-cell office:value-type="float" office:value="103.5" calcext:value-type="float">
            <text:p>103.5</text:p>
          </table:table-cell>
          <table:table-cell office:value-type="float" office:value="184.5" calcext:value-type="float">
            <text:p>184.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_CV</text:p>
          </table:table-cell>
          <table:table-cell office:value-type="float" office:value="12" calcext:value-type="float">
            <text:p>12</text:p>
          </table:table-cell>
          <table:table-cell office:value-type="float" office:value="304.01" calcext:value-type="float">
            <text:p>304.01</text:p>
          </table:table-cell>
          <table:table-cell office:value-type="float" office:value="483.885" calcext:value-type="float">
            <text:p>483.885</text:p>
          </table:table-cell>
          <table:table-cell office:value-type="float" office:value="346.967" calcext:value-type="float">
            <text:p>346.967</text:p>
          </table:table-cell>
          <table:table-cell office:value-type="float" office:value="221.11" calcext:value-type="float">
            <text:p>221.11</text:p>
          </table:table-cell>
          <table:table-cell office:value-type="float" office:value="195.407" calcext:value-type="float">
            <text:p>195.407</text:p>
          </table:table-cell>
          <table:table-cell office:value-type="float" office:value="285.848" calcext:value-type="float">
            <text:p>285.848</text:p>
          </table:table-cell>
          <table:table-cell office:value-type="float" office:value="195.416" calcext:value-type="float">
            <text:p>195.416</text:p>
          </table:table-cell>
          <table:table-cell office:value-type="float" office:value="224.584" calcext:value-type="float">
            <text:p>224.584</text:p>
          </table:table-cell>
          <table:table-cell office:value-type="float" office:value="235.531" calcext:value-type="float">
            <text:p>235.531</text:p>
          </table:table-cell>
          <table:table-cell office:value-type="float" office:value="155.533" calcext:value-type="float">
            <text:p>155.533</text:p>
          </table:table-cell>
          <table:table-cell office:value-type="float" office:value="185.296" calcext:value-type="float">
            <text:p>185.296</text:p>
          </table:table-cell>
          <table:table-cell office:value-type="float" office:value="201.688" calcext:value-type="float">
            <text:p>201.688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27.3" calcext:value-type="float">
            <text:p>127.3</text:p>
          </table:table-cell>
          <table:table-cell office:value-type="float" office:value="147.3" calcext:value-type="float">
            <text:p>147.3</text:p>
          </table:table-cell>
          <table:table-cell office:value-type="float" office:value="262.5" calcext:value-type="float">
            <text:p>262.5</text:p>
          </table:table-cell>
          <table:table-cell office:value-type="float" office:value="228.5" calcext:value-type="float">
            <text:p>228.5</text:p>
          </table:table-cell>
          <table:table-cell office:value-type="float" office:value="143.1" calcext:value-type="float">
            <text:p>143.1</text:p>
          </table:table-cell>
          <table:table-cell office:value-type="float" office:value="524" calcext:value-type="float">
            <text:p>524</text:p>
          </table:table-cell>
          <table:table-cell office:value-type="float" office:value="235.3" calcext:value-type="float">
            <text:p>235.3</text:p>
          </table:table-cell>
          <table:table-cell office:value-type="float" office:value="180.8" calcext:value-type="float">
            <text:p>180.8</text:p>
          </table:table-cell>
          <table:table-cell office:value-type="float" office:value="171.5" calcext:value-type="float">
            <text:p>171.5</text:p>
          </table:table-cell>
          <table:table-cell office:value-type="float" office:value="312.8" calcext:value-type="float">
            <text:p>312.8</text:p>
          </table:table-cell>
          <table:table-cell office:value-type="float" office:value="130.9" calcext:value-type="float">
            <text:p>130.9</text:p>
          </table:table-cell>
          <table:table-cell office:value-type="float" office:value="138.6" calcext:value-type="float">
            <text:p>138.6</text:p>
          </table:table-cell>
          <table:table-cell office:value-type="float" office:value="207.5" calcext:value-type="float">
            <text:p>207.5</text:p>
          </table:table-cell>
          <table:table-cell office:value-type="float" office:value="104.7" calcext:value-type="float">
            <text:p>104.7</text:p>
          </table:table-cell>
          <table:table-cell office:value-type="float" office:value="523.5" calcext:value-type="float">
            <text:p>523.5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27.3" calcext:value-type="float">
            <text:p>127.3</text:p>
          </table:table-cell>
          <table:table-cell office:value-type="float" office:value="147.3" calcext:value-type="float">
            <text:p>147.3</text:p>
          </table:table-cell>
          <table:table-cell office:value-type="float" office:value="262.5" calcext:value-type="float">
            <text:p>262.5</text:p>
          </table:table-cell>
          <table:table-cell office:value-type="float" office:value="228.5" calcext:value-type="float">
            <text:p>228.5</text:p>
          </table:table-cell>
          <table:table-cell office:value-type="float" office:value="143.1" calcext:value-type="float">
            <text:p>143.1</text:p>
          </table:table-cell>
          <table:table-cell office:value-type="float" office:value="524" calcext:value-type="float">
            <text:p>524</text:p>
          </table:table-cell>
          <table:table-cell office:value-type="float" office:value="235.3" calcext:value-type="float">
            <text:p>235.3</text:p>
          </table:table-cell>
          <table:table-cell office:value-type="float" office:value="180.8" calcext:value-type="float">
            <text:p>180.8</text:p>
          </table:table-cell>
          <table:table-cell office:value-type="float" office:value="171.5" calcext:value-type="float">
            <text:p>171.5</text:p>
          </table:table-cell>
          <table:table-cell office:value-type="float" office:value="312.8" calcext:value-type="float">
            <text:p>312.8</text:p>
          </table:table-cell>
          <table:table-cell office:value-type="float" office:value="130.9" calcext:value-type="float">
            <text:p>130.9</text:p>
          </table:table-cell>
          <table:table-cell office:value-type="float" office:value="138.6" calcext:value-type="float">
            <text:p>138.6</text:p>
          </table:table-cell>
          <table:table-cell office:value-type="float" office:value="207.5" calcext:value-type="float">
            <text:p>207.5</text:p>
          </table:table-cell>
          <table:table-cell office:value-type="float" office:value="104.7" calcext:value-type="float">
            <text:p>104.7</text:p>
          </table:table-cell>
          <table:table-cell office:value-type="float" office:value="523.5" calcext:value-type="float">
            <text:p>523.5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127.3" calcext:value-type="float">
            <text:p>127.3</text:p>
          </table:table-cell>
          <table:table-cell office:value-type="float" office:value="262.5" calcext:value-type="float">
            <text:p>262.5</text:p>
          </table:table-cell>
          <table:table-cell office:value-type="float" office:value="228.5" calcext:value-type="float">
            <text:p>228.5</text:p>
          </table:table-cell>
          <table:table-cell office:value-type="float" office:value="143.1" calcext:value-type="float">
            <text:p>143.1</text:p>
          </table:table-cell>
          <table:table-cell office:value-type="float" office:value="524" calcext:value-type="float">
            <text:p>524</text:p>
          </table:table-cell>
          <table:table-cell office:value-type="float" office:value="180.8" calcext:value-type="float">
            <text:p>180.8</text:p>
          </table:table-cell>
          <table:table-cell office:value-type="float" office:value="130.9" calcext:value-type="float">
            <text:p>130.9</text:p>
          </table:table-cell>
          <table:table-cell office:value-type="float" office:value="207.5" calcext:value-type="float">
            <text:p>207.5</text:p>
          </table:table-cell>
          <table:table-cell office:value-type="float" office:value="104.7" calcext:value-type="float">
            <text:p>104.7</text:p>
          </table:table-cell>
          <table:table-cell office:value-type="float" office:value="523.5" calcext:value-type="float">
            <text:p>523.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_CV</text:p>
          </table:table-cell>
          <table:table-cell office:value-type="float" office:value="10" calcext:value-type="float">
            <text:p>10</text:p>
          </table:table-cell>
          <table:table-cell office:value-type="float" office:value="127.3" calcext:value-type="float">
            <text:p>127.3</text:p>
          </table:table-cell>
          <table:table-cell office:value-type="float" office:value="262.5" calcext:value-type="float">
            <text:p>262.5</text:p>
          </table:table-cell>
          <table:table-cell office:value-type="float" office:value="228.5" calcext:value-type="float">
            <text:p>228.5</text:p>
          </table:table-cell>
          <table:table-cell office:value-type="float" office:value="143.1" calcext:value-type="float">
            <text:p>143.1</text:p>
          </table:table-cell>
          <table:table-cell office:value-type="float" office:value="524" calcext:value-type="float">
            <text:p>524</text:p>
          </table:table-cell>
          <table:table-cell office:value-type="float" office:value="180.8" calcext:value-type="float">
            <text:p>180.8</text:p>
          </table:table-cell>
          <table:table-cell office:value-type="float" office:value="130.9" calcext:value-type="float">
            <text:p>130.9</text:p>
          </table:table-cell>
          <table:table-cell office:value-type="float" office:value="207.5" calcext:value-type="float">
            <text:p>207.5</text:p>
          </table:table-cell>
          <table:table-cell office:value-type="float" office:value="104.7" calcext:value-type="float">
            <text:p>104.7</text:p>
          </table:table-cell>
          <table:table-cell office:value-type="float" office:value="523.5" calcext:value-type="float">
            <text:p>523.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27.3" calcext:value-type="float">
            <text:p>127.3</text:p>
          </table:table-cell>
          <table:table-cell office:value-type="float" office:value="147.3" calcext:value-type="float">
            <text:p>147.3</text:p>
          </table:table-cell>
          <table:table-cell office:value-type="float" office:value="262.5" calcext:value-type="float">
            <text:p>262.5</text:p>
          </table:table-cell>
          <table:table-cell office:value-type="float" office:value="228.5" calcext:value-type="float">
            <text:p>228.5</text:p>
          </table:table-cell>
          <table:table-cell office:value-type="float" office:value="143.1" calcext:value-type="float">
            <text:p>143.1</text:p>
          </table:table-cell>
          <table:table-cell office:value-type="float" office:value="524" calcext:value-type="float">
            <text:p>524</text:p>
          </table:table-cell>
          <table:table-cell office:value-type="float" office:value="235.3" calcext:value-type="float">
            <text:p>235.3</text:p>
          </table:table-cell>
          <table:table-cell office:value-type="float" office:value="180.8" calcext:value-type="float">
            <text:p>180.8</text:p>
          </table:table-cell>
          <table:table-cell office:value-type="float" office:value="171.5" calcext:value-type="float">
            <text:p>171.5</text:p>
          </table:table-cell>
          <table:table-cell office:value-type="float" office:value="312.8" calcext:value-type="float">
            <text:p>312.8</text:p>
          </table:table-cell>
          <table:table-cell office:value-type="float" office:value="130.9" calcext:value-type="float">
            <text:p>130.9</text:p>
          </table:table-cell>
          <table:table-cell office:value-type="float" office:value="138.6" calcext:value-type="float">
            <text:p>138.6</text:p>
          </table:table-cell>
          <table:table-cell office:value-type="float" office:value="207.5" calcext:value-type="float">
            <text:p>207.5</text:p>
          </table:table-cell>
          <table:table-cell office:value-type="float" office:value="104.7" calcext:value-type="float">
            <text:p>104.7</text:p>
          </table:table-cell>
          <table:table-cell office:value-type="float" office:value="523.5" calcext:value-type="float">
            <text:p>523.5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202.467" calcext:value-type="float">
            <text:p>202.467</text:p>
          </table:table-cell>
          <table:table-cell office:value-type="float" office:value="299.103" calcext:value-type="float">
            <text:p>299.103</text:p>
          </table:table-cell>
          <table:table-cell office:value-type="float" office:value="497.085" calcext:value-type="float">
            <text:p>497.085</text:p>
          </table:table-cell>
          <table:table-cell office:value-type="float" office:value="141.133" calcext:value-type="float">
            <text:p>141.133</text:p>
          </table:table-cell>
          <table:table-cell office:value-type="float" office:value="137.942" calcext:value-type="float">
            <text:p>137.942</text:p>
          </table:table-cell>
          <table:table-cell office:value-type="float" office:value="683.151" calcext:value-type="float">
            <text:p>683.151</text:p>
          </table:table-cell>
          <table:table-cell office:value-type="float" office:value="567.801" calcext:value-type="float">
            <text:p>567.801</text:p>
          </table:table-cell>
          <table:table-cell office:value-type="float" office:value="408.222" calcext:value-type="float">
            <text:p>408.222</text:p>
          </table:table-cell>
          <table:table-cell office:value-type="float" office:value="263.942" calcext:value-type="float">
            <text:p>263.942</text:p>
          </table:table-cell>
          <table:table-cell office:value-type="float" office:value="234.721" calcext:value-type="float">
            <text:p>234.721</text:p>
          </table:table-cell>
          <table:table-cell office:value-type="float" office:value="114.395" calcext:value-type="float">
            <text:p>114.395</text:p>
          </table:table-cell>
          <table:table-cell office:value-type="float" office:value="113.784" calcext:value-type="float">
            <text:p>113.784</text:p>
          </table:table-cell>
          <table:table-cell office:value-type="float" office:value="445.512" calcext:value-type="float">
            <text:p>445.512</text:p>
          </table:table-cell>
          <table:table-cell office:value-type="float" office:value="402.248" calcext:value-type="float">
            <text:p>402.248</text:p>
          </table:table-cell>
          <table:table-cell office:value-type="float" office:value="757.927" calcext:value-type="float">
            <text:p>757.927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127.3" calcext:value-type="float">
            <text:p>127.3</text:p>
          </table:table-cell>
          <table:table-cell office:value-type="float" office:value="262.5" calcext:value-type="float">
            <text:p>262.5</text:p>
          </table:table-cell>
          <table:table-cell office:value-type="float" office:value="228.5" calcext:value-type="float">
            <text:p>228.5</text:p>
          </table:table-cell>
          <table:table-cell office:value-type="float" office:value="143.1" calcext:value-type="float">
            <text:p>143.1</text:p>
          </table:table-cell>
          <table:table-cell office:value-type="float" office:value="524" calcext:value-type="float">
            <text:p>524</text:p>
          </table:table-cell>
          <table:table-cell office:value-type="float" office:value="180.8" calcext:value-type="float">
            <text:p>180.8</text:p>
          </table:table-cell>
          <table:table-cell office:value-type="float" office:value="130.9" calcext:value-type="float">
            <text:p>130.9</text:p>
          </table:table-cell>
          <table:table-cell office:value-type="float" office:value="207.5" calcext:value-type="float">
            <text:p>207.5</text:p>
          </table:table-cell>
          <table:table-cell office:value-type="float" office:value="104.7" calcext:value-type="float">
            <text:p>104.7</text:p>
          </table:table-cell>
          <table:table-cell office:value-type="float" office:value="523.5" calcext:value-type="float">
            <text:p>523.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_CV</text:p>
          </table:table-cell>
          <table:table-cell office:value-type="float" office:value="10" calcext:value-type="float">
            <text:p>10</text:p>
          </table:table-cell>
          <table:table-cell office:value-type="float" office:value="202.467" calcext:value-type="float">
            <text:p>202.467</text:p>
          </table:table-cell>
          <table:table-cell office:value-type="float" office:value="497.085" calcext:value-type="float">
            <text:p>497.085</text:p>
          </table:table-cell>
          <table:table-cell office:value-type="float" office:value="141.133" calcext:value-type="float">
            <text:p>141.133</text:p>
          </table:table-cell>
          <table:table-cell office:value-type="float" office:value="137.942" calcext:value-type="float">
            <text:p>137.942</text:p>
          </table:table-cell>
          <table:table-cell office:value-type="float" office:value="683.151" calcext:value-type="float">
            <text:p>683.151</text:p>
          </table:table-cell>
          <table:table-cell office:value-type="float" office:value="408.222" calcext:value-type="float">
            <text:p>408.222</text:p>
          </table:table-cell>
          <table:table-cell office:value-type="float" office:value="114.395" calcext:value-type="float">
            <text:p>114.395</text:p>
          </table:table-cell>
          <table:table-cell office:value-type="float" office:value="445.512" calcext:value-type="float">
            <text:p>445.512</text:p>
          </table:table-cell>
          <table:table-cell office:value-type="float" office:value="402.248" calcext:value-type="float">
            <text:p>402.248</text:p>
          </table:table-cell>
          <table:table-cell office:value-type="float" office:value="757.927" calcext:value-type="float">
            <text:p>757.92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27.3" calcext:value-type="float">
            <text:p>127.3</text:p>
          </table:table-cell>
          <table:table-cell office:value-type="float" office:value="147.3" calcext:value-type="float">
            <text:p>147.3</text:p>
          </table:table-cell>
          <table:table-cell office:value-type="float" office:value="262.5" calcext:value-type="float">
            <text:p>262.5</text:p>
          </table:table-cell>
          <table:table-cell office:value-type="float" office:value="228.5" calcext:value-type="float">
            <text:p>228.5</text:p>
          </table:table-cell>
          <table:table-cell office:value-type="float" office:value="143.1" calcext:value-type="float">
            <text:p>143.1</text:p>
          </table:table-cell>
          <table:table-cell office:value-type="float" office:value="524" calcext:value-type="float">
            <text:p>524</text:p>
          </table:table-cell>
          <table:table-cell office:value-type="float" office:value="235.3" calcext:value-type="float">
            <text:p>235.3</text:p>
          </table:table-cell>
          <table:table-cell office:value-type="float" office:value="180.8" calcext:value-type="float">
            <text:p>180.8</text:p>
          </table:table-cell>
          <table:table-cell office:value-type="float" office:value="171.5" calcext:value-type="float">
            <text:p>171.5</text:p>
          </table:table-cell>
          <table:table-cell office:value-type="float" office:value="312.8" calcext:value-type="float">
            <text:p>312.8</text:p>
          </table:table-cell>
          <table:table-cell office:value-type="float" office:value="130.9" calcext:value-type="float">
            <text:p>130.9</text:p>
          </table:table-cell>
          <table:table-cell office:value-type="float" office:value="138.6" calcext:value-type="float">
            <text:p>138.6</text:p>
          </table:table-cell>
          <table:table-cell office:value-type="float" office:value="207.5" calcext:value-type="float">
            <text:p>207.5</text:p>
          </table:table-cell>
          <table:table-cell office:value-type="float" office:value="104.7" calcext:value-type="float">
            <text:p>104.7</text:p>
          </table:table-cell>
          <table:table-cell office:value-type="float" office:value="523.5" calcext:value-type="float">
            <text:p>523.5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303.001" calcext:value-type="float">
            <text:p>303.001</text:p>
          </table:table-cell>
          <table:table-cell office:value-type="float" office:value="426.249" calcext:value-type="float">
            <text:p>426.249</text:p>
          </table:table-cell>
          <table:table-cell office:value-type="float" office:value="459.856" calcext:value-type="float">
            <text:p>459.856</text:p>
          </table:table-cell>
          <table:table-cell office:value-type="float" office:value="528.367" calcext:value-type="float">
            <text:p>528.367</text:p>
          </table:table-cell>
          <table:table-cell office:value-type="float" office:value="179.854" calcext:value-type="float">
            <text:p>179.854</text:p>
          </table:table-cell>
          <table:table-cell office:value-type="float" office:value="823.555" calcext:value-type="float">
            <text:p>823.555</text:p>
          </table:table-cell>
          <table:table-cell office:value-type="float" office:value="870.305" calcext:value-type="float">
            <text:p>870.305</text:p>
          </table:table-cell>
          <table:table-cell office:value-type="float" office:value="2515.75" calcext:value-type="float">
            <text:p>2515.75</text:p>
          </table:table-cell>
          <table:table-cell office:value-type="float" office:value="385.097" calcext:value-type="float">
            <text:p>385.097</text:p>
          </table:table-cell>
          <table:table-cell office:value-type="float" office:value="245.961" calcext:value-type="float">
            <text:p>245.961</text:p>
          </table:table-cell>
          <table:table-cell office:value-type="float" office:value="201.434" calcext:value-type="float">
            <text:p>201.434</text:p>
          </table:table-cell>
          <table:table-cell office:value-type="float" office:value="111.895" calcext:value-type="float">
            <text:p>111.895</text:p>
          </table:table-cell>
          <table:table-cell office:value-type="float" office:value="63.5425" calcext:value-type="float">
            <text:p>63.5425</text:p>
          </table:table-cell>
          <table:table-cell office:value-type="float" office:value="210.922" calcext:value-type="float">
            <text:p>210.922</text:p>
          </table:table-cell>
          <table:table-cell office:value-type="float" office:value="219.77" calcext:value-type="float">
            <text:p>219.77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127.3" calcext:value-type="float">
            <text:p>127.3</text:p>
          </table:table-cell>
          <table:table-cell office:value-type="float" office:value="262.5" calcext:value-type="float">
            <text:p>262.5</text:p>
          </table:table-cell>
          <table:table-cell office:value-type="float" office:value="228.5" calcext:value-type="float">
            <text:p>228.5</text:p>
          </table:table-cell>
          <table:table-cell office:value-type="float" office:value="143.1" calcext:value-type="float">
            <text:p>143.1</text:p>
          </table:table-cell>
          <table:table-cell office:value-type="float" office:value="524" calcext:value-type="float">
            <text:p>524</text:p>
          </table:table-cell>
          <table:table-cell office:value-type="float" office:value="180.8" calcext:value-type="float">
            <text:p>180.8</text:p>
          </table:table-cell>
          <table:table-cell office:value-type="float" office:value="130.9" calcext:value-type="float">
            <text:p>130.9</text:p>
          </table:table-cell>
          <table:table-cell office:value-type="float" office:value="207.5" calcext:value-type="float">
            <text:p>207.5</text:p>
          </table:table-cell>
          <table:table-cell office:value-type="float" office:value="104.7" calcext:value-type="float">
            <text:p>104.7</text:p>
          </table:table-cell>
          <table:table-cell office:value-type="float" office:value="523.5" calcext:value-type="float">
            <text:p>523.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1_CV</text:p>
          </table:table-cell>
          <table:table-cell office:value-type="float" office:value="10" calcext:value-type="float">
            <text:p>10</text:p>
          </table:table-cell>
          <table:table-cell office:value-type="float" office:value="303.001" calcext:value-type="float">
            <text:p>303.001</text:p>
          </table:table-cell>
          <table:table-cell office:value-type="float" office:value="459.856" calcext:value-type="float">
            <text:p>459.856</text:p>
          </table:table-cell>
          <table:table-cell office:value-type="float" office:value="528.367" calcext:value-type="float">
            <text:p>528.367</text:p>
          </table:table-cell>
          <table:table-cell office:value-type="float" office:value="179.854" calcext:value-type="float">
            <text:p>179.854</text:p>
          </table:table-cell>
          <table:table-cell office:value-type="float" office:value="823.555" calcext:value-type="float">
            <text:p>823.555</text:p>
          </table:table-cell>
          <table:table-cell office:value-type="float" office:value="2515.75" calcext:value-type="float">
            <text:p>2515.75</text:p>
          </table:table-cell>
          <table:table-cell office:value-type="float" office:value="201.434" calcext:value-type="float">
            <text:p>201.434</text:p>
          </table:table-cell>
          <table:table-cell office:value-type="float" office:value="63.5425" calcext:value-type="float">
            <text:p>63.5425</text:p>
          </table:table-cell>
          <table:table-cell office:value-type="float" office:value="210.922" calcext:value-type="float">
            <text:p>210.922</text:p>
          </table:table-cell>
          <table:table-cell office:value-type="float" office:value="219.77" calcext:value-type="float">
            <text:p>219.7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27.3" calcext:value-type="float">
            <text:p>127.3</text:p>
          </table:table-cell>
          <table:table-cell office:value-type="float" office:value="147.3" calcext:value-type="float">
            <text:p>147.3</text:p>
          </table:table-cell>
          <table:table-cell office:value-type="float" office:value="262.5" calcext:value-type="float">
            <text:p>262.5</text:p>
          </table:table-cell>
          <table:table-cell office:value-type="float" office:value="228.5" calcext:value-type="float">
            <text:p>228.5</text:p>
          </table:table-cell>
          <table:table-cell office:value-type="float" office:value="143.1" calcext:value-type="float">
            <text:p>143.1</text:p>
          </table:table-cell>
          <table:table-cell office:value-type="float" office:value="524" calcext:value-type="float">
            <text:p>524</text:p>
          </table:table-cell>
          <table:table-cell office:value-type="float" office:value="235.3" calcext:value-type="float">
            <text:p>235.3</text:p>
          </table:table-cell>
          <table:table-cell office:value-type="float" office:value="180.8" calcext:value-type="float">
            <text:p>180.8</text:p>
          </table:table-cell>
          <table:table-cell office:value-type="float" office:value="171.5" calcext:value-type="float">
            <text:p>171.5</text:p>
          </table:table-cell>
          <table:table-cell office:value-type="float" office:value="312.8" calcext:value-type="float">
            <text:p>312.8</text:p>
          </table:table-cell>
          <table:table-cell office:value-type="float" office:value="130.9" calcext:value-type="float">
            <text:p>130.9</text:p>
          </table:table-cell>
          <table:table-cell office:value-type="float" office:value="138.6" calcext:value-type="float">
            <text:p>138.6</text:p>
          </table:table-cell>
          <table:table-cell office:value-type="float" office:value="207.5" calcext:value-type="float">
            <text:p>207.5</text:p>
          </table:table-cell>
          <table:table-cell office:value-type="float" office:value="104.7" calcext:value-type="float">
            <text:p>104.7</text:p>
          </table:table-cell>
          <table:table-cell office:value-type="float" office:value="523.5" calcext:value-type="float">
            <text:p>523.5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407.241" calcext:value-type="float">
            <text:p>407.241</text:p>
          </table:table-cell>
          <table:table-cell office:value-type="float" office:value="769.955" calcext:value-type="float">
            <text:p>769.955</text:p>
          </table:table-cell>
          <table:table-cell office:value-type="float" office:value="1228.35" calcext:value-type="float">
            <text:p>1228.35</text:p>
          </table:table-cell>
          <table:table-cell office:value-type="float" office:value="352.432" calcext:value-type="float">
            <text:p>352.432</text:p>
          </table:table-cell>
          <table:table-cell office:value-type="float" office:value="546.503" calcext:value-type="float">
            <text:p>546.503</text:p>
          </table:table-cell>
          <table:table-cell office:value-type="float" office:value="630.358" calcext:value-type="float">
            <text:p>630.358</text:p>
          </table:table-cell>
          <table:table-cell office:value-type="float" office:value="534.836" calcext:value-type="float">
            <text:p>534.836</text:p>
          </table:table-cell>
          <table:table-cell office:value-type="float" office:value="210.95" calcext:value-type="float">
            <text:p>210.95</text:p>
          </table:table-cell>
          <table:table-cell office:value-type="float" office:value="387.926" calcext:value-type="float">
            <text:p>387.926</text:p>
          </table:table-cell>
          <table:table-cell office:value-type="float" office:value="147.181" calcext:value-type="float">
            <text:p>147.181</text:p>
          </table:table-cell>
          <table:table-cell office:value-type="float" office:value="151.268" calcext:value-type="float">
            <text:p>151.268</text:p>
          </table:table-cell>
          <table:table-cell office:value-type="float" office:value="205.081" calcext:value-type="float">
            <text:p>205.081</text:p>
          </table:table-cell>
          <table:table-cell office:value-type="float" office:value="545.795" calcext:value-type="float">
            <text:p>545.795</text:p>
          </table:table-cell>
          <table:table-cell office:value-type="float" office:value="226.625" calcext:value-type="float">
            <text:p>226.625</text:p>
          </table:table-cell>
          <table:table-cell office:value-type="float" office:value="172.456" calcext:value-type="float">
            <text:p>172.456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127.3" calcext:value-type="float">
            <text:p>127.3</text:p>
          </table:table-cell>
          <table:table-cell office:value-type="float" office:value="262.5" calcext:value-type="float">
            <text:p>262.5</text:p>
          </table:table-cell>
          <table:table-cell office:value-type="float" office:value="228.5" calcext:value-type="float">
            <text:p>228.5</text:p>
          </table:table-cell>
          <table:table-cell office:value-type="float" office:value="143.1" calcext:value-type="float">
            <text:p>143.1</text:p>
          </table:table-cell>
          <table:table-cell office:value-type="float" office:value="524" calcext:value-type="float">
            <text:p>524</text:p>
          </table:table-cell>
          <table:table-cell office:value-type="float" office:value="180.8" calcext:value-type="float">
            <text:p>180.8</text:p>
          </table:table-cell>
          <table:table-cell office:value-type="float" office:value="130.9" calcext:value-type="float">
            <text:p>130.9</text:p>
          </table:table-cell>
          <table:table-cell office:value-type="float" office:value="207.5" calcext:value-type="float">
            <text:p>207.5</text:p>
          </table:table-cell>
          <table:table-cell office:value-type="float" office:value="104.7" calcext:value-type="float">
            <text:p>104.7</text:p>
          </table:table-cell>
          <table:table-cell office:value-type="float" office:value="523.5" calcext:value-type="float">
            <text:p>523.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_CV</text:p>
          </table:table-cell>
          <table:table-cell office:value-type="float" office:value="10" calcext:value-type="float">
            <text:p>10</text:p>
          </table:table-cell>
          <table:table-cell office:value-type="float" office:value="769.955" calcext:value-type="float">
            <text:p>769.955</text:p>
          </table:table-cell>
          <table:table-cell office:value-type="float" office:value="1228.35" calcext:value-type="float">
            <text:p>1228.35</text:p>
          </table:table-cell>
          <table:table-cell office:value-type="float" office:value="352.432" calcext:value-type="float">
            <text:p>352.432</text:p>
          </table:table-cell>
          <table:table-cell office:value-type="float" office:value="546.503" calcext:value-type="float">
            <text:p>546.503</text:p>
          </table:table-cell>
          <table:table-cell office:value-type="float" office:value="534.836" calcext:value-type="float">
            <text:p>534.836</text:p>
          </table:table-cell>
          <table:table-cell office:value-type="float" office:value="147.181" calcext:value-type="float">
            <text:p>147.181</text:p>
          </table:table-cell>
          <table:table-cell office:value-type="float" office:value="205.081" calcext:value-type="float">
            <text:p>205.081</text:p>
          </table:table-cell>
          <table:table-cell office:value-type="float" office:value="545.795" calcext:value-type="float">
            <text:p>545.795</text:p>
          </table:table-cell>
          <table:table-cell office:value-type="float" office:value="226.625" calcext:value-type="float">
            <text:p>226.625</text:p>
          </table:table-cell>
          <table:table-cell office:value-type="float" office:value="172.456" calcext:value-type="float">
            <text:p>172.456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27.3" calcext:value-type="float">
            <text:p>127.3</text:p>
          </table:table-cell>
          <table:table-cell office:value-type="float" office:value="147.3" calcext:value-type="float">
            <text:p>147.3</text:p>
          </table:table-cell>
          <table:table-cell office:value-type="float" office:value="262.5" calcext:value-type="float">
            <text:p>262.5</text:p>
          </table:table-cell>
          <table:table-cell office:value-type="float" office:value="228.5" calcext:value-type="float">
            <text:p>228.5</text:p>
          </table:table-cell>
          <table:table-cell office:value-type="float" office:value="143.1" calcext:value-type="float">
            <text:p>143.1</text:p>
          </table:table-cell>
          <table:table-cell office:value-type="float" office:value="524" calcext:value-type="float">
            <text:p>524</text:p>
          </table:table-cell>
          <table:table-cell office:value-type="float" office:value="235.3" calcext:value-type="float">
            <text:p>235.3</text:p>
          </table:table-cell>
          <table:table-cell office:value-type="float" office:value="180.8" calcext:value-type="float">
            <text:p>180.8</text:p>
          </table:table-cell>
          <table:table-cell office:value-type="float" office:value="171.5" calcext:value-type="float">
            <text:p>171.5</text:p>
          </table:table-cell>
          <table:table-cell office:value-type="float" office:value="312.8" calcext:value-type="float">
            <text:p>312.8</text:p>
          </table:table-cell>
          <table:table-cell office:value-type="float" office:value="130.9" calcext:value-type="float">
            <text:p>130.9</text:p>
          </table:table-cell>
          <table:table-cell office:value-type="float" office:value="138.6" calcext:value-type="float">
            <text:p>138.6</text:p>
          </table:table-cell>
          <table:table-cell office:value-type="float" office:value="207.5" calcext:value-type="float">
            <text:p>207.5</text:p>
          </table:table-cell>
          <table:table-cell office:value-type="float" office:value="104.7" calcext:value-type="float">
            <text:p>104.7</text:p>
          </table:table-cell>
          <table:table-cell office:value-type="float" office:value="523.5" calcext:value-type="float">
            <text:p>523.5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388.522" calcext:value-type="float">
            <text:p>388.522</text:p>
          </table:table-cell>
          <table:table-cell office:value-type="float" office:value="354.07" calcext:value-type="float">
            <text:p>354.07</text:p>
          </table:table-cell>
          <table:table-cell office:value-type="float" office:value="369.617" calcext:value-type="float">
            <text:p>369.617</text:p>
          </table:table-cell>
          <table:table-cell office:value-type="float" office:value="143.147" calcext:value-type="float">
            <text:p>143.147</text:p>
          </table:table-cell>
          <table:table-cell office:value-type="float" office:value="248.709" calcext:value-type="float">
            <text:p>248.709</text:p>
          </table:table-cell>
          <table:table-cell office:value-type="float" office:value="312.246" calcext:value-type="float">
            <text:p>312.246</text:p>
          </table:table-cell>
          <table:table-cell office:value-type="float" office:value="693.787" calcext:value-type="float">
            <text:p>693.787</text:p>
          </table:table-cell>
          <table:table-cell office:value-type="float" office:value="258.099" calcext:value-type="float">
            <text:p>258.099</text:p>
          </table:table-cell>
          <table:table-cell office:value-type="float" office:value="349.858" calcext:value-type="float">
            <text:p>349.858</text:p>
          </table:table-cell>
          <table:table-cell office:value-type="float" office:value="158.595" calcext:value-type="float">
            <text:p>158.595</text:p>
          </table:table-cell>
          <table:table-cell office:value-type="float" office:value="320.412" calcext:value-type="float">
            <text:p>320.412</text:p>
          </table:table-cell>
          <table:table-cell office:value-type="float" office:value="375.408" calcext:value-type="float">
            <text:p>375.408</text:p>
          </table:table-cell>
          <table:table-cell office:value-type="float" office:value="429.614" calcext:value-type="float">
            <text:p>429.614</text:p>
          </table:table-cell>
          <table:table-cell office:value-type="float" office:value="243.599" calcext:value-type="float">
            <text:p>243.599</text:p>
          </table:table-cell>
          <table:table-cell office:value-type="float" office:value="100.512" calcext:value-type="float">
            <text:p>100.512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127.3" calcext:value-type="float">
            <text:p>127.3</text:p>
          </table:table-cell>
          <table:table-cell office:value-type="float" office:value="262.5" calcext:value-type="float">
            <text:p>262.5</text:p>
          </table:table-cell>
          <table:table-cell office:value-type="float" office:value="228.5" calcext:value-type="float">
            <text:p>228.5</text:p>
          </table:table-cell>
          <table:table-cell office:value-type="float" office:value="143.1" calcext:value-type="float">
            <text:p>143.1</text:p>
          </table:table-cell>
          <table:table-cell office:value-type="float" office:value="524" calcext:value-type="float">
            <text:p>524</text:p>
          </table:table-cell>
          <table:table-cell office:value-type="float" office:value="180.8" calcext:value-type="float">
            <text:p>180.8</text:p>
          </table:table-cell>
          <table:table-cell office:value-type="float" office:value="130.9" calcext:value-type="float">
            <text:p>130.9</text:p>
          </table:table-cell>
          <table:table-cell office:value-type="float" office:value="207.5" calcext:value-type="float">
            <text:p>207.5</text:p>
          </table:table-cell>
          <table:table-cell office:value-type="float" office:value="104.7" calcext:value-type="float">
            <text:p>104.7</text:p>
          </table:table-cell>
          <table:table-cell office:value-type="float" office:value="523.5" calcext:value-type="float">
            <text:p>523.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_CV</text:p>
          </table:table-cell>
          <table:table-cell office:value-type="float" office:value="10" calcext:value-type="float">
            <text:p>10</text:p>
          </table:table-cell>
          <table:table-cell office:value-type="float" office:value="354.07" calcext:value-type="float">
            <text:p>354.07</text:p>
          </table:table-cell>
          <table:table-cell office:value-type="float" office:value="369.617" calcext:value-type="float">
            <text:p>369.617</text:p>
          </table:table-cell>
          <table:table-cell office:value-type="float" office:value="143.147" calcext:value-type="float">
            <text:p>143.147</text:p>
          </table:table-cell>
          <table:table-cell office:value-type="float" office:value="248.709" calcext:value-type="float">
            <text:p>248.709</text:p>
          </table:table-cell>
          <table:table-cell office:value-type="float" office:value="693.787" calcext:value-type="float">
            <text:p>693.787</text:p>
          </table:table-cell>
          <table:table-cell office:value-type="float" office:value="158.595" calcext:value-type="float">
            <text:p>158.595</text:p>
          </table:table-cell>
          <table:table-cell office:value-type="float" office:value="375.408" calcext:value-type="float">
            <text:p>375.408</text:p>
          </table:table-cell>
          <table:table-cell office:value-type="float" office:value="429.614" calcext:value-type="float">
            <text:p>429.614</text:p>
          </table:table-cell>
          <table:table-cell office:value-type="float" office:value="243.599" calcext:value-type="float">
            <text:p>243.599</text:p>
          </table:table-cell>
          <table:table-cell office:value-type="float" office:value="100.512" calcext:value-type="float">
            <text:p>100.512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07.4" calcext:value-type="float">
            <text:p>107.4</text:p>
          </table:table-cell>
          <table:table-cell office:value-type="float" office:value="2349" calcext:value-type="float">
            <text:p>2349</text:p>
          </table:table-cell>
          <table:table-cell office:value-type="float" office:value="316.2" calcext:value-type="float">
            <text:p>316.2</text:p>
          </table:table-cell>
          <table:table-cell office:value-type="float" office:value="190.6" calcext:value-type="float">
            <text:p>190.6</text:p>
          </table:table-cell>
          <table:table-cell office:value-type="float" office:value="132.1" calcext:value-type="float">
            <text:p>132.1</text:p>
          </table:table-cell>
          <table:table-cell office:value-type="float" office:value="634.5" calcext:value-type="float">
            <text:p>634.5</text:p>
          </table:table-cell>
          <table:table-cell office:value-type="float" office:value="278.1" calcext:value-type="float">
            <text:p>278.1</text:p>
          </table:table-cell>
          <table:table-cell office:value-type="float" office:value="223.9" calcext:value-type="float">
            <text:p>223.9</text:p>
          </table:table-cell>
          <table:table-cell office:value-type="float" office:value="147" calcext:value-type="float">
            <text:p>147</text:p>
          </table:table-cell>
          <table:table-cell office:value-type="float" office:value="447.1" calcext:value-type="float">
            <text:p>447.1</text:p>
          </table:table-cell>
          <table:table-cell office:value-type="float" office:value="129" calcext:value-type="float">
            <text:p>129</text:p>
          </table:table-cell>
          <table:table-cell office:value-type="float" office:value="103.7" calcext:value-type="float">
            <text:p>103.7</text:p>
          </table:table-cell>
          <table:table-cell office:value-type="float" office:value="197.8" calcext:value-type="float">
            <text:p>197.8</text:p>
          </table:table-cell>
          <table:table-cell office:value-type="float" office:value="100.6" calcext:value-type="float">
            <text:p>100.6</text:p>
          </table:table-cell>
          <table:table-cell office:value-type="float" office:value="1083" calcext:value-type="float">
            <text:p>1083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07.4" calcext:value-type="float">
            <text:p>107.4</text:p>
          </table:table-cell>
          <table:table-cell office:value-type="float" office:value="2349" calcext:value-type="float">
            <text:p>2349</text:p>
          </table:table-cell>
          <table:table-cell office:value-type="float" office:value="316.2" calcext:value-type="float">
            <text:p>316.2</text:p>
          </table:table-cell>
          <table:table-cell office:value-type="float" office:value="190.6" calcext:value-type="float">
            <text:p>190.6</text:p>
          </table:table-cell>
          <table:table-cell office:value-type="float" office:value="132.1" calcext:value-type="float">
            <text:p>132.1</text:p>
          </table:table-cell>
          <table:table-cell office:value-type="float" office:value="634.5" calcext:value-type="float">
            <text:p>634.5</text:p>
          </table:table-cell>
          <table:table-cell office:value-type="float" office:value="278.1" calcext:value-type="float">
            <text:p>278.1</text:p>
          </table:table-cell>
          <table:table-cell office:value-type="float" office:value="223.9" calcext:value-type="float">
            <text:p>223.9</text:p>
          </table:table-cell>
          <table:table-cell office:value-type="float" office:value="147" calcext:value-type="float">
            <text:p>147</text:p>
          </table:table-cell>
          <table:table-cell office:value-type="float" office:value="447.1" calcext:value-type="float">
            <text:p>447.1</text:p>
          </table:table-cell>
          <table:table-cell office:value-type="float" office:value="129" calcext:value-type="float">
            <text:p>129</text:p>
          </table:table-cell>
          <table:table-cell office:value-type="float" office:value="103.7" calcext:value-type="float">
            <text:p>103.7</text:p>
          </table:table-cell>
          <table:table-cell office:value-type="float" office:value="197.8" calcext:value-type="float">
            <text:p>197.8</text:p>
          </table:table-cell>
          <table:table-cell office:value-type="float" office:value="100.6" calcext:value-type="float">
            <text:p>100.6</text:p>
          </table:table-cell>
          <table:table-cell office:value-type="float" office:value="1083" calcext:value-type="float">
            <text:p>1083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316.2" calcext:value-type="float">
            <text:p>316.2</text:p>
          </table:table-cell>
          <table:table-cell office:value-type="float" office:value="190.6" calcext:value-type="float">
            <text:p>190.6</text:p>
          </table:table-cell>
          <table:table-cell office:value-type="float" office:value="132.1" calcext:value-type="float">
            <text:p>132.1</text:p>
          </table:table-cell>
          <table:table-cell office:value-type="float" office:value="223.9" calcext:value-type="float">
            <text:p>223.9</text:p>
          </table:table-cell>
          <table:table-cell office:value-type="float" office:value="129" calcext:value-type="float">
            <text:p>129</text:p>
          </table:table-cell>
          <table:table-cell office:value-type="float" office:value="197.8" calcext:value-type="float">
            <text:p>197.8</text:p>
          </table:table-cell>
          <table:table-cell office:value-type="float" office:value="100.6" calcext:value-type="float">
            <text:p>100.6</text:p>
          </table:table-cell>
          <table:table-cell office:value-type="float" office:value="1083" calcext:value-type="float">
            <text:p>108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_CV</text:p>
          </table:table-cell>
          <table:table-cell office:value-type="float" office:value="8" calcext:value-type="float">
            <text:p>8</text:p>
          </table:table-cell>
          <table:table-cell office:value-type="float" office:value="316.2" calcext:value-type="float">
            <text:p>316.2</text:p>
          </table:table-cell>
          <table:table-cell office:value-type="float" office:value="190.6" calcext:value-type="float">
            <text:p>190.6</text:p>
          </table:table-cell>
          <table:table-cell office:value-type="float" office:value="132.1" calcext:value-type="float">
            <text:p>132.1</text:p>
          </table:table-cell>
          <table:table-cell office:value-type="float" office:value="223.9" calcext:value-type="float">
            <text:p>223.9</text:p>
          </table:table-cell>
          <table:table-cell office:value-type="float" office:value="129" calcext:value-type="float">
            <text:p>129</text:p>
          </table:table-cell>
          <table:table-cell office:value-type="float" office:value="197.8" calcext:value-type="float">
            <text:p>197.8</text:p>
          </table:table-cell>
          <table:table-cell office:value-type="float" office:value="100.6" calcext:value-type="float">
            <text:p>100.6</text:p>
          </table:table-cell>
          <table:table-cell office:value-type="float" office:value="1083" calcext:value-type="float">
            <text:p>108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07.4" calcext:value-type="float">
            <text:p>107.4</text:p>
          </table:table-cell>
          <table:table-cell office:value-type="float" office:value="2349" calcext:value-type="float">
            <text:p>2349</text:p>
          </table:table-cell>
          <table:table-cell office:value-type="float" office:value="316.2" calcext:value-type="float">
            <text:p>316.2</text:p>
          </table:table-cell>
          <table:table-cell office:value-type="float" office:value="190.6" calcext:value-type="float">
            <text:p>190.6</text:p>
          </table:table-cell>
          <table:table-cell office:value-type="float" office:value="132.1" calcext:value-type="float">
            <text:p>132.1</text:p>
          </table:table-cell>
          <table:table-cell office:value-type="float" office:value="634.5" calcext:value-type="float">
            <text:p>634.5</text:p>
          </table:table-cell>
          <table:table-cell office:value-type="float" office:value="278.1" calcext:value-type="float">
            <text:p>278.1</text:p>
          </table:table-cell>
          <table:table-cell office:value-type="float" office:value="223.9" calcext:value-type="float">
            <text:p>223.9</text:p>
          </table:table-cell>
          <table:table-cell office:value-type="float" office:value="147" calcext:value-type="float">
            <text:p>147</text:p>
          </table:table-cell>
          <table:table-cell office:value-type="float" office:value="447.1" calcext:value-type="float">
            <text:p>447.1</text:p>
          </table:table-cell>
          <table:table-cell office:value-type="float" office:value="129" calcext:value-type="float">
            <text:p>129</text:p>
          </table:table-cell>
          <table:table-cell office:value-type="float" office:value="103.7" calcext:value-type="float">
            <text:p>103.7</text:p>
          </table:table-cell>
          <table:table-cell office:value-type="float" office:value="197.8" calcext:value-type="float">
            <text:p>197.8</text:p>
          </table:table-cell>
          <table:table-cell office:value-type="float" office:value="100.6" calcext:value-type="float">
            <text:p>100.6</text:p>
          </table:table-cell>
          <table:table-cell office:value-type="float" office:value="1083" calcext:value-type="float">
            <text:p>1083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81.073" calcext:value-type="float">
            <text:p>181.073</text:p>
          </table:table-cell>
          <table:table-cell office:value-type="float" office:value="594.146" calcext:value-type="float">
            <text:p>594.146</text:p>
          </table:table-cell>
          <table:table-cell office:value-type="float" office:value="451.702" calcext:value-type="float">
            <text:p>451.702</text:p>
          </table:table-cell>
          <table:table-cell office:value-type="float" office:value="226.368" calcext:value-type="float">
            <text:p>226.368</text:p>
          </table:table-cell>
          <table:table-cell office:value-type="float" office:value="153.866" calcext:value-type="float">
            <text:p>153.866</text:p>
          </table:table-cell>
          <table:table-cell office:value-type="float" office:value="614.179" calcext:value-type="float">
            <text:p>614.179</text:p>
          </table:table-cell>
          <table:table-cell office:value-type="float" office:value="246.886" calcext:value-type="float">
            <text:p>246.886</text:p>
          </table:table-cell>
          <table:table-cell office:value-type="float" office:value="363.115" calcext:value-type="float">
            <text:p>363.115</text:p>
          </table:table-cell>
          <table:table-cell office:value-type="float" office:value="222.216" calcext:value-type="float">
            <text:p>222.216</text:p>
          </table:table-cell>
          <table:table-cell office:value-type="float" office:value="529.489" calcext:value-type="float">
            <text:p>529.489</text:p>
          </table:table-cell>
          <table:table-cell office:value-type="float" office:value="200.969" calcext:value-type="float">
            <text:p>200.969</text:p>
          </table:table-cell>
          <table:table-cell office:value-type="float" office:value="169.48" calcext:value-type="float">
            <text:p>169.48</text:p>
          </table:table-cell>
          <table:table-cell office:value-type="float" office:value="239.677" calcext:value-type="float">
            <text:p>239.677</text:p>
          </table:table-cell>
          <table:table-cell office:value-type="float" office:value="211.782" calcext:value-type="float">
            <text:p>211.782</text:p>
          </table:table-cell>
          <table:table-cell office:value-type="float" office:value="567.311" calcext:value-type="float">
            <text:p>567.311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316.2" calcext:value-type="float">
            <text:p>316.2</text:p>
          </table:table-cell>
          <table:table-cell office:value-type="float" office:value="190.6" calcext:value-type="float">
            <text:p>190.6</text:p>
          </table:table-cell>
          <table:table-cell office:value-type="float" office:value="132.1" calcext:value-type="float">
            <text:p>132.1</text:p>
          </table:table-cell>
          <table:table-cell office:value-type="float" office:value="223.9" calcext:value-type="float">
            <text:p>223.9</text:p>
          </table:table-cell>
          <table:table-cell office:value-type="float" office:value="129" calcext:value-type="float">
            <text:p>129</text:p>
          </table:table-cell>
          <table:table-cell office:value-type="float" office:value="197.8" calcext:value-type="float">
            <text:p>197.8</text:p>
          </table:table-cell>
          <table:table-cell office:value-type="float" office:value="100.6" calcext:value-type="float">
            <text:p>100.6</text:p>
          </table:table-cell>
          <table:table-cell office:value-type="float" office:value="1083" calcext:value-type="float">
            <text:p>108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_CV</text:p>
          </table:table-cell>
          <table:table-cell office:value-type="float" office:value="8" calcext:value-type="float">
            <text:p>8</text:p>
          </table:table-cell>
          <table:table-cell office:value-type="float" office:value="451.702" calcext:value-type="float">
            <text:p>451.702</text:p>
          </table:table-cell>
          <table:table-cell office:value-type="float" office:value="226.368" calcext:value-type="float">
            <text:p>226.368</text:p>
          </table:table-cell>
          <table:table-cell office:value-type="float" office:value="153.866" calcext:value-type="float">
            <text:p>153.866</text:p>
          </table:table-cell>
          <table:table-cell office:value-type="float" office:value="363.115" calcext:value-type="float">
            <text:p>363.115</text:p>
          </table:table-cell>
          <table:table-cell office:value-type="float" office:value="200.969" calcext:value-type="float">
            <text:p>200.969</text:p>
          </table:table-cell>
          <table:table-cell office:value-type="float" office:value="239.677" calcext:value-type="float">
            <text:p>239.677</text:p>
          </table:table-cell>
          <table:table-cell office:value-type="float" office:value="211.782" calcext:value-type="float">
            <text:p>211.782</text:p>
          </table:table-cell>
          <table:table-cell office:value-type="float" office:value="567.311" calcext:value-type="float">
            <text:p>567.31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07.4" calcext:value-type="float">
            <text:p>107.4</text:p>
          </table:table-cell>
          <table:table-cell office:value-type="float" office:value="2349" calcext:value-type="float">
            <text:p>2349</text:p>
          </table:table-cell>
          <table:table-cell office:value-type="float" office:value="316.2" calcext:value-type="float">
            <text:p>316.2</text:p>
          </table:table-cell>
          <table:table-cell office:value-type="float" office:value="190.6" calcext:value-type="float">
            <text:p>190.6</text:p>
          </table:table-cell>
          <table:table-cell office:value-type="float" office:value="132.1" calcext:value-type="float">
            <text:p>132.1</text:p>
          </table:table-cell>
          <table:table-cell office:value-type="float" office:value="634.5" calcext:value-type="float">
            <text:p>634.5</text:p>
          </table:table-cell>
          <table:table-cell office:value-type="float" office:value="278.1" calcext:value-type="float">
            <text:p>278.1</text:p>
          </table:table-cell>
          <table:table-cell office:value-type="float" office:value="223.9" calcext:value-type="float">
            <text:p>223.9</text:p>
          </table:table-cell>
          <table:table-cell office:value-type="float" office:value="147" calcext:value-type="float">
            <text:p>147</text:p>
          </table:table-cell>
          <table:table-cell office:value-type="float" office:value="447.1" calcext:value-type="float">
            <text:p>447.1</text:p>
          </table:table-cell>
          <table:table-cell office:value-type="float" office:value="129" calcext:value-type="float">
            <text:p>129</text:p>
          </table:table-cell>
          <table:table-cell office:value-type="float" office:value="103.7" calcext:value-type="float">
            <text:p>103.7</text:p>
          </table:table-cell>
          <table:table-cell office:value-type="float" office:value="197.8" calcext:value-type="float">
            <text:p>197.8</text:p>
          </table:table-cell>
          <table:table-cell office:value-type="float" office:value="100.6" calcext:value-type="float">
            <text:p>100.6</text:p>
          </table:table-cell>
          <table:table-cell office:value-type="float" office:value="1083" calcext:value-type="float">
            <text:p>1083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232.577" calcext:value-type="float">
            <text:p>232.577</text:p>
          </table:table-cell>
          <table:table-cell office:value-type="float" office:value="387.694" calcext:value-type="float">
            <text:p>387.694</text:p>
          </table:table-cell>
          <table:table-cell office:value-type="float" office:value="401.24" calcext:value-type="float">
            <text:p>401.24</text:p>
          </table:table-cell>
          <table:table-cell office:value-type="float" office:value="164.702" calcext:value-type="float">
            <text:p>164.702</text:p>
          </table:table-cell>
          <table:table-cell office:value-type="float" office:value="161.249" calcext:value-type="float">
            <text:p>161.249</text:p>
          </table:table-cell>
          <table:table-cell office:value-type="float" office:value="658.778" calcext:value-type="float">
            <text:p>658.778</text:p>
          </table:table-cell>
          <table:table-cell office:value-type="float" office:value="170.726" calcext:value-type="float">
            <text:p>170.726</text:p>
          </table:table-cell>
          <table:table-cell office:value-type="float" office:value="258.572" calcext:value-type="float">
            <text:p>258.572</text:p>
          </table:table-cell>
          <table:table-cell office:value-type="float" office:value="505.27" calcext:value-type="float">
            <text:p>505.27</text:p>
          </table:table-cell>
          <table:table-cell office:value-type="float" office:value="172.725" calcext:value-type="float">
            <text:p>172.725</text:p>
          </table:table-cell>
          <table:table-cell office:value-type="float" office:value="130.109" calcext:value-type="float">
            <text:p>130.109</text:p>
          </table:table-cell>
          <table:table-cell office:value-type="float" office:value="108.81" calcext:value-type="float">
            <text:p>108.81</text:p>
          </table:table-cell>
          <table:table-cell office:value-type="float" office:value="238.829" calcext:value-type="float">
            <text:p>238.829</text:p>
          </table:table-cell>
          <table:table-cell office:value-type="float" office:value="1573.65" calcext:value-type="float">
            <text:p>1573.65</text:p>
          </table:table-cell>
          <table:table-cell office:value-type="float" office:value="647.482" calcext:value-type="float">
            <text:p>647.482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316.2" calcext:value-type="float">
            <text:p>316.2</text:p>
          </table:table-cell>
          <table:table-cell office:value-type="float" office:value="190.6" calcext:value-type="float">
            <text:p>190.6</text:p>
          </table:table-cell>
          <table:table-cell office:value-type="float" office:value="132.1" calcext:value-type="float">
            <text:p>132.1</text:p>
          </table:table-cell>
          <table:table-cell office:value-type="float" office:value="223.9" calcext:value-type="float">
            <text:p>223.9</text:p>
          </table:table-cell>
          <table:table-cell office:value-type="float" office:value="129" calcext:value-type="float">
            <text:p>129</text:p>
          </table:table-cell>
          <table:table-cell office:value-type="float" office:value="197.8" calcext:value-type="float">
            <text:p>197.8</text:p>
          </table:table-cell>
          <table:table-cell office:value-type="float" office:value="100.6" calcext:value-type="float">
            <text:p>100.6</text:p>
          </table:table-cell>
          <table:table-cell office:value-type="float" office:value="1083" calcext:value-type="float">
            <text:p>108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_CV</text:p>
          </table:table-cell>
          <table:table-cell office:value-type="float" office:value="8" calcext:value-type="float">
            <text:p>8</text:p>
          </table:table-cell>
          <table:table-cell office:value-type="float" office:value="401.24" calcext:value-type="float">
            <text:p>401.24</text:p>
          </table:table-cell>
          <table:table-cell office:value-type="float" office:value="164.702" calcext:value-type="float">
            <text:p>164.702</text:p>
          </table:table-cell>
          <table:table-cell office:value-type="float" office:value="161.249" calcext:value-type="float">
            <text:p>161.249</text:p>
          </table:table-cell>
          <table:table-cell office:value-type="float" office:value="258.572" calcext:value-type="float">
            <text:p>258.572</text:p>
          </table:table-cell>
          <table:table-cell office:value-type="float" office:value="130.109" calcext:value-type="float">
            <text:p>130.109</text:p>
          </table:table-cell>
          <table:table-cell office:value-type="float" office:value="238.829" calcext:value-type="float">
            <text:p>238.829</text:p>
          </table:table-cell>
          <table:table-cell office:value-type="float" office:value="1573.65" calcext:value-type="float">
            <text:p>1573.65</text:p>
          </table:table-cell>
          <table:table-cell office:value-type="float" office:value="647.482" calcext:value-type="float">
            <text:p>647.48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07.4" calcext:value-type="float">
            <text:p>107.4</text:p>
          </table:table-cell>
          <table:table-cell office:value-type="float" office:value="2349" calcext:value-type="float">
            <text:p>2349</text:p>
          </table:table-cell>
          <table:table-cell office:value-type="float" office:value="316.2" calcext:value-type="float">
            <text:p>316.2</text:p>
          </table:table-cell>
          <table:table-cell office:value-type="float" office:value="190.6" calcext:value-type="float">
            <text:p>190.6</text:p>
          </table:table-cell>
          <table:table-cell office:value-type="float" office:value="132.1" calcext:value-type="float">
            <text:p>132.1</text:p>
          </table:table-cell>
          <table:table-cell office:value-type="float" office:value="634.5" calcext:value-type="float">
            <text:p>634.5</text:p>
          </table:table-cell>
          <table:table-cell office:value-type="float" office:value="278.1" calcext:value-type="float">
            <text:p>278.1</text:p>
          </table:table-cell>
          <table:table-cell office:value-type="float" office:value="223.9" calcext:value-type="float">
            <text:p>223.9</text:p>
          </table:table-cell>
          <table:table-cell office:value-type="float" office:value="147" calcext:value-type="float">
            <text:p>147</text:p>
          </table:table-cell>
          <table:table-cell office:value-type="float" office:value="447.1" calcext:value-type="float">
            <text:p>447.1</text:p>
          </table:table-cell>
          <table:table-cell office:value-type="float" office:value="129" calcext:value-type="float">
            <text:p>129</text:p>
          </table:table-cell>
          <table:table-cell office:value-type="float" office:value="103.7" calcext:value-type="float">
            <text:p>103.7</text:p>
          </table:table-cell>
          <table:table-cell office:value-type="float" office:value="197.8" calcext:value-type="float">
            <text:p>197.8</text:p>
          </table:table-cell>
          <table:table-cell office:value-type="float" office:value="100.6" calcext:value-type="float">
            <text:p>100.6</text:p>
          </table:table-cell>
          <table:table-cell office:value-type="float" office:value="1083" calcext:value-type="float">
            <text:p>1083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222.396" calcext:value-type="float">
            <text:p>222.396</text:p>
          </table:table-cell>
          <table:table-cell office:value-type="float" office:value="434.09" calcext:value-type="float">
            <text:p>434.09</text:p>
          </table:table-cell>
          <table:table-cell office:value-type="float" office:value="389.421" calcext:value-type="float">
            <text:p>389.421</text:p>
          </table:table-cell>
          <table:table-cell office:value-type="float" office:value="280.033" calcext:value-type="float">
            <text:p>280.033</text:p>
          </table:table-cell>
          <table:table-cell office:value-type="float" office:value="186.025" calcext:value-type="float">
            <text:p>186.025</text:p>
          </table:table-cell>
          <table:table-cell office:value-type="float" office:value="890.496" calcext:value-type="float">
            <text:p>890.496</text:p>
          </table:table-cell>
          <table:table-cell office:value-type="float" office:value="1163" calcext:value-type="float">
            <text:p>1163</text:p>
          </table:table-cell>
          <table:table-cell office:value-type="float" office:value="1855.05" calcext:value-type="float">
            <text:p>1855.05</text:p>
          </table:table-cell>
          <table:table-cell office:value-type="float" office:value="444.057" calcext:value-type="float">
            <text:p>444.057</text:p>
          </table:table-cell>
          <table:table-cell office:value-type="float" office:value="374.537" calcext:value-type="float">
            <text:p>374.537</text:p>
          </table:table-cell>
          <table:table-cell office:value-type="float" office:value="330.742" calcext:value-type="float">
            <text:p>330.742</text:p>
          </table:table-cell>
          <table:table-cell office:value-type="float" office:value="215.794" calcext:value-type="float">
            <text:p>215.794</text:p>
          </table:table-cell>
          <table:table-cell office:value-type="float" office:value="57.5941" calcext:value-type="float">
            <text:p>57.5941</text:p>
          </table:table-cell>
          <table:table-cell office:value-type="float" office:value="518.176" calcext:value-type="float">
            <text:p>518.176</text:p>
          </table:table-cell>
          <table:table-cell office:value-type="float" office:value="246.515" calcext:value-type="float">
            <text:p>246.515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316.2" calcext:value-type="float">
            <text:p>316.2</text:p>
          </table:table-cell>
          <table:table-cell office:value-type="float" office:value="190.6" calcext:value-type="float">
            <text:p>190.6</text:p>
          </table:table-cell>
          <table:table-cell office:value-type="float" office:value="132.1" calcext:value-type="float">
            <text:p>132.1</text:p>
          </table:table-cell>
          <table:table-cell office:value-type="float" office:value="223.9" calcext:value-type="float">
            <text:p>223.9</text:p>
          </table:table-cell>
          <table:table-cell office:value-type="float" office:value="129" calcext:value-type="float">
            <text:p>129</text:p>
          </table:table-cell>
          <table:table-cell office:value-type="float" office:value="197.8" calcext:value-type="float">
            <text:p>197.8</text:p>
          </table:table-cell>
          <table:table-cell office:value-type="float" office:value="100.6" calcext:value-type="float">
            <text:p>100.6</text:p>
          </table:table-cell>
          <table:table-cell office:value-type="float" office:value="1083" calcext:value-type="float">
            <text:p>1083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1_CV</text:p>
          </table:table-cell>
          <table:table-cell office:value-type="float" office:value="8" calcext:value-type="float">
            <text:p>8</text:p>
          </table:table-cell>
          <table:table-cell office:value-type="float" office:value="389.421" calcext:value-type="float">
            <text:p>389.421</text:p>
          </table:table-cell>
          <table:table-cell office:value-type="float" office:value="280.033" calcext:value-type="float">
            <text:p>280.033</text:p>
          </table:table-cell>
          <table:table-cell office:value-type="float" office:value="186.025" calcext:value-type="float">
            <text:p>186.025</text:p>
          </table:table-cell>
          <table:table-cell office:value-type="float" office:value="1855.05" calcext:value-type="float">
            <text:p>1855.05</text:p>
          </table:table-cell>
          <table:table-cell office:value-type="float" office:value="330.742" calcext:value-type="float">
            <text:p>330.742</text:p>
          </table:table-cell>
          <table:table-cell office:value-type="float" office:value="57.5941" calcext:value-type="float">
            <text:p>57.5941</text:p>
          </table:table-cell>
          <table:table-cell office:value-type="float" office:value="518.176" calcext:value-type="float">
            <text:p>518.176</text:p>
          </table:table-cell>
          <table:table-cell office:value-type="float" office:value="246.515" calcext:value-type="float">
            <text:p>246.5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07.4" calcext:value-type="float">
            <text:p>107.4</text:p>
          </table:table-cell>
          <table:table-cell office:value-type="float" office:value="2349" calcext:value-type="float">
            <text:p>2349</text:p>
          </table:table-cell>
          <table:table-cell office:value-type="float" office:value="316.2" calcext:value-type="float">
            <text:p>316.2</text:p>
          </table:table-cell>
          <table:table-cell office:value-type="float" office:value="190.6" calcext:value-type="float">
            <text:p>190.6</text:p>
          </table:table-cell>
          <table:table-cell office:value-type="float" office:value="132.1" calcext:value-type="float">
            <text:p>132.1</text:p>
          </table:table-cell>
          <table:table-cell office:value-type="float" office:value="634.5" calcext:value-type="float">
            <text:p>634.5</text:p>
          </table:table-cell>
          <table:table-cell office:value-type="float" office:value="278.1" calcext:value-type="float">
            <text:p>278.1</text:p>
          </table:table-cell>
          <table:table-cell office:value-type="float" office:value="223.9" calcext:value-type="float">
            <text:p>223.9</text:p>
          </table:table-cell>
          <table:table-cell office:value-type="float" office:value="147" calcext:value-type="float">
            <text:p>147</text:p>
          </table:table-cell>
          <table:table-cell office:value-type="float" office:value="447.1" calcext:value-type="float">
            <text:p>447.1</text:p>
          </table:table-cell>
          <table:table-cell office:value-type="float" office:value="129" calcext:value-type="float">
            <text:p>129</text:p>
          </table:table-cell>
          <table:table-cell office:value-type="float" office:value="103.7" calcext:value-type="float">
            <text:p>103.7</text:p>
          </table:table-cell>
          <table:table-cell office:value-type="float" office:value="197.8" calcext:value-type="float">
            <text:p>197.8</text:p>
          </table:table-cell>
          <table:table-cell office:value-type="float" office:value="100.6" calcext:value-type="float">
            <text:p>100.6</text:p>
          </table:table-cell>
          <table:table-cell office:value-type="float" office:value="1083" calcext:value-type="float">
            <text:p>1083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409.762" calcext:value-type="float">
            <text:p>409.762</text:p>
          </table:table-cell>
          <table:table-cell office:value-type="float" office:value="475.956" calcext:value-type="float">
            <text:p>475.956</text:p>
          </table:table-cell>
          <table:table-cell office:value-type="float" office:value="830.368" calcext:value-type="float">
            <text:p>830.368</text:p>
          </table:table-cell>
          <table:table-cell office:value-type="float" office:value="332.295" calcext:value-type="float">
            <text:p>332.295</text:p>
          </table:table-cell>
          <table:table-cell office:value-type="float" office:value="434.388" calcext:value-type="float">
            <text:p>434.388</text:p>
          </table:table-cell>
          <table:table-cell office:value-type="float" office:value="622.727" calcext:value-type="float">
            <text:p>622.727</text:p>
          </table:table-cell>
          <table:table-cell office:value-type="float" office:value="427.729" calcext:value-type="float">
            <text:p>427.729</text:p>
          </table:table-cell>
          <table:table-cell office:value-type="float" office:value="228.215" calcext:value-type="float">
            <text:p>228.215</text:p>
          </table:table-cell>
          <table:table-cell office:value-type="float" office:value="637.406" calcext:value-type="float">
            <text:p>637.406</text:p>
          </table:table-cell>
          <table:table-cell office:value-type="float" office:value="296.787" calcext:value-type="float">
            <text:p>296.787</text:p>
          </table:table-cell>
          <table:table-cell office:value-type="float" office:value="309.539" calcext:value-type="float">
            <text:p>309.539</text:p>
          </table:table-cell>
          <table:table-cell office:value-type="float" office:value="225.168" calcext:value-type="float">
            <text:p>225.168</text:p>
          </table:table-cell>
          <table:table-cell office:value-type="float" office:value="298.057" calcext:value-type="float">
            <text:p>298.057</text:p>
          </table:table-cell>
          <table:table-cell office:value-type="float" office:value="218.968" calcext:value-type="float">
            <text:p>218.968</text:p>
          </table:table-cell>
          <table:table-cell office:value-type="float" office:value="230.801" calcext:value-type="float">
            <text:p>230.801</text:p>
          </table:table-cell>
          <table:table-cell table:number-columns-repeated="100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16.2" calcext:value-type="float">
            <text:p>316.2</text:p>
          </table:table-cell>
          <table:table-cell table:style-name="ce1" office:value-type="float" office:value="190.6" calcext:value-type="float">
            <text:p>190.6</text:p>
          </table:table-cell>
          <table:table-cell table:style-name="ce1" office:value-type="float" office:value="132.1" calcext:value-type="float">
            <text:p>132.1</text:p>
          </table:table-cell>
          <table:table-cell table:style-name="ce1" office:value-type="float" office:value="223.9" calcext:value-type="float">
            <text:p>223.9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97.8" calcext:value-type="float">
            <text:p>197.8</text:p>
          </table:table-cell>
          <table:table-cell table:style-name="ce1" office:value-type="float" office:value="100.6" calcext:value-type="float">
            <text:p>100.6</text:p>
          </table:table-cell>
          <table:table-cell table:style-name="ce1" office:value-type="float" office:value="1083" calcext:value-type="float">
            <text:p>1083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1_CV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75.956" calcext:value-type="float">
            <text:p>475.956</text:p>
          </table:table-cell>
          <table:table-cell table:style-name="ce1" office:value-type="float" office:value="830.368" calcext:value-type="float">
            <text:p>830.368</text:p>
          </table:table-cell>
          <table:table-cell table:style-name="ce1" office:value-type="float" office:value="332.295" calcext:value-type="float">
            <text:p>332.295</text:p>
          </table:table-cell>
          <table:table-cell table:style-name="ce1" office:value-type="float" office:value="427.729" calcext:value-type="float">
            <text:p>427.729</text:p>
          </table:table-cell>
          <table:table-cell table:style-name="ce1" office:value-type="float" office:value="296.787" calcext:value-type="float">
            <text:p>296.787</text:p>
          </table:table-cell>
          <table:table-cell table:style-name="ce1" office:value-type="float" office:value="225.168" calcext:value-type="float">
            <text:p>225.168</text:p>
          </table:table-cell>
          <table:table-cell table:style-name="ce1" office:value-type="float" office:value="298.057" calcext:value-type="float">
            <text:p>298.057</text:p>
          </table:table-cell>
          <table:table-cell table:style-name="ce1" office:value-type="float" office:value="218.968" calcext:value-type="float">
            <text:p>218.968</text:p>
          </table:table-cell>
          <table:table-cell table:style-name="ce1" office:value-type="float" office:value="230.801" calcext:value-type="float">
            <text:p>230.801</text:p>
          </table:table-cell>
          <table:table-cell table:style-name="ce1"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13.5" calcext:value-type="float">
            <text:p>113.5</text:p>
          </table:table-cell>
          <table:table-cell office:value-type="float" office:value="2798" calcext:value-type="float">
            <text:p>2798</text:p>
          </table:table-cell>
          <table:table-cell office:value-type="float" office:value="568" calcext:value-type="float">
            <text:p>568</text:p>
          </table:table-cell>
          <table:table-cell office:value-type="float" office:value="613.8" calcext:value-type="float">
            <text:p>613.8</text:p>
          </table:table-cell>
          <table:table-cell office:value-type="float" office:value="105.5" calcext:value-type="float">
            <text:p>105.5</text:p>
          </table:table-cell>
          <table:table-cell office:value-type="float" office:value="750" calcext:value-type="float">
            <text:p>750</text:p>
          </table:table-cell>
          <table:table-cell office:value-type="float" office:value="201.4" calcext:value-type="float">
            <text:p>201.4</text:p>
          </table:table-cell>
          <table:table-cell office:value-type="float" office:value="198.4" calcext:value-type="float">
            <text:p>198.4</text:p>
          </table:table-cell>
          <table:table-cell office:value-type="float" office:value="225.9" calcext:value-type="float">
            <text:p>225.9</text:p>
          </table:table-cell>
          <table:table-cell office:value-type="float" office:value="487.3" calcext:value-type="float">
            <text:p>487.3</text:p>
          </table:table-cell>
          <table:table-cell office:value-type="float" office:value="127.5" calcext:value-type="float">
            <text:p>127.5</text:p>
          </table:table-cell>
          <table:table-cell office:value-type="float" office:value="852" calcext:value-type="float">
            <text:p>852</text:p>
          </table:table-cell>
          <table:table-cell office:value-type="float" office:value="195.5" calcext:value-type="float">
            <text:p>195.5</text:p>
          </table:table-cell>
          <table:table-cell office:value-type="float" office:value="154.5" calcext:value-type="float">
            <text:p>154.5</text:p>
          </table:table-cell>
          <table:table-cell office:value-type="float" office:value="451.8" calcext:value-type="float">
            <text:p>451.8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13.5" calcext:value-type="float">
            <text:p>113.5</text:p>
          </table:table-cell>
          <table:table-cell office:value-type="float" office:value="2798" calcext:value-type="float">
            <text:p>2798</text:p>
          </table:table-cell>
          <table:table-cell office:value-type="float" office:value="568" calcext:value-type="float">
            <text:p>568</text:p>
          </table:table-cell>
          <table:table-cell office:value-type="float" office:value="613.8" calcext:value-type="float">
            <text:p>613.8</text:p>
          </table:table-cell>
          <table:table-cell office:value-type="float" office:value="105.5" calcext:value-type="float">
            <text:p>105.5</text:p>
          </table:table-cell>
          <table:table-cell office:value-type="float" office:value="750" calcext:value-type="float">
            <text:p>750</text:p>
          </table:table-cell>
          <table:table-cell office:value-type="float" office:value="201.4" calcext:value-type="float">
            <text:p>201.4</text:p>
          </table:table-cell>
          <table:table-cell office:value-type="float" office:value="198.4" calcext:value-type="float">
            <text:p>198.4</text:p>
          </table:table-cell>
          <table:table-cell office:value-type="float" office:value="225.9" calcext:value-type="float">
            <text:p>225.9</text:p>
          </table:table-cell>
          <table:table-cell office:value-type="float" office:value="487.3" calcext:value-type="float">
            <text:p>487.3</text:p>
          </table:table-cell>
          <table:table-cell office:value-type="float" office:value="127.5" calcext:value-type="float">
            <text:p>127.5</text:p>
          </table:table-cell>
          <table:table-cell office:value-type="float" office:value="852" calcext:value-type="float">
            <text:p>852</text:p>
          </table:table-cell>
          <table:table-cell office:value-type="float" office:value="195.5" calcext:value-type="float">
            <text:p>195.5</text:p>
          </table:table-cell>
          <table:table-cell office:value-type="float" office:value="154.5" calcext:value-type="float">
            <text:p>154.5</text:p>
          </table:table-cell>
          <table:table-cell office:value-type="float" office:value="451.8" calcext:value-type="float">
            <text:p>451.8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2798" calcext:value-type="float">
            <text:p>2798</text:p>
          </table:table-cell>
          <table:table-cell office:value-type="float" office:value="568" calcext:value-type="float">
            <text:p>568</text:p>
          </table:table-cell>
          <table:table-cell office:value-type="float" office:value="613.8" calcext:value-type="float">
            <text:p>613.8</text:p>
          </table:table-cell>
          <table:table-cell office:value-type="float" office:value="105.5" calcext:value-type="float">
            <text:p>105.5</text:p>
          </table:table-cell>
          <table:table-cell office:value-type="float" office:value="487.3" calcext:value-type="float">
            <text:p>487.3</text:p>
          </table:table-cell>
          <table:table-cell office:value-type="float" office:value="195.5" calcext:value-type="float">
            <text:p>195.5</text:p>
          </table:table-cell>
          <table:table-cell office:value-type="float" office:value="451.8" calcext:value-type="float">
            <text:p>451.8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_CV</text:p>
          </table:table-cell>
          <table:table-cell office:value-type="float" office:value="7" calcext:value-type="float">
            <text:p>7</text:p>
          </table:table-cell>
          <table:table-cell office:value-type="float" office:value="2798" calcext:value-type="float">
            <text:p>2798</text:p>
          </table:table-cell>
          <table:table-cell office:value-type="float" office:value="568" calcext:value-type="float">
            <text:p>568</text:p>
          </table:table-cell>
          <table:table-cell office:value-type="float" office:value="613.8" calcext:value-type="float">
            <text:p>613.8</text:p>
          </table:table-cell>
          <table:table-cell office:value-type="float" office:value="105.5" calcext:value-type="float">
            <text:p>105.5</text:p>
          </table:table-cell>
          <table:table-cell office:value-type="float" office:value="487.3" calcext:value-type="float">
            <text:p>487.3</text:p>
          </table:table-cell>
          <table:table-cell office:value-type="float" office:value="195.5" calcext:value-type="float">
            <text:p>195.5</text:p>
          </table:table-cell>
          <table:table-cell office:value-type="float" office:value="451.8" calcext:value-type="float">
            <text:p>451.8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13.5" calcext:value-type="float">
            <text:p>113.5</text:p>
          </table:table-cell>
          <table:table-cell office:value-type="float" office:value="2798" calcext:value-type="float">
            <text:p>2798</text:p>
          </table:table-cell>
          <table:table-cell office:value-type="float" office:value="568" calcext:value-type="float">
            <text:p>568</text:p>
          </table:table-cell>
          <table:table-cell office:value-type="float" office:value="613.8" calcext:value-type="float">
            <text:p>613.8</text:p>
          </table:table-cell>
          <table:table-cell office:value-type="float" office:value="105.5" calcext:value-type="float">
            <text:p>105.5</text:p>
          </table:table-cell>
          <table:table-cell office:value-type="float" office:value="750" calcext:value-type="float">
            <text:p>750</text:p>
          </table:table-cell>
          <table:table-cell office:value-type="float" office:value="201.4" calcext:value-type="float">
            <text:p>201.4</text:p>
          </table:table-cell>
          <table:table-cell office:value-type="float" office:value="198.4" calcext:value-type="float">
            <text:p>198.4</text:p>
          </table:table-cell>
          <table:table-cell office:value-type="float" office:value="225.9" calcext:value-type="float">
            <text:p>225.9</text:p>
          </table:table-cell>
          <table:table-cell office:value-type="float" office:value="487.3" calcext:value-type="float">
            <text:p>487.3</text:p>
          </table:table-cell>
          <table:table-cell office:value-type="float" office:value="127.5" calcext:value-type="float">
            <text:p>127.5</text:p>
          </table:table-cell>
          <table:table-cell office:value-type="float" office:value="852" calcext:value-type="float">
            <text:p>852</text:p>
          </table:table-cell>
          <table:table-cell office:value-type="float" office:value="195.5" calcext:value-type="float">
            <text:p>195.5</text:p>
          </table:table-cell>
          <table:table-cell office:value-type="float" office:value="154.5" calcext:value-type="float">
            <text:p>154.5</text:p>
          </table:table-cell>
          <table:table-cell office:value-type="float" office:value="451.8" calcext:value-type="float">
            <text:p>451.8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01.912" calcext:value-type="float">
            <text:p>101.912</text:p>
          </table:table-cell>
          <table:table-cell office:value-type="float" office:value="913.066" calcext:value-type="float">
            <text:p>913.066</text:p>
          </table:table-cell>
          <table:table-cell office:value-type="float" office:value="346.898" calcext:value-type="float">
            <text:p>346.898</text:p>
          </table:table-cell>
          <table:table-cell office:value-type="float" office:value="368.935" calcext:value-type="float">
            <text:p>368.935</text:p>
          </table:table-cell>
          <table:table-cell office:value-type="float" office:value="111.419" calcext:value-type="float">
            <text:p>111.419</text:p>
          </table:table-cell>
          <table:table-cell office:value-type="float" office:value="305.664" calcext:value-type="float">
            <text:p>305.664</text:p>
          </table:table-cell>
          <table:table-cell office:value-type="float" office:value="206.685" calcext:value-type="float">
            <text:p>206.685</text:p>
          </table:table-cell>
          <table:table-cell office:value-type="float" office:value="166.753" calcext:value-type="float">
            <text:p>166.753</text:p>
          </table:table-cell>
          <table:table-cell office:value-type="float" office:value="357.267" calcext:value-type="float">
            <text:p>357.267</text:p>
          </table:table-cell>
          <table:table-cell office:value-type="float" office:value="235.133" calcext:value-type="float">
            <text:p>235.133</text:p>
          </table:table-cell>
          <table:table-cell office:value-type="float" office:value="521.153" calcext:value-type="float">
            <text:p>521.153</text:p>
          </table:table-cell>
          <table:table-cell office:value-type="float" office:value="273.175" calcext:value-type="float">
            <text:p>273.175</text:p>
          </table:table-cell>
          <table:table-cell office:value-type="float" office:value="214.922" calcext:value-type="float">
            <text:p>214.922</text:p>
          </table:table-cell>
          <table:table-cell office:value-type="float" office:value="242.026" calcext:value-type="float">
            <text:p>242.026</text:p>
          </table:table-cell>
          <table:table-cell office:value-type="float" office:value="289.332" calcext:value-type="float">
            <text:p>289.332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2798" calcext:value-type="float">
            <text:p>2798</text:p>
          </table:table-cell>
          <table:table-cell office:value-type="float" office:value="568" calcext:value-type="float">
            <text:p>568</text:p>
          </table:table-cell>
          <table:table-cell office:value-type="float" office:value="613.8" calcext:value-type="float">
            <text:p>613.8</text:p>
          </table:table-cell>
          <table:table-cell office:value-type="float" office:value="105.5" calcext:value-type="float">
            <text:p>105.5</text:p>
          </table:table-cell>
          <table:table-cell office:value-type="float" office:value="487.3" calcext:value-type="float">
            <text:p>487.3</text:p>
          </table:table-cell>
          <table:table-cell office:value-type="float" office:value="195.5" calcext:value-type="float">
            <text:p>195.5</text:p>
          </table:table-cell>
          <table:table-cell office:value-type="float" office:value="451.8" calcext:value-type="float">
            <text:p>451.8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_CV</text:p>
          </table:table-cell>
          <table:table-cell office:value-type="float" office:value="7" calcext:value-type="float">
            <text:p>7</text:p>
          </table:table-cell>
          <table:table-cell office:value-type="float" office:value="913.066" calcext:value-type="float">
            <text:p>913.066</text:p>
          </table:table-cell>
          <table:table-cell office:value-type="float" office:value="346.898" calcext:value-type="float">
            <text:p>346.898</text:p>
          </table:table-cell>
          <table:table-cell office:value-type="float" office:value="368.935" calcext:value-type="float">
            <text:p>368.935</text:p>
          </table:table-cell>
          <table:table-cell office:value-type="float" office:value="111.419" calcext:value-type="float">
            <text:p>111.419</text:p>
          </table:table-cell>
          <table:table-cell office:value-type="float" office:value="235.133" calcext:value-type="float">
            <text:p>235.133</text:p>
          </table:table-cell>
          <table:table-cell office:value-type="float" office:value="214.922" calcext:value-type="float">
            <text:p>214.922</text:p>
          </table:table-cell>
          <table:table-cell office:value-type="float" office:value="289.332" calcext:value-type="float">
            <text:p>289.332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13.5" calcext:value-type="float">
            <text:p>113.5</text:p>
          </table:table-cell>
          <table:table-cell office:value-type="float" office:value="2798" calcext:value-type="float">
            <text:p>2798</text:p>
          </table:table-cell>
          <table:table-cell office:value-type="float" office:value="568" calcext:value-type="float">
            <text:p>568</text:p>
          </table:table-cell>
          <table:table-cell office:value-type="float" office:value="613.8" calcext:value-type="float">
            <text:p>613.8</text:p>
          </table:table-cell>
          <table:table-cell office:value-type="float" office:value="105.5" calcext:value-type="float">
            <text:p>105.5</text:p>
          </table:table-cell>
          <table:table-cell office:value-type="float" office:value="750" calcext:value-type="float">
            <text:p>750</text:p>
          </table:table-cell>
          <table:table-cell office:value-type="float" office:value="201.4" calcext:value-type="float">
            <text:p>201.4</text:p>
          </table:table-cell>
          <table:table-cell office:value-type="float" office:value="198.4" calcext:value-type="float">
            <text:p>198.4</text:p>
          </table:table-cell>
          <table:table-cell office:value-type="float" office:value="225.9" calcext:value-type="float">
            <text:p>225.9</text:p>
          </table:table-cell>
          <table:table-cell office:value-type="float" office:value="487.3" calcext:value-type="float">
            <text:p>487.3</text:p>
          </table:table-cell>
          <table:table-cell office:value-type="float" office:value="127.5" calcext:value-type="float">
            <text:p>127.5</text:p>
          </table:table-cell>
          <table:table-cell office:value-type="float" office:value="852" calcext:value-type="float">
            <text:p>852</text:p>
          </table:table-cell>
          <table:table-cell office:value-type="float" office:value="195.5" calcext:value-type="float">
            <text:p>195.5</text:p>
          </table:table-cell>
          <table:table-cell office:value-type="float" office:value="154.5" calcext:value-type="float">
            <text:p>154.5</text:p>
          </table:table-cell>
          <table:table-cell office:value-type="float" office:value="451.8" calcext:value-type="float">
            <text:p>451.8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62.908" calcext:value-type="float">
            <text:p>162.908</text:p>
          </table:table-cell>
          <table:table-cell office:value-type="float" office:value="294.193" calcext:value-type="float">
            <text:p>294.193</text:p>
          </table:table-cell>
          <table:table-cell office:value-type="float" office:value="411.027" calcext:value-type="float">
            <text:p>411.027</text:p>
          </table:table-cell>
          <table:table-cell office:value-type="float" office:value="243.857" calcext:value-type="float">
            <text:p>243.857</text:p>
          </table:table-cell>
          <table:table-cell office:value-type="float" office:value="139.05" calcext:value-type="float">
            <text:p>139.05</text:p>
          </table:table-cell>
          <table:table-cell office:value-type="float" office:value="413.629" calcext:value-type="float">
            <text:p>413.629</text:p>
          </table:table-cell>
          <table:table-cell office:value-type="float" office:value="191.096" calcext:value-type="float">
            <text:p>191.096</text:p>
          </table:table-cell>
          <table:table-cell office:value-type="float" office:value="226.847" calcext:value-type="float">
            <text:p>226.847</text:p>
          </table:table-cell>
          <table:table-cell office:value-type="float" office:value="196.768" calcext:value-type="float">
            <text:p>196.768</text:p>
          </table:table-cell>
          <table:table-cell office:value-type="float" office:value="351.075" calcext:value-type="float">
            <text:p>351.075</text:p>
          </table:table-cell>
          <table:table-cell office:value-type="float" office:value="138.632" calcext:value-type="float">
            <text:p>138.632</text:p>
          </table:table-cell>
          <table:table-cell office:value-type="float" office:value="125.639" calcext:value-type="float">
            <text:p>125.639</text:p>
          </table:table-cell>
          <table:table-cell office:value-type="float" office:value="260.094" calcext:value-type="float">
            <text:p>260.094</text:p>
          </table:table-cell>
          <table:table-cell office:value-type="float" office:value="266.294" calcext:value-type="float">
            <text:p>266.294</text:p>
          </table:table-cell>
          <table:table-cell office:value-type="float" office:value="390.565" calcext:value-type="float">
            <text:p>390.565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2798" calcext:value-type="float">
            <text:p>2798</text:p>
          </table:table-cell>
          <table:table-cell office:value-type="float" office:value="568" calcext:value-type="float">
            <text:p>568</text:p>
          </table:table-cell>
          <table:table-cell office:value-type="float" office:value="613.8" calcext:value-type="float">
            <text:p>613.8</text:p>
          </table:table-cell>
          <table:table-cell office:value-type="float" office:value="105.5" calcext:value-type="float">
            <text:p>105.5</text:p>
          </table:table-cell>
          <table:table-cell office:value-type="float" office:value="487.3" calcext:value-type="float">
            <text:p>487.3</text:p>
          </table:table-cell>
          <table:table-cell office:value-type="float" office:value="195.5" calcext:value-type="float">
            <text:p>195.5</text:p>
          </table:table-cell>
          <table:table-cell office:value-type="float" office:value="451.8" calcext:value-type="float">
            <text:p>451.8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_CV</text:p>
          </table:table-cell>
          <table:table-cell office:value-type="float" office:value="7" calcext:value-type="float">
            <text:p>7</text:p>
          </table:table-cell>
          <table:table-cell office:value-type="float" office:value="294.193" calcext:value-type="float">
            <text:p>294.193</text:p>
          </table:table-cell>
          <table:table-cell office:value-type="float" office:value="411.027" calcext:value-type="float">
            <text:p>411.027</text:p>
          </table:table-cell>
          <table:table-cell office:value-type="float" office:value="243.857" calcext:value-type="float">
            <text:p>243.857</text:p>
          </table:table-cell>
          <table:table-cell office:value-type="float" office:value="139.05" calcext:value-type="float">
            <text:p>139.05</text:p>
          </table:table-cell>
          <table:table-cell office:value-type="float" office:value="351.075" calcext:value-type="float">
            <text:p>351.075</text:p>
          </table:table-cell>
          <table:table-cell office:value-type="float" office:value="260.094" calcext:value-type="float">
            <text:p>260.094</text:p>
          </table:table-cell>
          <table:table-cell office:value-type="float" office:value="390.565" calcext:value-type="float">
            <text:p>390.56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13.5" calcext:value-type="float">
            <text:p>113.5</text:p>
          </table:table-cell>
          <table:table-cell office:value-type="float" office:value="2798" calcext:value-type="float">
            <text:p>2798</text:p>
          </table:table-cell>
          <table:table-cell office:value-type="float" office:value="568" calcext:value-type="float">
            <text:p>568</text:p>
          </table:table-cell>
          <table:table-cell office:value-type="float" office:value="613.8" calcext:value-type="float">
            <text:p>613.8</text:p>
          </table:table-cell>
          <table:table-cell office:value-type="float" office:value="105.5" calcext:value-type="float">
            <text:p>105.5</text:p>
          </table:table-cell>
          <table:table-cell office:value-type="float" office:value="750" calcext:value-type="float">
            <text:p>750</text:p>
          </table:table-cell>
          <table:table-cell office:value-type="float" office:value="201.4" calcext:value-type="float">
            <text:p>201.4</text:p>
          </table:table-cell>
          <table:table-cell office:value-type="float" office:value="198.4" calcext:value-type="float">
            <text:p>198.4</text:p>
          </table:table-cell>
          <table:table-cell office:value-type="float" office:value="225.9" calcext:value-type="float">
            <text:p>225.9</text:p>
          </table:table-cell>
          <table:table-cell office:value-type="float" office:value="487.3" calcext:value-type="float">
            <text:p>487.3</text:p>
          </table:table-cell>
          <table:table-cell office:value-type="float" office:value="127.5" calcext:value-type="float">
            <text:p>127.5</text:p>
          </table:table-cell>
          <table:table-cell office:value-type="float" office:value="852" calcext:value-type="float">
            <text:p>852</text:p>
          </table:table-cell>
          <table:table-cell office:value-type="float" office:value="195.5" calcext:value-type="float">
            <text:p>195.5</text:p>
          </table:table-cell>
          <table:table-cell office:value-type="float" office:value="154.5" calcext:value-type="float">
            <text:p>154.5</text:p>
          </table:table-cell>
          <table:table-cell office:value-type="float" office:value="451.8" calcext:value-type="float">
            <text:p>451.8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13.178" calcext:value-type="float">
            <text:p>113.178</text:p>
          </table:table-cell>
          <table:table-cell office:value-type="float" office:value="266.593" calcext:value-type="float">
            <text:p>266.593</text:p>
          </table:table-cell>
          <table:table-cell office:value-type="float" office:value="277.957" calcext:value-type="float">
            <text:p>277.957</text:p>
          </table:table-cell>
          <table:table-cell office:value-type="float" office:value="187.357" calcext:value-type="float">
            <text:p>187.357</text:p>
          </table:table-cell>
          <table:table-cell office:value-type="float" office:value="152.163" calcext:value-type="float">
            <text:p>152.163</text:p>
          </table:table-cell>
          <table:table-cell office:value-type="float" office:value="594.447" calcext:value-type="float">
            <text:p>594.447</text:p>
          </table:table-cell>
          <table:table-cell office:value-type="float" office:value="241.144" calcext:value-type="float">
            <text:p>241.144</text:p>
          </table:table-cell>
          <table:table-cell office:value-type="float" office:value="338.005" calcext:value-type="float">
            <text:p>338.005</text:p>
          </table:table-cell>
          <table:table-cell office:value-type="float" office:value="360.752" calcext:value-type="float">
            <text:p>360.752</text:p>
          </table:table-cell>
          <table:table-cell office:value-type="float" office:value="179.848" calcext:value-type="float">
            <text:p>179.848</text:p>
          </table:table-cell>
          <table:table-cell office:value-type="float" office:value="83.8357" calcext:value-type="float">
            <text:p>83.8357</text:p>
          </table:table-cell>
          <table:table-cell office:value-type="float" office:value="140.722" calcext:value-type="float">
            <text:p>140.722</text:p>
          </table:table-cell>
          <table:table-cell office:value-type="float" office:value="94.9579" calcext:value-type="float">
            <text:p>94.9579</text:p>
          </table:table-cell>
          <table:table-cell office:value-type="float" office:value="578.176" calcext:value-type="float">
            <text:p>578.176</text:p>
          </table:table-cell>
          <table:table-cell office:value-type="float" office:value="306.068" calcext:value-type="float">
            <text:p>306.068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2798" calcext:value-type="float">
            <text:p>2798</text:p>
          </table:table-cell>
          <table:table-cell office:value-type="float" office:value="568" calcext:value-type="float">
            <text:p>568</text:p>
          </table:table-cell>
          <table:table-cell office:value-type="float" office:value="613.8" calcext:value-type="float">
            <text:p>613.8</text:p>
          </table:table-cell>
          <table:table-cell office:value-type="float" office:value="105.5" calcext:value-type="float">
            <text:p>105.5</text:p>
          </table:table-cell>
          <table:table-cell office:value-type="float" office:value="487.3" calcext:value-type="float">
            <text:p>487.3</text:p>
          </table:table-cell>
          <table:table-cell office:value-type="float" office:value="195.5" calcext:value-type="float">
            <text:p>195.5</text:p>
          </table:table-cell>
          <table:table-cell office:value-type="float" office:value="451.8" calcext:value-type="float">
            <text:p>451.8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_CV</text:p>
          </table:table-cell>
          <table:table-cell office:value-type="float" office:value="7" calcext:value-type="float">
            <text:p>7</text:p>
          </table:table-cell>
          <table:table-cell office:value-type="float" office:value="266.593" calcext:value-type="float">
            <text:p>266.593</text:p>
          </table:table-cell>
          <table:table-cell office:value-type="float" office:value="277.957" calcext:value-type="float">
            <text:p>277.957</text:p>
          </table:table-cell>
          <table:table-cell office:value-type="float" office:value="187.357" calcext:value-type="float">
            <text:p>187.357</text:p>
          </table:table-cell>
          <table:table-cell office:value-type="float" office:value="152.163" calcext:value-type="float">
            <text:p>152.163</text:p>
          </table:table-cell>
          <table:table-cell office:value-type="float" office:value="179.848" calcext:value-type="float">
            <text:p>179.848</text:p>
          </table:table-cell>
          <table:table-cell office:value-type="float" office:value="94.9579" calcext:value-type="float">
            <text:p>94.9579</text:p>
          </table:table-cell>
          <table:table-cell office:value-type="float" office:value="306.068" calcext:value-type="float">
            <text:p>306.068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13.5" calcext:value-type="float">
            <text:p>113.5</text:p>
          </table:table-cell>
          <table:table-cell office:value-type="float" office:value="2798" calcext:value-type="float">
            <text:p>2798</text:p>
          </table:table-cell>
          <table:table-cell office:value-type="float" office:value="568" calcext:value-type="float">
            <text:p>568</text:p>
          </table:table-cell>
          <table:table-cell office:value-type="float" office:value="613.8" calcext:value-type="float">
            <text:p>613.8</text:p>
          </table:table-cell>
          <table:table-cell office:value-type="float" office:value="105.5" calcext:value-type="float">
            <text:p>105.5</text:p>
          </table:table-cell>
          <table:table-cell office:value-type="float" office:value="750" calcext:value-type="float">
            <text:p>750</text:p>
          </table:table-cell>
          <table:table-cell office:value-type="float" office:value="201.4" calcext:value-type="float">
            <text:p>201.4</text:p>
          </table:table-cell>
          <table:table-cell office:value-type="float" office:value="198.4" calcext:value-type="float">
            <text:p>198.4</text:p>
          </table:table-cell>
          <table:table-cell office:value-type="float" office:value="225.9" calcext:value-type="float">
            <text:p>225.9</text:p>
          </table:table-cell>
          <table:table-cell office:value-type="float" office:value="487.3" calcext:value-type="float">
            <text:p>487.3</text:p>
          </table:table-cell>
          <table:table-cell office:value-type="float" office:value="127.5" calcext:value-type="float">
            <text:p>127.5</text:p>
          </table:table-cell>
          <table:table-cell office:value-type="float" office:value="852" calcext:value-type="float">
            <text:p>852</text:p>
          </table:table-cell>
          <table:table-cell office:value-type="float" office:value="195.5" calcext:value-type="float">
            <text:p>195.5</text:p>
          </table:table-cell>
          <table:table-cell office:value-type="float" office:value="154.5" calcext:value-type="float">
            <text:p>154.5</text:p>
          </table:table-cell>
          <table:table-cell office:value-type="float" office:value="451.8" calcext:value-type="float">
            <text:p>451.8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24.377" calcext:value-type="float">
            <text:p>124.377</text:p>
          </table:table-cell>
          <table:table-cell office:value-type="float" office:value="293.313" calcext:value-type="float">
            <text:p>293.313</text:p>
          </table:table-cell>
          <table:table-cell office:value-type="float" office:value="274.589" calcext:value-type="float">
            <text:p>274.589</text:p>
          </table:table-cell>
          <table:table-cell office:value-type="float" office:value="249.886" calcext:value-type="float">
            <text:p>249.886</text:p>
          </table:table-cell>
          <table:table-cell office:value-type="float" office:value="150.134" calcext:value-type="float">
            <text:p>150.134</text:p>
          </table:table-cell>
          <table:table-cell office:value-type="float" office:value="793.649" calcext:value-type="float">
            <text:p>793.649</text:p>
          </table:table-cell>
          <table:table-cell office:value-type="float" office:value="387.626" calcext:value-type="float">
            <text:p>387.626</text:p>
          </table:table-cell>
          <table:table-cell office:value-type="float" office:value="543.436" calcext:value-type="float">
            <text:p>543.436</text:p>
          </table:table-cell>
          <table:table-cell office:value-type="float" office:value="267.899" calcext:value-type="float">
            <text:p>267.899</text:p>
          </table:table-cell>
          <table:table-cell office:value-type="float" office:value="196.619" calcext:value-type="float">
            <text:p>196.619</text:p>
          </table:table-cell>
          <table:table-cell office:value-type="float" office:value="214.06" calcext:value-type="float">
            <text:p>214.06</text:p>
          </table:table-cell>
          <table:table-cell office:value-type="float" office:value="211.755" calcext:value-type="float">
            <text:p>211.755</text:p>
          </table:table-cell>
          <table:table-cell office:value-type="float" office:value="77.2258" calcext:value-type="float">
            <text:p>77.2258</text:p>
          </table:table-cell>
          <table:table-cell office:value-type="float" office:value="255.378" calcext:value-type="float">
            <text:p>255.378</text:p>
          </table:table-cell>
          <table:table-cell office:value-type="float" office:value="196.368" calcext:value-type="float">
            <text:p>196.368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2798" calcext:value-type="float">
            <text:p>2798</text:p>
          </table:table-cell>
          <table:table-cell office:value-type="float" office:value="568" calcext:value-type="float">
            <text:p>568</text:p>
          </table:table-cell>
          <table:table-cell office:value-type="float" office:value="613.8" calcext:value-type="float">
            <text:p>613.8</text:p>
          </table:table-cell>
          <table:table-cell office:value-type="float" office:value="105.5" calcext:value-type="float">
            <text:p>105.5</text:p>
          </table:table-cell>
          <table:table-cell office:value-type="float" office:value="487.3" calcext:value-type="float">
            <text:p>487.3</text:p>
          </table:table-cell>
          <table:table-cell office:value-type="float" office:value="195.5" calcext:value-type="float">
            <text:p>195.5</text:p>
          </table:table-cell>
          <table:table-cell office:value-type="float" office:value="451.8" calcext:value-type="float">
            <text:p>451.8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1_CV</text:p>
          </table:table-cell>
          <table:table-cell office:value-type="float" office:value="7" calcext:value-type="float">
            <text:p>7</text:p>
          </table:table-cell>
          <table:table-cell office:value-type="float" office:value="293.313" calcext:value-type="float">
            <text:p>293.313</text:p>
          </table:table-cell>
          <table:table-cell office:value-type="float" office:value="274.589" calcext:value-type="float">
            <text:p>274.589</text:p>
          </table:table-cell>
          <table:table-cell office:value-type="float" office:value="249.886" calcext:value-type="float">
            <text:p>249.886</text:p>
          </table:table-cell>
          <table:table-cell office:value-type="float" office:value="150.134" calcext:value-type="float">
            <text:p>150.134</text:p>
          </table:table-cell>
          <table:table-cell office:value-type="float" office:value="196.619" calcext:value-type="float">
            <text:p>196.619</text:p>
          </table:table-cell>
          <table:table-cell office:value-type="float" office:value="77.2258" calcext:value-type="float">
            <text:p>77.2258</text:p>
          </table:table-cell>
          <table:table-cell office:value-type="float" office:value="196.368" calcext:value-type="float">
            <text:p>196.368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09.8" calcext:value-type="float">
            <text:p>109.8</text:p>
          </table:table-cell>
          <table:table-cell office:value-type="float" office:value="858.4" calcext:value-type="float">
            <text:p>858.4</text:p>
          </table:table-cell>
          <table:table-cell office:value-type="float" office:value="212.9" calcext:value-type="float">
            <text:p>212.9</text:p>
          </table:table-cell>
          <table:table-cell office:value-type="float" office:value="219.6" calcext:value-type="float">
            <text:p>219.6</text:p>
          </table:table-cell>
          <table:table-cell office:value-type="float" office:value="98.3" calcext:value-type="float">
            <text:p>98.3</text:p>
          </table:table-cell>
          <table:table-cell office:value-type="float" office:value="476.9" calcext:value-type="float">
            <text:p>476.9</text:p>
          </table:table-cell>
          <table:table-cell office:value-type="float" office:value="179.4" calcext:value-type="float">
            <text:p>179.4</text:p>
          </table:table-cell>
          <table:table-cell office:value-type="float" office:value="108.5" calcext:value-type="float">
            <text:p>108.5</text:p>
          </table:table-cell>
          <table:table-cell office:value-type="float" office:value="663" calcext:value-type="float">
            <text:p>663</text:p>
          </table:table-cell>
          <table:table-cell office:value-type="float" office:value="254" calcext:value-type="float">
            <text:p>254</text:p>
          </table:table-cell>
          <table:table-cell office:value-type="float" office:value="118.5" calcext:value-type="float">
            <text:p>118.5</text:p>
          </table:table-cell>
          <table:table-cell office:value-type="float" office:value="318.7" calcext:value-type="float">
            <text:p>318.7</text:p>
          </table:table-cell>
          <table:table-cell office:value-type="float" office:value="233.9" calcext:value-type="float">
            <text:p>233.9</text:p>
          </table:table-cell>
          <table:table-cell office:value-type="float" office:value="413.9" calcext:value-type="float">
            <text:p>413.9</text:p>
          </table:table-cell>
          <table:table-cell office:value-type="float" office:value="871.2" calcext:value-type="float">
            <text:p>871.2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09.8" calcext:value-type="float">
            <text:p>109.8</text:p>
          </table:table-cell>
          <table:table-cell office:value-type="float" office:value="858.4" calcext:value-type="float">
            <text:p>858.4</text:p>
          </table:table-cell>
          <table:table-cell office:value-type="float" office:value="212.9" calcext:value-type="float">
            <text:p>212.9</text:p>
          </table:table-cell>
          <table:table-cell office:value-type="float" office:value="219.6" calcext:value-type="float">
            <text:p>219.6</text:p>
          </table:table-cell>
          <table:table-cell office:value-type="float" office:value="98.3" calcext:value-type="float">
            <text:p>98.3</text:p>
          </table:table-cell>
          <table:table-cell office:value-type="float" office:value="476.9" calcext:value-type="float">
            <text:p>476.9</text:p>
          </table:table-cell>
          <table:table-cell office:value-type="float" office:value="179.4" calcext:value-type="float">
            <text:p>179.4</text:p>
          </table:table-cell>
          <table:table-cell office:value-type="float" office:value="108.5" calcext:value-type="float">
            <text:p>108.5</text:p>
          </table:table-cell>
          <table:table-cell office:value-type="float" office:value="663" calcext:value-type="float">
            <text:p>663</text:p>
          </table:table-cell>
          <table:table-cell office:value-type="float" office:value="254" calcext:value-type="float">
            <text:p>254</text:p>
          </table:table-cell>
          <table:table-cell office:value-type="float" office:value="118.5" calcext:value-type="float">
            <text:p>118.5</text:p>
          </table:table-cell>
          <table:table-cell office:value-type="float" office:value="318.7" calcext:value-type="float">
            <text:p>318.7</text:p>
          </table:table-cell>
          <table:table-cell office:value-type="float" office:value="233.9" calcext:value-type="float">
            <text:p>233.9</text:p>
          </table:table-cell>
          <table:table-cell office:value-type="float" office:value="413.9" calcext:value-type="float">
            <text:p>413.9</text:p>
          </table:table-cell>
          <table:table-cell office:value-type="float" office:value="871.2" calcext:value-type="float">
            <text:p>871.2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1</text:p>
          </table:table-cell>
          <table:table-cell office:value-type="float" office:value="5" calcext:value-type="float">
            <text:p>5</text:p>
          </table:table-cell>
          <table:table-cell office:value-type="float" office:value="858.4" calcext:value-type="float">
            <text:p>858.4</text:p>
          </table:table-cell>
          <table:table-cell office:value-type="float" office:value="212.9" calcext:value-type="float">
            <text:p>212.9</text:p>
          </table:table-cell>
          <table:table-cell office:value-type="float" office:value="219.6" calcext:value-type="float">
            <text:p>219.6</text:p>
          </table:table-cell>
          <table:table-cell office:value-type="float" office:value="179.4" calcext:value-type="float">
            <text:p>179.4</text:p>
          </table:table-cell>
          <table:table-cell office:value-type="float" office:value="254" calcext:value-type="float">
            <text:p>25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_CV</text:p>
          </table:table-cell>
          <table:table-cell office:value-type="float" office:value="5" calcext:value-type="float">
            <text:p>5</text:p>
          </table:table-cell>
          <table:table-cell office:value-type="float" office:value="858.4" calcext:value-type="float">
            <text:p>858.4</text:p>
          </table:table-cell>
          <table:table-cell office:value-type="float" office:value="212.9" calcext:value-type="float">
            <text:p>212.9</text:p>
          </table:table-cell>
          <table:table-cell office:value-type="float" office:value="219.6" calcext:value-type="float">
            <text:p>219.6</text:p>
          </table:table-cell>
          <table:table-cell office:value-type="float" office:value="179.4" calcext:value-type="float">
            <text:p>179.4</text:p>
          </table:table-cell>
          <table:table-cell office:value-type="float" office:value="254" calcext:value-type="float">
            <text:p>25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09.8" calcext:value-type="float">
            <text:p>109.8</text:p>
          </table:table-cell>
          <table:table-cell office:value-type="float" office:value="858.4" calcext:value-type="float">
            <text:p>858.4</text:p>
          </table:table-cell>
          <table:table-cell office:value-type="float" office:value="212.9" calcext:value-type="float">
            <text:p>212.9</text:p>
          </table:table-cell>
          <table:table-cell office:value-type="float" office:value="219.6" calcext:value-type="float">
            <text:p>219.6</text:p>
          </table:table-cell>
          <table:table-cell office:value-type="float" office:value="98.3" calcext:value-type="float">
            <text:p>98.3</text:p>
          </table:table-cell>
          <table:table-cell office:value-type="float" office:value="476.9" calcext:value-type="float">
            <text:p>476.9</text:p>
          </table:table-cell>
          <table:table-cell office:value-type="float" office:value="179.4" calcext:value-type="float">
            <text:p>179.4</text:p>
          </table:table-cell>
          <table:table-cell office:value-type="float" office:value="108.5" calcext:value-type="float">
            <text:p>108.5</text:p>
          </table:table-cell>
          <table:table-cell office:value-type="float" office:value="663" calcext:value-type="float">
            <text:p>663</text:p>
          </table:table-cell>
          <table:table-cell office:value-type="float" office:value="254" calcext:value-type="float">
            <text:p>254</text:p>
          </table:table-cell>
          <table:table-cell office:value-type="float" office:value="118.5" calcext:value-type="float">
            <text:p>118.5</text:p>
          </table:table-cell>
          <table:table-cell office:value-type="float" office:value="318.7" calcext:value-type="float">
            <text:p>318.7</text:p>
          </table:table-cell>
          <table:table-cell office:value-type="float" office:value="233.9" calcext:value-type="float">
            <text:p>233.9</text:p>
          </table:table-cell>
          <table:table-cell office:value-type="float" office:value="413.9" calcext:value-type="float">
            <text:p>413.9</text:p>
          </table:table-cell>
          <table:table-cell office:value-type="float" office:value="871.2" calcext:value-type="float">
            <text:p>871.2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65.356" calcext:value-type="float">
            <text:p>165.356</text:p>
          </table:table-cell>
          <table:table-cell office:value-type="float" office:value="574.791" calcext:value-type="float">
            <text:p>574.791</text:p>
          </table:table-cell>
          <table:table-cell office:value-type="float" office:value="752.731" calcext:value-type="float">
            <text:p>752.731</text:p>
          </table:table-cell>
          <table:table-cell office:value-type="float" office:value="388.138" calcext:value-type="float">
            <text:p>388.138</text:p>
          </table:table-cell>
          <table:table-cell office:value-type="float" office:value="179.248" calcext:value-type="float">
            <text:p>179.248</text:p>
          </table:table-cell>
          <table:table-cell office:value-type="float" office:value="807.897" calcext:value-type="float">
            <text:p>807.897</text:p>
          </table:table-cell>
          <table:table-cell office:value-type="float" office:value="265.251" calcext:value-type="float">
            <text:p>265.251</text:p>
          </table:table-cell>
          <table:table-cell office:value-type="float" office:value="147.047" calcext:value-type="float">
            <text:p>147.047</text:p>
          </table:table-cell>
          <table:table-cell office:value-type="float" office:value="289.861" calcext:value-type="float">
            <text:p>289.861</text:p>
          </table:table-cell>
          <table:table-cell office:value-type="float" office:value="359.158" calcext:value-type="float">
            <text:p>359.158</text:p>
          </table:table-cell>
          <table:table-cell office:value-type="float" office:value="204.405" calcext:value-type="float">
            <text:p>204.405</text:p>
          </table:table-cell>
          <table:table-cell office:value-type="float" office:value="160.808" calcext:value-type="float">
            <text:p>160.808</text:p>
          </table:table-cell>
          <table:table-cell office:value-type="float" office:value="230.656" calcext:value-type="float">
            <text:p>230.656</text:p>
          </table:table-cell>
          <table:table-cell office:value-type="float" office:value="404.582" calcext:value-type="float">
            <text:p>404.582</text:p>
          </table:table-cell>
          <table:table-cell office:value-type="float" office:value="544.104" calcext:value-type="float">
            <text:p>544.104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float" office:value="5" calcext:value-type="float">
            <text:p>5</text:p>
          </table:table-cell>
          <table:table-cell office:value-type="float" office:value="858.4" calcext:value-type="float">
            <text:p>858.4</text:p>
          </table:table-cell>
          <table:table-cell office:value-type="float" office:value="212.9" calcext:value-type="float">
            <text:p>212.9</text:p>
          </table:table-cell>
          <table:table-cell office:value-type="float" office:value="219.6" calcext:value-type="float">
            <text:p>219.6</text:p>
          </table:table-cell>
          <table:table-cell office:value-type="float" office:value="179.4" calcext:value-type="float">
            <text:p>179.4</text:p>
          </table:table-cell>
          <table:table-cell office:value-type="float" office:value="254" calcext:value-type="float">
            <text:p>25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_CV</text:p>
          </table:table-cell>
          <table:table-cell office:value-type="float" office:value="5" calcext:value-type="float">
            <text:p>5</text:p>
          </table:table-cell>
          <table:table-cell office:value-type="float" office:value="574.791" calcext:value-type="float">
            <text:p>574.791</text:p>
          </table:table-cell>
          <table:table-cell office:value-type="float" office:value="752.731" calcext:value-type="float">
            <text:p>752.731</text:p>
          </table:table-cell>
          <table:table-cell office:value-type="float" office:value="388.138" calcext:value-type="float">
            <text:p>388.138</text:p>
          </table:table-cell>
          <table:table-cell office:value-type="float" office:value="265.251" calcext:value-type="float">
            <text:p>265.251</text:p>
          </table:table-cell>
          <table:table-cell office:value-type="float" office:value="359.158" calcext:value-type="float">
            <text:p>359.158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09.8" calcext:value-type="float">
            <text:p>109.8</text:p>
          </table:table-cell>
          <table:table-cell office:value-type="float" office:value="858.4" calcext:value-type="float">
            <text:p>858.4</text:p>
          </table:table-cell>
          <table:table-cell office:value-type="float" office:value="212.9" calcext:value-type="float">
            <text:p>212.9</text:p>
          </table:table-cell>
          <table:table-cell office:value-type="float" office:value="219.6" calcext:value-type="float">
            <text:p>219.6</text:p>
          </table:table-cell>
          <table:table-cell office:value-type="float" office:value="98.3" calcext:value-type="float">
            <text:p>98.3</text:p>
          </table:table-cell>
          <table:table-cell office:value-type="float" office:value="476.9" calcext:value-type="float">
            <text:p>476.9</text:p>
          </table:table-cell>
          <table:table-cell office:value-type="float" office:value="179.4" calcext:value-type="float">
            <text:p>179.4</text:p>
          </table:table-cell>
          <table:table-cell office:value-type="float" office:value="108.5" calcext:value-type="float">
            <text:p>108.5</text:p>
          </table:table-cell>
          <table:table-cell office:value-type="float" office:value="663" calcext:value-type="float">
            <text:p>663</text:p>
          </table:table-cell>
          <table:table-cell office:value-type="float" office:value="254" calcext:value-type="float">
            <text:p>254</text:p>
          </table:table-cell>
          <table:table-cell office:value-type="float" office:value="118.5" calcext:value-type="float">
            <text:p>118.5</text:p>
          </table:table-cell>
          <table:table-cell office:value-type="float" office:value="318.7" calcext:value-type="float">
            <text:p>318.7</text:p>
          </table:table-cell>
          <table:table-cell office:value-type="float" office:value="233.9" calcext:value-type="float">
            <text:p>233.9</text:p>
          </table:table-cell>
          <table:table-cell office:value-type="float" office:value="413.9" calcext:value-type="float">
            <text:p>413.9</text:p>
          </table:table-cell>
          <table:table-cell office:value-type="float" office:value="871.2" calcext:value-type="float">
            <text:p>871.2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96.868" calcext:value-type="float">
            <text:p>196.868</text:p>
          </table:table-cell>
          <table:table-cell office:value-type="float" office:value="978.322" calcext:value-type="float">
            <text:p>978.322</text:p>
          </table:table-cell>
          <table:table-cell office:value-type="float" office:value="467.608" calcext:value-type="float">
            <text:p>467.608</text:p>
          </table:table-cell>
          <table:table-cell office:value-type="float" office:value="540.749" calcext:value-type="float">
            <text:p>540.749</text:p>
          </table:table-cell>
          <table:table-cell office:value-type="float" office:value="225.074" calcext:value-type="float">
            <text:p>225.074</text:p>
          </table:table-cell>
          <table:table-cell office:value-type="float" office:value="461.504" calcext:value-type="float">
            <text:p>461.504</text:p>
          </table:table-cell>
          <table:table-cell office:value-type="float" office:value="207.61" calcext:value-type="float">
            <text:p>207.61</text:p>
          </table:table-cell>
          <table:table-cell office:value-type="float" office:value="122.822" calcext:value-type="float">
            <text:p>122.822</text:p>
          </table:table-cell>
          <table:table-cell office:value-type="float" office:value="303.613" calcext:value-type="float">
            <text:p>303.613</text:p>
          </table:table-cell>
          <table:table-cell office:value-type="float" office:value="350.143" calcext:value-type="float">
            <text:p>350.143</text:p>
          </table:table-cell>
          <table:table-cell office:value-type="float" office:value="511.621" calcext:value-type="float">
            <text:p>511.621</text:p>
          </table:table-cell>
          <table:table-cell office:value-type="float" office:value="270.496" calcext:value-type="float">
            <text:p>270.496</text:p>
          </table:table-cell>
          <table:table-cell office:value-type="float" office:value="113.744" calcext:value-type="float">
            <text:p>113.744</text:p>
          </table:table-cell>
          <table:table-cell office:value-type="float" office:value="176.187" calcext:value-type="float">
            <text:p>176.187</text:p>
          </table:table-cell>
          <table:table-cell office:value-type="float" office:value="296.835" calcext:value-type="float">
            <text:p>296.835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float" office:value="5" calcext:value-type="float">
            <text:p>5</text:p>
          </table:table-cell>
          <table:table-cell office:value-type="float" office:value="858.4" calcext:value-type="float">
            <text:p>858.4</text:p>
          </table:table-cell>
          <table:table-cell office:value-type="float" office:value="212.9" calcext:value-type="float">
            <text:p>212.9</text:p>
          </table:table-cell>
          <table:table-cell office:value-type="float" office:value="219.6" calcext:value-type="float">
            <text:p>219.6</text:p>
          </table:table-cell>
          <table:table-cell office:value-type="float" office:value="179.4" calcext:value-type="float">
            <text:p>179.4</text:p>
          </table:table-cell>
          <table:table-cell office:value-type="float" office:value="254" calcext:value-type="float">
            <text:p>25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_CV</text:p>
          </table:table-cell>
          <table:table-cell office:value-type="float" office:value="5" calcext:value-type="float">
            <text:p>5</text:p>
          </table:table-cell>
          <table:table-cell office:value-type="float" office:value="978.322" calcext:value-type="float">
            <text:p>978.322</text:p>
          </table:table-cell>
          <table:table-cell office:value-type="float" office:value="467.608" calcext:value-type="float">
            <text:p>467.608</text:p>
          </table:table-cell>
          <table:table-cell office:value-type="float" office:value="540.749" calcext:value-type="float">
            <text:p>540.749</text:p>
          </table:table-cell>
          <table:table-cell office:value-type="float" office:value="207.61" calcext:value-type="float">
            <text:p>207.61</text:p>
          </table:table-cell>
          <table:table-cell office:value-type="float" office:value="350.143" calcext:value-type="float">
            <text:p>350.143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09.8" calcext:value-type="float">
            <text:p>109.8</text:p>
          </table:table-cell>
          <table:table-cell office:value-type="float" office:value="858.4" calcext:value-type="float">
            <text:p>858.4</text:p>
          </table:table-cell>
          <table:table-cell office:value-type="float" office:value="212.9" calcext:value-type="float">
            <text:p>212.9</text:p>
          </table:table-cell>
          <table:table-cell office:value-type="float" office:value="219.6" calcext:value-type="float">
            <text:p>219.6</text:p>
          </table:table-cell>
          <table:table-cell office:value-type="float" office:value="98.3" calcext:value-type="float">
            <text:p>98.3</text:p>
          </table:table-cell>
          <table:table-cell office:value-type="float" office:value="476.9" calcext:value-type="float">
            <text:p>476.9</text:p>
          </table:table-cell>
          <table:table-cell office:value-type="float" office:value="179.4" calcext:value-type="float">
            <text:p>179.4</text:p>
          </table:table-cell>
          <table:table-cell office:value-type="float" office:value="108.5" calcext:value-type="float">
            <text:p>108.5</text:p>
          </table:table-cell>
          <table:table-cell office:value-type="float" office:value="663" calcext:value-type="float">
            <text:p>663</text:p>
          </table:table-cell>
          <table:table-cell office:value-type="float" office:value="254" calcext:value-type="float">
            <text:p>254</text:p>
          </table:table-cell>
          <table:table-cell office:value-type="float" office:value="118.5" calcext:value-type="float">
            <text:p>118.5</text:p>
          </table:table-cell>
          <table:table-cell office:value-type="float" office:value="318.7" calcext:value-type="float">
            <text:p>318.7</text:p>
          </table:table-cell>
          <table:table-cell office:value-type="float" office:value="233.9" calcext:value-type="float">
            <text:p>233.9</text:p>
          </table:table-cell>
          <table:table-cell office:value-type="float" office:value="413.9" calcext:value-type="float">
            <text:p>413.9</text:p>
          </table:table-cell>
          <table:table-cell office:value-type="float" office:value="871.2" calcext:value-type="float">
            <text:p>871.2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298.114" calcext:value-type="float">
            <text:p>298.114</text:p>
          </table:table-cell>
          <table:table-cell office:value-type="float" office:value="632.732" calcext:value-type="float">
            <text:p>632.732</text:p>
          </table:table-cell>
          <table:table-cell office:value-type="float" office:value="612.927" calcext:value-type="float">
            <text:p>612.927</text:p>
          </table:table-cell>
          <table:table-cell office:value-type="float" office:value="401.721" calcext:value-type="float">
            <text:p>401.721</text:p>
          </table:table-cell>
          <table:table-cell office:value-type="float" office:value="231.525" calcext:value-type="float">
            <text:p>231.525</text:p>
          </table:table-cell>
          <table:table-cell office:value-type="float" office:value="465.069" calcext:value-type="float">
            <text:p>465.069</text:p>
          </table:table-cell>
          <table:table-cell office:value-type="float" office:value="245.831" calcext:value-type="float">
            <text:p>245.831</text:p>
          </table:table-cell>
          <table:table-cell office:value-type="float" office:value="162.069" calcext:value-type="float">
            <text:p>162.069</text:p>
          </table:table-cell>
          <table:table-cell office:value-type="float" office:value="150.527" calcext:value-type="float">
            <text:p>150.527</text:p>
          </table:table-cell>
          <table:table-cell office:value-type="float" office:value="358.359" calcext:value-type="float">
            <text:p>358.359</text:p>
          </table:table-cell>
          <table:table-cell office:value-type="float" office:value="406.276" calcext:value-type="float">
            <text:p>406.276</text:p>
          </table:table-cell>
          <table:table-cell office:value-type="float" office:value="320.975" calcext:value-type="float">
            <text:p>320.975</text:p>
          </table:table-cell>
          <table:table-cell office:value-type="float" office:value="85.8663" calcext:value-type="float">
            <text:p>85.8663</text:p>
          </table:table-cell>
          <table:table-cell office:value-type="float" office:value="259.384" calcext:value-type="float">
            <text:p>259.384</text:p>
          </table:table-cell>
          <table:table-cell office:value-type="float" office:value="316.744" calcext:value-type="float">
            <text:p>316.744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 office:value-type="float" office:value="5" calcext:value-type="float">
            <text:p>5</text:p>
          </table:table-cell>
          <table:table-cell office:value-type="float" office:value="858.4" calcext:value-type="float">
            <text:p>858.4</text:p>
          </table:table-cell>
          <table:table-cell office:value-type="float" office:value="212.9" calcext:value-type="float">
            <text:p>212.9</text:p>
          </table:table-cell>
          <table:table-cell office:value-type="float" office:value="219.6" calcext:value-type="float">
            <text:p>219.6</text:p>
          </table:table-cell>
          <table:table-cell office:value-type="float" office:value="179.4" calcext:value-type="float">
            <text:p>179.4</text:p>
          </table:table-cell>
          <table:table-cell office:value-type="float" office:value="254" calcext:value-type="float">
            <text:p>25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_CV</text:p>
          </table:table-cell>
          <table:table-cell office:value-type="float" office:value="5" calcext:value-type="float">
            <text:p>5</text:p>
          </table:table-cell>
          <table:table-cell office:value-type="float" office:value="632.732" calcext:value-type="float">
            <text:p>632.732</text:p>
          </table:table-cell>
          <table:table-cell office:value-type="float" office:value="612.927" calcext:value-type="float">
            <text:p>612.927</text:p>
          </table:table-cell>
          <table:table-cell office:value-type="float" office:value="401.721" calcext:value-type="float">
            <text:p>401.721</text:p>
          </table:table-cell>
          <table:table-cell office:value-type="float" office:value="245.831" calcext:value-type="float">
            <text:p>245.831</text:p>
          </table:table-cell>
          <table:table-cell office:value-type="float" office:value="358.359" calcext:value-type="float">
            <text:p>358.35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09.8" calcext:value-type="float">
            <text:p>109.8</text:p>
          </table:table-cell>
          <table:table-cell office:value-type="float" office:value="858.4" calcext:value-type="float">
            <text:p>858.4</text:p>
          </table:table-cell>
          <table:table-cell office:value-type="float" office:value="212.9" calcext:value-type="float">
            <text:p>212.9</text:p>
          </table:table-cell>
          <table:table-cell office:value-type="float" office:value="219.6" calcext:value-type="float">
            <text:p>219.6</text:p>
          </table:table-cell>
          <table:table-cell office:value-type="float" office:value="98.3" calcext:value-type="float">
            <text:p>98.3</text:p>
          </table:table-cell>
          <table:table-cell office:value-type="float" office:value="476.9" calcext:value-type="float">
            <text:p>476.9</text:p>
          </table:table-cell>
          <table:table-cell office:value-type="float" office:value="179.4" calcext:value-type="float">
            <text:p>179.4</text:p>
          </table:table-cell>
          <table:table-cell office:value-type="float" office:value="108.5" calcext:value-type="float">
            <text:p>108.5</text:p>
          </table:table-cell>
          <table:table-cell office:value-type="float" office:value="663" calcext:value-type="float">
            <text:p>663</text:p>
          </table:table-cell>
          <table:table-cell office:value-type="float" office:value="254" calcext:value-type="float">
            <text:p>254</text:p>
          </table:table-cell>
          <table:table-cell office:value-type="float" office:value="118.5" calcext:value-type="float">
            <text:p>118.5</text:p>
          </table:table-cell>
          <table:table-cell office:value-type="float" office:value="318.7" calcext:value-type="float">
            <text:p>318.7</text:p>
          </table:table-cell>
          <table:table-cell office:value-type="float" office:value="233.9" calcext:value-type="float">
            <text:p>233.9</text:p>
          </table:table-cell>
          <table:table-cell office:value-type="float" office:value="413.9" calcext:value-type="float">
            <text:p>413.9</text:p>
          </table:table-cell>
          <table:table-cell office:value-type="float" office:value="871.2" calcext:value-type="float">
            <text:p>871.2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214.603" calcext:value-type="float">
            <text:p>214.603</text:p>
          </table:table-cell>
          <table:table-cell office:value-type="float" office:value="531.765" calcext:value-type="float">
            <text:p>531.765</text:p>
          </table:table-cell>
          <table:table-cell office:value-type="float" office:value="212.998" calcext:value-type="float">
            <text:p>212.998</text:p>
          </table:table-cell>
          <table:table-cell office:value-type="float" office:value="144.835" calcext:value-type="float">
            <text:p>144.835</text:p>
          </table:table-cell>
          <table:table-cell office:value-type="float" office:value="659.638" calcext:value-type="float">
            <text:p>659.638</text:p>
          </table:table-cell>
          <table:table-cell office:value-type="float" office:value="447.234" calcext:value-type="float">
            <text:p>447.234</text:p>
          </table:table-cell>
          <table:table-cell office:value-type="float" office:value="376.362" calcext:value-type="float">
            <text:p>376.362</text:p>
          </table:table-cell>
          <table:table-cell office:value-type="float" office:value="274.938" calcext:value-type="float">
            <text:p>274.938</text:p>
          </table:table-cell>
          <table:table-cell office:value-type="float" office:value="381.242" calcext:value-type="float">
            <text:p>381.242</text:p>
          </table:table-cell>
          <table:table-cell office:value-type="float" office:value="197.31" calcext:value-type="float">
            <text:p>197.31</text:p>
          </table:table-cell>
          <table:table-cell office:value-type="float" office:value="234.182" calcext:value-type="float">
            <text:p>234.182</text:p>
          </table:table-cell>
          <table:table-cell office:value-type="float" office:value="159.182" calcext:value-type="float">
            <text:p>159.182</text:p>
          </table:table-cell>
          <table:table-cell office:value-type="float" office:value="100.551" calcext:value-type="float">
            <text:p>100.551</text:p>
          </table:table-cell>
          <table:table-cell office:value-type="float" office:value="381.938" calcext:value-type="float">
            <text:p>381.938</text:p>
          </table:table-cell>
          <table:table-cell office:value-type="float" office:value="220.373" calcext:value-type="float">
            <text:p>220.373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</text:p>
          </table:table-cell>
          <table:table-cell office:value-type="float" office:value="5" calcext:value-type="float">
            <text:p>5</text:p>
          </table:table-cell>
          <table:table-cell office:value-type="float" office:value="858.4" calcext:value-type="float">
            <text:p>858.4</text:p>
          </table:table-cell>
          <table:table-cell office:value-type="float" office:value="212.9" calcext:value-type="float">
            <text:p>212.9</text:p>
          </table:table-cell>
          <table:table-cell office:value-type="float" office:value="219.6" calcext:value-type="float">
            <text:p>219.6</text:p>
          </table:table-cell>
          <table:table-cell office:value-type="float" office:value="179.4" calcext:value-type="float">
            <text:p>179.4</text:p>
          </table:table-cell>
          <table:table-cell office:value-type="float" office:value="254" calcext:value-type="float">
            <text:p>25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_CV</text:p>
          </table:table-cell>
          <table:table-cell office:value-type="float" office:value="5" calcext:value-type="float">
            <text:p>5</text:p>
          </table:table-cell>
          <table:table-cell office:value-type="float" office:value="531.765" calcext:value-type="float">
            <text:p>531.765</text:p>
          </table:table-cell>
          <table:table-cell office:value-type="float" office:value="212.998" calcext:value-type="float">
            <text:p>212.998</text:p>
          </table:table-cell>
          <table:table-cell office:value-type="float" office:value="144.835" calcext:value-type="float">
            <text:p>144.835</text:p>
          </table:table-cell>
          <table:table-cell office:value-type="float" office:value="376.362" calcext:value-type="float">
            <text:p>376.362</text:p>
          </table:table-cell>
          <table:table-cell office:value-type="float" office:value="197.31" calcext:value-type="float">
            <text:p>197.3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50.3" calcext:value-type="float">
            <text:p>50.3</text:p>
          </table:table-cell>
          <table:table-cell office:value-type="float" office:value="308.9" calcext:value-type="float">
            <text:p>308.9</text:p>
          </table:table-cell>
          <table:table-cell office:value-type="float" office:value="122.3" calcext:value-type="float">
            <text:p>122.3</text:p>
          </table:table-cell>
          <table:table-cell office:value-type="float" office:value="369.8" calcext:value-type="float">
            <text:p>369.8</text:p>
          </table:table-cell>
          <table:table-cell office:value-type="float" office:value="130.9" calcext:value-type="float">
            <text:p>130.9</text:p>
          </table:table-cell>
          <table:table-cell office:value-type="float" office:value="379.1" calcext:value-type="float">
            <text:p>379.1</text:p>
          </table:table-cell>
          <table:table-cell office:value-type="float" office:value="105.5" calcext:value-type="float">
            <text:p>105.5</text:p>
          </table:table-cell>
          <table:table-cell office:value-type="float" office:value="100.5" calcext:value-type="float">
            <text:p>100.5</text:p>
          </table:table-cell>
          <table:table-cell office:value-type="float" office:value="238.4" calcext:value-type="float">
            <text:p>238.4</text:p>
          </table:table-cell>
          <table:table-cell office:value-type="float" office:value="331.2" calcext:value-type="float">
            <text:p>331.2</text:p>
          </table:table-cell>
          <table:table-cell office:value-type="float" office:value="412.2" calcext:value-type="float">
            <text:p>412.2</text:p>
          </table:table-cell>
          <table:table-cell office:value-type="float" office:value="2108" calcext:value-type="float">
            <text:p>2108</text:p>
          </table:table-cell>
          <table:table-cell office:value-type="float" office:value="233.8" calcext:value-type="float">
            <text:p>233.8</text:p>
          </table:table-cell>
          <table:table-cell office:value-type="float" office:value="230.8" calcext:value-type="float">
            <text:p>230.8</text:p>
          </table:table-cell>
          <table:table-cell office:value-type="float" office:value="638.4" calcext:value-type="float">
            <text:p>638.4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50.3" calcext:value-type="float">
            <text:p>50.3</text:p>
          </table:table-cell>
          <table:table-cell office:value-type="float" office:value="308.9" calcext:value-type="float">
            <text:p>308.9</text:p>
          </table:table-cell>
          <table:table-cell office:value-type="float" office:value="122.3" calcext:value-type="float">
            <text:p>122.3</text:p>
          </table:table-cell>
          <table:table-cell office:value-type="float" office:value="369.8" calcext:value-type="float">
            <text:p>369.8</text:p>
          </table:table-cell>
          <table:table-cell office:value-type="float" office:value="130.9" calcext:value-type="float">
            <text:p>130.9</text:p>
          </table:table-cell>
          <table:table-cell office:value-type="float" office:value="379.1" calcext:value-type="float">
            <text:p>379.1</text:p>
          </table:table-cell>
          <table:table-cell office:value-type="float" office:value="105.5" calcext:value-type="float">
            <text:p>105.5</text:p>
          </table:table-cell>
          <table:table-cell office:value-type="float" office:value="100.5" calcext:value-type="float">
            <text:p>100.5</text:p>
          </table:table-cell>
          <table:table-cell office:value-type="float" office:value="238.4" calcext:value-type="float">
            <text:p>238.4</text:p>
          </table:table-cell>
          <table:table-cell office:value-type="float" office:value="331.2" calcext:value-type="float">
            <text:p>331.2</text:p>
          </table:table-cell>
          <table:table-cell office:value-type="float" office:value="412.2" calcext:value-type="float">
            <text:p>412.2</text:p>
          </table:table-cell>
          <table:table-cell office:value-type="float" office:value="2108" calcext:value-type="float">
            <text:p>2108</text:p>
          </table:table-cell>
          <table:table-cell office:value-type="float" office:value="233.8" calcext:value-type="float">
            <text:p>233.8</text:p>
          </table:table-cell>
          <table:table-cell office:value-type="float" office:value="230.8" calcext:value-type="float">
            <text:p>230.8</text:p>
          </table:table-cell>
          <table:table-cell office:value-type="float" office:value="638.4" calcext:value-type="float">
            <text:p>638.4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1</text:p>
          </table:table-cell>
          <table:table-cell office:value-type="float" office:value="6" calcext:value-type="float">
            <text:p>6</text:p>
          </table:table-cell>
          <table:table-cell office:value-type="float" office:value="308.9" calcext:value-type="float">
            <text:p>308.9</text:p>
          </table:table-cell>
          <table:table-cell office:value-type="float" office:value="369.8" calcext:value-type="float">
            <text:p>369.8</text:p>
          </table:table-cell>
          <table:table-cell office:value-type="float" office:value="105.5" calcext:value-type="float">
            <text:p>105.5</text:p>
          </table:table-cell>
          <table:table-cell office:value-type="float" office:value="238.4" calcext:value-type="float">
            <text:p>238.4</text:p>
          </table:table-cell>
          <table:table-cell office:value-type="float" office:value="331.2" calcext:value-type="float">
            <text:p>331.2</text:p>
          </table:table-cell>
          <table:table-cell office:value-type="float" office:value="230.8" calcext:value-type="float">
            <text:p>230.8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_CV</text:p>
          </table:table-cell>
          <table:table-cell office:value-type="float" office:value="6" calcext:value-type="float">
            <text:p>6</text:p>
          </table:table-cell>
          <table:table-cell office:value-type="float" office:value="308.9" calcext:value-type="float">
            <text:p>308.9</text:p>
          </table:table-cell>
          <table:table-cell office:value-type="float" office:value="369.8" calcext:value-type="float">
            <text:p>369.8</text:p>
          </table:table-cell>
          <table:table-cell office:value-type="float" office:value="105.5" calcext:value-type="float">
            <text:p>105.5</text:p>
          </table:table-cell>
          <table:table-cell office:value-type="float" office:value="238.4" calcext:value-type="float">
            <text:p>238.4</text:p>
          </table:table-cell>
          <table:table-cell office:value-type="float" office:value="331.2" calcext:value-type="float">
            <text:p>331.2</text:p>
          </table:table-cell>
          <table:table-cell office:value-type="float" office:value="230.8" calcext:value-type="float">
            <text:p>230.8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50.3" calcext:value-type="float">
            <text:p>50.3</text:p>
          </table:table-cell>
          <table:table-cell office:value-type="float" office:value="308.9" calcext:value-type="float">
            <text:p>308.9</text:p>
          </table:table-cell>
          <table:table-cell office:value-type="float" office:value="122.3" calcext:value-type="float">
            <text:p>122.3</text:p>
          </table:table-cell>
          <table:table-cell office:value-type="float" office:value="369.8" calcext:value-type="float">
            <text:p>369.8</text:p>
          </table:table-cell>
          <table:table-cell office:value-type="float" office:value="130.9" calcext:value-type="float">
            <text:p>130.9</text:p>
          </table:table-cell>
          <table:table-cell office:value-type="float" office:value="379.1" calcext:value-type="float">
            <text:p>379.1</text:p>
          </table:table-cell>
          <table:table-cell office:value-type="float" office:value="105.5" calcext:value-type="float">
            <text:p>105.5</text:p>
          </table:table-cell>
          <table:table-cell office:value-type="float" office:value="100.5" calcext:value-type="float">
            <text:p>100.5</text:p>
          </table:table-cell>
          <table:table-cell office:value-type="float" office:value="238.4" calcext:value-type="float">
            <text:p>238.4</text:p>
          </table:table-cell>
          <table:table-cell office:value-type="float" office:value="331.2" calcext:value-type="float">
            <text:p>331.2</text:p>
          </table:table-cell>
          <table:table-cell office:value-type="float" office:value="412.2" calcext:value-type="float">
            <text:p>412.2</text:p>
          </table:table-cell>
          <table:table-cell office:value-type="float" office:value="2108" calcext:value-type="float">
            <text:p>2108</text:p>
          </table:table-cell>
          <table:table-cell office:value-type="float" office:value="233.8" calcext:value-type="float">
            <text:p>233.8</text:p>
          </table:table-cell>
          <table:table-cell office:value-type="float" office:value="230.8" calcext:value-type="float">
            <text:p>230.8</text:p>
          </table:table-cell>
          <table:table-cell office:value-type="float" office:value="638.4" calcext:value-type="float">
            <text:p>638.4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31.768" calcext:value-type="float">
            <text:p>131.768</text:p>
          </table:table-cell>
          <table:table-cell office:value-type="float" office:value="275.049" calcext:value-type="float">
            <text:p>275.049</text:p>
          </table:table-cell>
          <table:table-cell office:value-type="float" office:value="299.391" calcext:value-type="float">
            <text:p>299.391</text:p>
          </table:table-cell>
          <table:table-cell office:value-type="float" office:value="482.922" calcext:value-type="float">
            <text:p>482.922</text:p>
          </table:table-cell>
          <table:table-cell office:value-type="float" office:value="139.329" calcext:value-type="float">
            <text:p>139.329</text:p>
          </table:table-cell>
          <table:table-cell office:value-type="float" office:value="223.459" calcext:value-type="float">
            <text:p>223.459</text:p>
          </table:table-cell>
          <table:table-cell office:value-type="float" office:value="262.891" calcext:value-type="float">
            <text:p>262.891</text:p>
          </table:table-cell>
          <table:table-cell office:value-type="float" office:value="450.984" calcext:value-type="float">
            <text:p>450.984</text:p>
          </table:table-cell>
          <table:table-cell office:value-type="float" office:value="195.356" calcext:value-type="float">
            <text:p>195.356</text:p>
          </table:table-cell>
          <table:table-cell office:value-type="float" office:value="79.3701" calcext:value-type="float">
            <text:p>79.3701</text:p>
          </table:table-cell>
          <table:table-cell office:value-type="float" office:value="159.67" calcext:value-type="float">
            <text:p>159.67</text:p>
          </table:table-cell>
          <table:table-cell office:value-type="float" office:value="1938.4" calcext:value-type="float">
            <text:p>1938.4</text:p>
          </table:table-cell>
          <table:table-cell office:value-type="float" office:value="472.145" calcext:value-type="float">
            <text:p>472.145</text:p>
          </table:table-cell>
          <table:table-cell office:value-type="float" office:value="662.151" calcext:value-type="float">
            <text:p>662.151</text:p>
          </table:table-cell>
          <table:table-cell office:value-type="float" office:value="265.954" calcext:value-type="float">
            <text:p>265.954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float" office:value="6" calcext:value-type="float">
            <text:p>6</text:p>
          </table:table-cell>
          <table:table-cell office:value-type="float" office:value="308.9" calcext:value-type="float">
            <text:p>308.9</text:p>
          </table:table-cell>
          <table:table-cell office:value-type="float" office:value="369.8" calcext:value-type="float">
            <text:p>369.8</text:p>
          </table:table-cell>
          <table:table-cell office:value-type="float" office:value="105.5" calcext:value-type="float">
            <text:p>105.5</text:p>
          </table:table-cell>
          <table:table-cell office:value-type="float" office:value="238.4" calcext:value-type="float">
            <text:p>238.4</text:p>
          </table:table-cell>
          <table:table-cell office:value-type="float" office:value="331.2" calcext:value-type="float">
            <text:p>331.2</text:p>
          </table:table-cell>
          <table:table-cell office:value-type="float" office:value="230.8" calcext:value-type="float">
            <text:p>230.8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_CV</text:p>
          </table:table-cell>
          <table:table-cell office:value-type="float" office:value="6" calcext:value-type="float">
            <text:p>6</text:p>
          </table:table-cell>
          <table:table-cell office:value-type="float" office:value="275.049" calcext:value-type="float">
            <text:p>275.049</text:p>
          </table:table-cell>
          <table:table-cell office:value-type="float" office:value="482.922" calcext:value-type="float">
            <text:p>482.922</text:p>
          </table:table-cell>
          <table:table-cell office:value-type="float" office:value="262.891" calcext:value-type="float">
            <text:p>262.891</text:p>
          </table:table-cell>
          <table:table-cell office:value-type="float" office:value="195.356" calcext:value-type="float">
            <text:p>195.356</text:p>
          </table:table-cell>
          <table:table-cell office:value-type="float" office:value="79.3701" calcext:value-type="float">
            <text:p>79.3701</text:p>
          </table:table-cell>
          <table:table-cell office:value-type="float" office:value="662.151" calcext:value-type="float">
            <text:p>662.151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50.3" calcext:value-type="float">
            <text:p>50.3</text:p>
          </table:table-cell>
          <table:table-cell office:value-type="float" office:value="308.9" calcext:value-type="float">
            <text:p>308.9</text:p>
          </table:table-cell>
          <table:table-cell office:value-type="float" office:value="122.3" calcext:value-type="float">
            <text:p>122.3</text:p>
          </table:table-cell>
          <table:table-cell office:value-type="float" office:value="369.8" calcext:value-type="float">
            <text:p>369.8</text:p>
          </table:table-cell>
          <table:table-cell office:value-type="float" office:value="130.9" calcext:value-type="float">
            <text:p>130.9</text:p>
          </table:table-cell>
          <table:table-cell office:value-type="float" office:value="379.1" calcext:value-type="float">
            <text:p>379.1</text:p>
          </table:table-cell>
          <table:table-cell office:value-type="float" office:value="105.5" calcext:value-type="float">
            <text:p>105.5</text:p>
          </table:table-cell>
          <table:table-cell office:value-type="float" office:value="100.5" calcext:value-type="float">
            <text:p>100.5</text:p>
          </table:table-cell>
          <table:table-cell office:value-type="float" office:value="238.4" calcext:value-type="float">
            <text:p>238.4</text:p>
          </table:table-cell>
          <table:table-cell office:value-type="float" office:value="331.2" calcext:value-type="float">
            <text:p>331.2</text:p>
          </table:table-cell>
          <table:table-cell office:value-type="float" office:value="412.2" calcext:value-type="float">
            <text:p>412.2</text:p>
          </table:table-cell>
          <table:table-cell office:value-type="float" office:value="2108" calcext:value-type="float">
            <text:p>2108</text:p>
          </table:table-cell>
          <table:table-cell office:value-type="float" office:value="233.8" calcext:value-type="float">
            <text:p>233.8</text:p>
          </table:table-cell>
          <table:table-cell office:value-type="float" office:value="230.8" calcext:value-type="float">
            <text:p>230.8</text:p>
          </table:table-cell>
          <table:table-cell office:value-type="float" office:value="638.4" calcext:value-type="float">
            <text:p>638.4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80.107" calcext:value-type="float">
            <text:p>180.107</text:p>
          </table:table-cell>
          <table:table-cell office:value-type="float" office:value="332.061" calcext:value-type="float">
            <text:p>332.061</text:p>
          </table:table-cell>
          <table:table-cell office:value-type="float" office:value="500.679" calcext:value-type="float">
            <text:p>500.679</text:p>
          </table:table-cell>
          <table:table-cell office:value-type="float" office:value="1305.66" calcext:value-type="float">
            <text:p>1305.66</text:p>
          </table:table-cell>
          <table:table-cell office:value-type="float" office:value="313.978" calcext:value-type="float">
            <text:p>313.978</text:p>
          </table:table-cell>
          <table:table-cell office:value-type="float" office:value="254.346" calcext:value-type="float">
            <text:p>254.346</text:p>
          </table:table-cell>
          <table:table-cell office:value-type="float" office:value="316.263" calcext:value-type="float">
            <text:p>316.263</text:p>
          </table:table-cell>
          <table:table-cell office:value-type="float" office:value="2173.03" calcext:value-type="float">
            <text:p>2173.03</text:p>
          </table:table-cell>
          <table:table-cell office:value-type="float" office:value="216.653" calcext:value-type="float">
            <text:p>216.653</text:p>
          </table:table-cell>
          <table:table-cell office:value-type="float" office:value="409.757" calcext:value-type="float">
            <text:p>409.757</text:p>
          </table:table-cell>
          <table:table-cell office:value-type="float" office:value="248.807" calcext:value-type="float">
            <text:p>248.807</text:p>
          </table:table-cell>
          <table:table-cell office:value-type="float" office:value="225.042" calcext:value-type="float">
            <text:p>225.042</text:p>
          </table:table-cell>
          <table:table-cell office:value-type="float" office:value="513.101" calcext:value-type="float">
            <text:p>513.101</text:p>
          </table:table-cell>
          <table:table-cell office:value-type="float" office:value="1624.78" calcext:value-type="float">
            <text:p>1624.78</text:p>
          </table:table-cell>
          <table:table-cell office:value-type="float" office:value="367.34" calcext:value-type="float">
            <text:p>367.34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float" office:value="6" calcext:value-type="float">
            <text:p>6</text:p>
          </table:table-cell>
          <table:table-cell office:value-type="float" office:value="308.9" calcext:value-type="float">
            <text:p>308.9</text:p>
          </table:table-cell>
          <table:table-cell office:value-type="float" office:value="369.8" calcext:value-type="float">
            <text:p>369.8</text:p>
          </table:table-cell>
          <table:table-cell office:value-type="float" office:value="105.5" calcext:value-type="float">
            <text:p>105.5</text:p>
          </table:table-cell>
          <table:table-cell office:value-type="float" office:value="238.4" calcext:value-type="float">
            <text:p>238.4</text:p>
          </table:table-cell>
          <table:table-cell office:value-type="float" office:value="331.2" calcext:value-type="float">
            <text:p>331.2</text:p>
          </table:table-cell>
          <table:table-cell office:value-type="float" office:value="230.8" calcext:value-type="float">
            <text:p>230.8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_CV</text:p>
          </table:table-cell>
          <table:table-cell office:value-type="float" office:value="6" calcext:value-type="float">
            <text:p>6</text:p>
          </table:table-cell>
          <table:table-cell office:value-type="float" office:value="332.061" calcext:value-type="float">
            <text:p>332.061</text:p>
          </table:table-cell>
          <table:table-cell office:value-type="float" office:value="1305.66" calcext:value-type="float">
            <text:p>1305.66</text:p>
          </table:table-cell>
          <table:table-cell office:value-type="float" office:value="316.263" calcext:value-type="float">
            <text:p>316.263</text:p>
          </table:table-cell>
          <table:table-cell office:value-type="float" office:value="216.653" calcext:value-type="float">
            <text:p>216.653</text:p>
          </table:table-cell>
          <table:table-cell office:value-type="float" office:value="409.757" calcext:value-type="float">
            <text:p>409.757</text:p>
          </table:table-cell>
          <table:table-cell office:value-type="float" office:value="1624.78" calcext:value-type="float">
            <text:p>1624.78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50.3" calcext:value-type="float">
            <text:p>50.3</text:p>
          </table:table-cell>
          <table:table-cell office:value-type="float" office:value="308.9" calcext:value-type="float">
            <text:p>308.9</text:p>
          </table:table-cell>
          <table:table-cell office:value-type="float" office:value="122.3" calcext:value-type="float">
            <text:p>122.3</text:p>
          </table:table-cell>
          <table:table-cell office:value-type="float" office:value="369.8" calcext:value-type="float">
            <text:p>369.8</text:p>
          </table:table-cell>
          <table:table-cell office:value-type="float" office:value="130.9" calcext:value-type="float">
            <text:p>130.9</text:p>
          </table:table-cell>
          <table:table-cell office:value-type="float" office:value="379.1" calcext:value-type="float">
            <text:p>379.1</text:p>
          </table:table-cell>
          <table:table-cell office:value-type="float" office:value="105.5" calcext:value-type="float">
            <text:p>105.5</text:p>
          </table:table-cell>
          <table:table-cell office:value-type="float" office:value="100.5" calcext:value-type="float">
            <text:p>100.5</text:p>
          </table:table-cell>
          <table:table-cell office:value-type="float" office:value="238.4" calcext:value-type="float">
            <text:p>238.4</text:p>
          </table:table-cell>
          <table:table-cell office:value-type="float" office:value="331.2" calcext:value-type="float">
            <text:p>331.2</text:p>
          </table:table-cell>
          <table:table-cell office:value-type="float" office:value="412.2" calcext:value-type="float">
            <text:p>412.2</text:p>
          </table:table-cell>
          <table:table-cell office:value-type="float" office:value="2108" calcext:value-type="float">
            <text:p>2108</text:p>
          </table:table-cell>
          <table:table-cell office:value-type="float" office:value="233.8" calcext:value-type="float">
            <text:p>233.8</text:p>
          </table:table-cell>
          <table:table-cell office:value-type="float" office:value="230.8" calcext:value-type="float">
            <text:p>230.8</text:p>
          </table:table-cell>
          <table:table-cell office:value-type="float" office:value="638.4" calcext:value-type="float">
            <text:p>638.4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83.1932" calcext:value-type="float">
            <text:p>83.1932</text:p>
          </table:table-cell>
          <table:table-cell office:value-type="float" office:value="199.539" calcext:value-type="float">
            <text:p>199.539</text:p>
          </table:table-cell>
          <table:table-cell office:value-type="float" office:value="363.94" calcext:value-type="float">
            <text:p>363.94</text:p>
          </table:table-cell>
          <table:table-cell office:value-type="float" office:value="502.921" calcext:value-type="float">
            <text:p>502.921</text:p>
          </table:table-cell>
          <table:table-cell office:value-type="float" office:value="253.053" calcext:value-type="float">
            <text:p>253.053</text:p>
          </table:table-cell>
          <table:table-cell office:value-type="float" office:value="314.007" calcext:value-type="float">
            <text:p>314.007</text:p>
          </table:table-cell>
          <table:table-cell office:value-type="float" office:value="342.189" calcext:value-type="float">
            <text:p>342.189</text:p>
          </table:table-cell>
          <table:table-cell office:value-type="float" office:value="341.69" calcext:value-type="float">
            <text:p>341.69</text:p>
          </table:table-cell>
          <table:table-cell office:value-type="float" office:value="212.387" calcext:value-type="float">
            <text:p>212.387</text:p>
          </table:table-cell>
          <table:table-cell office:value-type="float" office:value="87.1291" calcext:value-type="float">
            <text:p>87.1291</text:p>
          </table:table-cell>
          <table:table-cell office:value-type="float" office:value="271.299" calcext:value-type="float">
            <text:p>271.299</text:p>
          </table:table-cell>
          <table:table-cell office:value-type="float" office:value="312.7" calcext:value-type="float">
            <text:p>312.7</text:p>
          </table:table-cell>
          <table:table-cell office:value-type="float" office:value="128.799" calcext:value-type="float">
            <text:p>128.799</text:p>
          </table:table-cell>
          <table:table-cell office:value-type="float" office:value="1029.13" calcext:value-type="float">
            <text:p>1029.13</text:p>
          </table:table-cell>
          <table:table-cell office:value-type="float" office:value="277.964" calcext:value-type="float">
            <text:p>277.964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 office:value-type="float" office:value="6" calcext:value-type="float">
            <text:p>6</text:p>
          </table:table-cell>
          <table:table-cell office:value-type="float" office:value="308.9" calcext:value-type="float">
            <text:p>308.9</text:p>
          </table:table-cell>
          <table:table-cell office:value-type="float" office:value="369.8" calcext:value-type="float">
            <text:p>369.8</text:p>
          </table:table-cell>
          <table:table-cell office:value-type="float" office:value="105.5" calcext:value-type="float">
            <text:p>105.5</text:p>
          </table:table-cell>
          <table:table-cell office:value-type="float" office:value="238.4" calcext:value-type="float">
            <text:p>238.4</text:p>
          </table:table-cell>
          <table:table-cell office:value-type="float" office:value="331.2" calcext:value-type="float">
            <text:p>331.2</text:p>
          </table:table-cell>
          <table:table-cell office:value-type="float" office:value="230.8" calcext:value-type="float">
            <text:p>230.8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_CV</text:p>
          </table:table-cell>
          <table:table-cell office:value-type="float" office:value="6" calcext:value-type="float">
            <text:p>6</text:p>
          </table:table-cell>
          <table:table-cell office:value-type="float" office:value="199.539" calcext:value-type="float">
            <text:p>199.539</text:p>
          </table:table-cell>
          <table:table-cell office:value-type="float" office:value="502.921" calcext:value-type="float">
            <text:p>502.921</text:p>
          </table:table-cell>
          <table:table-cell office:value-type="float" office:value="342.189" calcext:value-type="float">
            <text:p>342.189</text:p>
          </table:table-cell>
          <table:table-cell office:value-type="float" office:value="212.387" calcext:value-type="float">
            <text:p>212.387</text:p>
          </table:table-cell>
          <table:table-cell office:value-type="float" office:value="87.1291" calcext:value-type="float">
            <text:p>87.1291</text:p>
          </table:table-cell>
          <table:table-cell office:value-type="float" office:value="1029.13" calcext:value-type="float">
            <text:p>1029.13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50.3" calcext:value-type="float">
            <text:p>50.3</text:p>
          </table:table-cell>
          <table:table-cell office:value-type="float" office:value="308.9" calcext:value-type="float">
            <text:p>308.9</text:p>
          </table:table-cell>
          <table:table-cell office:value-type="float" office:value="122.3" calcext:value-type="float">
            <text:p>122.3</text:p>
          </table:table-cell>
          <table:table-cell office:value-type="float" office:value="369.8" calcext:value-type="float">
            <text:p>369.8</text:p>
          </table:table-cell>
          <table:table-cell office:value-type="float" office:value="130.9" calcext:value-type="float">
            <text:p>130.9</text:p>
          </table:table-cell>
          <table:table-cell office:value-type="float" office:value="379.1" calcext:value-type="float">
            <text:p>379.1</text:p>
          </table:table-cell>
          <table:table-cell office:value-type="float" office:value="105.5" calcext:value-type="float">
            <text:p>105.5</text:p>
          </table:table-cell>
          <table:table-cell office:value-type="float" office:value="100.5" calcext:value-type="float">
            <text:p>100.5</text:p>
          </table:table-cell>
          <table:table-cell office:value-type="float" office:value="238.4" calcext:value-type="float">
            <text:p>238.4</text:p>
          </table:table-cell>
          <table:table-cell office:value-type="float" office:value="331.2" calcext:value-type="float">
            <text:p>331.2</text:p>
          </table:table-cell>
          <table:table-cell office:value-type="float" office:value="412.2" calcext:value-type="float">
            <text:p>412.2</text:p>
          </table:table-cell>
          <table:table-cell office:value-type="float" office:value="2108" calcext:value-type="float">
            <text:p>2108</text:p>
          </table:table-cell>
          <table:table-cell office:value-type="float" office:value="233.8" calcext:value-type="float">
            <text:p>233.8</text:p>
          </table:table-cell>
          <table:table-cell office:value-type="float" office:value="230.8" calcext:value-type="float">
            <text:p>230.8</text:p>
          </table:table-cell>
          <table:table-cell office:value-type="float" office:value="638.4" calcext:value-type="float">
            <text:p>638.4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89.8629" calcext:value-type="float">
            <text:p>89.8629</text:p>
          </table:table-cell>
          <table:table-cell office:value-type="float" office:value="256.503" calcext:value-type="float">
            <text:p>256.503</text:p>
          </table:table-cell>
          <table:table-cell office:value-type="float" office:value="584.753" calcext:value-type="float">
            <text:p>584.753</text:p>
          </table:table-cell>
          <table:table-cell office:value-type="float" office:value="1369.19" calcext:value-type="float">
            <text:p>1369.19</text:p>
          </table:table-cell>
          <table:table-cell office:value-type="float" office:value="316.27" calcext:value-type="float">
            <text:p>316.27</text:p>
          </table:table-cell>
          <table:table-cell office:value-type="float" office:value="316.143" calcext:value-type="float">
            <text:p>316.143</text:p>
          </table:table-cell>
          <table:table-cell office:value-type="float" office:value="764.632" calcext:value-type="float">
            <text:p>764.632</text:p>
          </table:table-cell>
          <table:table-cell office:value-type="float" office:value="293.485" calcext:value-type="float">
            <text:p>293.485</text:p>
          </table:table-cell>
          <table:table-cell office:value-type="float" office:value="141.497" calcext:value-type="float">
            <text:p>141.497</text:p>
          </table:table-cell>
          <table:table-cell office:value-type="float" office:value="183.436" calcext:value-type="float">
            <text:p>183.436</text:p>
          </table:table-cell>
          <table:table-cell office:value-type="float" office:value="218.651" calcext:value-type="float">
            <text:p>218.651</text:p>
          </table:table-cell>
          <table:table-cell office:value-type="float" office:value="249.577" calcext:value-type="float">
            <text:p>249.577</text:p>
          </table:table-cell>
          <table:table-cell office:value-type="float" office:value="368.067" calcext:value-type="float">
            <text:p>368.067</text:p>
          </table:table-cell>
          <table:table-cell office:value-type="float" office:value="666.906" calcext:value-type="float">
            <text:p>666.906</text:p>
          </table:table-cell>
          <table:table-cell office:value-type="float" office:value="286.947" calcext:value-type="float">
            <text:p>286.947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</text:p>
          </table:table-cell>
          <table:table-cell office:value-type="float" office:value="6" calcext:value-type="float">
            <text:p>6</text:p>
          </table:table-cell>
          <table:table-cell office:value-type="float" office:value="308.9" calcext:value-type="float">
            <text:p>308.9</text:p>
          </table:table-cell>
          <table:table-cell office:value-type="float" office:value="369.8" calcext:value-type="float">
            <text:p>369.8</text:p>
          </table:table-cell>
          <table:table-cell office:value-type="float" office:value="105.5" calcext:value-type="float">
            <text:p>105.5</text:p>
          </table:table-cell>
          <table:table-cell office:value-type="float" office:value="238.4" calcext:value-type="float">
            <text:p>238.4</text:p>
          </table:table-cell>
          <table:table-cell office:value-type="float" office:value="331.2" calcext:value-type="float">
            <text:p>331.2</text:p>
          </table:table-cell>
          <table:table-cell office:value-type="float" office:value="230.8" calcext:value-type="float">
            <text:p>230.8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_CV</text:p>
          </table:table-cell>
          <table:table-cell office:value-type="float" office:value="6" calcext:value-type="float">
            <text:p>6</text:p>
          </table:table-cell>
          <table:table-cell office:value-type="float" office:value="256.503" calcext:value-type="float">
            <text:p>256.503</text:p>
          </table:table-cell>
          <table:table-cell office:value-type="float" office:value="1369.19" calcext:value-type="float">
            <text:p>1369.19</text:p>
          </table:table-cell>
          <table:table-cell office:value-type="float" office:value="764.632" calcext:value-type="float">
            <text:p>764.632</text:p>
          </table:table-cell>
          <table:table-cell office:value-type="float" office:value="141.497" calcext:value-type="float">
            <text:p>141.497</text:p>
          </table:table-cell>
          <table:table-cell office:value-type="float" office:value="183.436" calcext:value-type="float">
            <text:p>183.436</text:p>
          </table:table-cell>
          <table:table-cell office:value-type="float" office:value="666.906" calcext:value-type="float">
            <text:p>666.90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93.5" calcext:value-type="float">
            <text:p>193.5</text:p>
          </table:table-cell>
          <table:table-cell office:value-type="float" office:value="4620" calcext:value-type="float">
            <text:p>4620</text:p>
          </table:table-cell>
          <table:table-cell office:value-type="float" office:value="105.6" calcext:value-type="float">
            <text:p>105.6</text:p>
          </table:table-cell>
          <table:table-cell office:value-type="float" office:value="194.4" calcext:value-type="float">
            <text:p>194.4</text:p>
          </table:table-cell>
          <table:table-cell office:value-type="float" office:value="154.8" calcext:value-type="float">
            <text:p>154.8</text:p>
          </table:table-cell>
          <table:table-cell office:value-type="float" office:value="181.6" calcext:value-type="float">
            <text:p>181.6</text:p>
          </table:table-cell>
          <table:table-cell office:value-type="float" office:value="85.6" calcext:value-type="float">
            <text:p>85.6</text:p>
          </table:table-cell>
          <table:table-cell office:value-type="float" office:value="337" calcext:value-type="float">
            <text:p>337</text:p>
          </table:table-cell>
          <table:table-cell office:value-type="float" office:value="1296" calcext:value-type="float">
            <text:p>1296</text:p>
          </table:table-cell>
          <table:table-cell office:value-type="float" office:value="393.2" calcext:value-type="float">
            <text:p>393.2</text:p>
          </table:table-cell>
          <table:table-cell office:value-type="float" office:value="80.1" calcext:value-type="float">
            <text:p>80.1</text:p>
          </table:table-cell>
          <table:table-cell office:value-type="float" office:value="2610" calcext:value-type="float">
            <text:p>2610</text:p>
          </table:table-cell>
          <table:table-cell office:value-type="float" office:value="78.1" calcext:value-type="float">
            <text:p>78.1</text:p>
          </table:table-cell>
          <table:table-cell office:value-type="float" office:value="90.9" calcext:value-type="float">
            <text:p>90.9</text:p>
          </table:table-cell>
          <table:table-cell office:value-type="float" office:value="188.9" calcext:value-type="float">
            <text:p>188.9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93.5" calcext:value-type="float">
            <text:p>193.5</text:p>
          </table:table-cell>
          <table:table-cell office:value-type="float" office:value="4620" calcext:value-type="float">
            <text:p>4620</text:p>
          </table:table-cell>
          <table:table-cell office:value-type="float" office:value="105.6" calcext:value-type="float">
            <text:p>105.6</text:p>
          </table:table-cell>
          <table:table-cell office:value-type="float" office:value="194.4" calcext:value-type="float">
            <text:p>194.4</text:p>
          </table:table-cell>
          <table:table-cell office:value-type="float" office:value="154.8" calcext:value-type="float">
            <text:p>154.8</text:p>
          </table:table-cell>
          <table:table-cell office:value-type="float" office:value="181.6" calcext:value-type="float">
            <text:p>181.6</text:p>
          </table:table-cell>
          <table:table-cell office:value-type="float" office:value="85.6" calcext:value-type="float">
            <text:p>85.6</text:p>
          </table:table-cell>
          <table:table-cell office:value-type="float" office:value="337" calcext:value-type="float">
            <text:p>337</text:p>
          </table:table-cell>
          <table:table-cell office:value-type="float" office:value="1296" calcext:value-type="float">
            <text:p>1296</text:p>
          </table:table-cell>
          <table:table-cell office:value-type="float" office:value="393.2" calcext:value-type="float">
            <text:p>393.2</text:p>
          </table:table-cell>
          <table:table-cell office:value-type="float" office:value="80.1" calcext:value-type="float">
            <text:p>80.1</text:p>
          </table:table-cell>
          <table:table-cell office:value-type="float" office:value="2610" calcext:value-type="float">
            <text:p>2610</text:p>
          </table:table-cell>
          <table:table-cell office:value-type="float" office:value="78.1" calcext:value-type="float">
            <text:p>78.1</text:p>
          </table:table-cell>
          <table:table-cell office:value-type="float" office:value="90.9" calcext:value-type="float">
            <text:p>90.9</text:p>
          </table:table-cell>
          <table:table-cell office:value-type="float" office:value="188.9" calcext:value-type="float">
            <text:p>188.9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4620" calcext:value-type="float">
            <text:p>4620</text:p>
          </table:table-cell>
          <table:table-cell office:value-type="float" office:value="105.6" calcext:value-type="float">
            <text:p>105.6</text:p>
          </table:table-cell>
          <table:table-cell office:value-type="float" office:value="194.4" calcext:value-type="float">
            <text:p>194.4</text:p>
          </table:table-cell>
          <table:table-cell office:value-type="float" office:value="85.6" calcext:value-type="float">
            <text:p>85.6</text:p>
          </table:table-cell>
          <table:table-cell office:value-type="float" office:value="1296" calcext:value-type="float">
            <text:p>1296</text:p>
          </table:table-cell>
          <table:table-cell office:value-type="float" office:value="90.9" calcext:value-type="float">
            <text:p>90.9</text:p>
          </table:table-cell>
          <table:table-cell office:value-type="float" office:value="188.9" calcext:value-type="float">
            <text:p>188.9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_CV</text:p>
          </table:table-cell>
          <table:table-cell office:value-type="float" office:value="7" calcext:value-type="float">
            <text:p>7</text:p>
          </table:table-cell>
          <table:table-cell office:value-type="float" office:value="4620" calcext:value-type="float">
            <text:p>4620</text:p>
          </table:table-cell>
          <table:table-cell office:value-type="float" office:value="105.6" calcext:value-type="float">
            <text:p>105.6</text:p>
          </table:table-cell>
          <table:table-cell office:value-type="float" office:value="194.4" calcext:value-type="float">
            <text:p>194.4</text:p>
          </table:table-cell>
          <table:table-cell office:value-type="float" office:value="85.6" calcext:value-type="float">
            <text:p>85.6</text:p>
          </table:table-cell>
          <table:table-cell office:value-type="float" office:value="1296" calcext:value-type="float">
            <text:p>1296</text:p>
          </table:table-cell>
          <table:table-cell office:value-type="float" office:value="90.9" calcext:value-type="float">
            <text:p>90.9</text:p>
          </table:table-cell>
          <table:table-cell office:value-type="float" office:value="188.9" calcext:value-type="float">
            <text:p>188.9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93.5" calcext:value-type="float">
            <text:p>193.5</text:p>
          </table:table-cell>
          <table:table-cell office:value-type="float" office:value="4620" calcext:value-type="float">
            <text:p>4620</text:p>
          </table:table-cell>
          <table:table-cell office:value-type="float" office:value="105.6" calcext:value-type="float">
            <text:p>105.6</text:p>
          </table:table-cell>
          <table:table-cell office:value-type="float" office:value="194.4" calcext:value-type="float">
            <text:p>194.4</text:p>
          </table:table-cell>
          <table:table-cell office:value-type="float" office:value="154.8" calcext:value-type="float">
            <text:p>154.8</text:p>
          </table:table-cell>
          <table:table-cell office:value-type="float" office:value="181.6" calcext:value-type="float">
            <text:p>181.6</text:p>
          </table:table-cell>
          <table:table-cell office:value-type="float" office:value="85.6" calcext:value-type="float">
            <text:p>85.6</text:p>
          </table:table-cell>
          <table:table-cell office:value-type="float" office:value="337" calcext:value-type="float">
            <text:p>337</text:p>
          </table:table-cell>
          <table:table-cell office:value-type="float" office:value="1296" calcext:value-type="float">
            <text:p>1296</text:p>
          </table:table-cell>
          <table:table-cell office:value-type="float" office:value="393.2" calcext:value-type="float">
            <text:p>393.2</text:p>
          </table:table-cell>
          <table:table-cell office:value-type="float" office:value="80.1" calcext:value-type="float">
            <text:p>80.1</text:p>
          </table:table-cell>
          <table:table-cell office:value-type="float" office:value="2610" calcext:value-type="float">
            <text:p>2610</text:p>
          </table:table-cell>
          <table:table-cell office:value-type="float" office:value="78.1" calcext:value-type="float">
            <text:p>78.1</text:p>
          </table:table-cell>
          <table:table-cell office:value-type="float" office:value="90.9" calcext:value-type="float">
            <text:p>90.9</text:p>
          </table:table-cell>
          <table:table-cell office:value-type="float" office:value="188.9" calcext:value-type="float">
            <text:p>188.9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209.888" calcext:value-type="float">
            <text:p>209.888</text:p>
          </table:table-cell>
          <table:table-cell office:value-type="float" office:value="263.794" calcext:value-type="float">
            <text:p>263.794</text:p>
          </table:table-cell>
          <table:table-cell office:value-type="float" office:value="166.321" calcext:value-type="float">
            <text:p>166.321</text:p>
          </table:table-cell>
          <table:table-cell office:value-type="float" office:value="200.82" calcext:value-type="float">
            <text:p>200.82</text:p>
          </table:table-cell>
          <table:table-cell office:value-type="float" office:value="133.995" calcext:value-type="float">
            <text:p>133.995</text:p>
          </table:table-cell>
          <table:table-cell office:value-type="float" office:value="285.362" calcext:value-type="float">
            <text:p>285.362</text:p>
          </table:table-cell>
          <table:table-cell office:value-type="float" office:value="194.687" calcext:value-type="float">
            <text:p>194.687</text:p>
          </table:table-cell>
          <table:table-cell office:value-type="float" office:value="205.879" calcext:value-type="float">
            <text:p>205.879</text:p>
          </table:table-cell>
          <table:table-cell office:value-type="float" office:value="395.907" calcext:value-type="float">
            <text:p>395.907</text:p>
          </table:table-cell>
          <table:table-cell office:value-type="float" office:value="102.513" calcext:value-type="float">
            <text:p>102.513</text:p>
          </table:table-cell>
          <table:table-cell office:value-type="float" office:value="111.455" calcext:value-type="float">
            <text:p>111.455</text:p>
          </table:table-cell>
          <table:table-cell office:value-type="float" office:value="199.458" calcext:value-type="float">
            <text:p>199.458</text:p>
          </table:table-cell>
          <table:table-cell office:value-type="float" office:value="185.271" calcext:value-type="float">
            <text:p>185.271</text:p>
          </table:table-cell>
          <table:table-cell office:value-type="float" office:value="145.435" calcext:value-type="float">
            <text:p>145.435</text:p>
          </table:table-cell>
          <table:table-cell office:value-type="float" office:value="111.922" calcext:value-type="float">
            <text:p>111.922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4620" calcext:value-type="float">
            <text:p>4620</text:p>
          </table:table-cell>
          <table:table-cell office:value-type="float" office:value="105.6" calcext:value-type="float">
            <text:p>105.6</text:p>
          </table:table-cell>
          <table:table-cell office:value-type="float" office:value="194.4" calcext:value-type="float">
            <text:p>194.4</text:p>
          </table:table-cell>
          <table:table-cell office:value-type="float" office:value="85.6" calcext:value-type="float">
            <text:p>85.6</text:p>
          </table:table-cell>
          <table:table-cell office:value-type="float" office:value="1296" calcext:value-type="float">
            <text:p>1296</text:p>
          </table:table-cell>
          <table:table-cell office:value-type="float" office:value="90.9" calcext:value-type="float">
            <text:p>90.9</text:p>
          </table:table-cell>
          <table:table-cell office:value-type="float" office:value="188.9" calcext:value-type="float">
            <text:p>188.9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_CV</text:p>
          </table:table-cell>
          <table:table-cell office:value-type="float" office:value="7" calcext:value-type="float">
            <text:p>7</text:p>
          </table:table-cell>
          <table:table-cell office:value-type="float" office:value="263.794" calcext:value-type="float">
            <text:p>263.794</text:p>
          </table:table-cell>
          <table:table-cell office:value-type="float" office:value="166.321" calcext:value-type="float">
            <text:p>166.321</text:p>
          </table:table-cell>
          <table:table-cell office:value-type="float" office:value="200.82" calcext:value-type="float">
            <text:p>200.82</text:p>
          </table:table-cell>
          <table:table-cell office:value-type="float" office:value="194.687" calcext:value-type="float">
            <text:p>194.687</text:p>
          </table:table-cell>
          <table:table-cell office:value-type="float" office:value="395.907" calcext:value-type="float">
            <text:p>395.907</text:p>
          </table:table-cell>
          <table:table-cell office:value-type="float" office:value="145.435" calcext:value-type="float">
            <text:p>145.435</text:p>
          </table:table-cell>
          <table:table-cell office:value-type="float" office:value="111.922" calcext:value-type="float">
            <text:p>111.9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93.5" calcext:value-type="float">
            <text:p>193.5</text:p>
          </table:table-cell>
          <table:table-cell office:value-type="float" office:value="4620" calcext:value-type="float">
            <text:p>4620</text:p>
          </table:table-cell>
          <table:table-cell office:value-type="float" office:value="105.6" calcext:value-type="float">
            <text:p>105.6</text:p>
          </table:table-cell>
          <table:table-cell office:value-type="float" office:value="194.4" calcext:value-type="float">
            <text:p>194.4</text:p>
          </table:table-cell>
          <table:table-cell office:value-type="float" office:value="154.8" calcext:value-type="float">
            <text:p>154.8</text:p>
          </table:table-cell>
          <table:table-cell office:value-type="float" office:value="181.6" calcext:value-type="float">
            <text:p>181.6</text:p>
          </table:table-cell>
          <table:table-cell office:value-type="float" office:value="85.6" calcext:value-type="float">
            <text:p>85.6</text:p>
          </table:table-cell>
          <table:table-cell office:value-type="float" office:value="337" calcext:value-type="float">
            <text:p>337</text:p>
          </table:table-cell>
          <table:table-cell office:value-type="float" office:value="1296" calcext:value-type="float">
            <text:p>1296</text:p>
          </table:table-cell>
          <table:table-cell office:value-type="float" office:value="393.2" calcext:value-type="float">
            <text:p>393.2</text:p>
          </table:table-cell>
          <table:table-cell office:value-type="float" office:value="80.1" calcext:value-type="float">
            <text:p>80.1</text:p>
          </table:table-cell>
          <table:table-cell office:value-type="float" office:value="2610" calcext:value-type="float">
            <text:p>2610</text:p>
          </table:table-cell>
          <table:table-cell office:value-type="float" office:value="78.1" calcext:value-type="float">
            <text:p>78.1</text:p>
          </table:table-cell>
          <table:table-cell office:value-type="float" office:value="90.9" calcext:value-type="float">
            <text:p>90.9</text:p>
          </table:table-cell>
          <table:table-cell office:value-type="float" office:value="188.9" calcext:value-type="float">
            <text:p>188.9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203.373" calcext:value-type="float">
            <text:p>203.373</text:p>
          </table:table-cell>
          <table:table-cell office:value-type="float" office:value="222.975" calcext:value-type="float">
            <text:p>222.975</text:p>
          </table:table-cell>
          <table:table-cell office:value-type="float" office:value="293.215" calcext:value-type="float">
            <text:p>293.215</text:p>
          </table:table-cell>
          <table:table-cell office:value-type="float" office:value="474.203" calcext:value-type="float">
            <text:p>474.203</text:p>
          </table:table-cell>
          <table:table-cell office:value-type="float" office:value="191.526" calcext:value-type="float">
            <text:p>191.526</text:p>
          </table:table-cell>
          <table:table-cell office:value-type="float" office:value="120.263" calcext:value-type="float">
            <text:p>120.263</text:p>
          </table:table-cell>
          <table:table-cell office:value-type="float" office:value="200.586" calcext:value-type="float">
            <text:p>200.586</text:p>
          </table:table-cell>
          <table:table-cell office:value-type="float" office:value="237.286" calcext:value-type="float">
            <text:p>237.286</text:p>
          </table:table-cell>
          <table:table-cell office:value-type="float" office:value="283.16" calcext:value-type="float">
            <text:p>283.16</text:p>
          </table:table-cell>
          <table:table-cell office:value-type="float" office:value="138.465" calcext:value-type="float">
            <text:p>138.465</text:p>
          </table:table-cell>
          <table:table-cell office:value-type="float" office:value="100.355" calcext:value-type="float">
            <text:p>100.355</text:p>
          </table:table-cell>
          <table:table-cell office:value-type="float" office:value="134.182" calcext:value-type="float">
            <text:p>134.182</text:p>
          </table:table-cell>
          <table:table-cell office:value-type="float" office:value="199.944" calcext:value-type="float">
            <text:p>199.944</text:p>
          </table:table-cell>
          <table:table-cell office:value-type="float" office:value="281.136" calcext:value-type="float">
            <text:p>281.136</text:p>
          </table:table-cell>
          <table:table-cell office:value-type="float" office:value="146.282" calcext:value-type="float">
            <text:p>146.282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4620" calcext:value-type="float">
            <text:p>4620</text:p>
          </table:table-cell>
          <table:table-cell office:value-type="float" office:value="105.6" calcext:value-type="float">
            <text:p>105.6</text:p>
          </table:table-cell>
          <table:table-cell office:value-type="float" office:value="194.4" calcext:value-type="float">
            <text:p>194.4</text:p>
          </table:table-cell>
          <table:table-cell office:value-type="float" office:value="85.6" calcext:value-type="float">
            <text:p>85.6</text:p>
          </table:table-cell>
          <table:table-cell office:value-type="float" office:value="1296" calcext:value-type="float">
            <text:p>1296</text:p>
          </table:table-cell>
          <table:table-cell office:value-type="float" office:value="90.9" calcext:value-type="float">
            <text:p>90.9</text:p>
          </table:table-cell>
          <table:table-cell office:value-type="float" office:value="188.9" calcext:value-type="float">
            <text:p>188.9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_CV</text:p>
          </table:table-cell>
          <table:table-cell office:value-type="float" office:value="7" calcext:value-type="float">
            <text:p>7</text:p>
          </table:table-cell>
          <table:table-cell office:value-type="float" office:value="222.975" calcext:value-type="float">
            <text:p>222.975</text:p>
          </table:table-cell>
          <table:table-cell office:value-type="float" office:value="293.215" calcext:value-type="float">
            <text:p>293.215</text:p>
          </table:table-cell>
          <table:table-cell office:value-type="float" office:value="474.203" calcext:value-type="float">
            <text:p>474.203</text:p>
          </table:table-cell>
          <table:table-cell office:value-type="float" office:value="200.586" calcext:value-type="float">
            <text:p>200.586</text:p>
          </table:table-cell>
          <table:table-cell office:value-type="float" office:value="283.16" calcext:value-type="float">
            <text:p>283.16</text:p>
          </table:table-cell>
          <table:table-cell office:value-type="float" office:value="281.136" calcext:value-type="float">
            <text:p>281.136</text:p>
          </table:table-cell>
          <table:table-cell office:value-type="float" office:value="146.282" calcext:value-type="float">
            <text:p>146.28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93.5" calcext:value-type="float">
            <text:p>193.5</text:p>
          </table:table-cell>
          <table:table-cell office:value-type="float" office:value="4620" calcext:value-type="float">
            <text:p>4620</text:p>
          </table:table-cell>
          <table:table-cell office:value-type="float" office:value="105.6" calcext:value-type="float">
            <text:p>105.6</text:p>
          </table:table-cell>
          <table:table-cell office:value-type="float" office:value="194.4" calcext:value-type="float">
            <text:p>194.4</text:p>
          </table:table-cell>
          <table:table-cell office:value-type="float" office:value="154.8" calcext:value-type="float">
            <text:p>154.8</text:p>
          </table:table-cell>
          <table:table-cell office:value-type="float" office:value="181.6" calcext:value-type="float">
            <text:p>181.6</text:p>
          </table:table-cell>
          <table:table-cell office:value-type="float" office:value="85.6" calcext:value-type="float">
            <text:p>85.6</text:p>
          </table:table-cell>
          <table:table-cell office:value-type="float" office:value="337" calcext:value-type="float">
            <text:p>337</text:p>
          </table:table-cell>
          <table:table-cell office:value-type="float" office:value="1296" calcext:value-type="float">
            <text:p>1296</text:p>
          </table:table-cell>
          <table:table-cell office:value-type="float" office:value="393.2" calcext:value-type="float">
            <text:p>393.2</text:p>
          </table:table-cell>
          <table:table-cell office:value-type="float" office:value="80.1" calcext:value-type="float">
            <text:p>80.1</text:p>
          </table:table-cell>
          <table:table-cell office:value-type="float" office:value="2610" calcext:value-type="float">
            <text:p>2610</text:p>
          </table:table-cell>
          <table:table-cell office:value-type="float" office:value="78.1" calcext:value-type="float">
            <text:p>78.1</text:p>
          </table:table-cell>
          <table:table-cell office:value-type="float" office:value="90.9" calcext:value-type="float">
            <text:p>90.9</text:p>
          </table:table-cell>
          <table:table-cell office:value-type="float" office:value="188.9" calcext:value-type="float">
            <text:p>188.9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05.059" calcext:value-type="float">
            <text:p>105.059</text:p>
          </table:table-cell>
          <table:table-cell office:value-type="float" office:value="147.003" calcext:value-type="float">
            <text:p>147.003</text:p>
          </table:table-cell>
          <table:table-cell office:value-type="float" office:value="135.291" calcext:value-type="float">
            <text:p>135.291</text:p>
          </table:table-cell>
          <table:table-cell office:value-type="float" office:value="260.606" calcext:value-type="float">
            <text:p>260.606</text:p>
          </table:table-cell>
          <table:table-cell office:value-type="float" office:value="259.238" calcext:value-type="float">
            <text:p>259.238</text:p>
          </table:table-cell>
          <table:table-cell office:value-type="float" office:value="141.241" calcext:value-type="float">
            <text:p>141.241</text:p>
          </table:table-cell>
          <table:table-cell office:value-type="float" office:value="381.501" calcext:value-type="float">
            <text:p>381.501</text:p>
          </table:table-cell>
          <table:table-cell office:value-type="float" office:value="188.6" calcext:value-type="float">
            <text:p>188.6</text:p>
          </table:table-cell>
          <table:table-cell office:value-type="float" office:value="117.047" calcext:value-type="float">
            <text:p>117.047</text:p>
          </table:table-cell>
          <table:table-cell office:value-type="float" office:value="105.498" calcext:value-type="float">
            <text:p>105.498</text:p>
          </table:table-cell>
          <table:table-cell office:value-type="float" office:value="110.201" calcext:value-type="float">
            <text:p>110.201</text:p>
          </table:table-cell>
          <table:table-cell office:value-type="float" office:value="164.37" calcext:value-type="float">
            <text:p>164.37</text:p>
          </table:table-cell>
          <table:table-cell office:value-type="float" office:value="260.672" calcext:value-type="float">
            <text:p>260.672</text:p>
          </table:table-cell>
          <table:table-cell office:value-type="float" office:value="366.094" calcext:value-type="float">
            <text:p>366.094</text:p>
          </table:table-cell>
          <table:table-cell office:value-type="float" office:value="158.002" calcext:value-type="float">
            <text:p>158.002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4620" calcext:value-type="float">
            <text:p>4620</text:p>
          </table:table-cell>
          <table:table-cell office:value-type="float" office:value="105.6" calcext:value-type="float">
            <text:p>105.6</text:p>
          </table:table-cell>
          <table:table-cell office:value-type="float" office:value="194.4" calcext:value-type="float">
            <text:p>194.4</text:p>
          </table:table-cell>
          <table:table-cell office:value-type="float" office:value="85.6" calcext:value-type="float">
            <text:p>85.6</text:p>
          </table:table-cell>
          <table:table-cell office:value-type="float" office:value="1296" calcext:value-type="float">
            <text:p>1296</text:p>
          </table:table-cell>
          <table:table-cell office:value-type="float" office:value="90.9" calcext:value-type="float">
            <text:p>90.9</text:p>
          </table:table-cell>
          <table:table-cell office:value-type="float" office:value="188.9" calcext:value-type="float">
            <text:p>188.9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_CV</text:p>
          </table:table-cell>
          <table:table-cell office:value-type="float" office:value="7" calcext:value-type="float">
            <text:p>7</text:p>
          </table:table-cell>
          <table:table-cell office:value-type="float" office:value="147.003" calcext:value-type="float">
            <text:p>147.003</text:p>
          </table:table-cell>
          <table:table-cell office:value-type="float" office:value="135.291" calcext:value-type="float">
            <text:p>135.291</text:p>
          </table:table-cell>
          <table:table-cell office:value-type="float" office:value="260.606" calcext:value-type="float">
            <text:p>260.606</text:p>
          </table:table-cell>
          <table:table-cell office:value-type="float" office:value="381.501" calcext:value-type="float">
            <text:p>381.501</text:p>
          </table:table-cell>
          <table:table-cell office:value-type="float" office:value="117.047" calcext:value-type="float">
            <text:p>117.047</text:p>
          </table:table-cell>
          <table:table-cell office:value-type="float" office:value="366.094" calcext:value-type="float">
            <text:p>366.094</text:p>
          </table:table-cell>
          <table:table-cell office:value-type="float" office:value="158.002" calcext:value-type="float">
            <text:p>158.00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93.5" calcext:value-type="float">
            <text:p>193.5</text:p>
          </table:table-cell>
          <table:table-cell office:value-type="float" office:value="4620" calcext:value-type="float">
            <text:p>4620</text:p>
          </table:table-cell>
          <table:table-cell office:value-type="float" office:value="105.6" calcext:value-type="float">
            <text:p>105.6</text:p>
          </table:table-cell>
          <table:table-cell office:value-type="float" office:value="194.4" calcext:value-type="float">
            <text:p>194.4</text:p>
          </table:table-cell>
          <table:table-cell office:value-type="float" office:value="154.8" calcext:value-type="float">
            <text:p>154.8</text:p>
          </table:table-cell>
          <table:table-cell office:value-type="float" office:value="181.6" calcext:value-type="float">
            <text:p>181.6</text:p>
          </table:table-cell>
          <table:table-cell office:value-type="float" office:value="85.6" calcext:value-type="float">
            <text:p>85.6</text:p>
          </table:table-cell>
          <table:table-cell office:value-type="float" office:value="337" calcext:value-type="float">
            <text:p>337</text:p>
          </table:table-cell>
          <table:table-cell office:value-type="float" office:value="1296" calcext:value-type="float">
            <text:p>1296</text:p>
          </table:table-cell>
          <table:table-cell office:value-type="float" office:value="393.2" calcext:value-type="float">
            <text:p>393.2</text:p>
          </table:table-cell>
          <table:table-cell office:value-type="float" office:value="80.1" calcext:value-type="float">
            <text:p>80.1</text:p>
          </table:table-cell>
          <table:table-cell office:value-type="float" office:value="2610" calcext:value-type="float">
            <text:p>2610</text:p>
          </table:table-cell>
          <table:table-cell office:value-type="float" office:value="78.1" calcext:value-type="float">
            <text:p>78.1</text:p>
          </table:table-cell>
          <table:table-cell office:value-type="float" office:value="90.9" calcext:value-type="float">
            <text:p>90.9</text:p>
          </table:table-cell>
          <table:table-cell office:value-type="float" office:value="188.9" calcext:value-type="float">
            <text:p>188.9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46.975" calcext:value-type="float">
            <text:p>146.975</text:p>
          </table:table-cell>
          <table:table-cell office:value-type="float" office:value="262.139" calcext:value-type="float">
            <text:p>262.139</text:p>
          </table:table-cell>
          <table:table-cell office:value-type="float" office:value="203.011" calcext:value-type="float">
            <text:p>203.011</text:p>
          </table:table-cell>
          <table:table-cell office:value-type="float" office:value="362.898" calcext:value-type="float">
            <text:p>362.898</text:p>
          </table:table-cell>
          <table:table-cell office:value-type="float" office:value="219.749" calcext:value-type="float">
            <text:p>219.749</text:p>
          </table:table-cell>
          <table:table-cell office:value-type="float" office:value="187.782" calcext:value-type="float">
            <text:p>187.782</text:p>
          </table:table-cell>
          <table:table-cell office:value-type="float" office:value="220.476" calcext:value-type="float">
            <text:p>220.476</text:p>
          </table:table-cell>
          <table:table-cell office:value-type="float" office:value="136.03" calcext:value-type="float">
            <text:p>136.03</text:p>
          </table:table-cell>
          <table:table-cell office:value-type="float" office:value="113.987" calcext:value-type="float">
            <text:p>113.987</text:p>
          </table:table-cell>
          <table:table-cell office:value-type="float" office:value="54.5555" calcext:value-type="float">
            <text:p>54.5555</text:p>
          </table:table-cell>
          <table:table-cell office:value-type="float" office:value="61.836" calcext:value-type="float">
            <text:p>61.836</text:p>
          </table:table-cell>
          <table:table-cell office:value-type="float" office:value="182.44" calcext:value-type="float">
            <text:p>182.44</text:p>
          </table:table-cell>
          <table:table-cell office:value-type="float" office:value="224.604" calcext:value-type="float">
            <text:p>224.604</text:p>
          </table:table-cell>
          <table:table-cell office:value-type="float" office:value="407.01" calcext:value-type="float">
            <text:p>407.01</text:p>
          </table:table-cell>
          <table:table-cell office:value-type="float" office:value="89.6217" calcext:value-type="float">
            <text:p>89.6217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4620" calcext:value-type="float">
            <text:p>4620</text:p>
          </table:table-cell>
          <table:table-cell office:value-type="float" office:value="105.6" calcext:value-type="float">
            <text:p>105.6</text:p>
          </table:table-cell>
          <table:table-cell office:value-type="float" office:value="194.4" calcext:value-type="float">
            <text:p>194.4</text:p>
          </table:table-cell>
          <table:table-cell office:value-type="float" office:value="85.6" calcext:value-type="float">
            <text:p>85.6</text:p>
          </table:table-cell>
          <table:table-cell office:value-type="float" office:value="1296" calcext:value-type="float">
            <text:p>1296</text:p>
          </table:table-cell>
          <table:table-cell office:value-type="float" office:value="90.9" calcext:value-type="float">
            <text:p>90.9</text:p>
          </table:table-cell>
          <table:table-cell office:value-type="float" office:value="188.9" calcext:value-type="float">
            <text:p>188.9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_CV</text:p>
          </table:table-cell>
          <table:table-cell office:value-type="float" office:value="7" calcext:value-type="float">
            <text:p>7</text:p>
          </table:table-cell>
          <table:table-cell office:value-type="float" office:value="262.139" calcext:value-type="float">
            <text:p>262.139</text:p>
          </table:table-cell>
          <table:table-cell office:value-type="float" office:value="203.011" calcext:value-type="float">
            <text:p>203.011</text:p>
          </table:table-cell>
          <table:table-cell office:value-type="float" office:value="362.898" calcext:value-type="float">
            <text:p>362.898</text:p>
          </table:table-cell>
          <table:table-cell office:value-type="float" office:value="220.476" calcext:value-type="float">
            <text:p>220.476</text:p>
          </table:table-cell>
          <table:table-cell office:value-type="float" office:value="113.987" calcext:value-type="float">
            <text:p>113.987</text:p>
          </table:table-cell>
          <table:table-cell office:value-type="float" office:value="407.01" calcext:value-type="float">
            <text:p>407.01</text:p>
          </table:table-cell>
          <table:table-cell office:value-type="float" office:value="89.6217" calcext:value-type="float">
            <text:p>89.621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551.3" calcext:value-type="float">
            <text:p>551.3</text:p>
          </table:table-cell>
          <table:table-cell office:value-type="float" office:value="78.8" calcext:value-type="float">
            <text:p>78.8</text:p>
          </table:table-cell>
          <table:table-cell office:value-type="float" office:value="151.6" calcext:value-type="float">
            <text:p>151.6</text:p>
          </table:table-cell>
          <table:table-cell office:value-type="float" office:value="43.2" calcext:value-type="float">
            <text:p>43.2</text:p>
          </table:table-cell>
          <table:table-cell office:value-type="float" office:value="118.5" calcext:value-type="float">
            <text:p>118.5</text:p>
          </table:table-cell>
          <table:table-cell office:value-type="float" office:value="1069" calcext:value-type="float">
            <text:p>1069</text:p>
          </table:table-cell>
          <table:table-cell office:value-type="float" office:value="87.2" calcext:value-type="float">
            <text:p>87.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53.7" calcext:value-type="float">
            <text:p>53.7</text:p>
          </table:table-cell>
          <table:table-cell office:value-type="float" office:value="1748" calcext:value-type="float">
            <text:p>1748</text:p>
          </table:table-cell>
          <table:table-cell office:value-type="float" office:value="76.6" calcext:value-type="float">
            <text:p>76.6</text:p>
          </table:table-cell>
          <table:table-cell office:value-type="float" office:value="61.5" calcext:value-type="float">
            <text:p>61.5</text:p>
          </table:table-cell>
          <table:table-cell office:value-type="float" office:value="364" calcext:value-type="float">
            <text:p>364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551.3" calcext:value-type="float">
            <text:p>551.3</text:p>
          </table:table-cell>
          <table:table-cell office:value-type="float" office:value="78.8" calcext:value-type="float">
            <text:p>78.8</text:p>
          </table:table-cell>
          <table:table-cell office:value-type="float" office:value="151.6" calcext:value-type="float">
            <text:p>151.6</text:p>
          </table:table-cell>
          <table:table-cell office:value-type="float" office:value="43.2" calcext:value-type="float">
            <text:p>43.2</text:p>
          </table:table-cell>
          <table:table-cell office:value-type="float" office:value="118.5" calcext:value-type="float">
            <text:p>118.5</text:p>
          </table:table-cell>
          <table:table-cell office:value-type="float" office:value="1069" calcext:value-type="float">
            <text:p>1069</text:p>
          </table:table-cell>
          <table:table-cell office:value-type="float" office:value="87.2" calcext:value-type="float">
            <text:p>87.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53.7" calcext:value-type="float">
            <text:p>53.7</text:p>
          </table:table-cell>
          <table:table-cell office:value-type="float" office:value="1748" calcext:value-type="float">
            <text:p>1748</text:p>
          </table:table-cell>
          <table:table-cell office:value-type="float" office:value="76.6" calcext:value-type="float">
            <text:p>76.6</text:p>
          </table:table-cell>
          <table:table-cell office:value-type="float" office:value="61.5" calcext:value-type="float">
            <text:p>61.5</text:p>
          </table:table-cell>
          <table:table-cell office:value-type="float" office:value="364" calcext:value-type="float">
            <text:p>364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551.3" calcext:value-type="float">
            <text:p>551.3</text:p>
          </table:table-cell>
          <table:table-cell office:value-type="float" office:value="78.8" calcext:value-type="float">
            <text:p>78.8</text:p>
          </table:table-cell>
          <table:table-cell office:value-type="float" office:value="151.6" calcext:value-type="float">
            <text:p>151.6</text:p>
          </table:table-cell>
          <table:table-cell office:value-type="float" office:value="1069" calcext:value-type="float">
            <text:p>1069</text:p>
          </table:table-cell>
          <table:table-cell office:value-type="float" office:value="194" calcext:value-type="float">
            <text:p>194</text:p>
          </table:table-cell>
          <table:table-cell office:value-type="float" office:value="61.5" calcext:value-type="float">
            <text:p>61.5</text:p>
          </table:table-cell>
          <table:table-cell office:value-type="float" office:value="364" calcext:value-type="float">
            <text:p>364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_CV</text:p>
          </table:table-cell>
          <table:table-cell office:value-type="float" office:value="7" calcext:value-type="float">
            <text:p>7</text:p>
          </table:table-cell>
          <table:table-cell office:value-type="float" office:value="551.3" calcext:value-type="float">
            <text:p>551.3</text:p>
          </table:table-cell>
          <table:table-cell office:value-type="float" office:value="78.8" calcext:value-type="float">
            <text:p>78.8</text:p>
          </table:table-cell>
          <table:table-cell office:value-type="float" office:value="151.6" calcext:value-type="float">
            <text:p>151.6</text:p>
          </table:table-cell>
          <table:table-cell office:value-type="float" office:value="1069" calcext:value-type="float">
            <text:p>1069</text:p>
          </table:table-cell>
          <table:table-cell office:value-type="float" office:value="194" calcext:value-type="float">
            <text:p>194</text:p>
          </table:table-cell>
          <table:table-cell office:value-type="float" office:value="61.5" calcext:value-type="float">
            <text:p>61.5</text:p>
          </table:table-cell>
          <table:table-cell office:value-type="float" office:value="364" calcext:value-type="float">
            <text:p>364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551.3" calcext:value-type="float">
            <text:p>551.3</text:p>
          </table:table-cell>
          <table:table-cell office:value-type="float" office:value="78.8" calcext:value-type="float">
            <text:p>78.8</text:p>
          </table:table-cell>
          <table:table-cell office:value-type="float" office:value="151.6" calcext:value-type="float">
            <text:p>151.6</text:p>
          </table:table-cell>
          <table:table-cell office:value-type="float" office:value="43.2" calcext:value-type="float">
            <text:p>43.2</text:p>
          </table:table-cell>
          <table:table-cell office:value-type="float" office:value="118.5" calcext:value-type="float">
            <text:p>118.5</text:p>
          </table:table-cell>
          <table:table-cell office:value-type="float" office:value="1069" calcext:value-type="float">
            <text:p>1069</text:p>
          </table:table-cell>
          <table:table-cell office:value-type="float" office:value="87.2" calcext:value-type="float">
            <text:p>87.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53.7" calcext:value-type="float">
            <text:p>53.7</text:p>
          </table:table-cell>
          <table:table-cell office:value-type="float" office:value="1748" calcext:value-type="float">
            <text:p>1748</text:p>
          </table:table-cell>
          <table:table-cell office:value-type="float" office:value="76.6" calcext:value-type="float">
            <text:p>76.6</text:p>
          </table:table-cell>
          <table:table-cell office:value-type="float" office:value="61.5" calcext:value-type="float">
            <text:p>61.5</text:p>
          </table:table-cell>
          <table:table-cell office:value-type="float" office:value="364" calcext:value-type="float">
            <text:p>364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272.628" calcext:value-type="float">
            <text:p>272.628</text:p>
          </table:table-cell>
          <table:table-cell office:value-type="float" office:value="170.926" calcext:value-type="float">
            <text:p>170.926</text:p>
          </table:table-cell>
          <table:table-cell office:value-type="float" office:value="76.4941" calcext:value-type="float">
            <text:p>76.4941</text:p>
          </table:table-cell>
          <table:table-cell office:value-type="float" office:value="110.529" calcext:value-type="float">
            <text:p>110.529</text:p>
          </table:table-cell>
          <table:table-cell office:value-type="float" office:value="36.148" calcext:value-type="float">
            <text:p>36.148</text:p>
          </table:table-cell>
          <table:table-cell office:value-type="float" office:value="153.863" calcext:value-type="float">
            <text:p>153.863</text:p>
          </table:table-cell>
          <table:table-cell office:value-type="float" office:value="228.437" calcext:value-type="float">
            <text:p>228.437</text:p>
          </table:table-cell>
          <table:table-cell office:value-type="float" office:value="83.7992" calcext:value-type="float">
            <text:p>83.7992</text:p>
          </table:table-cell>
          <table:table-cell office:value-type="float" office:value="58.5893" calcext:value-type="float">
            <text:p>58.5893</text:p>
          </table:table-cell>
          <table:table-cell office:value-type="float" office:value="80.4328" calcext:value-type="float">
            <text:p>80.4328</text:p>
          </table:table-cell>
          <table:table-cell office:value-type="float" office:value="119.755" calcext:value-type="float">
            <text:p>119.755</text:p>
          </table:table-cell>
          <table:table-cell office:value-type="float" office:value="292.662" calcext:value-type="float">
            <text:p>292.662</text:p>
          </table:table-cell>
          <table:table-cell office:value-type="float" office:value="283.795" calcext:value-type="float">
            <text:p>283.795</text:p>
          </table:table-cell>
          <table:table-cell office:value-type="float" office:value="96.8345" calcext:value-type="float">
            <text:p>96.8345</text:p>
          </table:table-cell>
          <table:table-cell office:value-type="float" office:value="121.484" calcext:value-type="float">
            <text:p>121.484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551.3" calcext:value-type="float">
            <text:p>551.3</text:p>
          </table:table-cell>
          <table:table-cell office:value-type="float" office:value="78.8" calcext:value-type="float">
            <text:p>78.8</text:p>
          </table:table-cell>
          <table:table-cell office:value-type="float" office:value="151.6" calcext:value-type="float">
            <text:p>151.6</text:p>
          </table:table-cell>
          <table:table-cell office:value-type="float" office:value="1069" calcext:value-type="float">
            <text:p>1069</text:p>
          </table:table-cell>
          <table:table-cell office:value-type="float" office:value="194" calcext:value-type="float">
            <text:p>194</text:p>
          </table:table-cell>
          <table:table-cell office:value-type="float" office:value="61.5" calcext:value-type="float">
            <text:p>61.5</text:p>
          </table:table-cell>
          <table:table-cell office:value-type="float" office:value="364" calcext:value-type="float">
            <text:p>364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_CV</text:p>
          </table:table-cell>
          <table:table-cell office:value-type="float" office:value="7" calcext:value-type="float">
            <text:p>7</text:p>
          </table:table-cell>
          <table:table-cell office:value-type="float" office:value="170.926" calcext:value-type="float">
            <text:p>170.926</text:p>
          </table:table-cell>
          <table:table-cell office:value-type="float" office:value="76.4941" calcext:value-type="float">
            <text:p>76.4941</text:p>
          </table:table-cell>
          <table:table-cell office:value-type="float" office:value="110.529" calcext:value-type="float">
            <text:p>110.529</text:p>
          </table:table-cell>
          <table:table-cell office:value-type="float" office:value="228.437" calcext:value-type="float">
            <text:p>228.437</text:p>
          </table:table-cell>
          <table:table-cell office:value-type="float" office:value="58.5893" calcext:value-type="float">
            <text:p>58.5893</text:p>
          </table:table-cell>
          <table:table-cell office:value-type="float" office:value="96.8345" calcext:value-type="float">
            <text:p>96.8345</text:p>
          </table:table-cell>
          <table:table-cell office:value-type="float" office:value="121.484" calcext:value-type="float">
            <text:p>121.484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551.3" calcext:value-type="float">
            <text:p>551.3</text:p>
          </table:table-cell>
          <table:table-cell office:value-type="float" office:value="78.8" calcext:value-type="float">
            <text:p>78.8</text:p>
          </table:table-cell>
          <table:table-cell office:value-type="float" office:value="151.6" calcext:value-type="float">
            <text:p>151.6</text:p>
          </table:table-cell>
          <table:table-cell office:value-type="float" office:value="43.2" calcext:value-type="float">
            <text:p>43.2</text:p>
          </table:table-cell>
          <table:table-cell office:value-type="float" office:value="118.5" calcext:value-type="float">
            <text:p>118.5</text:p>
          </table:table-cell>
          <table:table-cell office:value-type="float" office:value="1069" calcext:value-type="float">
            <text:p>1069</text:p>
          </table:table-cell>
          <table:table-cell office:value-type="float" office:value="87.2" calcext:value-type="float">
            <text:p>87.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53.7" calcext:value-type="float">
            <text:p>53.7</text:p>
          </table:table-cell>
          <table:table-cell office:value-type="float" office:value="1748" calcext:value-type="float">
            <text:p>1748</text:p>
          </table:table-cell>
          <table:table-cell office:value-type="float" office:value="76.6" calcext:value-type="float">
            <text:p>76.6</text:p>
          </table:table-cell>
          <table:table-cell office:value-type="float" office:value="61.5" calcext:value-type="float">
            <text:p>61.5</text:p>
          </table:table-cell>
          <table:table-cell office:value-type="float" office:value="364" calcext:value-type="float">
            <text:p>364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07.098" calcext:value-type="float">
            <text:p>107.098</text:p>
          </table:table-cell>
          <table:table-cell office:value-type="float" office:value="131.638" calcext:value-type="float">
            <text:p>131.638</text:p>
          </table:table-cell>
          <table:table-cell office:value-type="float" office:value="103.265" calcext:value-type="float">
            <text:p>103.265</text:p>
          </table:table-cell>
          <table:table-cell office:value-type="float" office:value="202.59" calcext:value-type="float">
            <text:p>202.59</text:p>
          </table:table-cell>
          <table:table-cell office:value-type="float" office:value="86.8263" calcext:value-type="float">
            <text:p>86.8263</text:p>
          </table:table-cell>
          <table:table-cell office:value-type="float" office:value="154.346" calcext:value-type="float">
            <text:p>154.346</text:p>
          </table:table-cell>
          <table:table-cell office:value-type="float" office:value="198.278" calcext:value-type="float">
            <text:p>198.278</text:p>
          </table:table-cell>
          <table:table-cell office:value-type="float" office:value="173.098" calcext:value-type="float">
            <text:p>173.098</text:p>
          </table:table-cell>
          <table:table-cell office:value-type="float" office:value="48.2118" calcext:value-type="float">
            <text:p>48.2118</text:p>
          </table:table-cell>
          <table:table-cell office:value-type="float" office:value="32.8223" calcext:value-type="float">
            <text:p>32.8223</text:p>
          </table:table-cell>
          <table:table-cell office:value-type="float" office:value="114.928" calcext:value-type="float">
            <text:p>114.928</text:p>
          </table:table-cell>
          <table:table-cell office:value-type="float" office:value="739.915" calcext:value-type="float">
            <text:p>739.915</text:p>
          </table:table-cell>
          <table:table-cell office:value-type="float" office:value="142.978" calcext:value-type="float">
            <text:p>142.978</text:p>
          </table:table-cell>
          <table:table-cell office:value-type="float" office:value="157.267" calcext:value-type="float">
            <text:p>157.267</text:p>
          </table:table-cell>
          <table:table-cell office:value-type="float" office:value="77.9572" calcext:value-type="float">
            <text:p>77.9572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551.3" calcext:value-type="float">
            <text:p>551.3</text:p>
          </table:table-cell>
          <table:table-cell office:value-type="float" office:value="78.8" calcext:value-type="float">
            <text:p>78.8</text:p>
          </table:table-cell>
          <table:table-cell office:value-type="float" office:value="151.6" calcext:value-type="float">
            <text:p>151.6</text:p>
          </table:table-cell>
          <table:table-cell office:value-type="float" office:value="1069" calcext:value-type="float">
            <text:p>1069</text:p>
          </table:table-cell>
          <table:table-cell office:value-type="float" office:value="194" calcext:value-type="float">
            <text:p>194</text:p>
          </table:table-cell>
          <table:table-cell office:value-type="float" office:value="61.5" calcext:value-type="float">
            <text:p>61.5</text:p>
          </table:table-cell>
          <table:table-cell office:value-type="float" office:value="364" calcext:value-type="float">
            <text:p>364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_CV</text:p>
          </table:table-cell>
          <table:table-cell office:value-type="float" office:value="7" calcext:value-type="float">
            <text:p>7</text:p>
          </table:table-cell>
          <table:table-cell office:value-type="float" office:value="131.638" calcext:value-type="float">
            <text:p>131.638</text:p>
          </table:table-cell>
          <table:table-cell office:value-type="float" office:value="103.265" calcext:value-type="float">
            <text:p>103.265</text:p>
          </table:table-cell>
          <table:table-cell office:value-type="float" office:value="202.59" calcext:value-type="float">
            <text:p>202.59</text:p>
          </table:table-cell>
          <table:table-cell office:value-type="float" office:value="198.278" calcext:value-type="float">
            <text:p>198.278</text:p>
          </table:table-cell>
          <table:table-cell office:value-type="float" office:value="48.2118" calcext:value-type="float">
            <text:p>48.2118</text:p>
          </table:table-cell>
          <table:table-cell office:value-type="float" office:value="157.267" calcext:value-type="float">
            <text:p>157.267</text:p>
          </table:table-cell>
          <table:table-cell office:value-type="float" office:value="77.9572" calcext:value-type="float">
            <text:p>77.9572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551.3" calcext:value-type="float">
            <text:p>551.3</text:p>
          </table:table-cell>
          <table:table-cell office:value-type="float" office:value="78.8" calcext:value-type="float">
            <text:p>78.8</text:p>
          </table:table-cell>
          <table:table-cell office:value-type="float" office:value="151.6" calcext:value-type="float">
            <text:p>151.6</text:p>
          </table:table-cell>
          <table:table-cell office:value-type="float" office:value="43.2" calcext:value-type="float">
            <text:p>43.2</text:p>
          </table:table-cell>
          <table:table-cell office:value-type="float" office:value="118.5" calcext:value-type="float">
            <text:p>118.5</text:p>
          </table:table-cell>
          <table:table-cell office:value-type="float" office:value="1069" calcext:value-type="float">
            <text:p>1069</text:p>
          </table:table-cell>
          <table:table-cell office:value-type="float" office:value="87.2" calcext:value-type="float">
            <text:p>87.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53.7" calcext:value-type="float">
            <text:p>53.7</text:p>
          </table:table-cell>
          <table:table-cell office:value-type="float" office:value="1748" calcext:value-type="float">
            <text:p>1748</text:p>
          </table:table-cell>
          <table:table-cell office:value-type="float" office:value="76.6" calcext:value-type="float">
            <text:p>76.6</text:p>
          </table:table-cell>
          <table:table-cell office:value-type="float" office:value="61.5" calcext:value-type="float">
            <text:p>61.5</text:p>
          </table:table-cell>
          <table:table-cell office:value-type="float" office:value="364" calcext:value-type="float">
            <text:p>364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99.2762" calcext:value-type="float">
            <text:p>99.2762</text:p>
          </table:table-cell>
          <table:table-cell office:value-type="float" office:value="118.556" calcext:value-type="float">
            <text:p>118.556</text:p>
          </table:table-cell>
          <table:table-cell office:value-type="float" office:value="155.812" calcext:value-type="float">
            <text:p>155.812</text:p>
          </table:table-cell>
          <table:table-cell office:value-type="float" office:value="143.748" calcext:value-type="float">
            <text:p>143.748</text:p>
          </table:table-cell>
          <table:table-cell office:value-type="float" office:value="159.29" calcext:value-type="float">
            <text:p>159.29</text:p>
          </table:table-cell>
          <table:table-cell office:value-type="float" office:value="151.353" calcext:value-type="float">
            <text:p>151.353</text:p>
          </table:table-cell>
          <table:table-cell office:value-type="float" office:value="211.355" calcext:value-type="float">
            <text:p>211.355</text:p>
          </table:table-cell>
          <table:table-cell office:value-type="float" office:value="180.963" calcext:value-type="float">
            <text:p>180.963</text:p>
          </table:table-cell>
          <table:table-cell office:value-type="float" office:value="93.9395" calcext:value-type="float">
            <text:p>93.9395</text:p>
          </table:table-cell>
          <table:table-cell office:value-type="float" office:value="221.925" calcext:value-type="float">
            <text:p>221.925</text:p>
          </table:table-cell>
          <table:table-cell office:value-type="float" office:value="103.372" calcext:value-type="float">
            <text:p>103.372</text:p>
          </table:table-cell>
          <table:table-cell office:value-type="float" office:value="75.0684" calcext:value-type="float">
            <text:p>75.0684</text:p>
          </table:table-cell>
          <table:table-cell office:value-type="float" office:value="219.624" calcext:value-type="float">
            <text:p>219.624</text:p>
          </table:table-cell>
          <table:table-cell office:value-type="float" office:value="108.627" calcext:value-type="float">
            <text:p>108.627</text:p>
          </table:table-cell>
          <table:table-cell office:value-type="float" office:value="180.092" calcext:value-type="float">
            <text:p>180.092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551.3" calcext:value-type="float">
            <text:p>551.3</text:p>
          </table:table-cell>
          <table:table-cell office:value-type="float" office:value="78.8" calcext:value-type="float">
            <text:p>78.8</text:p>
          </table:table-cell>
          <table:table-cell office:value-type="float" office:value="151.6" calcext:value-type="float">
            <text:p>151.6</text:p>
          </table:table-cell>
          <table:table-cell office:value-type="float" office:value="1069" calcext:value-type="float">
            <text:p>1069</text:p>
          </table:table-cell>
          <table:table-cell office:value-type="float" office:value="194" calcext:value-type="float">
            <text:p>194</text:p>
          </table:table-cell>
          <table:table-cell office:value-type="float" office:value="61.5" calcext:value-type="float">
            <text:p>61.5</text:p>
          </table:table-cell>
          <table:table-cell office:value-type="float" office:value="364" calcext:value-type="float">
            <text:p>364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_CV</text:p>
          </table:table-cell>
          <table:table-cell office:value-type="float" office:value="7" calcext:value-type="float">
            <text:p>7</text:p>
          </table:table-cell>
          <table:table-cell office:value-type="float" office:value="118.556" calcext:value-type="float">
            <text:p>118.556</text:p>
          </table:table-cell>
          <table:table-cell office:value-type="float" office:value="155.812" calcext:value-type="float">
            <text:p>155.812</text:p>
          </table:table-cell>
          <table:table-cell office:value-type="float" office:value="143.748" calcext:value-type="float">
            <text:p>143.748</text:p>
          </table:table-cell>
          <table:table-cell office:value-type="float" office:value="211.355" calcext:value-type="float">
            <text:p>211.355</text:p>
          </table:table-cell>
          <table:table-cell office:value-type="float" office:value="93.9395" calcext:value-type="float">
            <text:p>93.9395</text:p>
          </table:table-cell>
          <table:table-cell office:value-type="float" office:value="108.627" calcext:value-type="float">
            <text:p>108.627</text:p>
          </table:table-cell>
          <table:table-cell office:value-type="float" office:value="180.092" calcext:value-type="float">
            <text:p>180.092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551.3" calcext:value-type="float">
            <text:p>551.3</text:p>
          </table:table-cell>
          <table:table-cell office:value-type="float" office:value="78.8" calcext:value-type="float">
            <text:p>78.8</text:p>
          </table:table-cell>
          <table:table-cell office:value-type="float" office:value="151.6" calcext:value-type="float">
            <text:p>151.6</text:p>
          </table:table-cell>
          <table:table-cell office:value-type="float" office:value="43.2" calcext:value-type="float">
            <text:p>43.2</text:p>
          </table:table-cell>
          <table:table-cell office:value-type="float" office:value="118.5" calcext:value-type="float">
            <text:p>118.5</text:p>
          </table:table-cell>
          <table:table-cell office:value-type="float" office:value="1069" calcext:value-type="float">
            <text:p>1069</text:p>
          </table:table-cell>
          <table:table-cell office:value-type="float" office:value="87.2" calcext:value-type="float">
            <text:p>87.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53.7" calcext:value-type="float">
            <text:p>53.7</text:p>
          </table:table-cell>
          <table:table-cell office:value-type="float" office:value="1748" calcext:value-type="float">
            <text:p>1748</text:p>
          </table:table-cell>
          <table:table-cell office:value-type="float" office:value="76.6" calcext:value-type="float">
            <text:p>76.6</text:p>
          </table:table-cell>
          <table:table-cell office:value-type="float" office:value="61.5" calcext:value-type="float">
            <text:p>61.5</text:p>
          </table:table-cell>
          <table:table-cell office:value-type="float" office:value="364" calcext:value-type="float">
            <text:p>364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94.2532" calcext:value-type="float">
            <text:p>94.2532</text:p>
          </table:table-cell>
          <table:table-cell office:value-type="float" office:value="104.601" calcext:value-type="float">
            <text:p>104.601</text:p>
          </table:table-cell>
          <table:table-cell office:value-type="float" office:value="153.976" calcext:value-type="float">
            <text:p>153.976</text:p>
          </table:table-cell>
          <table:table-cell office:value-type="float" office:value="140.399" calcext:value-type="float">
            <text:p>140.399</text:p>
          </table:table-cell>
          <table:table-cell office:value-type="float" office:value="107.311" calcext:value-type="float">
            <text:p>107.311</text:p>
          </table:table-cell>
          <table:table-cell office:value-type="float" office:value="53.5621" calcext:value-type="float">
            <text:p>53.5621</text:p>
          </table:table-cell>
          <table:table-cell office:value-type="float" office:value="382.678" calcext:value-type="float">
            <text:p>382.678</text:p>
          </table:table-cell>
          <table:table-cell office:value-type="float" office:value="256.762" calcext:value-type="float">
            <text:p>256.762</text:p>
          </table:table-cell>
          <table:table-cell office:value-type="float" office:value="196.566" calcext:value-type="float">
            <text:p>196.566</text:p>
          </table:table-cell>
          <table:table-cell office:value-type="float" office:value="124.418" calcext:value-type="float">
            <text:p>124.418</text:p>
          </table:table-cell>
          <table:table-cell office:value-type="float" office:value="20.6389" calcext:value-type="float">
            <text:p>20.6389</text:p>
          </table:table-cell>
          <table:table-cell office:value-type="float" office:value="105.169" calcext:value-type="float">
            <text:p>105.169</text:p>
          </table:table-cell>
          <table:table-cell office:value-type="float" office:value="147.893" calcext:value-type="float">
            <text:p>147.893</text:p>
          </table:table-cell>
          <table:table-cell office:value-type="float" office:value="224.662" calcext:value-type="float">
            <text:p>224.662</text:p>
          </table:table-cell>
          <table:table-cell office:value-type="float" office:value="395.54" calcext:value-type="float">
            <text:p>395.54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551.3" calcext:value-type="float">
            <text:p>551.3</text:p>
          </table:table-cell>
          <table:table-cell office:value-type="float" office:value="78.8" calcext:value-type="float">
            <text:p>78.8</text:p>
          </table:table-cell>
          <table:table-cell office:value-type="float" office:value="151.6" calcext:value-type="float">
            <text:p>151.6</text:p>
          </table:table-cell>
          <table:table-cell office:value-type="float" office:value="1069" calcext:value-type="float">
            <text:p>1069</text:p>
          </table:table-cell>
          <table:table-cell office:value-type="float" office:value="194" calcext:value-type="float">
            <text:p>194</text:p>
          </table:table-cell>
          <table:table-cell office:value-type="float" office:value="61.5" calcext:value-type="float">
            <text:p>61.5</text:p>
          </table:table-cell>
          <table:table-cell office:value-type="float" office:value="364" calcext:value-type="float">
            <text:p>364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_CV</text:p>
          </table:table-cell>
          <table:table-cell office:value-type="float" office:value="7" calcext:value-type="float">
            <text:p>7</text:p>
          </table:table-cell>
          <table:table-cell office:value-type="float" office:value="104.601" calcext:value-type="float">
            <text:p>104.601</text:p>
          </table:table-cell>
          <table:table-cell office:value-type="float" office:value="153.976" calcext:value-type="float">
            <text:p>153.976</text:p>
          </table:table-cell>
          <table:table-cell office:value-type="float" office:value="140.399" calcext:value-type="float">
            <text:p>140.399</text:p>
          </table:table-cell>
          <table:table-cell office:value-type="float" office:value="382.678" calcext:value-type="float">
            <text:p>382.678</text:p>
          </table:table-cell>
          <table:table-cell office:value-type="float" office:value="196.566" calcext:value-type="float">
            <text:p>196.566</text:p>
          </table:table-cell>
          <table:table-cell office:value-type="float" office:value="224.662" calcext:value-type="float">
            <text:p>224.662</text:p>
          </table:table-cell>
          <table:table-cell office:value-type="float" office:value="395.54" calcext:value-type="float">
            <text:p>395.54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336.5" calcext:value-type="float">
            <text:p>336.5</text:p>
          </table:table-cell>
          <table:table-cell office:value-type="float" office:value="238.5" calcext:value-type="float">
            <text:p>238.5</text:p>
          </table:table-cell>
          <table:table-cell office:value-type="float" office:value="1100" calcext:value-type="float">
            <text:p>1100</text:p>
          </table:table-cell>
          <table:table-cell office:value-type="float" office:value="81.7" calcext:value-type="float">
            <text:p>81.7</text:p>
          </table:table-cell>
          <table:table-cell office:value-type="float" office:value="34.8" calcext:value-type="float">
            <text:p>34.8</text:p>
          </table:table-cell>
          <table:table-cell office:value-type="float" office:value="101.3" calcext:value-type="float">
            <text:p>101.3</text:p>
          </table:table-cell>
          <table:table-cell office:value-type="float" office:value="98.9" calcext:value-type="float">
            <text:p>98.9</text:p>
          </table:table-cell>
          <table:table-cell office:value-type="float" office:value="66" calcext:value-type="float">
            <text:p>66</text:p>
          </table:table-cell>
          <table:table-cell office:value-type="float" office:value="183.9" calcext:value-type="float">
            <text:p>183.9</text:p>
          </table:table-cell>
          <table:table-cell office:value-type="float" office:value="157.9" calcext:value-type="float">
            <text:p>157.9</text:p>
          </table:table-cell>
          <table:table-cell office:value-type="float" office:value="28.4" calcext:value-type="float">
            <text:p>28.4</text:p>
          </table:table-cell>
          <table:table-cell office:value-type="float" office:value="1259" calcext:value-type="float">
            <text:p>1259</text:p>
          </table:table-cell>
          <table:table-cell office:value-type="float" office:value="97.6" calcext:value-type="float">
            <text:p>97.6</text:p>
          </table:table-cell>
          <table:table-cell office:value-type="float" office:value="53.6" calcext:value-type="float">
            <text:p>53.6</text:p>
          </table:table-cell>
          <table:table-cell office:value-type="float" office:value="72.2" calcext:value-type="float">
            <text:p>72.2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336.5" calcext:value-type="float">
            <text:p>336.5</text:p>
          </table:table-cell>
          <table:table-cell office:value-type="float" office:value="238.5" calcext:value-type="float">
            <text:p>238.5</text:p>
          </table:table-cell>
          <table:table-cell office:value-type="float" office:value="1100" calcext:value-type="float">
            <text:p>1100</text:p>
          </table:table-cell>
          <table:table-cell office:value-type="float" office:value="81.7" calcext:value-type="float">
            <text:p>81.7</text:p>
          </table:table-cell>
          <table:table-cell office:value-type="float" office:value="34.8" calcext:value-type="float">
            <text:p>34.8</text:p>
          </table:table-cell>
          <table:table-cell office:value-type="float" office:value="101.3" calcext:value-type="float">
            <text:p>101.3</text:p>
          </table:table-cell>
          <table:table-cell office:value-type="float" office:value="98.9" calcext:value-type="float">
            <text:p>98.9</text:p>
          </table:table-cell>
          <table:table-cell office:value-type="float" office:value="66" calcext:value-type="float">
            <text:p>66</text:p>
          </table:table-cell>
          <table:table-cell office:value-type="float" office:value="183.9" calcext:value-type="float">
            <text:p>183.9</text:p>
          </table:table-cell>
          <table:table-cell office:value-type="float" office:value="157.9" calcext:value-type="float">
            <text:p>157.9</text:p>
          </table:table-cell>
          <table:table-cell office:value-type="float" office:value="28.4" calcext:value-type="float">
            <text:p>28.4</text:p>
          </table:table-cell>
          <table:table-cell office:value-type="float" office:value="1259" calcext:value-type="float">
            <text:p>1259</text:p>
          </table:table-cell>
          <table:table-cell office:value-type="float" office:value="97.6" calcext:value-type="float">
            <text:p>97.6</text:p>
          </table:table-cell>
          <table:table-cell office:value-type="float" office:value="53.6" calcext:value-type="float">
            <text:p>53.6</text:p>
          </table:table-cell>
          <table:table-cell office:value-type="float" office:value="72.2" calcext:value-type="float">
            <text:p>72.2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238.5" calcext:value-type="float">
            <text:p>238.5</text:p>
          </table:table-cell>
          <table:table-cell office:value-type="float" office:value="81.7" calcext:value-type="float">
            <text:p>81.7</text:p>
          </table:table-cell>
          <table:table-cell office:value-type="float" office:value="98.9" calcext:value-type="float">
            <text:p>98.9</text:p>
          </table:table-cell>
          <table:table-cell office:value-type="float" office:value="183.9" calcext:value-type="float">
            <text:p>183.9</text:p>
          </table:table-cell>
          <table:table-cell office:value-type="float" office:value="28.4" calcext:value-type="float">
            <text:p>28.4</text:p>
          </table:table-cell>
          <table:table-cell office:value-type="float" office:value="1259" calcext:value-type="float">
            <text:p>1259</text:p>
          </table:table-cell>
          <table:table-cell office:value-type="float" office:value="53.6" calcext:value-type="float">
            <text:p>53.6</text:p>
          </table:table-cell>
          <table:table-cell office:value-type="float" office:value="72.2" calcext:value-type="float">
            <text:p>72.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_CV</text:p>
          </table:table-cell>
          <table:table-cell office:value-type="float" office:value="8" calcext:value-type="float">
            <text:p>8</text:p>
          </table:table-cell>
          <table:table-cell office:value-type="float" office:value="238.5" calcext:value-type="float">
            <text:p>238.5</text:p>
          </table:table-cell>
          <table:table-cell office:value-type="float" office:value="81.7" calcext:value-type="float">
            <text:p>81.7</text:p>
          </table:table-cell>
          <table:table-cell office:value-type="float" office:value="98.9" calcext:value-type="float">
            <text:p>98.9</text:p>
          </table:table-cell>
          <table:table-cell office:value-type="float" office:value="183.9" calcext:value-type="float">
            <text:p>183.9</text:p>
          </table:table-cell>
          <table:table-cell office:value-type="float" office:value="28.4" calcext:value-type="float">
            <text:p>28.4</text:p>
          </table:table-cell>
          <table:table-cell office:value-type="float" office:value="1259" calcext:value-type="float">
            <text:p>1259</text:p>
          </table:table-cell>
          <table:table-cell office:value-type="float" office:value="53.6" calcext:value-type="float">
            <text:p>53.6</text:p>
          </table:table-cell>
          <table:table-cell office:value-type="float" office:value="72.2" calcext:value-type="float">
            <text:p>72.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336.5" calcext:value-type="float">
            <text:p>336.5</text:p>
          </table:table-cell>
          <table:table-cell office:value-type="float" office:value="238.5" calcext:value-type="float">
            <text:p>238.5</text:p>
          </table:table-cell>
          <table:table-cell office:value-type="float" office:value="1100" calcext:value-type="float">
            <text:p>1100</text:p>
          </table:table-cell>
          <table:table-cell office:value-type="float" office:value="81.7" calcext:value-type="float">
            <text:p>81.7</text:p>
          </table:table-cell>
          <table:table-cell office:value-type="float" office:value="34.8" calcext:value-type="float">
            <text:p>34.8</text:p>
          </table:table-cell>
          <table:table-cell office:value-type="float" office:value="101.3" calcext:value-type="float">
            <text:p>101.3</text:p>
          </table:table-cell>
          <table:table-cell office:value-type="float" office:value="98.9" calcext:value-type="float">
            <text:p>98.9</text:p>
          </table:table-cell>
          <table:table-cell office:value-type="float" office:value="66" calcext:value-type="float">
            <text:p>66</text:p>
          </table:table-cell>
          <table:table-cell office:value-type="float" office:value="183.9" calcext:value-type="float">
            <text:p>183.9</text:p>
          </table:table-cell>
          <table:table-cell office:value-type="float" office:value="157.9" calcext:value-type="float">
            <text:p>157.9</text:p>
          </table:table-cell>
          <table:table-cell office:value-type="float" office:value="28.4" calcext:value-type="float">
            <text:p>28.4</text:p>
          </table:table-cell>
          <table:table-cell office:value-type="float" office:value="1259" calcext:value-type="float">
            <text:p>1259</text:p>
          </table:table-cell>
          <table:table-cell office:value-type="float" office:value="97.6" calcext:value-type="float">
            <text:p>97.6</text:p>
          </table:table-cell>
          <table:table-cell office:value-type="float" office:value="53.6" calcext:value-type="float">
            <text:p>53.6</text:p>
          </table:table-cell>
          <table:table-cell office:value-type="float" office:value="72.2" calcext:value-type="float">
            <text:p>72.2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743.526" calcext:value-type="float">
            <text:p>743.526</text:p>
          </table:table-cell>
          <table:table-cell office:value-type="float" office:value="573.555" calcext:value-type="float">
            <text:p>573.555</text:p>
          </table:table-cell>
          <table:table-cell office:value-type="float" office:value="795.053" calcext:value-type="float">
            <text:p>795.053</text:p>
          </table:table-cell>
          <table:table-cell office:value-type="float" office:value="272.128" calcext:value-type="float">
            <text:p>272.128</text:p>
          </table:table-cell>
          <table:table-cell office:value-type="float" office:value="155.614" calcext:value-type="float">
            <text:p>155.614</text:p>
          </table:table-cell>
          <table:table-cell office:value-type="float" office:value="213.3" calcext:value-type="float">
            <text:p>213.3</text:p>
          </table:table-cell>
          <table:table-cell office:value-type="float" office:value="298.41" calcext:value-type="float">
            <text:p>298.41</text:p>
          </table:table-cell>
          <table:table-cell office:value-type="float" office:value="279.081" calcext:value-type="float">
            <text:p>279.081</text:p>
          </table:table-cell>
          <table:table-cell office:value-type="float" office:value="276.159" calcext:value-type="float">
            <text:p>276.159</text:p>
          </table:table-cell>
          <table:table-cell office:value-type="float" office:value="227.031" calcext:value-type="float">
            <text:p>227.031</text:p>
          </table:table-cell>
          <table:table-cell office:value-type="float" office:value="167.454" calcext:value-type="float">
            <text:p>167.454</text:p>
          </table:table-cell>
          <table:table-cell office:value-type="float" office:value="246.999" calcext:value-type="float">
            <text:p>246.999</text:p>
          </table:table-cell>
          <table:table-cell office:value-type="float" office:value="174.543" calcext:value-type="float">
            <text:p>174.543</text:p>
          </table:table-cell>
          <table:table-cell office:value-type="float" office:value="256.99" calcext:value-type="float">
            <text:p>256.99</text:p>
          </table:table-cell>
          <table:table-cell office:value-type="float" office:value="150.886" calcext:value-type="float">
            <text:p>150.886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238.5" calcext:value-type="float">
            <text:p>238.5</text:p>
          </table:table-cell>
          <table:table-cell office:value-type="float" office:value="81.7" calcext:value-type="float">
            <text:p>81.7</text:p>
          </table:table-cell>
          <table:table-cell office:value-type="float" office:value="98.9" calcext:value-type="float">
            <text:p>98.9</text:p>
          </table:table-cell>
          <table:table-cell office:value-type="float" office:value="183.9" calcext:value-type="float">
            <text:p>183.9</text:p>
          </table:table-cell>
          <table:table-cell office:value-type="float" office:value="28.4" calcext:value-type="float">
            <text:p>28.4</text:p>
          </table:table-cell>
          <table:table-cell office:value-type="float" office:value="1259" calcext:value-type="float">
            <text:p>1259</text:p>
          </table:table-cell>
          <table:table-cell office:value-type="float" office:value="53.6" calcext:value-type="float">
            <text:p>53.6</text:p>
          </table:table-cell>
          <table:table-cell office:value-type="float" office:value="72.2" calcext:value-type="float">
            <text:p>72.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_CV</text:p>
          </table:table-cell>
          <table:table-cell office:value-type="float" office:value="8" calcext:value-type="float">
            <text:p>8</text:p>
          </table:table-cell>
          <table:table-cell office:value-type="float" office:value="573.555" calcext:value-type="float">
            <text:p>573.555</text:p>
          </table:table-cell>
          <table:table-cell office:value-type="float" office:value="272.128" calcext:value-type="float">
            <text:p>272.128</text:p>
          </table:table-cell>
          <table:table-cell office:value-type="float" office:value="298.41" calcext:value-type="float">
            <text:p>298.41</text:p>
          </table:table-cell>
          <table:table-cell office:value-type="float" office:value="276.159" calcext:value-type="float">
            <text:p>276.159</text:p>
          </table:table-cell>
          <table:table-cell office:value-type="float" office:value="167.454" calcext:value-type="float">
            <text:p>167.454</text:p>
          </table:table-cell>
          <table:table-cell office:value-type="float" office:value="246.999" calcext:value-type="float">
            <text:p>246.999</text:p>
          </table:table-cell>
          <table:table-cell office:value-type="float" office:value="256.99" calcext:value-type="float">
            <text:p>256.99</text:p>
          </table:table-cell>
          <table:table-cell office:value-type="float" office:value="150.886" calcext:value-type="float">
            <text:p>150.886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336.5" calcext:value-type="float">
            <text:p>336.5</text:p>
          </table:table-cell>
          <table:table-cell office:value-type="float" office:value="238.5" calcext:value-type="float">
            <text:p>238.5</text:p>
          </table:table-cell>
          <table:table-cell office:value-type="float" office:value="1100" calcext:value-type="float">
            <text:p>1100</text:p>
          </table:table-cell>
          <table:table-cell office:value-type="float" office:value="81.7" calcext:value-type="float">
            <text:p>81.7</text:p>
          </table:table-cell>
          <table:table-cell office:value-type="float" office:value="34.8" calcext:value-type="float">
            <text:p>34.8</text:p>
          </table:table-cell>
          <table:table-cell office:value-type="float" office:value="101.3" calcext:value-type="float">
            <text:p>101.3</text:p>
          </table:table-cell>
          <table:table-cell office:value-type="float" office:value="98.9" calcext:value-type="float">
            <text:p>98.9</text:p>
          </table:table-cell>
          <table:table-cell office:value-type="float" office:value="66" calcext:value-type="float">
            <text:p>66</text:p>
          </table:table-cell>
          <table:table-cell office:value-type="float" office:value="183.9" calcext:value-type="float">
            <text:p>183.9</text:p>
          </table:table-cell>
          <table:table-cell office:value-type="float" office:value="157.9" calcext:value-type="float">
            <text:p>157.9</text:p>
          </table:table-cell>
          <table:table-cell office:value-type="float" office:value="28.4" calcext:value-type="float">
            <text:p>28.4</text:p>
          </table:table-cell>
          <table:table-cell office:value-type="float" office:value="1259" calcext:value-type="float">
            <text:p>1259</text:p>
          </table:table-cell>
          <table:table-cell office:value-type="float" office:value="97.6" calcext:value-type="float">
            <text:p>97.6</text:p>
          </table:table-cell>
          <table:table-cell office:value-type="float" office:value="53.6" calcext:value-type="float">
            <text:p>53.6</text:p>
          </table:table-cell>
          <table:table-cell office:value-type="float" office:value="72.2" calcext:value-type="float">
            <text:p>72.2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583.727" calcext:value-type="float">
            <text:p>583.727</text:p>
          </table:table-cell>
          <table:table-cell office:value-type="float" office:value="681.342" calcext:value-type="float">
            <text:p>681.342</text:p>
          </table:table-cell>
          <table:table-cell office:value-type="float" office:value="311.792" calcext:value-type="float">
            <text:p>311.792</text:p>
          </table:table-cell>
          <table:table-cell office:value-type="float" office:value="212.974" calcext:value-type="float">
            <text:p>212.974</text:p>
          </table:table-cell>
          <table:table-cell office:value-type="float" office:value="182.281" calcext:value-type="float">
            <text:p>182.281</text:p>
          </table:table-cell>
          <table:table-cell office:value-type="float" office:value="194.016" calcext:value-type="float">
            <text:p>194.016</text:p>
          </table:table-cell>
          <table:table-cell office:value-type="float" office:value="161.019" calcext:value-type="float">
            <text:p>161.019</text:p>
          </table:table-cell>
          <table:table-cell office:value-type="float" office:value="306.727" calcext:value-type="float">
            <text:p>306.727</text:p>
          </table:table-cell>
          <table:table-cell office:value-type="float" office:value="284.249" calcext:value-type="float">
            <text:p>284.249</text:p>
          </table:table-cell>
          <table:table-cell office:value-type="float" office:value="157.871" calcext:value-type="float">
            <text:p>157.871</text:p>
          </table:table-cell>
          <table:table-cell office:value-type="float" office:value="145.465" calcext:value-type="float">
            <text:p>145.465</text:p>
          </table:table-cell>
          <table:table-cell office:value-type="float" office:value="163.033" calcext:value-type="float">
            <text:p>163.033</text:p>
          </table:table-cell>
          <table:table-cell office:value-type="float" office:value="243.519" calcext:value-type="float">
            <text:p>243.519</text:p>
          </table:table-cell>
          <table:table-cell office:value-type="float" office:value="169.248" calcext:value-type="float">
            <text:p>169.248</text:p>
          </table:table-cell>
          <table:table-cell office:value-type="float" office:value="101.787" calcext:value-type="float">
            <text:p>101.787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238.5" calcext:value-type="float">
            <text:p>238.5</text:p>
          </table:table-cell>
          <table:table-cell office:value-type="float" office:value="81.7" calcext:value-type="float">
            <text:p>81.7</text:p>
          </table:table-cell>
          <table:table-cell office:value-type="float" office:value="98.9" calcext:value-type="float">
            <text:p>98.9</text:p>
          </table:table-cell>
          <table:table-cell office:value-type="float" office:value="183.9" calcext:value-type="float">
            <text:p>183.9</text:p>
          </table:table-cell>
          <table:table-cell office:value-type="float" office:value="28.4" calcext:value-type="float">
            <text:p>28.4</text:p>
          </table:table-cell>
          <table:table-cell office:value-type="float" office:value="1259" calcext:value-type="float">
            <text:p>1259</text:p>
          </table:table-cell>
          <table:table-cell office:value-type="float" office:value="53.6" calcext:value-type="float">
            <text:p>53.6</text:p>
          </table:table-cell>
          <table:table-cell office:value-type="float" office:value="72.2" calcext:value-type="float">
            <text:p>72.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_CV</text:p>
          </table:table-cell>
          <table:table-cell office:value-type="float" office:value="8" calcext:value-type="float">
            <text:p>8</text:p>
          </table:table-cell>
          <table:table-cell office:value-type="float" office:value="681.342" calcext:value-type="float">
            <text:p>681.342</text:p>
          </table:table-cell>
          <table:table-cell office:value-type="float" office:value="212.974" calcext:value-type="float">
            <text:p>212.974</text:p>
          </table:table-cell>
          <table:table-cell office:value-type="float" office:value="161.019" calcext:value-type="float">
            <text:p>161.019</text:p>
          </table:table-cell>
          <table:table-cell office:value-type="float" office:value="284.249" calcext:value-type="float">
            <text:p>284.249</text:p>
          </table:table-cell>
          <table:table-cell office:value-type="float" office:value="145.465" calcext:value-type="float">
            <text:p>145.465</text:p>
          </table:table-cell>
          <table:table-cell office:value-type="float" office:value="163.033" calcext:value-type="float">
            <text:p>163.033</text:p>
          </table:table-cell>
          <table:table-cell office:value-type="float" office:value="169.248" calcext:value-type="float">
            <text:p>169.248</text:p>
          </table:table-cell>
          <table:table-cell office:value-type="float" office:value="101.787" calcext:value-type="float">
            <text:p>101.78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336.5" calcext:value-type="float">
            <text:p>336.5</text:p>
          </table:table-cell>
          <table:table-cell office:value-type="float" office:value="238.5" calcext:value-type="float">
            <text:p>238.5</text:p>
          </table:table-cell>
          <table:table-cell office:value-type="float" office:value="1100" calcext:value-type="float">
            <text:p>1100</text:p>
          </table:table-cell>
          <table:table-cell office:value-type="float" office:value="81.7" calcext:value-type="float">
            <text:p>81.7</text:p>
          </table:table-cell>
          <table:table-cell office:value-type="float" office:value="34.8" calcext:value-type="float">
            <text:p>34.8</text:p>
          </table:table-cell>
          <table:table-cell office:value-type="float" office:value="101.3" calcext:value-type="float">
            <text:p>101.3</text:p>
          </table:table-cell>
          <table:table-cell office:value-type="float" office:value="98.9" calcext:value-type="float">
            <text:p>98.9</text:p>
          </table:table-cell>
          <table:table-cell office:value-type="float" office:value="66" calcext:value-type="float">
            <text:p>66</text:p>
          </table:table-cell>
          <table:table-cell office:value-type="float" office:value="183.9" calcext:value-type="float">
            <text:p>183.9</text:p>
          </table:table-cell>
          <table:table-cell office:value-type="float" office:value="157.9" calcext:value-type="float">
            <text:p>157.9</text:p>
          </table:table-cell>
          <table:table-cell office:value-type="float" office:value="28.4" calcext:value-type="float">
            <text:p>28.4</text:p>
          </table:table-cell>
          <table:table-cell office:value-type="float" office:value="1259" calcext:value-type="float">
            <text:p>1259</text:p>
          </table:table-cell>
          <table:table-cell office:value-type="float" office:value="97.6" calcext:value-type="float">
            <text:p>97.6</text:p>
          </table:table-cell>
          <table:table-cell office:value-type="float" office:value="53.6" calcext:value-type="float">
            <text:p>53.6</text:p>
          </table:table-cell>
          <table:table-cell office:value-type="float" office:value="72.2" calcext:value-type="float">
            <text:p>72.2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77.056" calcext:value-type="float">
            <text:p>177.056</text:p>
          </table:table-cell>
          <table:table-cell office:value-type="float" office:value="291.301" calcext:value-type="float">
            <text:p>291.301</text:p>
          </table:table-cell>
          <table:table-cell office:value-type="float" office:value="365.309" calcext:value-type="float">
            <text:p>365.309</text:p>
          </table:table-cell>
          <table:table-cell office:value-type="float" office:value="339.088" calcext:value-type="float">
            <text:p>339.088</text:p>
          </table:table-cell>
          <table:table-cell office:value-type="float" office:value="222.449" calcext:value-type="float">
            <text:p>222.449</text:p>
          </table:table-cell>
          <table:table-cell office:value-type="float" office:value="183.862" calcext:value-type="float">
            <text:p>183.862</text:p>
          </table:table-cell>
          <table:table-cell office:value-type="float" office:value="746.611" calcext:value-type="float">
            <text:p>746.611</text:p>
          </table:table-cell>
          <table:table-cell office:value-type="float" office:value="372.914" calcext:value-type="float">
            <text:p>372.914</text:p>
          </table:table-cell>
          <table:table-cell office:value-type="float" office:value="152.118" calcext:value-type="float">
            <text:p>152.118</text:p>
          </table:table-cell>
          <table:table-cell office:value-type="float" office:value="91.9186" calcext:value-type="float">
            <text:p>91.9186</text:p>
          </table:table-cell>
          <table:table-cell office:value-type="float" office:value="136.97" calcext:value-type="float">
            <text:p>136.97</text:p>
          </table:table-cell>
          <table:table-cell office:value-type="float" office:value="1013.22" calcext:value-type="float">
            <text:p>1013.22</text:p>
          </table:table-cell>
          <table:table-cell office:value-type="float" office:value="367.495" calcext:value-type="float">
            <text:p>367.495</text:p>
          </table:table-cell>
          <table:table-cell office:value-type="float" office:value="193.391" calcext:value-type="float">
            <text:p>193.391</text:p>
          </table:table-cell>
          <table:table-cell office:value-type="float" office:value="139.949" calcext:value-type="float">
            <text:p>139.949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238.5" calcext:value-type="float">
            <text:p>238.5</text:p>
          </table:table-cell>
          <table:table-cell office:value-type="float" office:value="81.7" calcext:value-type="float">
            <text:p>81.7</text:p>
          </table:table-cell>
          <table:table-cell office:value-type="float" office:value="98.9" calcext:value-type="float">
            <text:p>98.9</text:p>
          </table:table-cell>
          <table:table-cell office:value-type="float" office:value="183.9" calcext:value-type="float">
            <text:p>183.9</text:p>
          </table:table-cell>
          <table:table-cell office:value-type="float" office:value="28.4" calcext:value-type="float">
            <text:p>28.4</text:p>
          </table:table-cell>
          <table:table-cell office:value-type="float" office:value="1259" calcext:value-type="float">
            <text:p>1259</text:p>
          </table:table-cell>
          <table:table-cell office:value-type="float" office:value="53.6" calcext:value-type="float">
            <text:p>53.6</text:p>
          </table:table-cell>
          <table:table-cell office:value-type="float" office:value="72.2" calcext:value-type="float">
            <text:p>72.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_CV</text:p>
          </table:table-cell>
          <table:table-cell office:value-type="float" office:value="8" calcext:value-type="float">
            <text:p>8</text:p>
          </table:table-cell>
          <table:table-cell office:value-type="float" office:value="291.301" calcext:value-type="float">
            <text:p>291.301</text:p>
          </table:table-cell>
          <table:table-cell office:value-type="float" office:value="339.088" calcext:value-type="float">
            <text:p>339.088</text:p>
          </table:table-cell>
          <table:table-cell office:value-type="float" office:value="746.611" calcext:value-type="float">
            <text:p>746.611</text:p>
          </table:table-cell>
          <table:table-cell office:value-type="float" office:value="152.118" calcext:value-type="float">
            <text:p>152.118</text:p>
          </table:table-cell>
          <table:table-cell office:value-type="float" office:value="136.97" calcext:value-type="float">
            <text:p>136.97</text:p>
          </table:table-cell>
          <table:table-cell office:value-type="float" office:value="1013.22" calcext:value-type="float">
            <text:p>1013.22</text:p>
          </table:table-cell>
          <table:table-cell office:value-type="float" office:value="193.391" calcext:value-type="float">
            <text:p>193.391</text:p>
          </table:table-cell>
          <table:table-cell office:value-type="float" office:value="139.949" calcext:value-type="float">
            <text:p>139.949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336.5" calcext:value-type="float">
            <text:p>336.5</text:p>
          </table:table-cell>
          <table:table-cell office:value-type="float" office:value="238.5" calcext:value-type="float">
            <text:p>238.5</text:p>
          </table:table-cell>
          <table:table-cell office:value-type="float" office:value="1100" calcext:value-type="float">
            <text:p>1100</text:p>
          </table:table-cell>
          <table:table-cell office:value-type="float" office:value="81.7" calcext:value-type="float">
            <text:p>81.7</text:p>
          </table:table-cell>
          <table:table-cell office:value-type="float" office:value="34.8" calcext:value-type="float">
            <text:p>34.8</text:p>
          </table:table-cell>
          <table:table-cell office:value-type="float" office:value="101.3" calcext:value-type="float">
            <text:p>101.3</text:p>
          </table:table-cell>
          <table:table-cell office:value-type="float" office:value="98.9" calcext:value-type="float">
            <text:p>98.9</text:p>
          </table:table-cell>
          <table:table-cell office:value-type="float" office:value="66" calcext:value-type="float">
            <text:p>66</text:p>
          </table:table-cell>
          <table:table-cell office:value-type="float" office:value="183.9" calcext:value-type="float">
            <text:p>183.9</text:p>
          </table:table-cell>
          <table:table-cell office:value-type="float" office:value="157.9" calcext:value-type="float">
            <text:p>157.9</text:p>
          </table:table-cell>
          <table:table-cell office:value-type="float" office:value="28.4" calcext:value-type="float">
            <text:p>28.4</text:p>
          </table:table-cell>
          <table:table-cell office:value-type="float" office:value="1259" calcext:value-type="float">
            <text:p>1259</text:p>
          </table:table-cell>
          <table:table-cell office:value-type="float" office:value="97.6" calcext:value-type="float">
            <text:p>97.6</text:p>
          </table:table-cell>
          <table:table-cell office:value-type="float" office:value="53.6" calcext:value-type="float">
            <text:p>53.6</text:p>
          </table:table-cell>
          <table:table-cell office:value-type="float" office:value="72.2" calcext:value-type="float">
            <text:p>72.2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50.443" calcext:value-type="float">
            <text:p>150.443</text:p>
          </table:table-cell>
          <table:table-cell office:value-type="float" office:value="439.444" calcext:value-type="float">
            <text:p>439.444</text:p>
          </table:table-cell>
          <table:table-cell office:value-type="float" office:value="349.329" calcext:value-type="float">
            <text:p>349.329</text:p>
          </table:table-cell>
          <table:table-cell office:value-type="float" office:value="260.11" calcext:value-type="float">
            <text:p>260.11</text:p>
          </table:table-cell>
          <table:table-cell office:value-type="float" office:value="216.489" calcext:value-type="float">
            <text:p>216.489</text:p>
          </table:table-cell>
          <table:table-cell office:value-type="float" office:value="694.177" calcext:value-type="float">
            <text:p>694.177</text:p>
          </table:table-cell>
          <table:table-cell office:value-type="float" office:value="600.921" calcext:value-type="float">
            <text:p>600.921</text:p>
          </table:table-cell>
          <table:table-cell office:value-type="float" office:value="384.246" calcext:value-type="float">
            <text:p>384.246</text:p>
          </table:table-cell>
          <table:table-cell office:value-type="float" office:value="213.198" calcext:value-type="float">
            <text:p>213.198</text:p>
          </table:table-cell>
          <table:table-cell office:value-type="float" office:value="149.125" calcext:value-type="float">
            <text:p>149.125</text:p>
          </table:table-cell>
          <table:table-cell office:value-type="float" office:value="139.557" calcext:value-type="float">
            <text:p>139.557</text:p>
          </table:table-cell>
          <table:table-cell office:value-type="float" office:value="265.936" calcext:value-type="float">
            <text:p>265.936</text:p>
          </table:table-cell>
          <table:table-cell office:value-type="float" office:value="310.928" calcext:value-type="float">
            <text:p>310.928</text:p>
          </table:table-cell>
          <table:table-cell office:value-type="float" office:value="244.128" calcext:value-type="float">
            <text:p>244.128</text:p>
          </table:table-cell>
          <table:table-cell office:value-type="float" office:value="175.016" calcext:value-type="float">
            <text:p>175.016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238.5" calcext:value-type="float">
            <text:p>238.5</text:p>
          </table:table-cell>
          <table:table-cell office:value-type="float" office:value="81.7" calcext:value-type="float">
            <text:p>81.7</text:p>
          </table:table-cell>
          <table:table-cell office:value-type="float" office:value="98.9" calcext:value-type="float">
            <text:p>98.9</text:p>
          </table:table-cell>
          <table:table-cell office:value-type="float" office:value="183.9" calcext:value-type="float">
            <text:p>183.9</text:p>
          </table:table-cell>
          <table:table-cell office:value-type="float" office:value="28.4" calcext:value-type="float">
            <text:p>28.4</text:p>
          </table:table-cell>
          <table:table-cell office:value-type="float" office:value="1259" calcext:value-type="float">
            <text:p>1259</text:p>
          </table:table-cell>
          <table:table-cell office:value-type="float" office:value="53.6" calcext:value-type="float">
            <text:p>53.6</text:p>
          </table:table-cell>
          <table:table-cell office:value-type="float" office:value="72.2" calcext:value-type="float">
            <text:p>72.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_CV</text:p>
          </table:table-cell>
          <table:table-cell office:value-type="float" office:value="8" calcext:value-type="float">
            <text:p>8</text:p>
          </table:table-cell>
          <table:table-cell office:value-type="float" office:value="439.444" calcext:value-type="float">
            <text:p>439.444</text:p>
          </table:table-cell>
          <table:table-cell office:value-type="float" office:value="260.11" calcext:value-type="float">
            <text:p>260.11</text:p>
          </table:table-cell>
          <table:table-cell office:value-type="float" office:value="600.921" calcext:value-type="float">
            <text:p>600.921</text:p>
          </table:table-cell>
          <table:table-cell office:value-type="float" office:value="213.198" calcext:value-type="float">
            <text:p>213.198</text:p>
          </table:table-cell>
          <table:table-cell office:value-type="float" office:value="139.557" calcext:value-type="float">
            <text:p>139.557</text:p>
          </table:table-cell>
          <table:table-cell office:value-type="float" office:value="265.936" calcext:value-type="float">
            <text:p>265.936</text:p>
          </table:table-cell>
          <table:table-cell office:value-type="float" office:value="244.128" calcext:value-type="float">
            <text:p>244.128</text:p>
          </table:table-cell>
          <table:table-cell office:value-type="float" office:value="175.016" calcext:value-type="float">
            <text:p>175.01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507" calcext:value-type="float">
            <text:p>507</text:p>
          </table:table-cell>
          <table:table-cell office:value-type="float" office:value="256.3" calcext:value-type="float">
            <text:p>256.3</text:p>
          </table:table-cell>
          <table:table-cell office:value-type="float" office:value="445.4" calcext:value-type="float">
            <text:p>445.4</text:p>
          </table:table-cell>
          <table:table-cell office:value-type="float" office:value="76.7" calcext:value-type="float">
            <text:p>76.7</text:p>
          </table:table-cell>
          <table:table-cell office:value-type="float" office:value="110.5" calcext:value-type="float">
            <text:p>110.5</text:p>
          </table:table-cell>
          <table:table-cell office:value-type="float" office:value="179.3" calcext:value-type="float">
            <text:p>179.3</text:p>
          </table:table-cell>
          <table:table-cell office:value-type="float" office:value="105.1" calcext:value-type="float">
            <text:p>105.1</text:p>
          </table:table-cell>
          <table:table-cell office:value-type="float" office:value="244.3" calcext:value-type="float">
            <text:p>244.3</text:p>
          </table:table-cell>
          <table:table-cell office:value-type="float" office:value="144" calcext:value-type="float">
            <text:p>144</text:p>
          </table:table-cell>
          <table:table-cell office:value-type="float" office:value="91.2" calcext:value-type="float">
            <text:p>91.2</text:p>
          </table:table-cell>
          <table:table-cell office:value-type="float" office:value="90" calcext:value-type="float">
            <text:p>90</text:p>
          </table:table-cell>
          <table:table-cell office:value-type="float" office:value="665.6" calcext:value-type="float">
            <text:p>665.6</text:p>
          </table:table-cell>
          <table:table-cell office:value-type="float" office:value="100.5" calcext:value-type="float">
            <text:p>100.5</text:p>
          </table:table-cell>
          <table:table-cell office:value-type="float" office:value="170.5" calcext:value-type="float">
            <text:p>170.5</text:p>
          </table:table-cell>
          <table:table-cell office:value-type="float" office:value="109.8" calcext:value-type="float">
            <text:p>109.8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507" calcext:value-type="float">
            <text:p>507</text:p>
          </table:table-cell>
          <table:table-cell office:value-type="float" office:value="256.3" calcext:value-type="float">
            <text:p>256.3</text:p>
          </table:table-cell>
          <table:table-cell office:value-type="float" office:value="445.4" calcext:value-type="float">
            <text:p>445.4</text:p>
          </table:table-cell>
          <table:table-cell office:value-type="float" office:value="76.7" calcext:value-type="float">
            <text:p>76.7</text:p>
          </table:table-cell>
          <table:table-cell office:value-type="float" office:value="110.5" calcext:value-type="float">
            <text:p>110.5</text:p>
          </table:table-cell>
          <table:table-cell office:value-type="float" office:value="179.3" calcext:value-type="float">
            <text:p>179.3</text:p>
          </table:table-cell>
          <table:table-cell office:value-type="float" office:value="105.1" calcext:value-type="float">
            <text:p>105.1</text:p>
          </table:table-cell>
          <table:table-cell office:value-type="float" office:value="244.3" calcext:value-type="float">
            <text:p>244.3</text:p>
          </table:table-cell>
          <table:table-cell office:value-type="float" office:value="144" calcext:value-type="float">
            <text:p>144</text:p>
          </table:table-cell>
          <table:table-cell office:value-type="float" office:value="91.2" calcext:value-type="float">
            <text:p>91.2</text:p>
          </table:table-cell>
          <table:table-cell office:value-type="float" office:value="90" calcext:value-type="float">
            <text:p>90</text:p>
          </table:table-cell>
          <table:table-cell office:value-type="float" office:value="665.6" calcext:value-type="float">
            <text:p>665.6</text:p>
          </table:table-cell>
          <table:table-cell office:value-type="float" office:value="100.5" calcext:value-type="float">
            <text:p>100.5</text:p>
          </table:table-cell>
          <table:table-cell office:value-type="float" office:value="170.5" calcext:value-type="float">
            <text:p>170.5</text:p>
          </table:table-cell>
          <table:table-cell office:value-type="float" office:value="109.8" calcext:value-type="float">
            <text:p>109.8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256.3" calcext:value-type="float">
            <text:p>256.3</text:p>
          </table:table-cell>
          <table:table-cell office:value-type="float" office:value="445.4" calcext:value-type="float">
            <text:p>445.4</text:p>
          </table:table-cell>
          <table:table-cell office:value-type="float" office:value="76.7" calcext:value-type="float">
            <text:p>76.7</text:p>
          </table:table-cell>
          <table:table-cell office:value-type="float" office:value="110.5" calcext:value-type="float">
            <text:p>110.5</text:p>
          </table:table-cell>
          <table:table-cell office:value-type="float" office:value="105.1" calcext:value-type="float">
            <text:p>105.1</text:p>
          </table:table-cell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665.6" calcext:value-type="float">
            <text:p>665.6</text:p>
          </table:table-cell>
          <table:table-cell office:value-type="float" office:value="170.5" calcext:value-type="float">
            <text:p>170.5</text:p>
          </table:table-cell>
          <table:table-cell office:value-type="float" office:value="109.8" calcext:value-type="float">
            <text:p>109.8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_CV</text:p>
          </table:table-cell>
          <table:table-cell office:value-type="float" office:value="10" calcext:value-type="float">
            <text:p>10</text:p>
          </table:table-cell>
          <table:table-cell office:value-type="float" office:value="256.3" calcext:value-type="float">
            <text:p>256.3</text:p>
          </table:table-cell>
          <table:table-cell office:value-type="float" office:value="445.4" calcext:value-type="float">
            <text:p>445.4</text:p>
          </table:table-cell>
          <table:table-cell office:value-type="float" office:value="76.7" calcext:value-type="float">
            <text:p>76.7</text:p>
          </table:table-cell>
          <table:table-cell office:value-type="float" office:value="110.5" calcext:value-type="float">
            <text:p>110.5</text:p>
          </table:table-cell>
          <table:table-cell office:value-type="float" office:value="105.1" calcext:value-type="float">
            <text:p>105.1</text:p>
          </table:table-cell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665.6" calcext:value-type="float">
            <text:p>665.6</text:p>
          </table:table-cell>
          <table:table-cell office:value-type="float" office:value="170.5" calcext:value-type="float">
            <text:p>170.5</text:p>
          </table:table-cell>
          <table:table-cell office:value-type="float" office:value="109.8" calcext:value-type="float">
            <text:p>109.8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507" calcext:value-type="float">
            <text:p>507</text:p>
          </table:table-cell>
          <table:table-cell office:value-type="float" office:value="256.3" calcext:value-type="float">
            <text:p>256.3</text:p>
          </table:table-cell>
          <table:table-cell office:value-type="float" office:value="445.4" calcext:value-type="float">
            <text:p>445.4</text:p>
          </table:table-cell>
          <table:table-cell office:value-type="float" office:value="76.7" calcext:value-type="float">
            <text:p>76.7</text:p>
          </table:table-cell>
          <table:table-cell office:value-type="float" office:value="110.5" calcext:value-type="float">
            <text:p>110.5</text:p>
          </table:table-cell>
          <table:table-cell office:value-type="float" office:value="179.3" calcext:value-type="float">
            <text:p>179.3</text:p>
          </table:table-cell>
          <table:table-cell office:value-type="float" office:value="105.1" calcext:value-type="float">
            <text:p>105.1</text:p>
          </table:table-cell>
          <table:table-cell office:value-type="float" office:value="244.3" calcext:value-type="float">
            <text:p>244.3</text:p>
          </table:table-cell>
          <table:table-cell office:value-type="float" office:value="144" calcext:value-type="float">
            <text:p>144</text:p>
          </table:table-cell>
          <table:table-cell office:value-type="float" office:value="91.2" calcext:value-type="float">
            <text:p>91.2</text:p>
          </table:table-cell>
          <table:table-cell office:value-type="float" office:value="90" calcext:value-type="float">
            <text:p>90</text:p>
          </table:table-cell>
          <table:table-cell office:value-type="float" office:value="665.6" calcext:value-type="float">
            <text:p>665.6</text:p>
          </table:table-cell>
          <table:table-cell office:value-type="float" office:value="100.5" calcext:value-type="float">
            <text:p>100.5</text:p>
          </table:table-cell>
          <table:table-cell office:value-type="float" office:value="170.5" calcext:value-type="float">
            <text:p>170.5</text:p>
          </table:table-cell>
          <table:table-cell office:value-type="float" office:value="109.8" calcext:value-type="float">
            <text:p>109.8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281.274" calcext:value-type="float">
            <text:p>281.274</text:p>
          </table:table-cell>
          <table:table-cell office:value-type="float" office:value="349.009" calcext:value-type="float">
            <text:p>349.009</text:p>
          </table:table-cell>
          <table:table-cell office:value-type="float" office:value="716.472" calcext:value-type="float">
            <text:p>716.472</text:p>
          </table:table-cell>
          <table:table-cell office:value-type="float" office:value="253.488" calcext:value-type="float">
            <text:p>253.488</text:p>
          </table:table-cell>
          <table:table-cell office:value-type="float" office:value="222.957" calcext:value-type="float">
            <text:p>222.957</text:p>
          </table:table-cell>
          <table:table-cell office:value-type="float" office:value="190.325" calcext:value-type="float">
            <text:p>190.325</text:p>
          </table:table-cell>
          <table:table-cell office:value-type="float" office:value="959.052" calcext:value-type="float">
            <text:p>959.052</text:p>
          </table:table-cell>
          <table:table-cell office:value-type="float" office:value="296.64" calcext:value-type="float">
            <text:p>296.64</text:p>
          </table:table-cell>
          <table:table-cell office:value-type="float" office:value="362.029" calcext:value-type="float">
            <text:p>362.029</text:p>
          </table:table-cell>
          <table:table-cell office:value-type="float" office:value="253.563" calcext:value-type="float">
            <text:p>253.563</text:p>
          </table:table-cell>
          <table:table-cell office:value-type="float" office:value="222.454" calcext:value-type="float">
            <text:p>222.454</text:p>
          </table:table-cell>
          <table:table-cell office:value-type="float" office:value="143.584" calcext:value-type="float">
            <text:p>143.584</text:p>
          </table:table-cell>
          <table:table-cell office:value-type="float" office:value="69.7762" calcext:value-type="float">
            <text:p>69.7762</text:p>
          </table:table-cell>
          <table:table-cell office:value-type="float" office:value="188.787" calcext:value-type="float">
            <text:p>188.787</text:p>
          </table:table-cell>
          <table:table-cell office:value-type="float" office:value="254.642" calcext:value-type="float">
            <text:p>254.642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256.3" calcext:value-type="float">
            <text:p>256.3</text:p>
          </table:table-cell>
          <table:table-cell office:value-type="float" office:value="445.4" calcext:value-type="float">
            <text:p>445.4</text:p>
          </table:table-cell>
          <table:table-cell office:value-type="float" office:value="76.7" calcext:value-type="float">
            <text:p>76.7</text:p>
          </table:table-cell>
          <table:table-cell office:value-type="float" office:value="110.5" calcext:value-type="float">
            <text:p>110.5</text:p>
          </table:table-cell>
          <table:table-cell office:value-type="float" office:value="105.1" calcext:value-type="float">
            <text:p>105.1</text:p>
          </table:table-cell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665.6" calcext:value-type="float">
            <text:p>665.6</text:p>
          </table:table-cell>
          <table:table-cell office:value-type="float" office:value="170.5" calcext:value-type="float">
            <text:p>170.5</text:p>
          </table:table-cell>
          <table:table-cell office:value-type="float" office:value="109.8" calcext:value-type="float">
            <text:p>109.8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_CV</text:p>
          </table:table-cell>
          <table:table-cell office:value-type="float" office:value="10" calcext:value-type="float">
            <text:p>10</text:p>
          </table:table-cell>
          <table:table-cell office:value-type="float" office:value="349.009" calcext:value-type="float">
            <text:p>349.009</text:p>
          </table:table-cell>
          <table:table-cell office:value-type="float" office:value="716.472" calcext:value-type="float">
            <text:p>716.472</text:p>
          </table:table-cell>
          <table:table-cell office:value-type="float" office:value="253.488" calcext:value-type="float">
            <text:p>253.488</text:p>
          </table:table-cell>
          <table:table-cell office:value-type="float" office:value="222.957" calcext:value-type="float">
            <text:p>222.957</text:p>
          </table:table-cell>
          <table:table-cell office:value-type="float" office:value="959.052" calcext:value-type="float">
            <text:p>959.052</text:p>
          </table:table-cell>
          <table:table-cell office:value-type="float" office:value="362.029" calcext:value-type="float">
            <text:p>362.029</text:p>
          </table:table-cell>
          <table:table-cell office:value-type="float" office:value="222.454" calcext:value-type="float">
            <text:p>222.454</text:p>
          </table:table-cell>
          <table:table-cell office:value-type="float" office:value="143.584" calcext:value-type="float">
            <text:p>143.584</text:p>
          </table:table-cell>
          <table:table-cell office:value-type="float" office:value="188.787" calcext:value-type="float">
            <text:p>188.787</text:p>
          </table:table-cell>
          <table:table-cell office:value-type="float" office:value="254.642" calcext:value-type="float">
            <text:p>254.642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507" calcext:value-type="float">
            <text:p>507</text:p>
          </table:table-cell>
          <table:table-cell office:value-type="float" office:value="256.3" calcext:value-type="float">
            <text:p>256.3</text:p>
          </table:table-cell>
          <table:table-cell office:value-type="float" office:value="445.4" calcext:value-type="float">
            <text:p>445.4</text:p>
          </table:table-cell>
          <table:table-cell office:value-type="float" office:value="76.7" calcext:value-type="float">
            <text:p>76.7</text:p>
          </table:table-cell>
          <table:table-cell office:value-type="float" office:value="110.5" calcext:value-type="float">
            <text:p>110.5</text:p>
          </table:table-cell>
          <table:table-cell office:value-type="float" office:value="179.3" calcext:value-type="float">
            <text:p>179.3</text:p>
          </table:table-cell>
          <table:table-cell office:value-type="float" office:value="105.1" calcext:value-type="float">
            <text:p>105.1</text:p>
          </table:table-cell>
          <table:table-cell office:value-type="float" office:value="244.3" calcext:value-type="float">
            <text:p>244.3</text:p>
          </table:table-cell>
          <table:table-cell office:value-type="float" office:value="144" calcext:value-type="float">
            <text:p>144</text:p>
          </table:table-cell>
          <table:table-cell office:value-type="float" office:value="91.2" calcext:value-type="float">
            <text:p>91.2</text:p>
          </table:table-cell>
          <table:table-cell office:value-type="float" office:value="90" calcext:value-type="float">
            <text:p>90</text:p>
          </table:table-cell>
          <table:table-cell office:value-type="float" office:value="665.6" calcext:value-type="float">
            <text:p>665.6</text:p>
          </table:table-cell>
          <table:table-cell office:value-type="float" office:value="100.5" calcext:value-type="float">
            <text:p>100.5</text:p>
          </table:table-cell>
          <table:table-cell office:value-type="float" office:value="170.5" calcext:value-type="float">
            <text:p>170.5</text:p>
          </table:table-cell>
          <table:table-cell office:value-type="float" office:value="109.8" calcext:value-type="float">
            <text:p>109.8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421.25" calcext:value-type="float">
            <text:p>421.25</text:p>
          </table:table-cell>
          <table:table-cell office:value-type="float" office:value="348.74" calcext:value-type="float">
            <text:p>348.74</text:p>
          </table:table-cell>
          <table:table-cell office:value-type="float" office:value="599.426" calcext:value-type="float">
            <text:p>599.426</text:p>
          </table:table-cell>
          <table:table-cell office:value-type="float" office:value="141.623" calcext:value-type="float">
            <text:p>141.623</text:p>
          </table:table-cell>
          <table:table-cell office:value-type="float" office:value="143.832" calcext:value-type="float">
            <text:p>143.832</text:p>
          </table:table-cell>
          <table:table-cell office:value-type="float" office:value="174.183" calcext:value-type="float">
            <text:p>174.183</text:p>
          </table:table-cell>
          <table:table-cell office:value-type="float" office:value="321.234" calcext:value-type="float">
            <text:p>321.234</text:p>
          </table:table-cell>
          <table:table-cell office:value-type="float" office:value="321.091" calcext:value-type="float">
            <text:p>321.091</text:p>
          </table:table-cell>
          <table:table-cell office:value-type="float" office:value="273.046" calcext:value-type="float">
            <text:p>273.046</text:p>
          </table:table-cell>
          <table:table-cell office:value-type="float" office:value="193.737" calcext:value-type="float">
            <text:p>193.737</text:p>
          </table:table-cell>
          <table:table-cell office:value-type="float" office:value="195.149" calcext:value-type="float">
            <text:p>195.149</text:p>
          </table:table-cell>
          <table:table-cell office:value-type="float" office:value="173.423" calcext:value-type="float">
            <text:p>173.423</text:p>
          </table:table-cell>
          <table:table-cell office:value-type="float" office:value="522.176" calcext:value-type="float">
            <text:p>522.176</text:p>
          </table:table-cell>
          <table:table-cell office:value-type="float" office:value="458.036" calcext:value-type="float">
            <text:p>458.036</text:p>
          </table:table-cell>
          <table:table-cell office:value-type="float" office:value="274.515" calcext:value-type="float">
            <text:p>274.515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256.3" calcext:value-type="float">
            <text:p>256.3</text:p>
          </table:table-cell>
          <table:table-cell office:value-type="float" office:value="445.4" calcext:value-type="float">
            <text:p>445.4</text:p>
          </table:table-cell>
          <table:table-cell office:value-type="float" office:value="76.7" calcext:value-type="float">
            <text:p>76.7</text:p>
          </table:table-cell>
          <table:table-cell office:value-type="float" office:value="110.5" calcext:value-type="float">
            <text:p>110.5</text:p>
          </table:table-cell>
          <table:table-cell office:value-type="float" office:value="105.1" calcext:value-type="float">
            <text:p>105.1</text:p>
          </table:table-cell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665.6" calcext:value-type="float">
            <text:p>665.6</text:p>
          </table:table-cell>
          <table:table-cell office:value-type="float" office:value="170.5" calcext:value-type="float">
            <text:p>170.5</text:p>
          </table:table-cell>
          <table:table-cell office:value-type="float" office:value="109.8" calcext:value-type="float">
            <text:p>109.8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_CV</text:p>
          </table:table-cell>
          <table:table-cell office:value-type="float" office:value="10" calcext:value-type="float">
            <text:p>10</text:p>
          </table:table-cell>
          <table:table-cell office:value-type="float" office:value="348.74" calcext:value-type="float">
            <text:p>348.74</text:p>
          </table:table-cell>
          <table:table-cell office:value-type="float" office:value="599.426" calcext:value-type="float">
            <text:p>599.426</text:p>
          </table:table-cell>
          <table:table-cell office:value-type="float" office:value="141.623" calcext:value-type="float">
            <text:p>141.623</text:p>
          </table:table-cell>
          <table:table-cell office:value-type="float" office:value="143.832" calcext:value-type="float">
            <text:p>143.832</text:p>
          </table:table-cell>
          <table:table-cell office:value-type="float" office:value="321.234" calcext:value-type="float">
            <text:p>321.234</text:p>
          </table:table-cell>
          <table:table-cell office:value-type="float" office:value="273.046" calcext:value-type="float">
            <text:p>273.046</text:p>
          </table:table-cell>
          <table:table-cell office:value-type="float" office:value="195.149" calcext:value-type="float">
            <text:p>195.149</text:p>
          </table:table-cell>
          <table:table-cell office:value-type="float" office:value="173.423" calcext:value-type="float">
            <text:p>173.423</text:p>
          </table:table-cell>
          <table:table-cell office:value-type="float" office:value="458.036" calcext:value-type="float">
            <text:p>458.036</text:p>
          </table:table-cell>
          <table:table-cell office:value-type="float" office:value="274.515" calcext:value-type="float">
            <text:p>274.51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507" calcext:value-type="float">
            <text:p>507</text:p>
          </table:table-cell>
          <table:table-cell office:value-type="float" office:value="256.3" calcext:value-type="float">
            <text:p>256.3</text:p>
          </table:table-cell>
          <table:table-cell office:value-type="float" office:value="445.4" calcext:value-type="float">
            <text:p>445.4</text:p>
          </table:table-cell>
          <table:table-cell office:value-type="float" office:value="76.7" calcext:value-type="float">
            <text:p>76.7</text:p>
          </table:table-cell>
          <table:table-cell office:value-type="float" office:value="110.5" calcext:value-type="float">
            <text:p>110.5</text:p>
          </table:table-cell>
          <table:table-cell office:value-type="float" office:value="179.3" calcext:value-type="float">
            <text:p>179.3</text:p>
          </table:table-cell>
          <table:table-cell office:value-type="float" office:value="105.1" calcext:value-type="float">
            <text:p>105.1</text:p>
          </table:table-cell>
          <table:table-cell office:value-type="float" office:value="244.3" calcext:value-type="float">
            <text:p>244.3</text:p>
          </table:table-cell>
          <table:table-cell office:value-type="float" office:value="144" calcext:value-type="float">
            <text:p>144</text:p>
          </table:table-cell>
          <table:table-cell office:value-type="float" office:value="91.2" calcext:value-type="float">
            <text:p>91.2</text:p>
          </table:table-cell>
          <table:table-cell office:value-type="float" office:value="90" calcext:value-type="float">
            <text:p>90</text:p>
          </table:table-cell>
          <table:table-cell office:value-type="float" office:value="665.6" calcext:value-type="float">
            <text:p>665.6</text:p>
          </table:table-cell>
          <table:table-cell office:value-type="float" office:value="100.5" calcext:value-type="float">
            <text:p>100.5</text:p>
          </table:table-cell>
          <table:table-cell office:value-type="float" office:value="170.5" calcext:value-type="float">
            <text:p>170.5</text:p>
          </table:table-cell>
          <table:table-cell office:value-type="float" office:value="109.8" calcext:value-type="float">
            <text:p>109.8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390.721" calcext:value-type="float">
            <text:p>390.721</text:p>
          </table:table-cell>
          <table:table-cell office:value-type="float" office:value="395.923" calcext:value-type="float">
            <text:p>395.923</text:p>
          </table:table-cell>
          <table:table-cell office:value-type="float" office:value="204.509" calcext:value-type="float">
            <text:p>204.509</text:p>
          </table:table-cell>
          <table:table-cell office:value-type="float" office:value="157.457" calcext:value-type="float">
            <text:p>157.457</text:p>
          </table:table-cell>
          <table:table-cell office:value-type="float" office:value="161.114" calcext:value-type="float">
            <text:p>161.114</text:p>
          </table:table-cell>
          <table:table-cell office:value-type="float" office:value="138.48" calcext:value-type="float">
            <text:p>138.48</text:p>
          </table:table-cell>
          <table:table-cell office:value-type="float" office:value="296.404" calcext:value-type="float">
            <text:p>296.404</text:p>
          </table:table-cell>
          <table:table-cell office:value-type="float" office:value="396.957" calcext:value-type="float">
            <text:p>396.957</text:p>
          </table:table-cell>
          <table:table-cell office:value-type="float" office:value="329.952" calcext:value-type="float">
            <text:p>329.952</text:p>
          </table:table-cell>
          <table:table-cell office:value-type="float" office:value="193.295" calcext:value-type="float">
            <text:p>193.295</text:p>
          </table:table-cell>
          <table:table-cell office:value-type="float" office:value="208.947" calcext:value-type="float">
            <text:p>208.947</text:p>
          </table:table-cell>
          <table:table-cell office:value-type="float" office:value="234.541" calcext:value-type="float">
            <text:p>234.541</text:p>
          </table:table-cell>
          <table:table-cell office:value-type="float" office:value="611.792" calcext:value-type="float">
            <text:p>611.792</text:p>
          </table:table-cell>
          <table:table-cell office:value-type="float" office:value="375.819" calcext:value-type="float">
            <text:p>375.819</text:p>
          </table:table-cell>
          <table:table-cell office:value-type="float" office:value="180.599" calcext:value-type="float">
            <text:p>180.599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256.3" calcext:value-type="float">
            <text:p>256.3</text:p>
          </table:table-cell>
          <table:table-cell office:value-type="float" office:value="445.4" calcext:value-type="float">
            <text:p>445.4</text:p>
          </table:table-cell>
          <table:table-cell office:value-type="float" office:value="76.7" calcext:value-type="float">
            <text:p>76.7</text:p>
          </table:table-cell>
          <table:table-cell office:value-type="float" office:value="110.5" calcext:value-type="float">
            <text:p>110.5</text:p>
          </table:table-cell>
          <table:table-cell office:value-type="float" office:value="105.1" calcext:value-type="float">
            <text:p>105.1</text:p>
          </table:table-cell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665.6" calcext:value-type="float">
            <text:p>665.6</text:p>
          </table:table-cell>
          <table:table-cell office:value-type="float" office:value="170.5" calcext:value-type="float">
            <text:p>170.5</text:p>
          </table:table-cell>
          <table:table-cell office:value-type="float" office:value="109.8" calcext:value-type="float">
            <text:p>109.8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_CV</text:p>
          </table:table-cell>
          <table:table-cell office:value-type="float" office:value="10" calcext:value-type="float">
            <text:p>10</text:p>
          </table:table-cell>
          <table:table-cell office:value-type="float" office:value="395.923" calcext:value-type="float">
            <text:p>395.923</text:p>
          </table:table-cell>
          <table:table-cell office:value-type="float" office:value="204.509" calcext:value-type="float">
            <text:p>204.509</text:p>
          </table:table-cell>
          <table:table-cell office:value-type="float" office:value="157.457" calcext:value-type="float">
            <text:p>157.457</text:p>
          </table:table-cell>
          <table:table-cell office:value-type="float" office:value="161.114" calcext:value-type="float">
            <text:p>161.114</text:p>
          </table:table-cell>
          <table:table-cell office:value-type="float" office:value="296.404" calcext:value-type="float">
            <text:p>296.404</text:p>
          </table:table-cell>
          <table:table-cell office:value-type="float" office:value="329.952" calcext:value-type="float">
            <text:p>329.952</text:p>
          </table:table-cell>
          <table:table-cell office:value-type="float" office:value="208.947" calcext:value-type="float">
            <text:p>208.947</text:p>
          </table:table-cell>
          <table:table-cell office:value-type="float" office:value="234.541" calcext:value-type="float">
            <text:p>234.541</text:p>
          </table:table-cell>
          <table:table-cell office:value-type="float" office:value="375.819" calcext:value-type="float">
            <text:p>375.819</text:p>
          </table:table-cell>
          <table:table-cell office:value-type="float" office:value="180.599" calcext:value-type="float">
            <text:p>180.599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507" calcext:value-type="float">
            <text:p>507</text:p>
          </table:table-cell>
          <table:table-cell office:value-type="float" office:value="256.3" calcext:value-type="float">
            <text:p>256.3</text:p>
          </table:table-cell>
          <table:table-cell office:value-type="float" office:value="445.4" calcext:value-type="float">
            <text:p>445.4</text:p>
          </table:table-cell>
          <table:table-cell office:value-type="float" office:value="76.7" calcext:value-type="float">
            <text:p>76.7</text:p>
          </table:table-cell>
          <table:table-cell office:value-type="float" office:value="110.5" calcext:value-type="float">
            <text:p>110.5</text:p>
          </table:table-cell>
          <table:table-cell office:value-type="float" office:value="179.3" calcext:value-type="float">
            <text:p>179.3</text:p>
          </table:table-cell>
          <table:table-cell office:value-type="float" office:value="105.1" calcext:value-type="float">
            <text:p>105.1</text:p>
          </table:table-cell>
          <table:table-cell office:value-type="float" office:value="244.3" calcext:value-type="float">
            <text:p>244.3</text:p>
          </table:table-cell>
          <table:table-cell office:value-type="float" office:value="144" calcext:value-type="float">
            <text:p>144</text:p>
          </table:table-cell>
          <table:table-cell office:value-type="float" office:value="91.2" calcext:value-type="float">
            <text:p>91.2</text:p>
          </table:table-cell>
          <table:table-cell office:value-type="float" office:value="90" calcext:value-type="float">
            <text:p>90</text:p>
          </table:table-cell>
          <table:table-cell office:value-type="float" office:value="665.6" calcext:value-type="float">
            <text:p>665.6</text:p>
          </table:table-cell>
          <table:table-cell office:value-type="float" office:value="100.5" calcext:value-type="float">
            <text:p>100.5</text:p>
          </table:table-cell>
          <table:table-cell office:value-type="float" office:value="170.5" calcext:value-type="float">
            <text:p>170.5</text:p>
          </table:table-cell>
          <table:table-cell office:value-type="float" office:value="109.8" calcext:value-type="float">
            <text:p>109.8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20.792" calcext:value-type="float">
            <text:p>120.792</text:p>
          </table:table-cell>
          <table:table-cell office:value-type="float" office:value="250.871" calcext:value-type="float">
            <text:p>250.871</text:p>
          </table:table-cell>
          <table:table-cell office:value-type="float" office:value="331.734" calcext:value-type="float">
            <text:p>331.734</text:p>
          </table:table-cell>
          <table:table-cell office:value-type="float" office:value="161.673" calcext:value-type="float">
            <text:p>161.673</text:p>
          </table:table-cell>
          <table:table-cell office:value-type="float" office:value="316.227" calcext:value-type="float">
            <text:p>316.227</text:p>
          </table:table-cell>
          <table:table-cell office:value-type="float" office:value="288.498" calcext:value-type="float">
            <text:p>288.498</text:p>
          </table:table-cell>
          <table:table-cell office:value-type="float" office:value="548.343" calcext:value-type="float">
            <text:p>548.343</text:p>
          </table:table-cell>
          <table:table-cell office:value-type="float" office:value="351.507" calcext:value-type="float">
            <text:p>351.507</text:p>
          </table:table-cell>
          <table:table-cell office:value-type="float" office:value="208.536" calcext:value-type="float">
            <text:p>208.536</text:p>
          </table:table-cell>
          <table:table-cell office:value-type="float" office:value="208.789" calcext:value-type="float">
            <text:p>208.789</text:p>
          </table:table-cell>
          <table:table-cell office:value-type="float" office:value="234.063" calcext:value-type="float">
            <text:p>234.063</text:p>
          </table:table-cell>
          <table:table-cell office:value-type="float" office:value="2244.76" calcext:value-type="float">
            <text:p>2244.76</text:p>
          </table:table-cell>
          <table:table-cell office:value-type="float" office:value="1014.97" calcext:value-type="float">
            <text:p>1014.97</text:p>
          </table:table-cell>
          <table:table-cell office:value-type="float" office:value="263.938" calcext:value-type="float">
            <text:p>263.938</text:p>
          </table:table-cell>
          <table:table-cell office:value-type="float" office:value="196.991" calcext:value-type="float">
            <text:p>196.991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256.3" calcext:value-type="float">
            <text:p>256.3</text:p>
          </table:table-cell>
          <table:table-cell office:value-type="float" office:value="445.4" calcext:value-type="float">
            <text:p>445.4</text:p>
          </table:table-cell>
          <table:table-cell office:value-type="float" office:value="76.7" calcext:value-type="float">
            <text:p>76.7</text:p>
          </table:table-cell>
          <table:table-cell office:value-type="float" office:value="110.5" calcext:value-type="float">
            <text:p>110.5</text:p>
          </table:table-cell>
          <table:table-cell office:value-type="float" office:value="105.1" calcext:value-type="float">
            <text:p>105.1</text:p>
          </table:table-cell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665.6" calcext:value-type="float">
            <text:p>665.6</text:p>
          </table:table-cell>
          <table:table-cell office:value-type="float" office:value="170.5" calcext:value-type="float">
            <text:p>170.5</text:p>
          </table:table-cell>
          <table:table-cell office:value-type="float" office:value="109.8" calcext:value-type="float">
            <text:p>109.8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_CV</text:p>
          </table:table-cell>
          <table:table-cell office:value-type="float" office:value="10" calcext:value-type="float">
            <text:p>10</text:p>
          </table:table-cell>
          <table:table-cell office:value-type="float" office:value="250.871" calcext:value-type="float">
            <text:p>250.871</text:p>
          </table:table-cell>
          <table:table-cell office:value-type="float" office:value="331.734" calcext:value-type="float">
            <text:p>331.734</text:p>
          </table:table-cell>
          <table:table-cell office:value-type="float" office:value="161.673" calcext:value-type="float">
            <text:p>161.673</text:p>
          </table:table-cell>
          <table:table-cell office:value-type="float" office:value="316.227" calcext:value-type="float">
            <text:p>316.227</text:p>
          </table:table-cell>
          <table:table-cell office:value-type="float" office:value="548.343" calcext:value-type="float">
            <text:p>548.343</text:p>
          </table:table-cell>
          <table:table-cell office:value-type="float" office:value="208.536" calcext:value-type="float">
            <text:p>208.536</text:p>
          </table:table-cell>
          <table:table-cell office:value-type="float" office:value="234.063" calcext:value-type="float">
            <text:p>234.063</text:p>
          </table:table-cell>
          <table:table-cell office:value-type="float" office:value="2244.76" calcext:value-type="float">
            <text:p>2244.76</text:p>
          </table:table-cell>
          <table:table-cell office:value-type="float" office:value="263.938" calcext:value-type="float">
            <text:p>263.938</text:p>
          </table:table-cell>
          <table:table-cell office:value-type="float" office:value="196.991" calcext:value-type="float">
            <text:p>196.991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2796" calcext:value-type="float">
            <text:p>2796</text:p>
          </table:table-cell>
          <table:table-cell office:value-type="float" office:value="249.2" calcext:value-type="float">
            <text:p>249.2</text:p>
          </table:table-cell>
          <table:table-cell office:value-type="float" office:value="263.7" calcext:value-type="float">
            <text:p>263.7</text:p>
          </table:table-cell>
          <table:table-cell office:value-type="float" office:value="93.8" calcext:value-type="float">
            <text:p>93.8</text:p>
          </table:table-cell>
          <table:table-cell office:value-type="float" office:value="1712" calcext:value-type="float">
            <text:p>1712</text:p>
          </table:table-cell>
          <table:table-cell office:value-type="float" office:value="154.6" calcext:value-type="float">
            <text:p>154.6</text:p>
          </table:table-cell>
          <table:table-cell office:value-type="float" office:value="232.2" calcext:value-type="float">
            <text:p>232.2</text:p>
          </table:table-cell>
          <table:table-cell office:value-type="float" office:value="456.1" calcext:value-type="float">
            <text:p>456.1</text:p>
          </table:table-cell>
          <table:table-cell office:value-type="float" office:value="173.3" calcext:value-type="float">
            <text:p>173.3</text:p>
          </table:table-cell>
          <table:table-cell office:value-type="float" office:value="107.2" calcext:value-type="float">
            <text:p>107.2</text:p>
          </table:table-cell>
          <table:table-cell office:value-type="float" office:value="95.2" calcext:value-type="float">
            <text:p>95.2</text:p>
          </table:table-cell>
          <table:table-cell office:value-type="float" office:value="286.8" calcext:value-type="float">
            <text:p>286.8</text:p>
          </table:table-cell>
          <table:table-cell office:value-type="float" office:value="99" calcext:value-type="float">
            <text:p>99</text:p>
          </table:table-cell>
          <table:table-cell office:value-type="float" office:value="269.2" calcext:value-type="float">
            <text:p>269.2</text:p>
          </table:table-cell>
          <table:table-cell office:value-type="float" office:value="75.4" calcext:value-type="float">
            <text:p>75.4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2796" calcext:value-type="float">
            <text:p>2796</text:p>
          </table:table-cell>
          <table:table-cell office:value-type="float" office:value="249.2" calcext:value-type="float">
            <text:p>249.2</text:p>
          </table:table-cell>
          <table:table-cell office:value-type="float" office:value="263.7" calcext:value-type="float">
            <text:p>263.7</text:p>
          </table:table-cell>
          <table:table-cell office:value-type="float" office:value="93.8" calcext:value-type="float">
            <text:p>93.8</text:p>
          </table:table-cell>
          <table:table-cell office:value-type="float" office:value="1712" calcext:value-type="float">
            <text:p>1712</text:p>
          </table:table-cell>
          <table:table-cell office:value-type="float" office:value="154.6" calcext:value-type="float">
            <text:p>154.6</text:p>
          </table:table-cell>
          <table:table-cell office:value-type="float" office:value="232.2" calcext:value-type="float">
            <text:p>232.2</text:p>
          </table:table-cell>
          <table:table-cell office:value-type="float" office:value="456.1" calcext:value-type="float">
            <text:p>456.1</text:p>
          </table:table-cell>
          <table:table-cell office:value-type="float" office:value="173.3" calcext:value-type="float">
            <text:p>173.3</text:p>
          </table:table-cell>
          <table:table-cell office:value-type="float" office:value="107.2" calcext:value-type="float">
            <text:p>107.2</text:p>
          </table:table-cell>
          <table:table-cell office:value-type="float" office:value="95.2" calcext:value-type="float">
            <text:p>95.2</text:p>
          </table:table-cell>
          <table:table-cell office:value-type="float" office:value="286.8" calcext:value-type="float">
            <text:p>286.8</text:p>
          </table:table-cell>
          <table:table-cell office:value-type="float" office:value="99" calcext:value-type="float">
            <text:p>99</text:p>
          </table:table-cell>
          <table:table-cell office:value-type="float" office:value="269.2" calcext:value-type="float">
            <text:p>269.2</text:p>
          </table:table-cell>
          <table:table-cell office:value-type="float" office:value="75.4" calcext:value-type="float">
            <text:p>75.4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1</text:p>
          </table:table-cell>
          <table:table-cell office:value-type="float" office:value="11" calcext:value-type="float">
            <text:p>11</text:p>
          </table:table-cell>
          <table:table-cell office:value-type="float" office:value="249.2" calcext:value-type="float">
            <text:p>249.2</text:p>
          </table:table-cell>
          <table:table-cell office:value-type="float" office:value="263.7" calcext:value-type="float">
            <text:p>263.7</text:p>
          </table:table-cell>
          <table:table-cell office:value-type="float" office:value="93.8" calcext:value-type="float">
            <text:p>93.8</text:p>
          </table:table-cell>
          <table:table-cell office:value-type="float" office:value="1712" calcext:value-type="float">
            <text:p>1712</text:p>
          </table:table-cell>
          <table:table-cell office:value-type="float" office:value="232.2" calcext:value-type="float">
            <text:p>232.2</text:p>
          </table:table-cell>
          <table:table-cell office:value-type="float" office:value="456.1" calcext:value-type="float">
            <text:p>456.1</text:p>
          </table:table-cell>
          <table:table-cell office:value-type="float" office:value="173.3" calcext:value-type="float">
            <text:p>173.3</text:p>
          </table:table-cell>
          <table:table-cell office:value-type="float" office:value="95.2" calcext:value-type="float">
            <text:p>95.2</text:p>
          </table:table-cell>
          <table:table-cell office:value-type="float" office:value="286.8" calcext:value-type="float">
            <text:p>286.8</text:p>
          </table:table-cell>
          <table:table-cell office:value-type="float" office:value="269.2" calcext:value-type="float">
            <text:p>269.2</text:p>
          </table:table-cell>
          <table:table-cell office:value-type="float" office:value="75.4" calcext:value-type="float">
            <text:p>75.4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_CV</text:p>
          </table:table-cell>
          <table:table-cell office:value-type="float" office:value="11" calcext:value-type="float">
            <text:p>11</text:p>
          </table:table-cell>
          <table:table-cell office:value-type="float" office:value="249.2" calcext:value-type="float">
            <text:p>249.2</text:p>
          </table:table-cell>
          <table:table-cell office:value-type="float" office:value="263.7" calcext:value-type="float">
            <text:p>263.7</text:p>
          </table:table-cell>
          <table:table-cell office:value-type="float" office:value="93.8" calcext:value-type="float">
            <text:p>93.8</text:p>
          </table:table-cell>
          <table:table-cell office:value-type="float" office:value="1712" calcext:value-type="float">
            <text:p>1712</text:p>
          </table:table-cell>
          <table:table-cell office:value-type="float" office:value="232.2" calcext:value-type="float">
            <text:p>232.2</text:p>
          </table:table-cell>
          <table:table-cell office:value-type="float" office:value="456.1" calcext:value-type="float">
            <text:p>456.1</text:p>
          </table:table-cell>
          <table:table-cell office:value-type="float" office:value="173.3" calcext:value-type="float">
            <text:p>173.3</text:p>
          </table:table-cell>
          <table:table-cell office:value-type="float" office:value="95.2" calcext:value-type="float">
            <text:p>95.2</text:p>
          </table:table-cell>
          <table:table-cell office:value-type="float" office:value="286.8" calcext:value-type="float">
            <text:p>286.8</text:p>
          </table:table-cell>
          <table:table-cell office:value-type="float" office:value="269.2" calcext:value-type="float">
            <text:p>269.2</text:p>
          </table:table-cell>
          <table:table-cell office:value-type="float" office:value="75.4" calcext:value-type="float">
            <text:p>75.4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2796" calcext:value-type="float">
            <text:p>2796</text:p>
          </table:table-cell>
          <table:table-cell office:value-type="float" office:value="249.2" calcext:value-type="float">
            <text:p>249.2</text:p>
          </table:table-cell>
          <table:table-cell office:value-type="float" office:value="263.7" calcext:value-type="float">
            <text:p>263.7</text:p>
          </table:table-cell>
          <table:table-cell office:value-type="float" office:value="93.8" calcext:value-type="float">
            <text:p>93.8</text:p>
          </table:table-cell>
          <table:table-cell office:value-type="float" office:value="1712" calcext:value-type="float">
            <text:p>1712</text:p>
          </table:table-cell>
          <table:table-cell office:value-type="float" office:value="154.6" calcext:value-type="float">
            <text:p>154.6</text:p>
          </table:table-cell>
          <table:table-cell office:value-type="float" office:value="232.2" calcext:value-type="float">
            <text:p>232.2</text:p>
          </table:table-cell>
          <table:table-cell office:value-type="float" office:value="456.1" calcext:value-type="float">
            <text:p>456.1</text:p>
          </table:table-cell>
          <table:table-cell office:value-type="float" office:value="173.3" calcext:value-type="float">
            <text:p>173.3</text:p>
          </table:table-cell>
          <table:table-cell office:value-type="float" office:value="107.2" calcext:value-type="float">
            <text:p>107.2</text:p>
          </table:table-cell>
          <table:table-cell office:value-type="float" office:value="95.2" calcext:value-type="float">
            <text:p>95.2</text:p>
          </table:table-cell>
          <table:table-cell office:value-type="float" office:value="286.8" calcext:value-type="float">
            <text:p>286.8</text:p>
          </table:table-cell>
          <table:table-cell office:value-type="float" office:value="99" calcext:value-type="float">
            <text:p>99</text:p>
          </table:table-cell>
          <table:table-cell office:value-type="float" office:value="269.2" calcext:value-type="float">
            <text:p>269.2</text:p>
          </table:table-cell>
          <table:table-cell office:value-type="float" office:value="75.4" calcext:value-type="float">
            <text:p>75.4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411.241" calcext:value-type="float">
            <text:p>411.241</text:p>
          </table:table-cell>
          <table:table-cell office:value-type="float" office:value="217.179" calcext:value-type="float">
            <text:p>217.179</text:p>
          </table:table-cell>
          <table:table-cell office:value-type="float" office:value="280.285" calcext:value-type="float">
            <text:p>280.285</text:p>
          </table:table-cell>
          <table:table-cell office:value-type="float" office:value="162.603" calcext:value-type="float">
            <text:p>162.603</text:p>
          </table:table-cell>
          <table:table-cell office:value-type="float" office:value="403.54" calcext:value-type="float">
            <text:p>403.54</text:p>
          </table:table-cell>
          <table:table-cell office:value-type="float" office:value="171.506" calcext:value-type="float">
            <text:p>171.506</text:p>
          </table:table-cell>
          <table:table-cell office:value-type="float" office:value="173.337" calcext:value-type="float">
            <text:p>173.337</text:p>
          </table:table-cell>
          <table:table-cell office:value-type="float" office:value="361.747" calcext:value-type="float">
            <text:p>361.747</text:p>
          </table:table-cell>
          <table:table-cell office:value-type="float" office:value="295.85" calcext:value-type="float">
            <text:p>295.85</text:p>
          </table:table-cell>
          <table:table-cell office:value-type="float" office:value="361.012" calcext:value-type="float">
            <text:p>361.012</text:p>
          </table:table-cell>
          <table:table-cell office:value-type="float" office:value="504.857" calcext:value-type="float">
            <text:p>504.857</text:p>
          </table:table-cell>
          <table:table-cell office:value-type="float" office:value="532.303" calcext:value-type="float">
            <text:p>532.303</text:p>
          </table:table-cell>
          <table:table-cell office:value-type="float" office:value="238.053" calcext:value-type="float">
            <text:p>238.053</text:p>
          </table:table-cell>
          <table:table-cell office:value-type="float" office:value="625.972" calcext:value-type="float">
            <text:p>625.972</text:p>
          </table:table-cell>
          <table:table-cell office:value-type="float" office:value="60.5216" calcext:value-type="float">
            <text:p>60.5216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float" office:value="11" calcext:value-type="float">
            <text:p>11</text:p>
          </table:table-cell>
          <table:table-cell office:value-type="float" office:value="249.2" calcext:value-type="float">
            <text:p>249.2</text:p>
          </table:table-cell>
          <table:table-cell office:value-type="float" office:value="263.7" calcext:value-type="float">
            <text:p>263.7</text:p>
          </table:table-cell>
          <table:table-cell office:value-type="float" office:value="93.8" calcext:value-type="float">
            <text:p>93.8</text:p>
          </table:table-cell>
          <table:table-cell office:value-type="float" office:value="1712" calcext:value-type="float">
            <text:p>1712</text:p>
          </table:table-cell>
          <table:table-cell office:value-type="float" office:value="232.2" calcext:value-type="float">
            <text:p>232.2</text:p>
          </table:table-cell>
          <table:table-cell office:value-type="float" office:value="456.1" calcext:value-type="float">
            <text:p>456.1</text:p>
          </table:table-cell>
          <table:table-cell office:value-type="float" office:value="173.3" calcext:value-type="float">
            <text:p>173.3</text:p>
          </table:table-cell>
          <table:table-cell office:value-type="float" office:value="95.2" calcext:value-type="float">
            <text:p>95.2</text:p>
          </table:table-cell>
          <table:table-cell office:value-type="float" office:value="286.8" calcext:value-type="float">
            <text:p>286.8</text:p>
          </table:table-cell>
          <table:table-cell office:value-type="float" office:value="269.2" calcext:value-type="float">
            <text:p>269.2</text:p>
          </table:table-cell>
          <table:table-cell office:value-type="float" office:value="75.4" calcext:value-type="float">
            <text:p>75.4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_CV</text:p>
          </table:table-cell>
          <table:table-cell office:value-type="float" office:value="11" calcext:value-type="float">
            <text:p>11</text:p>
          </table:table-cell>
          <table:table-cell office:value-type="float" office:value="217.179" calcext:value-type="float">
            <text:p>217.179</text:p>
          </table:table-cell>
          <table:table-cell office:value-type="float" office:value="280.285" calcext:value-type="float">
            <text:p>280.285</text:p>
          </table:table-cell>
          <table:table-cell office:value-type="float" office:value="162.603" calcext:value-type="float">
            <text:p>162.603</text:p>
          </table:table-cell>
          <table:table-cell office:value-type="float" office:value="403.54" calcext:value-type="float">
            <text:p>403.54</text:p>
          </table:table-cell>
          <table:table-cell office:value-type="float" office:value="173.337" calcext:value-type="float">
            <text:p>173.337</text:p>
          </table:table-cell>
          <table:table-cell office:value-type="float" office:value="361.747" calcext:value-type="float">
            <text:p>361.747</text:p>
          </table:table-cell>
          <table:table-cell office:value-type="float" office:value="295.85" calcext:value-type="float">
            <text:p>295.85</text:p>
          </table:table-cell>
          <table:table-cell office:value-type="float" office:value="504.857" calcext:value-type="float">
            <text:p>504.857</text:p>
          </table:table-cell>
          <table:table-cell office:value-type="float" office:value="532.303" calcext:value-type="float">
            <text:p>532.303</text:p>
          </table:table-cell>
          <table:table-cell office:value-type="float" office:value="625.972" calcext:value-type="float">
            <text:p>625.972</text:p>
          </table:table-cell>
          <table:table-cell office:value-type="float" office:value="60.5216" calcext:value-type="float">
            <text:p>60.5216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2796" calcext:value-type="float">
            <text:p>2796</text:p>
          </table:table-cell>
          <table:table-cell office:value-type="float" office:value="249.2" calcext:value-type="float">
            <text:p>249.2</text:p>
          </table:table-cell>
          <table:table-cell office:value-type="float" office:value="263.7" calcext:value-type="float">
            <text:p>263.7</text:p>
          </table:table-cell>
          <table:table-cell office:value-type="float" office:value="93.8" calcext:value-type="float">
            <text:p>93.8</text:p>
          </table:table-cell>
          <table:table-cell office:value-type="float" office:value="1712" calcext:value-type="float">
            <text:p>1712</text:p>
          </table:table-cell>
          <table:table-cell office:value-type="float" office:value="154.6" calcext:value-type="float">
            <text:p>154.6</text:p>
          </table:table-cell>
          <table:table-cell office:value-type="float" office:value="232.2" calcext:value-type="float">
            <text:p>232.2</text:p>
          </table:table-cell>
          <table:table-cell office:value-type="float" office:value="456.1" calcext:value-type="float">
            <text:p>456.1</text:p>
          </table:table-cell>
          <table:table-cell office:value-type="float" office:value="173.3" calcext:value-type="float">
            <text:p>173.3</text:p>
          </table:table-cell>
          <table:table-cell office:value-type="float" office:value="107.2" calcext:value-type="float">
            <text:p>107.2</text:p>
          </table:table-cell>
          <table:table-cell office:value-type="float" office:value="95.2" calcext:value-type="float">
            <text:p>95.2</text:p>
          </table:table-cell>
          <table:table-cell office:value-type="float" office:value="286.8" calcext:value-type="float">
            <text:p>286.8</text:p>
          </table:table-cell>
          <table:table-cell office:value-type="float" office:value="99" calcext:value-type="float">
            <text:p>99</text:p>
          </table:table-cell>
          <table:table-cell office:value-type="float" office:value="269.2" calcext:value-type="float">
            <text:p>269.2</text:p>
          </table:table-cell>
          <table:table-cell office:value-type="float" office:value="75.4" calcext:value-type="float">
            <text:p>75.4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88.108" calcext:value-type="float">
            <text:p>188.108</text:p>
          </table:table-cell>
          <table:table-cell office:value-type="float" office:value="268.513" calcext:value-type="float">
            <text:p>268.513</text:p>
          </table:table-cell>
          <table:table-cell office:value-type="float" office:value="382.259" calcext:value-type="float">
            <text:p>382.259</text:p>
          </table:table-cell>
          <table:table-cell office:value-type="float" office:value="271.064" calcext:value-type="float">
            <text:p>271.064</text:p>
          </table:table-cell>
          <table:table-cell office:value-type="float" office:value="198.399" calcext:value-type="float">
            <text:p>198.399</text:p>
          </table:table-cell>
          <table:table-cell office:value-type="float" office:value="187.763" calcext:value-type="float">
            <text:p>187.763</text:p>
          </table:table-cell>
          <table:table-cell office:value-type="float" office:value="158.006" calcext:value-type="float">
            <text:p>158.006</text:p>
          </table:table-cell>
          <table:table-cell office:value-type="float" office:value="506.813" calcext:value-type="float">
            <text:p>506.813</text:p>
          </table:table-cell>
          <table:table-cell office:value-type="float" office:value="638.046" calcext:value-type="float">
            <text:p>638.046</text:p>
          </table:table-cell>
          <table:table-cell office:value-type="float" office:value="177.272" calcext:value-type="float">
            <text:p>177.272</text:p>
          </table:table-cell>
          <table:table-cell office:value-type="float" office:value="491.861" calcext:value-type="float">
            <text:p>491.861</text:p>
          </table:table-cell>
          <table:table-cell office:value-type="float" office:value="2782.91" calcext:value-type="float">
            <text:p>2782.91</text:p>
          </table:table-cell>
          <table:table-cell office:value-type="float" office:value="118.337" calcext:value-type="float">
            <text:p>118.337</text:p>
          </table:table-cell>
          <table:table-cell office:value-type="float" office:value="179.372" calcext:value-type="float">
            <text:p>179.372</text:p>
          </table:table-cell>
          <table:table-cell office:value-type="float" office:value="925.835" calcext:value-type="float">
            <text:p>925.835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float" office:value="11" calcext:value-type="float">
            <text:p>11</text:p>
          </table:table-cell>
          <table:table-cell office:value-type="float" office:value="249.2" calcext:value-type="float">
            <text:p>249.2</text:p>
          </table:table-cell>
          <table:table-cell office:value-type="float" office:value="263.7" calcext:value-type="float">
            <text:p>263.7</text:p>
          </table:table-cell>
          <table:table-cell office:value-type="float" office:value="93.8" calcext:value-type="float">
            <text:p>93.8</text:p>
          </table:table-cell>
          <table:table-cell office:value-type="float" office:value="1712" calcext:value-type="float">
            <text:p>1712</text:p>
          </table:table-cell>
          <table:table-cell office:value-type="float" office:value="232.2" calcext:value-type="float">
            <text:p>232.2</text:p>
          </table:table-cell>
          <table:table-cell office:value-type="float" office:value="456.1" calcext:value-type="float">
            <text:p>456.1</text:p>
          </table:table-cell>
          <table:table-cell office:value-type="float" office:value="173.3" calcext:value-type="float">
            <text:p>173.3</text:p>
          </table:table-cell>
          <table:table-cell office:value-type="float" office:value="95.2" calcext:value-type="float">
            <text:p>95.2</text:p>
          </table:table-cell>
          <table:table-cell office:value-type="float" office:value="286.8" calcext:value-type="float">
            <text:p>286.8</text:p>
          </table:table-cell>
          <table:table-cell office:value-type="float" office:value="269.2" calcext:value-type="float">
            <text:p>269.2</text:p>
          </table:table-cell>
          <table:table-cell office:value-type="float" office:value="75.4" calcext:value-type="float">
            <text:p>75.4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_CV</text:p>
          </table:table-cell>
          <table:table-cell office:value-type="float" office:value="11" calcext:value-type="float">
            <text:p>11</text:p>
          </table:table-cell>
          <table:table-cell office:value-type="float" office:value="268.513" calcext:value-type="float">
            <text:p>268.513</text:p>
          </table:table-cell>
          <table:table-cell office:value-type="float" office:value="382.259" calcext:value-type="float">
            <text:p>382.259</text:p>
          </table:table-cell>
          <table:table-cell office:value-type="float" office:value="271.064" calcext:value-type="float">
            <text:p>271.064</text:p>
          </table:table-cell>
          <table:table-cell office:value-type="float" office:value="198.399" calcext:value-type="float">
            <text:p>198.399</text:p>
          </table:table-cell>
          <table:table-cell office:value-type="float" office:value="158.006" calcext:value-type="float">
            <text:p>158.006</text:p>
          </table:table-cell>
          <table:table-cell office:value-type="float" office:value="506.813" calcext:value-type="float">
            <text:p>506.813</text:p>
          </table:table-cell>
          <table:table-cell office:value-type="float" office:value="638.046" calcext:value-type="float">
            <text:p>638.046</text:p>
          </table:table-cell>
          <table:table-cell office:value-type="float" office:value="491.861" calcext:value-type="float">
            <text:p>491.861</text:p>
          </table:table-cell>
          <table:table-cell office:value-type="float" office:value="2782.91" calcext:value-type="float">
            <text:p>2782.91</text:p>
          </table:table-cell>
          <table:table-cell office:value-type="float" office:value="179.372" calcext:value-type="float">
            <text:p>179.372</text:p>
          </table:table-cell>
          <table:table-cell office:value-type="float" office:value="925.835" calcext:value-type="float">
            <text:p>925.835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2796" calcext:value-type="float">
            <text:p>2796</text:p>
          </table:table-cell>
          <table:table-cell office:value-type="float" office:value="249.2" calcext:value-type="float">
            <text:p>249.2</text:p>
          </table:table-cell>
          <table:table-cell office:value-type="float" office:value="263.7" calcext:value-type="float">
            <text:p>263.7</text:p>
          </table:table-cell>
          <table:table-cell office:value-type="float" office:value="93.8" calcext:value-type="float">
            <text:p>93.8</text:p>
          </table:table-cell>
          <table:table-cell office:value-type="float" office:value="1712" calcext:value-type="float">
            <text:p>1712</text:p>
          </table:table-cell>
          <table:table-cell office:value-type="float" office:value="154.6" calcext:value-type="float">
            <text:p>154.6</text:p>
          </table:table-cell>
          <table:table-cell office:value-type="float" office:value="232.2" calcext:value-type="float">
            <text:p>232.2</text:p>
          </table:table-cell>
          <table:table-cell office:value-type="float" office:value="456.1" calcext:value-type="float">
            <text:p>456.1</text:p>
          </table:table-cell>
          <table:table-cell office:value-type="float" office:value="173.3" calcext:value-type="float">
            <text:p>173.3</text:p>
          </table:table-cell>
          <table:table-cell office:value-type="float" office:value="107.2" calcext:value-type="float">
            <text:p>107.2</text:p>
          </table:table-cell>
          <table:table-cell office:value-type="float" office:value="95.2" calcext:value-type="float">
            <text:p>95.2</text:p>
          </table:table-cell>
          <table:table-cell office:value-type="float" office:value="286.8" calcext:value-type="float">
            <text:p>286.8</text:p>
          </table:table-cell>
          <table:table-cell office:value-type="float" office:value="99" calcext:value-type="float">
            <text:p>99</text:p>
          </table:table-cell>
          <table:table-cell office:value-type="float" office:value="269.2" calcext:value-type="float">
            <text:p>269.2</text:p>
          </table:table-cell>
          <table:table-cell office:value-type="float" office:value="75.4" calcext:value-type="float">
            <text:p>75.4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95.882" calcext:value-type="float">
            <text:p>195.882</text:p>
          </table:table-cell>
          <table:table-cell office:value-type="float" office:value="214.614" calcext:value-type="float">
            <text:p>214.614</text:p>
          </table:table-cell>
          <table:table-cell office:value-type="float" office:value="354.188" calcext:value-type="float">
            <text:p>354.188</text:p>
          </table:table-cell>
          <table:table-cell office:value-type="float" office:value="215.945" calcext:value-type="float">
            <text:p>215.945</text:p>
          </table:table-cell>
          <table:table-cell office:value-type="float" office:value="186.66" calcext:value-type="float">
            <text:p>186.66</text:p>
          </table:table-cell>
          <table:table-cell office:value-type="float" office:value="182.96" calcext:value-type="float">
            <text:p>182.96</text:p>
          </table:table-cell>
          <table:table-cell office:value-type="float" office:value="494.83" calcext:value-type="float">
            <text:p>494.83</text:p>
          </table:table-cell>
          <table:table-cell office:value-type="float" office:value="87.2629" calcext:value-type="float">
            <text:p>87.2629</text:p>
          </table:table-cell>
          <table:table-cell office:value-type="float" office:value="476.204" calcext:value-type="float">
            <text:p>476.204</text:p>
          </table:table-cell>
          <table:table-cell office:value-type="float" office:value="251.824" calcext:value-type="float">
            <text:p>251.824</text:p>
          </table:table-cell>
          <table:table-cell office:value-type="float" office:value="1828.31" calcext:value-type="float">
            <text:p>1828.31</text:p>
          </table:table-cell>
          <table:table-cell office:value-type="float" office:value="39379.4" calcext:value-type="float">
            <text:p>39379.4</text:p>
          </table:table-cell>
          <table:table-cell office:value-type="float" office:value="435.592" calcext:value-type="float">
            <text:p>435.592</text:p>
          </table:table-cell>
          <table:table-cell office:value-type="float" office:value="660.232" calcext:value-type="float">
            <text:p>660.232</text:p>
          </table:table-cell>
          <table:table-cell office:value-type="float" office:value="602.549" calcext:value-type="float">
            <text:p>602.549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 office:value-type="float" office:value="11" calcext:value-type="float">
            <text:p>11</text:p>
          </table:table-cell>
          <table:table-cell office:value-type="float" office:value="249.2" calcext:value-type="float">
            <text:p>249.2</text:p>
          </table:table-cell>
          <table:table-cell office:value-type="float" office:value="263.7" calcext:value-type="float">
            <text:p>263.7</text:p>
          </table:table-cell>
          <table:table-cell office:value-type="float" office:value="93.8" calcext:value-type="float">
            <text:p>93.8</text:p>
          </table:table-cell>
          <table:table-cell office:value-type="float" office:value="1712" calcext:value-type="float">
            <text:p>1712</text:p>
          </table:table-cell>
          <table:table-cell office:value-type="float" office:value="232.2" calcext:value-type="float">
            <text:p>232.2</text:p>
          </table:table-cell>
          <table:table-cell office:value-type="float" office:value="456.1" calcext:value-type="float">
            <text:p>456.1</text:p>
          </table:table-cell>
          <table:table-cell office:value-type="float" office:value="173.3" calcext:value-type="float">
            <text:p>173.3</text:p>
          </table:table-cell>
          <table:table-cell office:value-type="float" office:value="95.2" calcext:value-type="float">
            <text:p>95.2</text:p>
          </table:table-cell>
          <table:table-cell office:value-type="float" office:value="286.8" calcext:value-type="float">
            <text:p>286.8</text:p>
          </table:table-cell>
          <table:table-cell office:value-type="float" office:value="269.2" calcext:value-type="float">
            <text:p>269.2</text:p>
          </table:table-cell>
          <table:table-cell office:value-type="float" office:value="75.4" calcext:value-type="float">
            <text:p>75.4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_CV</text:p>
          </table:table-cell>
          <table:table-cell office:value-type="float" office:value="11" calcext:value-type="float">
            <text:p>11</text:p>
          </table:table-cell>
          <table:table-cell office:value-type="float" office:value="214.614" calcext:value-type="float">
            <text:p>214.614</text:p>
          </table:table-cell>
          <table:table-cell office:value-type="float" office:value="354.188" calcext:value-type="float">
            <text:p>354.188</text:p>
          </table:table-cell>
          <table:table-cell office:value-type="float" office:value="215.945" calcext:value-type="float">
            <text:p>215.945</text:p>
          </table:table-cell>
          <table:table-cell office:value-type="float" office:value="186.66" calcext:value-type="float">
            <text:p>186.66</text:p>
          </table:table-cell>
          <table:table-cell office:value-type="float" office:value="494.83" calcext:value-type="float">
            <text:p>494.83</text:p>
          </table:table-cell>
          <table:table-cell office:value-type="float" office:value="87.2629" calcext:value-type="float">
            <text:p>87.2629</text:p>
          </table:table-cell>
          <table:table-cell office:value-type="float" office:value="476.204" calcext:value-type="float">
            <text:p>476.204</text:p>
          </table:table-cell>
          <table:table-cell office:value-type="float" office:value="1828.31" calcext:value-type="float">
            <text:p>1828.31</text:p>
          </table:table-cell>
          <table:table-cell office:value-type="float" office:value="39379.4" calcext:value-type="float">
            <text:p>39379.4</text:p>
          </table:table-cell>
          <table:table-cell office:value-type="float" office:value="660.232" calcext:value-type="float">
            <text:p>660.232</text:p>
          </table:table-cell>
          <table:table-cell office:value-type="float" office:value="602.549" calcext:value-type="float">
            <text:p>602.549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2796" calcext:value-type="float">
            <text:p>2796</text:p>
          </table:table-cell>
          <table:table-cell office:value-type="float" office:value="249.2" calcext:value-type="float">
            <text:p>249.2</text:p>
          </table:table-cell>
          <table:table-cell office:value-type="float" office:value="263.7" calcext:value-type="float">
            <text:p>263.7</text:p>
          </table:table-cell>
          <table:table-cell office:value-type="float" office:value="93.8" calcext:value-type="float">
            <text:p>93.8</text:p>
          </table:table-cell>
          <table:table-cell office:value-type="float" office:value="1712" calcext:value-type="float">
            <text:p>1712</text:p>
          </table:table-cell>
          <table:table-cell office:value-type="float" office:value="154.6" calcext:value-type="float">
            <text:p>154.6</text:p>
          </table:table-cell>
          <table:table-cell office:value-type="float" office:value="232.2" calcext:value-type="float">
            <text:p>232.2</text:p>
          </table:table-cell>
          <table:table-cell office:value-type="float" office:value="456.1" calcext:value-type="float">
            <text:p>456.1</text:p>
          </table:table-cell>
          <table:table-cell office:value-type="float" office:value="173.3" calcext:value-type="float">
            <text:p>173.3</text:p>
          </table:table-cell>
          <table:table-cell office:value-type="float" office:value="107.2" calcext:value-type="float">
            <text:p>107.2</text:p>
          </table:table-cell>
          <table:table-cell office:value-type="float" office:value="95.2" calcext:value-type="float">
            <text:p>95.2</text:p>
          </table:table-cell>
          <table:table-cell office:value-type="float" office:value="286.8" calcext:value-type="float">
            <text:p>286.8</text:p>
          </table:table-cell>
          <table:table-cell office:value-type="float" office:value="99" calcext:value-type="float">
            <text:p>99</text:p>
          </table:table-cell>
          <table:table-cell office:value-type="float" office:value="269.2" calcext:value-type="float">
            <text:p>269.2</text:p>
          </table:table-cell>
          <table:table-cell office:value-type="float" office:value="75.4" calcext:value-type="float">
            <text:p>75.4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359.539" calcext:value-type="float">
            <text:p>359.539</text:p>
          </table:table-cell>
          <table:table-cell office:value-type="float" office:value="361.414" calcext:value-type="float">
            <text:p>361.414</text:p>
          </table:table-cell>
          <table:table-cell office:value-type="float" office:value="214.551" calcext:value-type="float">
            <text:p>214.551</text:p>
          </table:table-cell>
          <table:table-cell office:value-type="float" office:value="189.115" calcext:value-type="float">
            <text:p>189.115</text:p>
          </table:table-cell>
          <table:table-cell office:value-type="float" office:value="225.176" calcext:value-type="float">
            <text:p>225.176</text:p>
          </table:table-cell>
          <table:table-cell office:value-type="float" office:value="244.744" calcext:value-type="float">
            <text:p>244.744</text:p>
          </table:table-cell>
          <table:table-cell office:value-type="float" office:value="151.607" calcext:value-type="float">
            <text:p>151.607</text:p>
          </table:table-cell>
          <table:table-cell office:value-type="float" office:value="249.386" calcext:value-type="float">
            <text:p>249.386</text:p>
          </table:table-cell>
          <table:table-cell office:value-type="float" office:value="378.067" calcext:value-type="float">
            <text:p>378.067</text:p>
          </table:table-cell>
          <table:table-cell office:value-type="float" office:value="239.406" calcext:value-type="float">
            <text:p>239.406</text:p>
          </table:table-cell>
          <table:table-cell office:value-type="float" office:value="1426.86" calcext:value-type="float">
            <text:p>1426.86</text:p>
          </table:table-cell>
          <table:table-cell office:value-type="float" office:value="948.123" calcext:value-type="float">
            <text:p>948.123</text:p>
          </table:table-cell>
          <table:table-cell office:value-type="float" office:value="377.877" calcext:value-type="float">
            <text:p>377.877</text:p>
          </table:table-cell>
          <table:table-cell office:value-type="float" office:value="344.938" calcext:value-type="float">
            <text:p>344.938</text:p>
          </table:table-cell>
          <table:table-cell office:value-type="float" office:value="272.257" calcext:value-type="float">
            <text:p>272.257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</text:p>
          </table:table-cell>
          <table:table-cell office:value-type="float" office:value="11" calcext:value-type="float">
            <text:p>11</text:p>
          </table:table-cell>
          <table:table-cell office:value-type="float" office:value="249.2" calcext:value-type="float">
            <text:p>249.2</text:p>
          </table:table-cell>
          <table:table-cell office:value-type="float" office:value="263.7" calcext:value-type="float">
            <text:p>263.7</text:p>
          </table:table-cell>
          <table:table-cell office:value-type="float" office:value="93.8" calcext:value-type="float">
            <text:p>93.8</text:p>
          </table:table-cell>
          <table:table-cell office:value-type="float" office:value="1712" calcext:value-type="float">
            <text:p>1712</text:p>
          </table:table-cell>
          <table:table-cell office:value-type="float" office:value="232.2" calcext:value-type="float">
            <text:p>232.2</text:p>
          </table:table-cell>
          <table:table-cell office:value-type="float" office:value="456.1" calcext:value-type="float">
            <text:p>456.1</text:p>
          </table:table-cell>
          <table:table-cell office:value-type="float" office:value="173.3" calcext:value-type="float">
            <text:p>173.3</text:p>
          </table:table-cell>
          <table:table-cell office:value-type="float" office:value="95.2" calcext:value-type="float">
            <text:p>95.2</text:p>
          </table:table-cell>
          <table:table-cell office:value-type="float" office:value="286.8" calcext:value-type="float">
            <text:p>286.8</text:p>
          </table:table-cell>
          <table:table-cell office:value-type="float" office:value="269.2" calcext:value-type="float">
            <text:p>269.2</text:p>
          </table:table-cell>
          <table:table-cell office:value-type="float" office:value="75.4" calcext:value-type="float">
            <text:p>75.4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_CV</text:p>
          </table:table-cell>
          <table:table-cell office:value-type="float" office:value="11" calcext:value-type="float">
            <text:p>11</text:p>
          </table:table-cell>
          <table:table-cell office:value-type="float" office:value="361.414" calcext:value-type="float">
            <text:p>361.414</text:p>
          </table:table-cell>
          <table:table-cell office:value-type="float" office:value="214.551" calcext:value-type="float">
            <text:p>214.551</text:p>
          </table:table-cell>
          <table:table-cell office:value-type="float" office:value="189.115" calcext:value-type="float">
            <text:p>189.115</text:p>
          </table:table-cell>
          <table:table-cell office:value-type="float" office:value="225.176" calcext:value-type="float">
            <text:p>225.176</text:p>
          </table:table-cell>
          <table:table-cell office:value-type="float" office:value="151.607" calcext:value-type="float">
            <text:p>151.607</text:p>
          </table:table-cell>
          <table:table-cell office:value-type="float" office:value="249.386" calcext:value-type="float">
            <text:p>249.386</text:p>
          </table:table-cell>
          <table:table-cell office:value-type="float" office:value="378.067" calcext:value-type="float">
            <text:p>378.067</text:p>
          </table:table-cell>
          <table:table-cell office:value-type="float" office:value="1426.86" calcext:value-type="float">
            <text:p>1426.86</text:p>
          </table:table-cell>
          <table:table-cell office:value-type="float" office:value="948.123" calcext:value-type="float">
            <text:p>948.123</text:p>
          </table:table-cell>
          <table:table-cell office:value-type="float" office:value="344.938" calcext:value-type="float">
            <text:p>344.938</text:p>
          </table:table-cell>
          <table:table-cell office:value-type="float" office:value="272.257" calcext:value-type="float">
            <text:p>272.257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551.2" calcext:value-type="float">
            <text:p>551.2</text:p>
          </table:table-cell>
          <table:table-cell office:value-type="float" office:value="260.5" calcext:value-type="float">
            <text:p>260.5</text:p>
          </table:table-cell>
          <table:table-cell office:value-type="float" office:value="324.9" calcext:value-type="float">
            <text:p>324.9</text:p>
          </table:table-cell>
          <table:table-cell office:value-type="float" office:value="111.4" calcext:value-type="float">
            <text:p>111.4</text:p>
          </table:table-cell>
          <table:table-cell office:value-type="float" office:value="7149" calcext:value-type="float">
            <text:p>7149</text:p>
          </table:table-cell>
          <table:table-cell office:value-type="float" office:value="1946" calcext:value-type="float">
            <text:p>1946</text:p>
          </table:table-cell>
          <table:table-cell office:value-type="float" office:value="231" calcext:value-type="float">
            <text:p>231</text:p>
          </table:table-cell>
          <table:table-cell office:value-type="float" office:value="191.3" calcext:value-type="float">
            <text:p>191.3</text:p>
          </table:table-cell>
          <table:table-cell office:value-type="float" office:value="2745" calcext:value-type="float">
            <text:p>2745</text:p>
          </table:table-cell>
          <table:table-cell office:value-type="float" office:value="128.8" calcext:value-type="float">
            <text:p>128.8</text:p>
          </table:table-cell>
          <table:table-cell office:value-type="float" office:value="82.9" calcext:value-type="float">
            <text:p>82.9</text:p>
          </table:table-cell>
          <table:table-cell office:value-type="float" office:value="240.9" calcext:value-type="float">
            <text:p>240.9</text:p>
          </table:table-cell>
          <table:table-cell office:value-type="float" office:value="96.2" calcext:value-type="float">
            <text:p>96.2</text:p>
          </table:table-cell>
          <table:table-cell office:value-type="float" office:value="268.7" calcext:value-type="float">
            <text:p>268.7</text:p>
          </table:table-cell>
          <table:table-cell office:value-type="float" office:value="88.2" calcext:value-type="float">
            <text:p>88.2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551.2" calcext:value-type="float">
            <text:p>551.2</text:p>
          </table:table-cell>
          <table:table-cell office:value-type="float" office:value="260.5" calcext:value-type="float">
            <text:p>260.5</text:p>
          </table:table-cell>
          <table:table-cell office:value-type="float" office:value="324.9" calcext:value-type="float">
            <text:p>324.9</text:p>
          </table:table-cell>
          <table:table-cell office:value-type="float" office:value="111.4" calcext:value-type="float">
            <text:p>111.4</text:p>
          </table:table-cell>
          <table:table-cell office:value-type="float" office:value="7149" calcext:value-type="float">
            <text:p>7149</text:p>
          </table:table-cell>
          <table:table-cell office:value-type="float" office:value="1946" calcext:value-type="float">
            <text:p>1946</text:p>
          </table:table-cell>
          <table:table-cell office:value-type="float" office:value="231" calcext:value-type="float">
            <text:p>231</text:p>
          </table:table-cell>
          <table:table-cell office:value-type="float" office:value="191.3" calcext:value-type="float">
            <text:p>191.3</text:p>
          </table:table-cell>
          <table:table-cell office:value-type="float" office:value="2745" calcext:value-type="float">
            <text:p>2745</text:p>
          </table:table-cell>
          <table:table-cell office:value-type="float" office:value="128.8" calcext:value-type="float">
            <text:p>128.8</text:p>
          </table:table-cell>
          <table:table-cell office:value-type="float" office:value="82.9" calcext:value-type="float">
            <text:p>82.9</text:p>
          </table:table-cell>
          <table:table-cell office:value-type="float" office:value="240.9" calcext:value-type="float">
            <text:p>240.9</text:p>
          </table:table-cell>
          <table:table-cell office:value-type="float" office:value="96.2" calcext:value-type="float">
            <text:p>96.2</text:p>
          </table:table-cell>
          <table:table-cell office:value-type="float" office:value="268.7" calcext:value-type="float">
            <text:p>268.7</text:p>
          </table:table-cell>
          <table:table-cell office:value-type="float" office:value="88.2" calcext:value-type="float">
            <text:p>88.2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1</text:p>
          </table:table-cell>
          <table:table-cell office:value-type="float" office:value="12" calcext:value-type="float">
            <text:p>12</text:p>
          </table:table-cell>
          <table:table-cell office:value-type="float" office:value="260.5" calcext:value-type="float">
            <text:p>260.5</text:p>
          </table:table-cell>
          <table:table-cell office:value-type="float" office:value="324.9" calcext:value-type="float">
            <text:p>324.9</text:p>
          </table:table-cell>
          <table:table-cell office:value-type="float" office:value="111.4" calcext:value-type="float">
            <text:p>111.4</text:p>
          </table:table-cell>
          <table:table-cell office:value-type="float" office:value="7149" calcext:value-type="float">
            <text:p>7149</text:p>
          </table:table-cell>
          <table:table-cell office:value-type="float" office:value="231" calcext:value-type="float">
            <text:p>231</text:p>
          </table:table-cell>
          <table:table-cell office:value-type="float" office:value="2745" calcext:value-type="float">
            <text:p>2745</text:p>
          </table:table-cell>
          <table:table-cell office:value-type="float" office:value="128.8" calcext:value-type="float">
            <text:p>128.8</text:p>
          </table:table-cell>
          <table:table-cell office:value-type="float" office:value="82.9" calcext:value-type="float">
            <text:p>82.9</text:p>
          </table:table-cell>
          <table:table-cell office:value-type="float" office:value="240.9" calcext:value-type="float">
            <text:p>240.9</text:p>
          </table:table-cell>
          <table:table-cell office:value-type="float" office:value="96.2" calcext:value-type="float">
            <text:p>96.2</text:p>
          </table:table-cell>
          <table:table-cell office:value-type="float" office:value="268.7" calcext:value-type="float">
            <text:p>268.7</text:p>
          </table:table-cell>
          <table:table-cell office:value-type="float" office:value="88.2" calcext:value-type="float">
            <text:p>88.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_CV</text:p>
          </table:table-cell>
          <table:table-cell office:value-type="float" office:value="12" calcext:value-type="float">
            <text:p>12</text:p>
          </table:table-cell>
          <table:table-cell office:value-type="float" office:value="260.5" calcext:value-type="float">
            <text:p>260.5</text:p>
          </table:table-cell>
          <table:table-cell office:value-type="float" office:value="324.9" calcext:value-type="float">
            <text:p>324.9</text:p>
          </table:table-cell>
          <table:table-cell office:value-type="float" office:value="111.4" calcext:value-type="float">
            <text:p>111.4</text:p>
          </table:table-cell>
          <table:table-cell office:value-type="float" office:value="7149" calcext:value-type="float">
            <text:p>7149</text:p>
          </table:table-cell>
          <table:table-cell office:value-type="float" office:value="231" calcext:value-type="float">
            <text:p>231</text:p>
          </table:table-cell>
          <table:table-cell office:value-type="float" office:value="2745" calcext:value-type="float">
            <text:p>2745</text:p>
          </table:table-cell>
          <table:table-cell office:value-type="float" office:value="128.8" calcext:value-type="float">
            <text:p>128.8</text:p>
          </table:table-cell>
          <table:table-cell office:value-type="float" office:value="82.9" calcext:value-type="float">
            <text:p>82.9</text:p>
          </table:table-cell>
          <table:table-cell office:value-type="float" office:value="240.9" calcext:value-type="float">
            <text:p>240.9</text:p>
          </table:table-cell>
          <table:table-cell office:value-type="float" office:value="96.2" calcext:value-type="float">
            <text:p>96.2</text:p>
          </table:table-cell>
          <table:table-cell office:value-type="float" office:value="268.7" calcext:value-type="float">
            <text:p>268.7</text:p>
          </table:table-cell>
          <table:table-cell office:value-type="float" office:value="88.2" calcext:value-type="float">
            <text:p>88.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551.2" calcext:value-type="float">
            <text:p>551.2</text:p>
          </table:table-cell>
          <table:table-cell office:value-type="float" office:value="260.5" calcext:value-type="float">
            <text:p>260.5</text:p>
          </table:table-cell>
          <table:table-cell office:value-type="float" office:value="324.9" calcext:value-type="float">
            <text:p>324.9</text:p>
          </table:table-cell>
          <table:table-cell office:value-type="float" office:value="111.4" calcext:value-type="float">
            <text:p>111.4</text:p>
          </table:table-cell>
          <table:table-cell office:value-type="float" office:value="7149" calcext:value-type="float">
            <text:p>7149</text:p>
          </table:table-cell>
          <table:table-cell office:value-type="float" office:value="1946" calcext:value-type="float">
            <text:p>1946</text:p>
          </table:table-cell>
          <table:table-cell office:value-type="float" office:value="231" calcext:value-type="float">
            <text:p>231</text:p>
          </table:table-cell>
          <table:table-cell office:value-type="float" office:value="191.3" calcext:value-type="float">
            <text:p>191.3</text:p>
          </table:table-cell>
          <table:table-cell office:value-type="float" office:value="2745" calcext:value-type="float">
            <text:p>2745</text:p>
          </table:table-cell>
          <table:table-cell office:value-type="float" office:value="128.8" calcext:value-type="float">
            <text:p>128.8</text:p>
          </table:table-cell>
          <table:table-cell office:value-type="float" office:value="82.9" calcext:value-type="float">
            <text:p>82.9</text:p>
          </table:table-cell>
          <table:table-cell office:value-type="float" office:value="240.9" calcext:value-type="float">
            <text:p>240.9</text:p>
          </table:table-cell>
          <table:table-cell office:value-type="float" office:value="96.2" calcext:value-type="float">
            <text:p>96.2</text:p>
          </table:table-cell>
          <table:table-cell office:value-type="float" office:value="268.7" calcext:value-type="float">
            <text:p>268.7</text:p>
          </table:table-cell>
          <table:table-cell office:value-type="float" office:value="88.2" calcext:value-type="float">
            <text:p>88.2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1349.04" calcext:value-type="float">
            <text:p>1349.04</text:p>
          </table:table-cell>
          <table:table-cell office:value-type="float" office:value="496.495" calcext:value-type="float">
            <text:p>496.495</text:p>
          </table:table-cell>
          <table:table-cell office:value-type="float" office:value="471.373" calcext:value-type="float">
            <text:p>471.373</text:p>
          </table:table-cell>
          <table:table-cell office:value-type="float" office:value="181.36" calcext:value-type="float">
            <text:p>181.36</text:p>
          </table:table-cell>
          <table:table-cell office:value-type="float" office:value="368.383" calcext:value-type="float">
            <text:p>368.383</text:p>
          </table:table-cell>
          <table:table-cell office:value-type="float" office:value="482.716" calcext:value-type="float">
            <text:p>482.716</text:p>
          </table:table-cell>
          <table:table-cell office:value-type="float" office:value="258.904" calcext:value-type="float">
            <text:p>258.904</text:p>
          </table:table-cell>
          <table:table-cell office:value-type="float" office:value="112.194" calcext:value-type="float">
            <text:p>112.194</text:p>
          </table:table-cell>
          <table:table-cell office:value-type="float" office:value="396.735" calcext:value-type="float">
            <text:p>396.735</text:p>
          </table:table-cell>
          <table:table-cell office:value-type="float" office:value="182.784" calcext:value-type="float">
            <text:p>182.784</text:p>
          </table:table-cell>
          <table:table-cell office:value-type="float" office:value="187.901" calcext:value-type="float">
            <text:p>187.901</text:p>
          </table:table-cell>
          <table:table-cell office:value-type="float" office:value="269.711" calcext:value-type="float">
            <text:p>269.711</text:p>
          </table:table-cell>
          <table:table-cell office:value-type="float" office:value="178.296" calcext:value-type="float">
            <text:p>178.296</text:p>
          </table:table-cell>
          <table:table-cell office:value-type="float" office:value="182.046" calcext:value-type="float">
            <text:p>182.046</text:p>
          </table:table-cell>
          <table:table-cell office:value-type="float" office:value="155.486" calcext:value-type="float">
            <text:p>155.486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float" office:value="12" calcext:value-type="float">
            <text:p>12</text:p>
          </table:table-cell>
          <table:table-cell office:value-type="float" office:value="260.5" calcext:value-type="float">
            <text:p>260.5</text:p>
          </table:table-cell>
          <table:table-cell office:value-type="float" office:value="324.9" calcext:value-type="float">
            <text:p>324.9</text:p>
          </table:table-cell>
          <table:table-cell office:value-type="float" office:value="111.4" calcext:value-type="float">
            <text:p>111.4</text:p>
          </table:table-cell>
          <table:table-cell office:value-type="float" office:value="7149" calcext:value-type="float">
            <text:p>7149</text:p>
          </table:table-cell>
          <table:table-cell office:value-type="float" office:value="231" calcext:value-type="float">
            <text:p>231</text:p>
          </table:table-cell>
          <table:table-cell office:value-type="float" office:value="2745" calcext:value-type="float">
            <text:p>2745</text:p>
          </table:table-cell>
          <table:table-cell office:value-type="float" office:value="128.8" calcext:value-type="float">
            <text:p>128.8</text:p>
          </table:table-cell>
          <table:table-cell office:value-type="float" office:value="82.9" calcext:value-type="float">
            <text:p>82.9</text:p>
          </table:table-cell>
          <table:table-cell office:value-type="float" office:value="240.9" calcext:value-type="float">
            <text:p>240.9</text:p>
          </table:table-cell>
          <table:table-cell office:value-type="float" office:value="96.2" calcext:value-type="float">
            <text:p>96.2</text:p>
          </table:table-cell>
          <table:table-cell office:value-type="float" office:value="268.7" calcext:value-type="float">
            <text:p>268.7</text:p>
          </table:table-cell>
          <table:table-cell office:value-type="float" office:value="88.2" calcext:value-type="float">
            <text:p>88.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_CV</text:p>
          </table:table-cell>
          <table:table-cell office:value-type="float" office:value="12" calcext:value-type="float">
            <text:p>12</text:p>
          </table:table-cell>
          <table:table-cell office:value-type="float" office:value="496.495" calcext:value-type="float">
            <text:p>496.495</text:p>
          </table:table-cell>
          <table:table-cell office:value-type="float" office:value="471.373" calcext:value-type="float">
            <text:p>471.373</text:p>
          </table:table-cell>
          <table:table-cell office:value-type="float" office:value="181.36" calcext:value-type="float">
            <text:p>181.36</text:p>
          </table:table-cell>
          <table:table-cell office:value-type="float" office:value="368.383" calcext:value-type="float">
            <text:p>368.383</text:p>
          </table:table-cell>
          <table:table-cell office:value-type="float" office:value="258.904" calcext:value-type="float">
            <text:p>258.904</text:p>
          </table:table-cell>
          <table:table-cell office:value-type="float" office:value="396.735" calcext:value-type="float">
            <text:p>396.735</text:p>
          </table:table-cell>
          <table:table-cell office:value-type="float" office:value="182.784" calcext:value-type="float">
            <text:p>182.784</text:p>
          </table:table-cell>
          <table:table-cell office:value-type="float" office:value="187.901" calcext:value-type="float">
            <text:p>187.901</text:p>
          </table:table-cell>
          <table:table-cell office:value-type="float" office:value="269.711" calcext:value-type="float">
            <text:p>269.711</text:p>
          </table:table-cell>
          <table:table-cell office:value-type="float" office:value="178.296" calcext:value-type="float">
            <text:p>178.296</text:p>
          </table:table-cell>
          <table:table-cell office:value-type="float" office:value="182.046" calcext:value-type="float">
            <text:p>182.046</text:p>
          </table:table-cell>
          <table:table-cell office:value-type="float" office:value="155.486" calcext:value-type="float">
            <text:p>155.486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551.2" calcext:value-type="float">
            <text:p>551.2</text:p>
          </table:table-cell>
          <table:table-cell office:value-type="float" office:value="260.5" calcext:value-type="float">
            <text:p>260.5</text:p>
          </table:table-cell>
          <table:table-cell office:value-type="float" office:value="324.9" calcext:value-type="float">
            <text:p>324.9</text:p>
          </table:table-cell>
          <table:table-cell office:value-type="float" office:value="111.4" calcext:value-type="float">
            <text:p>111.4</text:p>
          </table:table-cell>
          <table:table-cell office:value-type="float" office:value="7149" calcext:value-type="float">
            <text:p>7149</text:p>
          </table:table-cell>
          <table:table-cell office:value-type="float" office:value="1946" calcext:value-type="float">
            <text:p>1946</text:p>
          </table:table-cell>
          <table:table-cell office:value-type="float" office:value="231" calcext:value-type="float">
            <text:p>231</text:p>
          </table:table-cell>
          <table:table-cell office:value-type="float" office:value="191.3" calcext:value-type="float">
            <text:p>191.3</text:p>
          </table:table-cell>
          <table:table-cell office:value-type="float" office:value="2745" calcext:value-type="float">
            <text:p>2745</text:p>
          </table:table-cell>
          <table:table-cell office:value-type="float" office:value="128.8" calcext:value-type="float">
            <text:p>128.8</text:p>
          </table:table-cell>
          <table:table-cell office:value-type="float" office:value="82.9" calcext:value-type="float">
            <text:p>82.9</text:p>
          </table:table-cell>
          <table:table-cell office:value-type="float" office:value="240.9" calcext:value-type="float">
            <text:p>240.9</text:p>
          </table:table-cell>
          <table:table-cell office:value-type="float" office:value="96.2" calcext:value-type="float">
            <text:p>96.2</text:p>
          </table:table-cell>
          <table:table-cell office:value-type="float" office:value="268.7" calcext:value-type="float">
            <text:p>268.7</text:p>
          </table:table-cell>
          <table:table-cell office:value-type="float" office:value="88.2" calcext:value-type="float">
            <text:p>88.2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630.966" calcext:value-type="float">
            <text:p>630.966</text:p>
          </table:table-cell>
          <table:table-cell office:value-type="float" office:value="416.688" calcext:value-type="float">
            <text:p>416.688</text:p>
          </table:table-cell>
          <table:table-cell office:value-type="float" office:value="351.126" calcext:value-type="float">
            <text:p>351.126</text:p>
          </table:table-cell>
          <table:table-cell office:value-type="float" office:value="136.205" calcext:value-type="float">
            <text:p>136.205</text:p>
          </table:table-cell>
          <table:table-cell office:value-type="float" office:value="248.055" calcext:value-type="float">
            <text:p>248.055</text:p>
          </table:table-cell>
          <table:table-cell office:value-type="float" office:value="206.775" calcext:value-type="float">
            <text:p>206.775</text:p>
          </table:table-cell>
          <table:table-cell office:value-type="float" office:value="432.408" calcext:value-type="float">
            <text:p>432.408</text:p>
          </table:table-cell>
          <table:table-cell office:value-type="float" office:value="227.363" calcext:value-type="float">
            <text:p>227.363</text:p>
          </table:table-cell>
          <table:table-cell office:value-type="float" office:value="285.408" calcext:value-type="float">
            <text:p>285.408</text:p>
          </table:table-cell>
          <table:table-cell office:value-type="float" office:value="222.703" calcext:value-type="float">
            <text:p>222.703</text:p>
          </table:table-cell>
          <table:table-cell office:value-type="float" office:value="221.914" calcext:value-type="float">
            <text:p>221.914</text:p>
          </table:table-cell>
          <table:table-cell office:value-type="float" office:value="147.964" calcext:value-type="float">
            <text:p>147.964</text:p>
          </table:table-cell>
          <table:table-cell office:value-type="float" office:value="225.231" calcext:value-type="float">
            <text:p>225.231</text:p>
          </table:table-cell>
          <table:table-cell office:value-type="float" office:value="308.014" calcext:value-type="float">
            <text:p>308.014</text:p>
          </table:table-cell>
          <table:table-cell office:value-type="float" office:value="113.93" calcext:value-type="float">
            <text:p>113.93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float" office:value="12" calcext:value-type="float">
            <text:p>12</text:p>
          </table:table-cell>
          <table:table-cell office:value-type="float" office:value="260.5" calcext:value-type="float">
            <text:p>260.5</text:p>
          </table:table-cell>
          <table:table-cell office:value-type="float" office:value="324.9" calcext:value-type="float">
            <text:p>324.9</text:p>
          </table:table-cell>
          <table:table-cell office:value-type="float" office:value="111.4" calcext:value-type="float">
            <text:p>111.4</text:p>
          </table:table-cell>
          <table:table-cell office:value-type="float" office:value="7149" calcext:value-type="float">
            <text:p>7149</text:p>
          </table:table-cell>
          <table:table-cell office:value-type="float" office:value="231" calcext:value-type="float">
            <text:p>231</text:p>
          </table:table-cell>
          <table:table-cell office:value-type="float" office:value="2745" calcext:value-type="float">
            <text:p>2745</text:p>
          </table:table-cell>
          <table:table-cell office:value-type="float" office:value="128.8" calcext:value-type="float">
            <text:p>128.8</text:p>
          </table:table-cell>
          <table:table-cell office:value-type="float" office:value="82.9" calcext:value-type="float">
            <text:p>82.9</text:p>
          </table:table-cell>
          <table:table-cell office:value-type="float" office:value="240.9" calcext:value-type="float">
            <text:p>240.9</text:p>
          </table:table-cell>
          <table:table-cell office:value-type="float" office:value="96.2" calcext:value-type="float">
            <text:p>96.2</text:p>
          </table:table-cell>
          <table:table-cell office:value-type="float" office:value="268.7" calcext:value-type="float">
            <text:p>268.7</text:p>
          </table:table-cell>
          <table:table-cell office:value-type="float" office:value="88.2" calcext:value-type="float">
            <text:p>88.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_CV</text:p>
          </table:table-cell>
          <table:table-cell office:value-type="float" office:value="12" calcext:value-type="float">
            <text:p>12</text:p>
          </table:table-cell>
          <table:table-cell office:value-type="float" office:value="416.688" calcext:value-type="float">
            <text:p>416.688</text:p>
          </table:table-cell>
          <table:table-cell office:value-type="float" office:value="351.126" calcext:value-type="float">
            <text:p>351.126</text:p>
          </table:table-cell>
          <table:table-cell office:value-type="float" office:value="136.205" calcext:value-type="float">
            <text:p>136.205</text:p>
          </table:table-cell>
          <table:table-cell office:value-type="float" office:value="248.055" calcext:value-type="float">
            <text:p>248.055</text:p>
          </table:table-cell>
          <table:table-cell office:value-type="float" office:value="432.408" calcext:value-type="float">
            <text:p>432.408</text:p>
          </table:table-cell>
          <table:table-cell office:value-type="float" office:value="285.408" calcext:value-type="float">
            <text:p>285.408</text:p>
          </table:table-cell>
          <table:table-cell office:value-type="float" office:value="222.703" calcext:value-type="float">
            <text:p>222.703</text:p>
          </table:table-cell>
          <table:table-cell office:value-type="float" office:value="221.914" calcext:value-type="float">
            <text:p>221.914</text:p>
          </table:table-cell>
          <table:table-cell office:value-type="float" office:value="147.964" calcext:value-type="float">
            <text:p>147.964</text:p>
          </table:table-cell>
          <table:table-cell office:value-type="float" office:value="225.231" calcext:value-type="float">
            <text:p>225.231</text:p>
          </table:table-cell>
          <table:table-cell office:value-type="float" office:value="308.014" calcext:value-type="float">
            <text:p>308.014</text:p>
          </table:table-cell>
          <table:table-cell office:value-type="float" office:value="113.93" calcext:value-type="float">
            <text:p>113.93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551.2" calcext:value-type="float">
            <text:p>551.2</text:p>
          </table:table-cell>
          <table:table-cell office:value-type="float" office:value="260.5" calcext:value-type="float">
            <text:p>260.5</text:p>
          </table:table-cell>
          <table:table-cell office:value-type="float" office:value="324.9" calcext:value-type="float">
            <text:p>324.9</text:p>
          </table:table-cell>
          <table:table-cell office:value-type="float" office:value="111.4" calcext:value-type="float">
            <text:p>111.4</text:p>
          </table:table-cell>
          <table:table-cell office:value-type="float" office:value="7149" calcext:value-type="float">
            <text:p>7149</text:p>
          </table:table-cell>
          <table:table-cell office:value-type="float" office:value="1946" calcext:value-type="float">
            <text:p>1946</text:p>
          </table:table-cell>
          <table:table-cell office:value-type="float" office:value="231" calcext:value-type="float">
            <text:p>231</text:p>
          </table:table-cell>
          <table:table-cell office:value-type="float" office:value="191.3" calcext:value-type="float">
            <text:p>191.3</text:p>
          </table:table-cell>
          <table:table-cell office:value-type="float" office:value="2745" calcext:value-type="float">
            <text:p>2745</text:p>
          </table:table-cell>
          <table:table-cell office:value-type="float" office:value="128.8" calcext:value-type="float">
            <text:p>128.8</text:p>
          </table:table-cell>
          <table:table-cell office:value-type="float" office:value="82.9" calcext:value-type="float">
            <text:p>82.9</text:p>
          </table:table-cell>
          <table:table-cell office:value-type="float" office:value="240.9" calcext:value-type="float">
            <text:p>240.9</text:p>
          </table:table-cell>
          <table:table-cell office:value-type="float" office:value="96.2" calcext:value-type="float">
            <text:p>96.2</text:p>
          </table:table-cell>
          <table:table-cell office:value-type="float" office:value="268.7" calcext:value-type="float">
            <text:p>268.7</text:p>
          </table:table-cell>
          <table:table-cell office:value-type="float" office:value="88.2" calcext:value-type="float">
            <text:p>88.2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466.927" calcext:value-type="float">
            <text:p>466.927</text:p>
          </table:table-cell>
          <table:table-cell office:value-type="float" office:value="369.91" calcext:value-type="float">
            <text:p>369.91</text:p>
          </table:table-cell>
          <table:table-cell office:value-type="float" office:value="765.066" calcext:value-type="float">
            <text:p>765.066</text:p>
          </table:table-cell>
          <table:table-cell office:value-type="float" office:value="425.564" calcext:value-type="float">
            <text:p>425.564</text:p>
          </table:table-cell>
          <table:table-cell office:value-type="float" office:value="214.382" calcext:value-type="float">
            <text:p>214.382</text:p>
          </table:table-cell>
          <table:table-cell office:value-type="float" office:value="220.437" calcext:value-type="float">
            <text:p>220.437</text:p>
          </table:table-cell>
          <table:table-cell office:value-type="float" office:value="285.802" calcext:value-type="float">
            <text:p>285.802</text:p>
          </table:table-cell>
          <table:table-cell office:value-type="float" office:value="310.61" calcext:value-type="float">
            <text:p>310.61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198.313" calcext:value-type="float">
            <text:p>198.313</text:p>
          </table:table-cell>
          <table:table-cell office:value-type="float" office:value="289.154" calcext:value-type="float">
            <text:p>289.154</text:p>
          </table:table-cell>
          <table:table-cell office:value-type="float" office:value="350.075" calcext:value-type="float">
            <text:p>350.075</text:p>
          </table:table-cell>
          <table:table-cell office:value-type="float" office:value="195.591" calcext:value-type="float">
            <text:p>195.591</text:p>
          </table:table-cell>
          <table:table-cell office:value-type="float" office:value="169.959" calcext:value-type="float">
            <text:p>169.959</text:p>
          </table:table-cell>
          <table:table-cell office:value-type="float" office:value="246.741" calcext:value-type="float">
            <text:p>246.741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 office:value-type="float" office:value="12" calcext:value-type="float">
            <text:p>12</text:p>
          </table:table-cell>
          <table:table-cell office:value-type="float" office:value="260.5" calcext:value-type="float">
            <text:p>260.5</text:p>
          </table:table-cell>
          <table:table-cell office:value-type="float" office:value="324.9" calcext:value-type="float">
            <text:p>324.9</text:p>
          </table:table-cell>
          <table:table-cell office:value-type="float" office:value="111.4" calcext:value-type="float">
            <text:p>111.4</text:p>
          </table:table-cell>
          <table:table-cell office:value-type="float" office:value="7149" calcext:value-type="float">
            <text:p>7149</text:p>
          </table:table-cell>
          <table:table-cell office:value-type="float" office:value="231" calcext:value-type="float">
            <text:p>231</text:p>
          </table:table-cell>
          <table:table-cell office:value-type="float" office:value="2745" calcext:value-type="float">
            <text:p>2745</text:p>
          </table:table-cell>
          <table:table-cell office:value-type="float" office:value="128.8" calcext:value-type="float">
            <text:p>128.8</text:p>
          </table:table-cell>
          <table:table-cell office:value-type="float" office:value="82.9" calcext:value-type="float">
            <text:p>82.9</text:p>
          </table:table-cell>
          <table:table-cell office:value-type="float" office:value="240.9" calcext:value-type="float">
            <text:p>240.9</text:p>
          </table:table-cell>
          <table:table-cell office:value-type="float" office:value="96.2" calcext:value-type="float">
            <text:p>96.2</text:p>
          </table:table-cell>
          <table:table-cell office:value-type="float" office:value="268.7" calcext:value-type="float">
            <text:p>268.7</text:p>
          </table:table-cell>
          <table:table-cell office:value-type="float" office:value="88.2" calcext:value-type="float">
            <text:p>88.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_CV</text:p>
          </table:table-cell>
          <table:table-cell office:value-type="float" office:value="12" calcext:value-type="float">
            <text:p>12</text:p>
          </table:table-cell>
          <table:table-cell office:value-type="float" office:value="369.91" calcext:value-type="float">
            <text:p>369.91</text:p>
          </table:table-cell>
          <table:table-cell office:value-type="float" office:value="765.066" calcext:value-type="float">
            <text:p>765.066</text:p>
          </table:table-cell>
          <table:table-cell office:value-type="float" office:value="425.564" calcext:value-type="float">
            <text:p>425.564</text:p>
          </table:table-cell>
          <table:table-cell office:value-type="float" office:value="214.382" calcext:value-type="float">
            <text:p>214.382</text:p>
          </table:table-cell>
          <table:table-cell office:value-type="float" office:value="285.802" calcext:value-type="float">
            <text:p>285.802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198.313" calcext:value-type="float">
            <text:p>198.313</text:p>
          </table:table-cell>
          <table:table-cell office:value-type="float" office:value="289.154" calcext:value-type="float">
            <text:p>289.154</text:p>
          </table:table-cell>
          <table:table-cell office:value-type="float" office:value="350.075" calcext:value-type="float">
            <text:p>350.075</text:p>
          </table:table-cell>
          <table:table-cell office:value-type="float" office:value="195.591" calcext:value-type="float">
            <text:p>195.591</text:p>
          </table:table-cell>
          <table:table-cell office:value-type="float" office:value="169.959" calcext:value-type="float">
            <text:p>169.959</text:p>
          </table:table-cell>
          <table:table-cell office:value-type="float" office:value="246.741" calcext:value-type="float">
            <text:p>246.741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551.2" calcext:value-type="float">
            <text:p>551.2</text:p>
          </table:table-cell>
          <table:table-cell office:value-type="float" office:value="260.5" calcext:value-type="float">
            <text:p>260.5</text:p>
          </table:table-cell>
          <table:table-cell office:value-type="float" office:value="324.9" calcext:value-type="float">
            <text:p>324.9</text:p>
          </table:table-cell>
          <table:table-cell office:value-type="float" office:value="111.4" calcext:value-type="float">
            <text:p>111.4</text:p>
          </table:table-cell>
          <table:table-cell office:value-type="float" office:value="7149" calcext:value-type="float">
            <text:p>7149</text:p>
          </table:table-cell>
          <table:table-cell office:value-type="float" office:value="1946" calcext:value-type="float">
            <text:p>1946</text:p>
          </table:table-cell>
          <table:table-cell office:value-type="float" office:value="231" calcext:value-type="float">
            <text:p>231</text:p>
          </table:table-cell>
          <table:table-cell office:value-type="float" office:value="191.3" calcext:value-type="float">
            <text:p>191.3</text:p>
          </table:table-cell>
          <table:table-cell office:value-type="float" office:value="2745" calcext:value-type="float">
            <text:p>2745</text:p>
          </table:table-cell>
          <table:table-cell office:value-type="float" office:value="128.8" calcext:value-type="float">
            <text:p>128.8</text:p>
          </table:table-cell>
          <table:table-cell office:value-type="float" office:value="82.9" calcext:value-type="float">
            <text:p>82.9</text:p>
          </table:table-cell>
          <table:table-cell office:value-type="float" office:value="240.9" calcext:value-type="float">
            <text:p>240.9</text:p>
          </table:table-cell>
          <table:table-cell office:value-type="float" office:value="96.2" calcext:value-type="float">
            <text:p>96.2</text:p>
          </table:table-cell>
          <table:table-cell office:value-type="float" office:value="268.7" calcext:value-type="float">
            <text:p>268.7</text:p>
          </table:table-cell>
          <table:table-cell office:value-type="float" office:value="88.2" calcext:value-type="float">
            <text:p>88.2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CV</text:p>
          </table:table-cell>
          <table:table-cell office:value-type="float" office:value="15" calcext:value-type="float">
            <text:p>15</text:p>
          </table:table-cell>
          <table:table-cell office:value-type="float" office:value="671.527" calcext:value-type="float">
            <text:p>671.527</text:p>
          </table:table-cell>
          <table:table-cell office:value-type="float" office:value="321.563" calcext:value-type="float">
            <text:p>321.563</text:p>
          </table:table-cell>
          <table:table-cell office:value-type="float" office:value="569.961" calcext:value-type="float">
            <text:p>569.961</text:p>
          </table:table-cell>
          <table:table-cell office:value-type="float" office:value="339.955" calcext:value-type="float">
            <text:p>339.955</text:p>
          </table:table-cell>
          <table:table-cell office:value-type="float" office:value="157.153" calcext:value-type="float">
            <text:p>157.153</text:p>
          </table:table-cell>
          <table:table-cell office:value-type="float" office:value="270.306" calcext:value-type="float">
            <text:p>270.306</text:p>
          </table:table-cell>
          <table:table-cell office:value-type="float" office:value="485.482" calcext:value-type="float">
            <text:p>485.482</text:p>
          </table:table-cell>
          <table:table-cell office:value-type="float" office:value="271.138" calcext:value-type="float">
            <text:p>271.138</text:p>
          </table:table-cell>
          <table:table-cell office:value-type="float" office:value="317.756" calcext:value-type="float">
            <text:p>317.756</text:p>
          </table:table-cell>
          <table:table-cell office:value-type="float" office:value="172.789" calcext:value-type="float">
            <text:p>172.789</text:p>
          </table:table-cell>
          <table:table-cell office:value-type="float" office:value="385.802" calcext:value-type="float">
            <text:p>385.802</text:p>
          </table:table-cell>
          <table:table-cell office:value-type="float" office:value="1072.74" calcext:value-type="float">
            <text:p>1072.74</text:p>
          </table:table-cell>
          <table:table-cell office:value-type="float" office:value="287.78" calcext:value-type="float">
            <text:p>287.78</text:p>
          </table:table-cell>
          <table:table-cell office:value-type="float" office:value="257.142" calcext:value-type="float">
            <text:p>257.142</text:p>
          </table:table-cell>
          <table:table-cell office:value-type="float" office:value="235.175" calcext:value-type="float">
            <text:p>235.175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</text:p>
          </table:table-cell>
          <table:table-cell office:value-type="float" office:value="12" calcext:value-type="float">
            <text:p>12</text:p>
          </table:table-cell>
          <table:table-cell office:value-type="float" office:value="260.5" calcext:value-type="float">
            <text:p>260.5</text:p>
          </table:table-cell>
          <table:table-cell office:value-type="float" office:value="324.9" calcext:value-type="float">
            <text:p>324.9</text:p>
          </table:table-cell>
          <table:table-cell office:value-type="float" office:value="111.4" calcext:value-type="float">
            <text:p>111.4</text:p>
          </table:table-cell>
          <table:table-cell office:value-type="float" office:value="7149" calcext:value-type="float">
            <text:p>7149</text:p>
          </table:table-cell>
          <table:table-cell office:value-type="float" office:value="231" calcext:value-type="float">
            <text:p>231</text:p>
          </table:table-cell>
          <table:table-cell office:value-type="float" office:value="2745" calcext:value-type="float">
            <text:p>2745</text:p>
          </table:table-cell>
          <table:table-cell office:value-type="float" office:value="128.8" calcext:value-type="float">
            <text:p>128.8</text:p>
          </table:table-cell>
          <table:table-cell office:value-type="float" office:value="82.9" calcext:value-type="float">
            <text:p>82.9</text:p>
          </table:table-cell>
          <table:table-cell office:value-type="float" office:value="240.9" calcext:value-type="float">
            <text:p>240.9</text:p>
          </table:table-cell>
          <table:table-cell office:value-type="float" office:value="96.2" calcext:value-type="float">
            <text:p>96.2</text:p>
          </table:table-cell>
          <table:table-cell office:value-type="float" office:value="268.7" calcext:value-type="float">
            <text:p>268.7</text:p>
          </table:table-cell>
          <table:table-cell office:value-type="float" office:value="88.2" calcext:value-type="float">
            <text:p>88.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_CV</text:p>
          </table:table-cell>
          <table:table-cell office:value-type="float" office:value="12" calcext:value-type="float">
            <text:p>12</text:p>
          </table:table-cell>
          <table:table-cell office:value-type="float" office:value="321.563" calcext:value-type="float">
            <text:p>321.563</text:p>
          </table:table-cell>
          <table:table-cell office:value-type="float" office:value="569.961" calcext:value-type="float">
            <text:p>569.961</text:p>
          </table:table-cell>
          <table:table-cell office:value-type="float" office:value="339.955" calcext:value-type="float">
            <text:p>339.955</text:p>
          </table:table-cell>
          <table:table-cell office:value-type="float" office:value="157.153" calcext:value-type="float">
            <text:p>157.153</text:p>
          </table:table-cell>
          <table:table-cell office:value-type="float" office:value="485.482" calcext:value-type="float">
            <text:p>485.482</text:p>
          </table:table-cell>
          <table:table-cell office:value-type="float" office:value="317.756" calcext:value-type="float">
            <text:p>317.756</text:p>
          </table:table-cell>
          <table:table-cell office:value-type="float" office:value="172.789" calcext:value-type="float">
            <text:p>172.789</text:p>
          </table:table-cell>
          <table:table-cell office:value-type="float" office:value="385.802" calcext:value-type="float">
            <text:p>385.802</text:p>
          </table:table-cell>
          <table:table-cell office:value-type="float" office:value="1072.74" calcext:value-type="float">
            <text:p>1072.74</text:p>
          </table:table-cell>
          <table:table-cell office:value-type="float" office:value="287.78" calcext:value-type="float">
            <text:p>287.78</text:p>
          </table:table-cell>
          <table:table-cell office:value-type="float" office:value="257.142" calcext:value-type="float">
            <text:p>257.142</text:p>
          </table:table-cell>
          <table:table-cell office:value-type="float" office:value="235.175" calcext:value-type="float">
            <text:p>235.175</text:p>
          </table:table-cell>
          <table:table-cell table:number-columns-repeated="1008"/>
        </table:table-row>
      </table:table>
      <table:table table:name="Sheet3" table:style-name="ta1">
        <table:table-column table:style-name="co1" table:number-columns-repeated="11" table:default-cell-style-name="Default"/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.4" calcext:value-type="float">
            <text:p>107.4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9.762" calcext:value-type="float">
            <text:p>409.76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9" calcext:value-type="float">
            <text:p>2349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5.956" calcext:value-type="float">
            <text:p>475.95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6.2" calcext:value-type="float">
            <text:p>316.2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30.368" calcext:value-type="float">
            <text:p>830.36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.6" calcext:value-type="float">
            <text:p>190.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2.295" calcext:value-type="float">
            <text:p>332.2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.1" calcext:value-type="float">
            <text:p>132.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4.388" calcext:value-type="float">
            <text:p>434.38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.5" calcext:value-type="float">
            <text:p>634.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22.727" calcext:value-type="float">
            <text:p>622.72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.1" calcext:value-type="float">
            <text:p>278.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7.729" calcext:value-type="float">
            <text:p>427.72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3.9" calcext:value-type="float">
            <text:p>223.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8.215" calcext:value-type="float">
            <text:p>228.21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7.406" calcext:value-type="float">
            <text:p>637.40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.1" calcext:value-type="float">
            <text:p>447.1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6.787" calcext:value-type="float">
            <text:p>296.78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9.539" calcext:value-type="float">
            <text:p>309.53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7" calcext:value-type="float">
            <text:p>103.7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5.168" calcext:value-type="float">
            <text:p>225.16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.8" calcext:value-type="float">
            <text:p>197.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8.057" calcext:value-type="float">
            <text:p>298.05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.6" calcext:value-type="float">
            <text:p>100.6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8.968" calcext:value-type="float">
            <text:p>218.96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3" calcext:value-type="float">
            <text:p>108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0.801" calcext:value-type="float">
            <text:p>230.80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6.2" calcext:value-type="float">
            <text:p>316.2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5.956" calcext:value-type="float">
            <text:p>475.95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.6" calcext:value-type="float">
            <text:p>190.6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30.368" calcext:value-type="float">
            <text:p>830.3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.1" calcext:value-type="float">
            <text:p>132.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2.295" calcext:value-type="float">
            <text:p>332.29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3.9" calcext:value-type="float">
            <text:p>223.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7.729" calcext:value-type="float">
            <text:p>427.72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6.787" calcext:value-type="float">
            <text:p>296.78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.8" calcext:value-type="float">
            <text:p>197.8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5.168" calcext:value-type="float">
            <text:p>225.16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.6" calcext:value-type="float">
            <text:p>100.6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8.057" calcext:value-type="float">
            <text:p>298.05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3" calcext:value-type="float">
            <text:p>108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8.968" calcext:value-type="float">
            <text:p>218.968</text:p>
          </table:table-cell>
        </table:table-row>
        <table:table-row table:style-name="ro1">
          <table:table-cell table:number-columns-repeated="6"/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0.801" calcext:value-type="float">
            <text:p>230.80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6.2" calcext:value-type="float">
            <text:p>136.2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0.891" calcext:value-type="float">
            <text:p>350.89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7" calcext:value-type="float">
            <text:p>359.7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4.01" calcext:value-type="float">
            <text:p>304.0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.1" calcext:value-type="float">
            <text:p>280.1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3.885" calcext:value-type="float">
            <text:p>483.88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.5" calcext:value-type="float">
            <text:p>270.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6.967" calcext:value-type="float">
            <text:p>346.9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.9" calcext:value-type="float">
            <text:p>141.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1.11" calcext:value-type="float">
            <text:p>221.1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9.2" calcext:value-type="float">
            <text:p>549.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2.125" calcext:value-type="float">
            <text:p>162.12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5.407" calcext:value-type="float">
            <text:p>195.40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.1" calcext:value-type="float">
            <text:p>230.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8.53" calcext:value-type="float">
            <text:p>248.5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8" calcext:value-type="float">
            <text:p>157.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5.848" calcext:value-type="float">
            <text:p>285.84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9.7" calcext:value-type="float">
            <text:p>429.7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5.416" calcext:value-type="float">
            <text:p>195.41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.4" calcext:value-type="float">
            <text:p>132.4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4.584" calcext:value-type="float">
            <text:p>224.58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5.531" calcext:value-type="float">
            <text:p>235.53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.3" calcext:value-type="float">
            <text:p>227.3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5.533" calcext:value-type="float">
            <text:p>155.53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.5" calcext:value-type="float">
            <text:p>103.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5.296" calcext:value-type="float">
            <text:p>185.29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.5" calcext:value-type="float">
            <text:p>184.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1.688" calcext:value-type="float">
            <text:p>201.68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6.2" calcext:value-type="float">
            <text:p>136.2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4.01" calcext:value-type="float">
            <text:p>304.0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.1" calcext:value-type="float">
            <text:p>280.1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3.885" calcext:value-type="float">
            <text:p>483.88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.5" calcext:value-type="float">
            <text:p>270.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6.967" calcext:value-type="float">
            <text:p>346.9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.9" calcext:value-type="float">
            <text:p>141.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1.11" calcext:value-type="float">
            <text:p>221.1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9.2" calcext:value-type="float">
            <text:p>549.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5.407" calcext:value-type="float">
            <text:p>195.40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.1" calcext:value-type="float">
            <text:p>230.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5.848" calcext:value-type="float">
            <text:p>285.84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9.7" calcext:value-type="float">
            <text:p>429.7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5.416" calcext:value-type="float">
            <text:p>195.41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.4" calcext:value-type="float">
            <text:p>132.4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4.584" calcext:value-type="float">
            <text:p>224.58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5.531" calcext:value-type="float">
            <text:p>235.53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.3" calcext:value-type="float">
            <text:p>227.3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5.533" calcext:value-type="float">
            <text:p>155.53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.5" calcext:value-type="float">
            <text:p>103.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5.296" calcext:value-type="float">
            <text:p>185.29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.5" calcext:value-type="float">
            <text:p>184.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1.688" calcext:value-type="float">
            <text:p>201.6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ans </meta:initial-creator>
    <meta:creation-date>2017-10-12T03:29:23.025671774</meta:creation-date>
    <dc:date>2017-10-12T12:41:40.119420963</dc:date>
    <dc:creator>melans </dc:creator>
    <meta:editing-duration>PT7H17M51S</meta:editing-duration>
    <meta:editing-cycles>1</meta:editing-cycles>
    <meta:document-statistic meta:table-count="3" meta:cell-count="4889" meta:object-count="0"/>
    <meta:generator>LibreOffice/5.2.7.2$Linux_X86_64 LibreOffice_project/20m0$Build-2</meta:generator>
  </office:meta>
</office:document-meta>
</file>